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3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19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6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7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9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0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1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2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16384" table:default-cell-style-name="ce1"/>
        <table:table-row table:style-name="ro1">
          <table:table-cell table:style-name="ce2">
            <draw:custom-shape svg:x="0in" svg:y="0in" svg:width="0.33333in" svg:height="0.33333in" draw:z-index="1" draw:id="id0" draw:style-name="a0" draw:name="AutoShape 1">
              <svg:title/>
              <svg:desc>/admin/images/excel1.gif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>
            <draw:custom-shape svg:x="0in" svg:y="0in" svg:width="0.33333in" svg:height="0.33333in" draw:z-index="2" draw:id="id1" draw:style-name="a1" draw:name="AutoShape 2">
              <svg:title/>
              <svg:desc>/admin/images/b_print.png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3-31T00:00:00" table:style-name="ce4">
            <text:p>2017/3/31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月至2017年1月(Data for 2017/1～2017/1)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178343" table:style-name="ce5">
            <text:p>178,343</text:p>
          </table:table-cell>
          <table:table-cell office:value-type="percentage" office:value="0.64739999999999998" table:style-name="ce6">
            <text:p>64.74%</text:p>
          </table:table-cell>
          <table:table-cell office:value-type="float" office:value="4790" table:style-name="ce5">
            <text:p>4,790</text:p>
          </table:table-cell>
          <table:table-cell office:value-type="float" office:value="854187080" table:style-name="ce5">
            <text:p>854,187,080</text:p>
          </table:table-cell>
          <table:table-cell office:value-type="float" office:value="1510697840" table:style-name="ce5">
            <text:p>1,510,697,840</text:p>
          </table:table-cell>
          <table:table-cell office:value-type="float" office:value="2665345399" table:style-name="ce5">
            <text:p>2,665,345,399</text:p>
          </table:table-cell>
          <table:table-cell office:value-type="float" office:value="3137" table:style-name="ce5">
            <text:p>3,137</text:p>
          </table:table-cell>
          <table:table-cell office:value-type="float" office:value="5541" table:style-name="ce5">
            <text:p>5,541</text:p>
          </table:table-cell>
          <table:table-cell office:value-type="float" office:value="1778" table:style-name="ce5">
            <text:p>1,778</text:p>
          </table:table-cell>
          <table:table-cell office:value-type="float" office:value="893" table:style-name="ce2">
            <text:p>893</text:p>
          </table:table-cell>
          <table:table-cell office:value-type="float" office:value="11349" table:style-name="ce5">
            <text:p>11,3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51804" table:style-name="ce5">
            <text:p>51,804</text:p>
          </table:table-cell>
          <table:table-cell office:value-type="percentage" office:value="0.7016" table:style-name="ce6">
            <text:p>70.16%</text:p>
          </table:table-cell>
          <table:table-cell office:value-type="float" office:value="3955" table:style-name="ce5">
            <text:p>3,955</text:p>
          </table:table-cell>
          <table:table-cell office:value-type="float" office:value="204868323" table:style-name="ce5">
            <text:p>204,868,323</text:p>
          </table:table-cell>
          <table:table-cell office:value-type="float" office:value="271519132" table:style-name="ce5">
            <text:p>271,519,132</text:p>
          </table:table-cell>
          <table:table-cell office:value-type="float" office:value="544203664" table:style-name="ce5">
            <text:p>544,203,664</text:p>
          </table:table-cell>
          <table:table-cell office:value-type="float" office:value="767" table:style-name="ce2">
            <text:p>767</text:p>
          </table:table-cell>
          <table:table-cell office:value-type="float" office:value="967" table:style-name="ce2">
            <text:p>967</text:p>
          </table:table-cell>
          <table:table-cell office:value-type="float" office:value="360" table:style-name="ce2">
            <text:p>360</text:p>
          </table:table-cell>
          <table:table-cell office:value-type="float" office:value="282" table:style-name="ce2">
            <text:p>282</text:p>
          </table:table-cell>
          <table:table-cell office:value-type="float" office:value="2376" table:style-name="ce5">
            <text:p>2,3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30147" table:style-name="ce5">
            <text:p>230,147</text:p>
          </table:table-cell>
          <table:table-cell office:value-type="percentage" office:value="0.65890000000000004" table:style-name="ce6">
            <text:p>65.89%</text:p>
          </table:table-cell>
          <table:table-cell office:value-type="float" office:value="4602" table:style-name="ce5">
            <text:p>4,602</text:p>
          </table:table-cell>
          <table:table-cell office:value-type="float" office:value="1059055403" table:style-name="ce5">
            <text:p>1,059,055,403</text:p>
          </table:table-cell>
          <table:table-cell office:value-type="float" office:value="1782216972" table:style-name="ce5">
            <text:p>1,782,216,972</text:p>
          </table:table-cell>
          <table:table-cell office:value-type="float" office:value="3209549063" table:style-name="ce5">
            <text:p>3,209,549,063</text:p>
          </table:table-cell>
          <table:table-cell office:value-type="float" office:value="3904" table:style-name="ce5">
            <text:p>3,904</text:p>
          </table:table-cell>
          <table:table-cell office:value-type="float" office:value="6508" table:style-name="ce5">
            <text:p>6,508</text:p>
          </table:table-cell>
          <table:table-cell office:value-type="float" office:value="2138" table:style-name="ce5">
            <text:p>2,138</text:p>
          </table:table-cell>
          <table:table-cell office:value-type="float" office:value="1175" table:style-name="ce5">
            <text:p>1,175</text:p>
          </table:table-cell>
          <table:table-cell office:value-type="float" office:value="13725" table:style-name="ce5">
            <text:p>13,72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51358" table:style-name="ce5">
            <text:p>51,358</text:p>
          </table:table-cell>
          <table:table-cell office:value-type="percentage" office:value="0.57350000000000001" table:style-name="ce6">
            <text:p>57.35%</text:p>
          </table:table-cell>
          <table:table-cell office:value-type="float" office:value="2817" table:style-name="ce5">
            <text:p>2,817</text:p>
          </table:table-cell>
          <table:table-cell office:value-type="float" office:value="144680577" table:style-name="ce5">
            <text:p>144,680,577</text:p>
          </table:table-cell>
          <table:table-cell office:value-type="float" office:value="306287221" table:style-name="ce5">
            <text:p>306,287,221</text:p>
          </table:table-cell>
          <table:table-cell office:value-type="float" office:value="514871710" table:style-name="ce5">
            <text:p>514,871,710</text:p>
          </table:table-cell>
          <table:table-cell office:value-type="float" office:value="854" table:style-name="ce2">
            <text:p>854</text:p>
          </table:table-cell>
          <table:table-cell office:value-type="float" office:value="1269" table:style-name="ce5">
            <text:p>1,269</text:p>
          </table:table-cell>
          <table:table-cell office:value-type="float" office:value="307" table:style-name="ce2">
            <text:p>307</text:p>
          </table:table-cell>
          <table:table-cell office:value-type="float" office:value="356" table:style-name="ce2">
            <text:p>356</text:p>
          </table:table-cell>
          <table:table-cell office:value-type="float" office:value="2786" table:style-name="ce5">
            <text:p>2,7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2673" table:style-name="ce5">
            <text:p>2,673</text:p>
          </table:table-cell>
          <table:table-cell office:value-type="percentage" office:value="0.34489999999999998" table:style-name="ce6">
            <text:p>34.49%</text:p>
          </table:table-cell>
          <table:table-cell office:value-type="float" office:value="2966" table:style-name="ce5">
            <text:p>2,966</text:p>
          </table:table-cell>
          <table:table-cell office:value-type="float" office:value="7928758" table:style-name="ce5">
            <text:p>7,928,758</text:p>
          </table:table-cell>
          <table:table-cell office:value-type="float" office:value="4861179" table:style-name="ce5">
            <text:p>4,861,179</text:p>
          </table:table-cell>
          <table:table-cell office:value-type="float" office:value="12864063" table:style-name="ce5">
            <text:p>12,864,063</text:p>
          </table:table-cell>
          <table:table-cell office:value-type="float" office:value="47" table:style-name="ce2">
            <text:p>47</text:p>
          </table:table-cell>
          <table:table-cell office:value-type="float" office:value="29" table:style-name="ce2">
            <text:p>29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95" table:style-name="ce2">
            <text:p>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54031" table:style-name="ce5">
            <text:p>54,031</text:p>
          </table:table-cell>
          <table:table-cell office:value-type="percentage" office:value="0.55530000000000002" table:style-name="ce6">
            <text:p>55.53%</text:p>
          </table:table-cell>
          <table:table-cell office:value-type="float" office:value="2824" table:style-name="ce5">
            <text:p>2,824</text:p>
          </table:table-cell>
          <table:table-cell office:value-type="float" office:value="152609335" table:style-name="ce5">
            <text:p>152,609,335</text:p>
          </table:table-cell>
          <table:table-cell office:value-type="float" office:value="311148400" table:style-name="ce5">
            <text:p>311,148,400</text:p>
          </table:table-cell>
          <table:table-cell office:value-type="float" office:value="527735773" table:style-name="ce5">
            <text:p>527,735,773</text:p>
          </table:table-cell>
          <table:table-cell office:value-type="float" office:value="901" table:style-name="ce2">
            <text:p>901</text:p>
          </table:table-cell>
          <table:table-cell office:value-type="float" office:value="1298" table:style-name="ce5">
            <text:p>1,298</text:p>
          </table:table-cell>
          <table:table-cell office:value-type="float" office:value="315" table:style-name="ce2">
            <text:p>315</text:p>
          </table:table-cell>
          <table:table-cell office:value-type="float" office:value="367" table:style-name="ce2">
            <text:p>367</text:p>
          </table:table-cell>
          <table:table-cell office:value-type="float" office:value="2881" table:style-name="ce5">
            <text:p>2,88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22051" table:style-name="ce5">
            <text:p>22,051</text:p>
          </table:table-cell>
          <table:table-cell office:value-type="percentage" office:value="0.62560000000000004" table:style-name="ce6">
            <text:p>62.56%</text:p>
          </table:table-cell>
          <table:table-cell office:value-type="float" office:value="2855" table:style-name="ce5">
            <text:p>2,855</text:p>
          </table:table-cell>
          <table:table-cell office:value-type="float" office:value="62958665" table:style-name="ce5">
            <text:p>62,958,665</text:p>
          </table:table-cell>
          <table:table-cell office:value-type="float" office:value="130037260" table:style-name="ce5">
            <text:p>130,037,260</text:p>
          </table:table-cell>
          <table:table-cell office:value-type="float" office:value="223968272" table:style-name="ce5">
            <text:p>223,968,272</text:p>
          </table:table-cell>
          <table:table-cell office:value-type="float" office:value="393" table:style-name="ce2">
            <text:p>393</text:p>
          </table:table-cell>
          <table:table-cell office:value-type="float" office:value="623" table:style-name="ce2">
            <text:p>623</text:p>
          </table:table-cell>
          <table:table-cell office:value-type="float" office:value="193" table:style-name="ce2">
            <text:p>193</text:p>
          </table:table-cell>
          <table:table-cell office:value-type="float" office:value="134" table:style-name="ce2">
            <text:p>134</text:p>
          </table:table-cell>
          <table:table-cell office:value-type="float" office:value="1343" table:style-name="ce5">
            <text:p>1,3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6850" table:style-name="ce5">
            <text:p>6,850</text:p>
          </table:table-cell>
          <table:table-cell office:value-type="percentage" office:value="0.6331" table:style-name="ce6">
            <text:p>63.31%</text:p>
          </table:table-cell>
          <table:table-cell office:value-type="float" office:value="2753" table:style-name="ce5">
            <text:p>2,753</text:p>
          </table:table-cell>
          <table:table-cell office:value-type="float" office:value="18856486" table:style-name="ce5">
            <text:p>18,856,486</text:p>
          </table:table-cell>
          <table:table-cell office:value-type="float" office:value="45415455" table:style-name="ce5">
            <text:p>45,415,455</text:p>
          </table:table-cell>
          <table:table-cell office:value-type="float" office:value="70438992" table:style-name="ce5">
            <text:p>70,438,992</text:p>
          </table:table-cell>
          <table:table-cell office:value-type="float" office:value="108" table:style-name="ce2">
            <text:p>108</text:p>
          </table:table-cell>
          <table:table-cell office:value-type="float" office:value="211" table:style-name="ce2">
            <text:p>211</text:p>
          </table:table-cell>
          <table:table-cell office:value-type="float" office:value="40" table:style-name="ce2">
            <text:p>40</text:p>
          </table:table-cell>
          <table:table-cell office:value-type="float" office:value="41" table:style-name="ce2">
            <text:p>41</text:p>
          </table:table-cell>
          <table:table-cell office:value-type="float" office:value="400" table:style-name="ce2">
            <text:p>40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28901" table:style-name="ce5">
            <text:p>28,901</text:p>
          </table:table-cell>
          <table:table-cell office:value-type="percentage" office:value="0.62739999999999996" table:style-name="ce6">
            <text:p>62.74%</text:p>
          </table:table-cell>
          <table:table-cell office:value-type="float" office:value="2831" table:style-name="ce5">
            <text:p>2,831</text:p>
          </table:table-cell>
          <table:table-cell office:value-type="float" office:value="81815151" table:style-name="ce5">
            <text:p>81,815,151</text:p>
          </table:table-cell>
          <table:table-cell office:value-type="float" office:value="175452715" table:style-name="ce5">
            <text:p>175,452,715</text:p>
          </table:table-cell>
          <table:table-cell office:value-type="float" office:value="294407264" table:style-name="ce5">
            <text:p>294,407,264</text:p>
          </table:table-cell>
          <table:table-cell office:value-type="float" office:value="501" table:style-name="ce2">
            <text:p>501</text:p>
          </table:table-cell>
          <table:table-cell office:value-type="float" office:value="834" table:style-name="ce2">
            <text:p>834</text:p>
          </table:table-cell>
          <table:table-cell office:value-type="float" office:value="233" table:style-name="ce2">
            <text:p>233</text:p>
          </table:table-cell>
          <table:table-cell office:value-type="float" office:value="175" table:style-name="ce2">
            <text:p>175</text:p>
          </table:table-cell>
          <table:table-cell office:value-type="float" office:value="1743" table:style-name="ce5">
            <text:p>1,7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16500" table:style-name="ce5">
            <text:p>16,500</text:p>
          </table:table-cell>
          <table:table-cell office:value-type="percentage" office:value="0.39190000000000003" table:style-name="ce6">
            <text:p>39.19%</text:p>
          </table:table-cell>
          <table:table-cell office:value-type="float" office:value="3121" table:style-name="ce5">
            <text:p>3,121</text:p>
          </table:table-cell>
          <table:table-cell office:value-type="float" office:value="51492958" table:style-name="ce5">
            <text:p>51,492,958</text:p>
          </table:table-cell>
          <table:table-cell office:value-type="float" office:value="47707831" table:style-name="ce5">
            <text:p>47,707,831</text:p>
          </table:table-cell>
          <table:table-cell office:value-type="float" office:value="104707629" table:style-name="ce5">
            <text:p>104,707,629</text:p>
          </table:table-cell>
          <table:table-cell office:value-type="float" office:value="235" table:style-name="ce2">
            <text:p>235</text:p>
          </table:table-cell>
          <table:table-cell office:value-type="float" office:value="351" table:style-name="ce2">
            <text:p>351</text:p>
          </table:table-cell>
          <table:table-cell office:value-type="float" office:value="115" table:style-name="ce2">
            <text:p>115</text:p>
          </table:table-cell>
          <table:table-cell office:value-type="float" office:value="234" table:style-name="ce2">
            <text:p>234</text:p>
          </table:table-cell>
          <table:table-cell office:value-type="float" office:value="935" table:style-name="ce2">
            <text:p>93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16500" table:style-name="ce5">
            <text:p>16,500</text:p>
          </table:table-cell>
          <table:table-cell office:value-type="percentage" office:value="0.39190000000000003" table:style-name="ce6">
            <text:p>39.19%</text:p>
          </table:table-cell>
          <table:table-cell office:value-type="float" office:value="3121" table:style-name="ce5">
            <text:p>3,121</text:p>
          </table:table-cell>
          <table:table-cell office:value-type="float" office:value="51492958" table:style-name="ce5">
            <text:p>51,492,958</text:p>
          </table:table-cell>
          <table:table-cell office:value-type="float" office:value="47707831" table:style-name="ce5">
            <text:p>47,707,831</text:p>
          </table:table-cell>
          <table:table-cell office:value-type="float" office:value="104707629" table:style-name="ce5">
            <text:p>104,707,629</text:p>
          </table:table-cell>
          <table:table-cell office:value-type="float" office:value="235" table:style-name="ce2">
            <text:p>235</text:p>
          </table:table-cell>
          <table:table-cell office:value-type="float" office:value="351" table:style-name="ce2">
            <text:p>351</text:p>
          </table:table-cell>
          <table:table-cell office:value-type="float" office:value="115" table:style-name="ce2">
            <text:p>115</text:p>
          </table:table-cell>
          <table:table-cell office:value-type="float" office:value="234" table:style-name="ce2">
            <text:p>234</text:p>
          </table:table-cell>
          <table:table-cell office:value-type="float" office:value="935" table:style-name="ce2">
            <text:p>93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43788" table:style-name="ce5">
            <text:p>43,788</text:p>
          </table:table-cell>
          <table:table-cell office:value-type="percentage" office:value="0.66100000000000003" table:style-name="ce6">
            <text:p>66.10%</text:p>
          </table:table-cell>
          <table:table-cell office:value-type="float" office:value="6265" table:style-name="ce5">
            <text:p>6,265</text:p>
          </table:table-cell>
          <table:table-cell office:value-type="float" office:value="274349164" table:style-name="ce5">
            <text:p>274,349,164</text:p>
          </table:table-cell>
          <table:table-cell office:value-type="float" office:value="145546452" table:style-name="ce5">
            <text:p>145,546,452</text:p>
          </table:table-cell>
          <table:table-cell office:value-type="float" office:value="460861055" table:style-name="ce5">
            <text:p>460,861,055</text:p>
          </table:table-cell>
          <table:table-cell office:value-type="float" office:value="738" table:style-name="ce2">
            <text:p>738</text:p>
          </table:table-cell>
          <table:table-cell office:value-type="float" office:value="821" table:style-name="ce2">
            <text:p>821</text:p>
          </table:table-cell>
          <table:table-cell office:value-type="float" office:value="290" table:style-name="ce2">
            <text:p>290</text:p>
          </table:table-cell>
          <table:table-cell office:value-type="float" office:value="621" table:style-name="ce2">
            <text:p>621</text:p>
          </table:table-cell>
          <table:table-cell office:value-type="float" office:value="2470" table:style-name="ce5">
            <text:p>2,47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5862" table:style-name="ce5">
            <text:p>5,862</text:p>
          </table:table-cell>
          <table:table-cell office:value-type="percentage" office:value="0.31569999999999998" table:style-name="ce6">
            <text:p>31.57%</text:p>
          </table:table-cell>
          <table:table-cell office:value-type="float" office:value="4583" table:style-name="ce5">
            <text:p>4,583</text:p>
          </table:table-cell>
          <table:table-cell office:value-type="float" office:value="26867006" table:style-name="ce5">
            <text:p>26,867,006</text:p>
          </table:table-cell>
          <table:table-cell office:value-type="float" office:value="17676268" table:style-name="ce5">
            <text:p>17,676,268</text:p>
          </table:table-cell>
          <table:table-cell office:value-type="float" office:value="47312434" table:style-name="ce5">
            <text:p>47,312,434</text:p>
          </table:table-cell>
          <table:table-cell office:value-type="float" office:value="123" table:style-name="ce2">
            <text:p>123</text:p>
          </table:table-cell>
          <table:table-cell office:value-type="float" office:value="122" table:style-name="ce2">
            <text:p>122</text:p>
          </table:table-cell>
          <table:table-cell office:value-type="float" office:value="67" table:style-name="ce2">
            <text:p>67</text:p>
          </table:table-cell>
          <table:table-cell office:value-type="float" office:value="32" table:style-name="ce2">
            <text:p>32</text:p>
          </table:table-cell>
          <table:table-cell office:value-type="float" office:value="344" table:style-name="ce2">
            <text:p>3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49650" table:style-name="ce5">
            <text:p>49,650</text:p>
          </table:table-cell>
          <table:table-cell office:value-type="percentage" office:value="0.58540000000000003" table:style-name="ce6">
            <text:p>58.54%</text:p>
          </table:table-cell>
          <table:table-cell office:value-type="float" office:value="6067" table:style-name="ce5">
            <text:p>6,067</text:p>
          </table:table-cell>
          <table:table-cell office:value-type="float" office:value="301216170" table:style-name="ce5">
            <text:p>301,216,170</text:p>
          </table:table-cell>
          <table:table-cell office:value-type="float" office:value="163222720" table:style-name="ce5">
            <text:p>163,222,720</text:p>
          </table:table-cell>
          <table:table-cell office:value-type="float" office:value="508173489" table:style-name="ce5">
            <text:p>508,173,489</text:p>
          </table:table-cell>
          <table:table-cell office:value-type="float" office:value="861" table:style-name="ce2">
            <text:p>861</text:p>
          </table:table-cell>
          <table:table-cell office:value-type="float" office:value="943" table:style-name="ce2">
            <text:p>943</text:p>
          </table:table-cell>
          <table:table-cell office:value-type="float" office:value="357" table:style-name="ce2">
            <text:p>357</text:p>
          </table:table-cell>
          <table:table-cell office:value-type="float" office:value="653" table:style-name="ce2">
            <text:p>653</text:p>
          </table:table-cell>
          <table:table-cell office:value-type="float" office:value="2814" table:style-name="ce5">
            <text:p>2,8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5667" table:style-name="ce5">
            <text:p>45,667</text:p>
          </table:table-cell>
          <table:table-cell office:value-type="percentage" office:value="0.75739999999999996" table:style-name="ce6">
            <text:p>75.74%</text:p>
          </table:table-cell>
          <table:table-cell office:value-type="float" office:value="3003" table:style-name="ce5">
            <text:p>3,003</text:p>
          </table:table-cell>
          <table:table-cell office:value-type="float" office:value="137156651" table:style-name="ce5">
            <text:p>137,156,651</text:p>
          </table:table-cell>
          <table:table-cell office:value-type="float" office:value="214493526" table:style-name="ce5">
            <text:p>214,493,526</text:p>
          </table:table-cell>
          <table:table-cell office:value-type="float" office:value="389564612" table:style-name="ce5">
            <text:p>389,564,612</text:p>
          </table:table-cell>
          <table:table-cell office:value-type="float" office:value="490" table:style-name="ce2">
            <text:p>490</text:p>
          </table:table-cell>
          <table:table-cell office:value-type="float" office:value="920" table:style-name="ce2">
            <text:p>920</text:p>
          </table:table-cell>
          <table:table-cell office:value-type="float" office:value="245" table:style-name="ce2">
            <text:p>245</text:p>
          </table:table-cell>
          <table:table-cell office:value-type="float" office:value="203" table:style-name="ce2">
            <text:p>203</text:p>
          </table:table-cell>
          <table:table-cell office:value-type="float" office:value="1858" table:style-name="ce5">
            <text:p>1,85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3239" table:style-name="ce5">
            <text:p>23,239</text:p>
          </table:table-cell>
          <table:table-cell office:value-type="percentage" office:value="0.53849999999999998" table:style-name="ce6">
            <text:p>53.85%</text:p>
          </table:table-cell>
          <table:table-cell office:value-type="float" office:value="2707" table:style-name="ce5">
            <text:p>2,707</text:p>
          </table:table-cell>
          <table:table-cell office:value-type="float" office:value="62902032" table:style-name="ce5">
            <text:p>62,902,032</text:p>
          </table:table-cell>
          <table:table-cell office:value-type="float" office:value="76537909" table:style-name="ce5">
            <text:p>76,537,909</text:p>
          </table:table-cell>
          <table:table-cell office:value-type="float" office:value="147520885" table:style-name="ce5">
            <text:p>147,520,885</text:p>
          </table:table-cell>
          <table:table-cell office:value-type="float" office:value="255" table:style-name="ce2">
            <text:p>255</text:p>
          </table:table-cell>
          <table:table-cell office:value-type="float" office:value="364" table:style-name="ce2">
            <text:p>364</text:p>
          </table:table-cell>
          <table:table-cell office:value-type="float" office:value="88" table:style-name="ce2">
            <text:p>88</text:p>
          </table:table-cell>
          <table:table-cell office:value-type="float" office:value="76" table:style-name="ce2">
            <text:p>76</text:p>
          </table:table-cell>
          <table:table-cell office:value-type="float" office:value="783" table:style-name="ce2">
            <text:p>7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68906" table:style-name="ce5">
            <text:p>68,906</text:p>
          </table:table-cell>
          <table:table-cell office:value-type="percentage" office:value="0.66610000000000003" table:style-name="ce6">
            <text:p>66.61%</text:p>
          </table:table-cell>
          <table:table-cell office:value-type="float" office:value="2903" table:style-name="ce5">
            <text:p>2,903</text:p>
          </table:table-cell>
          <table:table-cell office:value-type="float" office:value="200058683" table:style-name="ce5">
            <text:p>200,058,683</text:p>
          </table:table-cell>
          <table:table-cell office:value-type="float" office:value="291031435" table:style-name="ce5">
            <text:p>291,031,435</text:p>
          </table:table-cell>
          <table:table-cell office:value-type="float" office:value="537085497" table:style-name="ce5">
            <text:p>537,085,497</text:p>
          </table:table-cell>
          <table:table-cell office:value-type="float" office:value="745" table:style-name="ce2">
            <text:p>745</text:p>
          </table:table-cell>
          <table:table-cell office:value-type="float" office:value="1284" table:style-name="ce5">
            <text:p>1,284</text:p>
          </table:table-cell>
          <table:table-cell office:value-type="float" office:value="333" table:style-name="ce2">
            <text:p>333</text:p>
          </table:table-cell>
          <table:table-cell office:value-type="float" office:value="279" table:style-name="ce2">
            <text:p>279</text:p>
          </table:table-cell>
          <table:table-cell office:value-type="float" office:value="2641" table:style-name="ce5">
            <text:p>2,64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53131" table:style-name="ce5">
            <text:p>53,131</text:p>
          </table:table-cell>
          <table:table-cell office:value-type="percentage" office:value="0.53159999999999996" table:style-name="ce6">
            <text:p>53.16%</text:p>
          </table:table-cell>
          <table:table-cell office:value-type="float" office:value="4824" table:style-name="ce5">
            <text:p>4,824</text:p>
          </table:table-cell>
          <table:table-cell office:value-type="float" office:value="256315651" table:style-name="ce5">
            <text:p>256,315,651</text:p>
          </table:table-cell>
          <table:table-cell office:value-type="float" office:value="309846956" table:style-name="ce5">
            <text:p>309,846,956</text:p>
          </table:table-cell>
          <table:table-cell office:value-type="float" office:value="642832022" table:style-name="ce5">
            <text:p>642,832,022</text:p>
          </table:table-cell>
          <table:table-cell office:value-type="float" office:value="872" table:style-name="ce2">
            <text:p>872</text:p>
          </table:table-cell>
          <table:table-cell office:value-type="float" office:value="1363" table:style-name="ce5">
            <text:p>1,363</text:p>
          </table:table-cell>
          <table:table-cell office:value-type="float" office:value="578" table:style-name="ce2">
            <text:p>578</text:p>
          </table:table-cell>
          <table:table-cell office:value-type="float" office:value="410" table:style-name="ce2">
            <text:p>410</text:p>
          </table:table-cell>
          <table:table-cell office:value-type="float" office:value="3223" table:style-name="ce5">
            <text:p>3,2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15357" table:style-name="ce5">
            <text:p>15,357</text:p>
          </table:table-cell>
          <table:table-cell office:value-type="percentage" office:value="0.37819999999999998" table:style-name="ce6">
            <text:p>37.82%</text:p>
          </table:table-cell>
          <table:table-cell office:value-type="float" office:value="3009" table:style-name="ce5">
            <text:p>3,009</text:p>
          </table:table-cell>
          <table:table-cell office:value-type="float" office:value="46205159" table:style-name="ce5">
            <text:p>46,205,159</text:p>
          </table:table-cell>
          <table:table-cell office:value-type="float" office:value="42611406" table:style-name="ce5">
            <text:p>42,611,406</text:p>
          </table:table-cell>
          <table:table-cell office:value-type="float" office:value="96460036" table:style-name="ce5">
            <text:p>96,460,036</text:p>
          </table:table-cell>
          <table:table-cell office:value-type="float" office:value="276" table:style-name="ce2">
            <text:p>276</text:p>
          </table:table-cell>
          <table:table-cell office:value-type="float" office:value="274" table:style-name="ce2">
            <text:p>274</text:p>
          </table:table-cell>
          <table:table-cell office:value-type="float" office:value="129" table:style-name="ce2">
            <text:p>129</text:p>
          </table:table-cell>
          <table:table-cell office:value-type="float" office:value="76" table:style-name="ce2">
            <text:p>76</text:p>
          </table:table-cell>
          <table:table-cell office:value-type="float" office:value="755" table:style-name="ce2">
            <text:p>75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68488" table:style-name="ce5">
            <text:p>68,488</text:p>
          </table:table-cell>
          <table:table-cell office:value-type="percentage" office:value="0.48730000000000001" table:style-name="ce6">
            <text:p>48.73%</text:p>
          </table:table-cell>
          <table:table-cell office:value-type="float" office:value="4417" table:style-name="ce5">
            <text:p>4,417</text:p>
          </table:table-cell>
          <table:table-cell office:value-type="float" office:value="302520810" table:style-name="ce5">
            <text:p>302,520,810</text:p>
          </table:table-cell>
          <table:table-cell office:value-type="float" office:value="352458362" table:style-name="ce5">
            <text:p>352,458,362</text:p>
          </table:table-cell>
          <table:table-cell office:value-type="float" office:value="739292058" table:style-name="ce5">
            <text:p>739,292,058</text:p>
          </table:table-cell>
          <table:table-cell office:value-type="float" office:value="1148" table:style-name="ce5">
            <text:p>1,148</text:p>
          </table:table-cell>
          <table:table-cell office:value-type="float" office:value="1637" table:style-name="ce5">
            <text:p>1,637</text:p>
          </table:table-cell>
          <table:table-cell office:value-type="float" office:value="707" table:style-name="ce2">
            <text:p>707</text:p>
          </table:table-cell>
          <table:table-cell office:value-type="float" office:value="486" table:style-name="ce2">
            <text:p>486</text:p>
          </table:table-cell>
          <table:table-cell office:value-type="float" office:value="3978" table:style-name="ce5">
            <text:p>3,978</text:p>
          </table:table-cell>
          <table:table-cell table:number-columns-repeated="16371"/>
        </table:table-row>
        <table:table-row table:style-name="ro1">
          <table:table-cell table:style-name="ce3"/>
          <table:table-cell office:value-type="string" table:style-name="ce3">
            <text:p>總計 Total</text:p>
          </table:table-cell>
          <table:table-cell office:value-type="float" office:value="516623" table:style-name="ce5">
            <text:p>516,623</text:p>
          </table:table-cell>
          <table:table-cell office:value-type="percentage" office:value="0.59819999999999995" table:style-name="ce6">
            <text:p>59.82%</text:p>
          </table:table-cell>
          <table:table-cell office:value-type="float" office:value="4159" table:style-name="ce2">
            <text:p>4159</text:p>
          </table:table-cell>
          <table:table-cell office:value-type="float" office:value="2148768510" table:style-name="ce5">
            <text:p>2,148,768,510</text:p>
          </table:table-cell>
          <table:table-cell office:value-type="float" office:value="3123238435" table:style-name="ce5">
            <text:p>3,123,238,435</text:p>
          </table:table-cell>
          <table:table-cell office:value-type="float" office:value="5920950773" table:style-name="ce5">
            <text:p>5,920,950,773</text:p>
          </table:table-cell>
          <table:table-cell office:value-type="float" office:value="8295" table:style-name="ce5">
            <text:p>8,295</text:p>
          </table:table-cell>
          <table:table-cell office:value-type="float" office:value="12855" table:style-name="ce5">
            <text:p>12,855</text:p>
          </table:table-cell>
          <table:table-cell office:value-type="float" office:value="4198" table:style-name="ce5">
            <text:p>4,198</text:p>
          </table:table-cell>
          <table:table-cell office:value-type="float" office:value="3369" table:style-name="ce5">
            <text:p>3,369</text:p>
          </table:table-cell>
          <table:table-cell office:value-type="float" office:value="28717" table:style-name="ce5">
            <text:p>28,717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21576" table:style-name="ce5">
            <text:p>21,576</text:p>
          </table:table-cell>
          <table:table-cell office:value-type="float" office:value="410838" table:style-name="ce5">
            <text:p>410,838</text:p>
          </table:table-cell>
          <table:table-cell office:value-type="percentage" office:value="0.61419999999999997" table:style-name="ce6">
            <text:p>61.42%</text:p>
          </table:table-cell>
          <table:table-cell office:value-type="float" office:value="4335" table:style-name="ce2">
            <text:p>4335</text:p>
          </table:table-cell>
          <table:table-cell office:value-type="float" office:value="1781140746" table:style-name="ce5">
            <text:p>1,781,140,746</text:p>
          </table:table-cell>
          <table:table-cell office:value-type="float" office:value="2664617086" table:style-name="ce5">
            <text:p>2,664,617,086</text:p>
          </table:table-cell>
          <table:table-cell office:value-type="float" office:value="5002150699" table:style-name="ce5">
            <text:p>5,002,150,699</text:p>
          </table:table-cell>
          <table:table-cell office:value-type="float" office:value="6719" table:style-name="ce5">
            <text:p>6,719</text:p>
          </table:table-cell>
          <table:table-cell office:value-type="float" office:value="10888" table:style-name="ce5">
            <text:p>10,888</text:p>
          </table:table-cell>
          <table:table-cell office:value-type="float" office:value="3506" table:style-name="ce5">
            <text:p>3,506</text:p>
          </table:table-cell>
          <table:table-cell office:value-type="float" office:value="2851" table:style-name="ce5">
            <text:p>2,851</text:p>
          </table:table-cell>
          <table:table-cell office:value-type="float" office:value="23964" table:style-name="ce5">
            <text:p>23,96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6282" table:style-name="ce5">
            <text:p>6,282</text:p>
          </table:table-cell>
          <table:table-cell office:value-type="float" office:value="105785" table:style-name="ce5">
            <text:p>105,785</text:p>
          </table:table-cell>
          <table:table-cell office:value-type="percentage" office:value="0.54320000000000002" table:style-name="ce6">
            <text:p>54.32%</text:p>
          </table:table-cell>
          <table:table-cell office:value-type="float" office:value="3475" table:style-name="ce2">
            <text:p>3475</text:p>
          </table:table-cell>
          <table:table-cell office:value-type="float" office:value="367627764" table:style-name="ce5">
            <text:p>367,627,764</text:p>
          </table:table-cell>
          <table:table-cell office:value-type="float" office:value="458621349" table:style-name="ce5">
            <text:p>458,621,349</text:p>
          </table:table-cell>
          <table:table-cell office:value-type="float" office:value="918800074" table:style-name="ce5">
            <text:p>918,800,074</text:p>
          </table:table-cell>
          <table:table-cell office:value-type="float" office:value="1576" table:style-name="ce5">
            <text:p>1,576</text:p>
          </table:table-cell>
          <table:table-cell office:value-type="float" office:value="1967" table:style-name="ce5">
            <text:p>1,967</text:p>
          </table:table-cell>
          <table:table-cell office:value-type="float" office:value="692" table:style-name="ce2">
            <text:p>692</text:p>
          </table:table-cell>
          <table:table-cell office:value-type="float" office:value="518" table:style-name="ce2">
            <text:p>518</text:p>
          </table:table-cell>
          <table:table-cell office:value-type="float" office:value="4753" table:style-name="ce5">
            <text:p>4,7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27858" table:style-name="ce5">
            <text:p>27,858</text:p>
          </table:table-cell>
          <table:table-cell office:value-type="float" office:value="516623" table:style-name="ce5">
            <text:p>516,623</text:p>
          </table:table-cell>
          <table:table-cell office:value-type="percentage" office:value="0.59819999999999995" table:style-name="ce6">
            <text:p>59.82%</text:p>
          </table:table-cell>
          <table:table-cell office:value-type="float" office:value="4159" table:style-name="ce2">
            <text:p>4159</text:p>
          </table:table-cell>
          <table:table-cell office:value-type="float" office:value="2148768510" table:style-name="ce5">
            <text:p>2,148,768,510</text:p>
          </table:table-cell>
          <table:table-cell office:value-type="float" office:value="3123238435" table:style-name="ce5">
            <text:p>3,123,238,435</text:p>
          </table:table-cell>
          <table:table-cell office:value-type="float" office:value="5920950773" table:style-name="ce5">
            <text:p>5,920,950,773</text:p>
          </table:table-cell>
          <table:table-cell office:value-type="float" office:value="8295" table:style-name="ce5">
            <text:p>8,295</text:p>
          </table:table-cell>
          <table:table-cell office:value-type="float" office:value="12855" table:style-name="ce5">
            <text:p>12,855</text:p>
          </table:table-cell>
          <table:table-cell office:value-type="float" office:value="4198" table:style-name="ce5">
            <text:p>4,198</text:p>
          </table:table-cell>
          <table:table-cell office:value-type="float" office:value="3369" table:style-name="ce5">
            <text:p>3,369</text:p>
          </table:table-cell>
          <table:table-cell office:value-type="float" office:value="28717" table:style-name="ce5">
            <text:p>28,717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3-31T00:00:00" table:style-name="ce4">
            <text:p>2017/3/31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月至2017年1月(Data for 2017/1～2017/1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9487" table:number-columns-spanned="1" table:number-rows-spanned="2" table:style-name="ce9">
            <text:p>9,487</text:p>
          </table:table-cell>
          <table:table-cell office:value-type="percentage" office:value="0.61209999999999998" table:number-columns-spanned="1" table:number-rows-spanned="2" table:style-name="ce10">
            <text:p>61.21%</text:p>
          </table:table-cell>
          <table:table-cell office:value-type="float" office:value="4339" table:number-columns-spanned="1" table:number-rows-spanned="2" table:style-name="ce9">
            <text:p>4,339</text:p>
          </table:table-cell>
          <table:table-cell office:value-type="float" office:value="41159413" table:number-columns-spanned="1" table:number-rows-spanned="2" table:style-name="ce9">
            <text:p>41,159,413</text:p>
          </table:table-cell>
          <table:table-cell office:value-type="float" office:value="67500279" table:number-columns-spanned="1" table:number-rows-spanned="2" table:style-name="ce9">
            <text:p>67,500,279</text:p>
          </table:table-cell>
          <table:table-cell office:value-type="float" office:value="120438449" table:number-columns-spanned="1" table:number-rows-spanned="2" table:style-name="ce9">
            <text:p>120,438,449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573" table:number-columns-spanned="1" table:number-rows-spanned="2" table:style-name="ce8">
            <text:p>5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office:value-type="float" office:value="9061" table:number-columns-spanned="1" table:number-rows-spanned="2" table:style-name="ce9">
            <text:p>9,061</text:p>
          </table:table-cell>
          <table:table-cell office:value-type="percentage" office:value="0.69259999999999999" table:number-columns-spanned="1" table:number-rows-spanned="2" table:style-name="ce10">
            <text:p>69.26%</text:p>
          </table:table-cell>
          <table:table-cell office:value-type="float" office:value="3713" table:number-columns-spanned="1" table:number-rows-spanned="2" table:style-name="ce9">
            <text:p>3,713</text:p>
          </table:table-cell>
          <table:table-cell office:value-type="float" office:value="33645946" table:number-columns-spanned="1" table:number-rows-spanned="2" table:style-name="ce9">
            <text:p>33,645,946</text:p>
          </table:table-cell>
          <table:table-cell office:value-type="float" office:value="122807124" table:number-columns-spanned="1" table:number-rows-spanned="2" table:style-name="ce9">
            <text:p>122,807,124</text:p>
          </table:table-cell>
          <table:table-cell office:value-type="float" office:value="167417873" table:number-columns-spanned="1" table:number-rows-spanned="2" table:style-name="ce9">
            <text:p>167,417,873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364" table:number-columns-spanned="1" table:number-rows-spanned="2" table:style-name="ce8">
            <text:p>364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618" table:number-columns-spanned="1" table:number-rows-spanned="2" table:style-name="ce8">
            <text:p>6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8506" table:number-columns-spanned="1" table:number-rows-spanned="2" table:style-name="ce9">
            <text:p>8,506</text:p>
          </table:table-cell>
          <table:table-cell office:value-type="percentage" office:value="0.8417" table:number-columns-spanned="1" table:number-rows-spanned="2" table:style-name="ce10">
            <text:p>84.17%</text:p>
          </table:table-cell>
          <table:table-cell office:value-type="float" office:value="3005" table:number-columns-spanned="1" table:number-rows-spanned="2" table:style-name="ce9">
            <text:p>3,005</text:p>
          </table:table-cell>
          <table:table-cell office:value-type="float" office:value="25562036" table:number-columns-spanned="1" table:number-rows-spanned="2" table:style-name="ce9">
            <text:p>25,562,036</text:p>
          </table:table-cell>
          <table:table-cell office:value-type="float" office:value="21545902" table:number-columns-spanned="1" table:number-rows-spanned="2" table:style-name="ce9">
            <text:p>21,545,902</text:p>
          </table:table-cell>
          <table:table-cell office:value-type="float" office:value="50527474" table:number-columns-spanned="1" table:number-rows-spanned="2" table:style-name="ce9">
            <text:p>50,527,474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4344" table:number-columns-spanned="1" table:number-rows-spanned="2" table:style-name="ce9">
            <text:p>4,344</text:p>
          </table:table-cell>
          <table:table-cell office:value-type="percentage" office:value="0.6673" table:number-columns-spanned="1" table:number-rows-spanned="2" table:style-name="ce10">
            <text:p>66.73%</text:p>
          </table:table-cell>
          <table:table-cell office:value-type="float" office:value="3032" table:number-columns-spanned="1" table:number-rows-spanned="2" table:style-name="ce9">
            <text:p>3,032</text:p>
          </table:table-cell>
          <table:table-cell office:value-type="float" office:value="13169635" table:number-columns-spanned="1" table:number-rows-spanned="2" table:style-name="ce9">
            <text:p>13,169,635</text:p>
          </table:table-cell>
          <table:table-cell office:value-type="float" office:value="21906440" table:number-columns-spanned="1" table:number-rows-spanned="2" table:style-name="ce9">
            <text:p>21,906,440</text:p>
          </table:table-cell>
          <table:table-cell office:value-type="float" office:value="38084800" table:number-columns-spanned="1" table:number-rows-spanned="2" table:style-name="ce9">
            <text:p>38,084,800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loria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675" table:number-columns-spanned="1" table:number-rows-spanned="2" table:style-name="ce9">
            <text:p>1,675</text:p>
          </table:table-cell>
          <table:table-cell office:value-type="percentage" office:value="0.55130000000000001" table:number-columns-spanned="1" table:number-rows-spanned="2" table:style-name="ce10">
            <text:p>55.13%</text:p>
          </table:table-cell>
          <table:table-cell office:value-type="float" office:value="1791" table:number-columns-spanned="1" table:number-rows-spanned="2" table:style-name="ce9">
            <text:p>1,791</text:p>
          </table:table-cell>
          <table:table-cell office:value-type="float" office:value="2999144" table:number-columns-spanned="1" table:number-rows-spanned="2" table:style-name="ce9">
            <text:p>2,999,144</text:p>
          </table:table-cell>
          <table:table-cell office:value-type="float" office:value="692634" table:number-columns-spanned="1" table:number-rows-spanned="2" table:style-name="ce9">
            <text:p>692,634</text:p>
          </table:table-cell>
          <table:table-cell office:value-type="float" office:value="3784909" table:number-columns-spanned="1" table:number-rows-spanned="2" table:style-name="ce9">
            <text:p>3,784,909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4733" table:number-columns-spanned="1" table:number-rows-spanned="2" table:style-name="ce9">
            <text:p>4,733</text:p>
          </table:table-cell>
          <table:table-cell office:value-type="percentage" office:value="0.72699999999999998" table:number-columns-spanned="1" table:number-rows-spanned="2" table:style-name="ce10">
            <text:p>72.70%</text:p>
          </table:table-cell>
          <table:table-cell office:value-type="float" office:value="2279" table:number-columns-spanned="1" table:number-rows-spanned="2" table:style-name="ce9">
            <text:p>2,279</text:p>
          </table:table-cell>
          <table:table-cell office:value-type="float" office:value="10787088" table:number-columns-spanned="1" table:number-rows-spanned="2" table:style-name="ce9">
            <text:p>10,787,088</text:p>
          </table:table-cell>
          <table:table-cell office:value-type="float" office:value="4575104" table:number-columns-spanned="1" table:number-rows-spanned="2" table:style-name="ce9">
            <text:p>4,575,104</text:p>
          </table:table-cell>
          <table:table-cell office:value-type="float" office:value="15632016" table:number-columns-spanned="1" table:number-rows-spanned="2" table:style-name="ce9">
            <text:p>15,632,016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12593" table:number-columns-spanned="1" table:number-rows-spanned="2" table:style-name="ce9">
            <text:p>12,593</text:p>
          </table:table-cell>
          <table:table-cell office:value-type="percentage" office:value="0.8498" table:number-columns-spanned="1" table:number-rows-spanned="2" table:style-name="ce10">
            <text:p>84.98%</text:p>
          </table:table-cell>
          <table:table-cell office:value-type="float" office:value="3825" table:number-columns-spanned="1" table:number-rows-spanned="2" table:style-name="ce9">
            <text:p>3,825</text:p>
          </table:table-cell>
          <table:table-cell office:value-type="float" office:value="48163558" table:number-columns-spanned="1" table:number-rows-spanned="2" table:style-name="ce9">
            <text:p>48,163,558</text:p>
          </table:table-cell>
          <table:table-cell office:value-type="float" office:value="37132299" table:number-columns-spanned="1" table:number-rows-spanned="2" table:style-name="ce9">
            <text:p>37,132,299</text:p>
          </table:table-cell>
          <table:table-cell office:value-type="float" office:value="90264316" table:number-columns-spanned="1" table:number-rows-spanned="2" table:style-name="ce9">
            <text:p>90,264,316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303" table:number-columns-spanned="1" table:number-rows-spanned="2" table:style-name="ce8">
            <text:p>30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3334" table:number-columns-spanned="1" table:number-rows-spanned="2" table:style-name="ce9">
            <text:p>3,334</text:p>
          </table:table-cell>
          <table:table-cell office:value-type="percentage" office:value="0.50019999999999998" table:number-columns-spanned="1" table:number-rows-spanned="2" table:style-name="ce10">
            <text:p>50.02%</text:p>
          </table:table-cell>
          <table:table-cell office:value-type="float" office:value="3099" table:number-columns-spanned="1" table:number-rows-spanned="2" table:style-name="ce9">
            <text:p>3,099</text:p>
          </table:table-cell>
          <table:table-cell office:value-type="float" office:value="10333155" table:number-columns-spanned="1" table:number-rows-spanned="2" table:style-name="ce9">
            <text:p>10,333,155</text:p>
          </table:table-cell>
          <table:table-cell office:value-type="float" office:value="15683403" table:number-columns-spanned="1" table:number-rows-spanned="2" table:style-name="ce9">
            <text:p>15,683,403</text:p>
          </table:table-cell>
          <table:table-cell office:value-type="float" office:value="27322798" table:number-columns-spanned="1" table:number-rows-spanned="2" table:style-name="ce9">
            <text:p>27,322,798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7706" table:number-columns-spanned="1" table:number-rows-spanned="2" table:style-name="ce9">
            <text:p>7,706</text:p>
          </table:table-cell>
          <table:table-cell office:value-type="percentage" office:value="0.92749999999999999" table:number-columns-spanned="1" table:number-rows-spanned="2" table:style-name="ce10">
            <text:p>92.75%</text:p>
          </table:table-cell>
          <table:table-cell office:value-type="float" office:value="2933" table:number-columns-spanned="1" table:number-rows-spanned="2" table:style-name="ce9">
            <text:p>2,933</text:p>
          </table:table-cell>
          <table:table-cell office:value-type="float" office:value="22598515" table:number-columns-spanned="1" table:number-rows-spanned="2" table:style-name="ce9">
            <text:p>22,598,515</text:p>
          </table:table-cell>
          <table:table-cell office:value-type="float" office:value="51851915" table:number-columns-spanned="1" table:number-rows-spanned="2" table:style-name="ce9">
            <text:p>51,851,915</text:p>
          </table:table-cell>
          <table:table-cell office:value-type="float" office:value="80645443" table:number-columns-spanned="1" table:number-rows-spanned="2" table:style-name="ce9">
            <text:p>80,645,443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6" table:number-columns-spanned="1" table:number-rows-spanned="2" table:style-name="ce8">
            <text:p>3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3363" table:number-columns-spanned="1" table:number-rows-spanned="2" table:style-name="ce9">
            <text:p>3,363</text:p>
          </table:table-cell>
          <table:table-cell office:value-type="percentage" office:value="0.43390000000000001" table:number-columns-spanned="1" table:number-rows-spanned="2" table:style-name="ce10">
            <text:p>43.39%</text:p>
          </table:table-cell>
          <table:table-cell office:value-type="float" office:value="3589" table:number-columns-spanned="1" table:number-rows-spanned="2" table:style-name="ce9">
            <text:p>3,589</text:p>
          </table:table-cell>
          <table:table-cell office:value-type="float" office:value="12069990" table:number-columns-spanned="1" table:number-rows-spanned="2" table:style-name="ce9">
            <text:p>12,069,990</text:p>
          </table:table-cell>
          <table:table-cell office:value-type="float" office:value="64040014" table:number-columns-spanned="1" table:number-rows-spanned="2" table:style-name="ce9">
            <text:p>64,040,014</text:p>
          </table:table-cell>
          <table:table-cell office:value-type="float" office:value="82080950" table:number-columns-spanned="1" table:number-rows-spanned="2" table:style-name="ce9">
            <text:p>82,080,950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287" table:number-columns-spanned="1" table:number-rows-spanned="2" table:style-name="ce8">
            <text:p>287</text:p>
          </table:table-cell>
          <table:table-cell office:value-type="float" office:value="5860" table:number-columns-spanned="1" table:number-rows-spanned="2" table:style-name="ce9">
            <text:p>5,860</text:p>
          </table:table-cell>
          <table:table-cell office:value-type="percentage" office:value="0.65859999999999996" table:number-columns-spanned="1" table:number-rows-spanned="2" table:style-name="ce10">
            <text:p>65.86%</text:p>
          </table:table-cell>
          <table:table-cell office:value-type="float" office:value="2153" table:number-columns-spanned="1" table:number-rows-spanned="2" table:style-name="ce9">
            <text:p>2,153</text:p>
          </table:table-cell>
          <table:table-cell office:value-type="float" office:value="12617314" table:number-columns-spanned="1" table:number-rows-spanned="2" table:style-name="ce9">
            <text:p>12,617,314</text:p>
          </table:table-cell>
          <table:table-cell office:value-type="float" office:value="12638177" table:number-columns-spanned="1" table:number-rows-spanned="2" table:style-name="ce9">
            <text:p>12,638,177</text:p>
          </table:table-cell>
          <table:table-cell office:value-type="float" office:value="27292953" table:number-columns-spanned="1" table:number-rows-spanned="2" table:style-name="ce9">
            <text:p>27,292,953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4553" table:number-columns-spanned="1" table:number-rows-spanned="2" table:style-name="ce9">
            <text:p>4,553</text:p>
          </table:table-cell>
          <table:table-cell office:value-type="percentage" office:value="0.70269999999999999" table:number-columns-spanned="1" table:number-rows-spanned="2" table:style-name="ce10">
            <text:p>70.27%</text:p>
          </table:table-cell>
          <table:table-cell office:value-type="float" office:value="4579" table:number-columns-spanned="1" table:number-rows-spanned="2" table:style-name="ce9">
            <text:p>4,579</text:p>
          </table:table-cell>
          <table:table-cell office:value-type="float" office:value="20849005" table:number-columns-spanned="1" table:number-rows-spanned="2" table:style-name="ce9">
            <text:p>20,849,005</text:p>
          </table:table-cell>
          <table:table-cell office:value-type="float" office:value="18893046" table:number-columns-spanned="1" table:number-rows-spanned="2" table:style-name="ce9">
            <text:p>18,893,046</text:p>
          </table:table-cell>
          <table:table-cell office:value-type="float" office:value="48472343" table:number-columns-spanned="1" table:number-rows-spanned="2" table:style-name="ce9">
            <text:p>48,472,343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291" table:number-columns-spanned="1" table:number-rows-spanned="2" table:style-name="ce8">
            <text:p>2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5017" table:number-columns-spanned="1" table:number-rows-spanned="2" table:style-name="ce9">
            <text:p>5,017</text:p>
          </table:table-cell>
          <table:table-cell office:value-type="percentage" office:value="0.66600000000000004" table:number-columns-spanned="1" table:number-rows-spanned="2" table:style-name="ce10">
            <text:p>66.60%</text:p>
          </table:table-cell>
          <table:table-cell office:value-type="float" office:value="2336" table:number-columns-spanned="1" table:number-rows-spanned="2" table:style-name="ce9">
            <text:p>2,336</text:p>
          </table:table-cell>
          <table:table-cell office:value-type="float" office:value="11718363" table:number-columns-spanned="1" table:number-rows-spanned="2" table:style-name="ce9">
            <text:p>11,718,363</text:p>
          </table:table-cell>
          <table:table-cell office:value-type="float" office:value="2926701" table:number-columns-spanned="1" table:number-rows-spanned="2" table:style-name="ce9">
            <text:p>2,926,701</text:p>
          </table:table-cell>
          <table:table-cell office:value-type="float" office:value="16251562" table:number-columns-spanned="1" table:number-rows-spanned="2" table:style-name="ce9">
            <text:p>16,251,562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688" table:number-columns-spanned="1" table:number-rows-spanned="2" table:style-name="ce8">
            <text:p>688</text:p>
          </table:table-cell>
          <table:table-cell office:value-type="float" office:value="13484" table:number-columns-spanned="1" table:number-rows-spanned="2" table:style-name="ce9">
            <text:p>13,484</text:p>
          </table:table-cell>
          <table:table-cell office:value-type="percentage" office:value="0.63219999999999998" table:number-columns-spanned="1" table:number-rows-spanned="2" table:style-name="ce10">
            <text:p>63.22%</text:p>
          </table:table-cell>
          <table:table-cell office:value-type="float" office:value="5493" table:number-columns-spanned="1" table:number-rows-spanned="2" table:style-name="ce9">
            <text:p>5,493</text:p>
          </table:table-cell>
          <table:table-cell office:value-type="float" office:value="74064157" table:number-columns-spanned="1" table:number-rows-spanned="2" table:style-name="ce9">
            <text:p>74,064,157</text:p>
          </table:table-cell>
          <table:table-cell office:value-type="float" office:value="140944681" table:number-columns-spanned="1" table:number-rows-spanned="2" table:style-name="ce9">
            <text:p>140,944,681</text:p>
          </table:table-cell>
          <table:table-cell office:value-type="float" office:value="238192567" table:number-columns-spanned="1" table:number-rows-spanned="2" table:style-name="ce9">
            <text:p>238,192,567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445" table:number-columns-spanned="1" table:number-rows-spanned="2" table:style-name="ce8">
            <text:p>445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948" table:number-columns-spanned="1" table:number-rows-spanned="2" table:style-name="ce8">
            <text:p>9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2804" table:number-columns-spanned="1" table:number-rows-spanned="2" table:style-name="ce9">
            <text:p>2,804</text:p>
          </table:table-cell>
          <table:table-cell office:value-type="percentage" office:value="0.44779999999999998" table:number-columns-spanned="1" table:number-rows-spanned="2" table:style-name="ce10">
            <text:p>44.78%</text:p>
          </table:table-cell>
          <table:table-cell office:value-type="float" office:value="5112" table:number-columns-spanned="1" table:number-rows-spanned="2" table:style-name="ce9">
            <text:p>5,112</text:p>
          </table:table-cell>
          <table:table-cell office:value-type="float" office:value="14335444" table:number-columns-spanned="1" table:number-rows-spanned="2" table:style-name="ce9">
            <text:p>14,335,444</text:p>
          </table:table-cell>
          <table:table-cell office:value-type="float" office:value="40966827" table:number-columns-spanned="1" table:number-rows-spanned="2" table:style-name="ce9">
            <text:p>40,966,827</text:p>
          </table:table-cell>
          <table:table-cell office:value-type="float" office:value="61443022" table:number-columns-spanned="1" table:number-rows-spanned="2" table:style-name="ce9">
            <text:p>61,443,022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300" table:number-columns-spanned="1" table:number-rows-spanned="2" table:style-name="ce8">
            <text:p>30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606" table:number-columns-spanned="1" table:number-rows-spanned="2" table:style-name="ce8">
            <text:p>606</text:p>
          </table:table-cell>
          <table:table-cell office:value-type="float" office:value="10088" table:number-columns-spanned="1" table:number-rows-spanned="2" table:style-name="ce9">
            <text:p>10,088</text:p>
          </table:table-cell>
          <table:table-cell office:value-type="percentage" office:value="0.53700000000000003" table:number-columns-spanned="1" table:number-rows-spanned="2" table:style-name="ce10">
            <text:p>53.70%</text:p>
          </table:table-cell>
          <table:table-cell office:value-type="float" office:value="4336" table:number-columns-spanned="1" table:number-rows-spanned="2" table:style-name="ce9">
            <text:p>4,336</text:p>
          </table:table-cell>
          <table:table-cell office:value-type="float" office:value="43742000" table:number-columns-spanned="1" table:number-rows-spanned="2" table:style-name="ce9">
            <text:p>43,742,000</text:p>
          </table:table-cell>
          <table:table-cell office:value-type="float" office:value="76494000" table:number-columns-spanned="1" table:number-rows-spanned="2" table:style-name="ce9">
            <text:p>76,494,000</text:p>
          </table:table-cell>
          <table:table-cell office:value-type="float" office:value="140160000" table:number-columns-spanned="1" table:number-rows-spanned="2" table:style-name="ce9">
            <text:p>140,160,000</text:p>
          </table:table-cell>
          <table:table-cell office:value-type="float" office:value="236" table:number-columns-spanned="1" table:number-rows-spanned="2" table:style-name="ce8">
            <text:p>236</text:p>
          </table:table-cell>
          <table:table-cell office:value-type="float" office:value="352" table:number-columns-spanned="1" table:number-rows-spanned="2" table:style-name="ce8">
            <text:p>352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746" table:number-columns-spanned="1" table:number-rows-spanned="2" table:style-name="ce8">
            <text:p>74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853" table:number-columns-spanned="1" table:number-rows-spanned="2" table:style-name="ce8">
            <text:p>853</text:p>
          </table:table-cell>
          <table:table-cell office:value-type="float" office:value="15639" table:number-columns-spanned="1" table:number-rows-spanned="2" table:style-name="ce9">
            <text:p>15,639</text:p>
          </table:table-cell>
          <table:table-cell office:value-type="percentage" office:value="0.59140000000000004" table:number-columns-spanned="1" table:number-rows-spanned="2" table:style-name="ce10">
            <text:p>59.14%</text:p>
          </table:table-cell>
          <table:table-cell office:value-type="float" office:value="5972" table:number-columns-spanned="1" table:number-rows-spanned="2" table:style-name="ce9">
            <text:p>5,972</text:p>
          </table:table-cell>
          <table:table-cell office:value-type="float" office:value="93400654" table:number-columns-spanned="1" table:number-rows-spanned="2" table:style-name="ce9">
            <text:p>93,400,654</text:p>
          </table:table-cell>
          <table:table-cell office:value-type="float" office:value="115437022" table:number-columns-spanned="1" table:number-rows-spanned="2" table:style-name="ce9">
            <text:p>115,437,022</text:p>
          </table:table-cell>
          <table:table-cell office:value-type="float" office:value="234843038" table:number-columns-spanned="1" table:number-rows-spanned="2" table:style-name="ce9">
            <text:p>234,843,038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351" table:number-columns-spanned="1" table:number-rows-spanned="2" table:style-name="ce8">
            <text:p>351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744" table:number-columns-spanned="1" table:number-rows-spanned="2" table:style-name="ce8">
            <text:p>7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538" table:number-columns-spanned="1" table:number-rows-spanned="2" table:style-name="ce8">
            <text:p>538</text:p>
          </table:table-cell>
          <table:table-cell office:value-type="float" office:value="12464" table:number-columns-spanned="1" table:number-rows-spanned="2" table:style-name="ce9">
            <text:p>12,464</text:p>
          </table:table-cell>
          <table:table-cell office:value-type="percentage" office:value="0.74729999999999996" table:number-columns-spanned="1" table:number-rows-spanned="2" table:style-name="ce10">
            <text:p>74.73%</text:p>
          </table:table-cell>
          <table:table-cell office:value-type="float" office:value="6247" table:number-columns-spanned="1" table:number-rows-spanned="2" table:style-name="ce9">
            <text:p>6,247</text:p>
          </table:table-cell>
          <table:table-cell office:value-type="float" office:value="77858266" table:number-columns-spanned="1" table:number-rows-spanned="2" table:style-name="ce9">
            <text:p>77,858,266</text:p>
          </table:table-cell>
          <table:table-cell office:value-type="float" office:value="211643664" table:number-columns-spanned="1" table:number-rows-spanned="2" table:style-name="ce9">
            <text:p>211,643,664</text:p>
          </table:table-cell>
          <table:table-cell office:value-type="float" office:value="354243714" table:number-columns-spanned="1" table:number-rows-spanned="2" table:style-name="ce9">
            <text:p>354,243,714</text:p>
          </table:table-cell>
          <table:table-cell office:value-type="float" office:value="293" table:number-columns-spanned="1" table:number-rows-spanned="2" table:style-name="ce8">
            <text:p>293</text:p>
          </table:table-cell>
          <table:table-cell office:value-type="float" office:value="635" table:number-columns-spanned="1" table:number-rows-spanned="2" table:style-name="ce8">
            <text:p>635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121" table:number-columns-spanned="1" table:number-rows-spanned="2" table:style-name="ce9">
            <text:p>1,1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6379" table:number-columns-spanned="1" table:number-rows-spanned="2" table:style-name="ce9">
            <text:p>6,379</text:p>
          </table:table-cell>
          <table:table-cell office:value-type="percentage" office:value="0.59989999999999999" table:number-columns-spanned="1" table:number-rows-spanned="2" table:style-name="ce10">
            <text:p>59.99%</text:p>
          </table:table-cell>
          <table:table-cell office:value-type="float" office:value="4828" table:number-columns-spanned="1" table:number-rows-spanned="2" table:style-name="ce9">
            <text:p>4,828</text:p>
          </table:table-cell>
          <table:table-cell office:value-type="float" office:value="30797954" table:number-columns-spanned="1" table:number-rows-spanned="2" table:style-name="ce9">
            <text:p>30,797,954</text:p>
          </table:table-cell>
          <table:table-cell office:value-type="float" office:value="37035775" table:number-columns-spanned="1" table:number-rows-spanned="2" table:style-name="ce9">
            <text:p>37,035,775</text:p>
          </table:table-cell>
          <table:table-cell office:value-type="float" office:value="75069906" table:number-columns-spanned="1" table:number-rows-spanned="2" table:style-name="ce9">
            <text:p>75,069,906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508" table:number-columns-spanned="1" table:number-rows-spanned="2" table:style-name="ce8">
            <text:p>50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5676" table:number-columns-spanned="1" table:number-rows-spanned="2" table:style-name="ce9">
            <text:p>5,676</text:p>
          </table:table-cell>
          <table:table-cell office:value-type="percentage" office:value="0.57579999999999998" table:number-columns-spanned="1" table:number-rows-spanned="2" table:style-name="ce10">
            <text:p>57.58%</text:p>
          </table:table-cell>
          <table:table-cell office:value-type="float" office:value="6101" table:number-columns-spanned="1" table:number-rows-spanned="2" table:style-name="ce9">
            <text:p>6,101</text:p>
          </table:table-cell>
          <table:table-cell office:value-type="float" office:value="34631219" table:number-columns-spanned="1" table:number-rows-spanned="2" table:style-name="ce9">
            <text:p>34,631,219</text:p>
          </table:table-cell>
          <table:table-cell office:value-type="float" office:value="80791277" table:number-columns-spanned="1" table:number-rows-spanned="2" table:style-name="ce9">
            <text:p>80,791,277</text:p>
          </table:table-cell>
          <table:table-cell office:value-type="float" office:value="138750241" table:number-columns-spanned="1" table:number-rows-spanned="2" table:style-name="ce9">
            <text:p>138,750,241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274" table:number-columns-spanned="1" table:number-rows-spanned="2" table:style-name="ce8">
            <text:p>274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19" table:number-columns-spanned="1" table:number-rows-spanned="2" table:style-name="ce8">
            <text:p>5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1946" table:number-columns-spanned="1" table:number-rows-spanned="2" table:style-name="ce9">
            <text:p>1,946</text:p>
          </table:table-cell>
          <table:table-cell office:value-type="percentage" office:value="0.43" table:number-columns-spanned="1" table:number-rows-spanned="2" table:style-name="ce10">
            <text:p>43.00%</text:p>
          </table:table-cell>
          <table:table-cell office:value-type="float" office:value="6709" table:number-columns-spanned="1" table:number-rows-spanned="2" table:style-name="ce9">
            <text:p>6,709</text:p>
          </table:table-cell>
          <table:table-cell office:value-type="float" office:value="13055499" table:number-columns-spanned="1" table:number-rows-spanned="2" table:style-name="ce9">
            <text:p>13,055,499</text:p>
          </table:table-cell>
          <table:table-cell office:value-type="float" office:value="51037772" table:number-columns-spanned="1" table:number-rows-spanned="2" table:style-name="ce9">
            <text:p>51,037,772</text:p>
          </table:table-cell>
          <table:table-cell office:value-type="float" office:value="70297071" table:number-columns-spanned="1" table:number-rows-spanned="2" table:style-name="ce9">
            <text:p>70,297,071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94" table:number-columns-spanned="1" table:number-rows-spanned="2" table:style-name="ce8">
            <text:p>39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420" table:number-columns-spanned="1" table:number-rows-spanned="2" table:style-name="ce8">
            <text:p>420</text:p>
          </table:table-cell>
          <table:table-cell office:value-type="float" office:value="5740" table:number-columns-spanned="1" table:number-rows-spanned="2" table:style-name="ce9">
            <text:p>5,740</text:p>
          </table:table-cell>
          <table:table-cell office:value-type="percentage" office:value="0.44090000000000001" table:number-columns-spanned="1" table:number-rows-spanned="2" table:style-name="ce10">
            <text:p>44.09%</text:p>
          </table:table-cell>
          <table:table-cell office:value-type="float" office:value="7304" table:number-columns-spanned="1" table:number-rows-spanned="2" table:style-name="ce9">
            <text:p>7,304</text:p>
          </table:table-cell>
          <table:table-cell office:value-type="float" office:value="41922915" table:number-columns-spanned="1" table:number-rows-spanned="2" table:style-name="ce9">
            <text:p>41,922,915</text:p>
          </table:table-cell>
          <table:table-cell office:value-type="float" office:value="68466952" table:number-columns-spanned="1" table:number-rows-spanned="2" table:style-name="ce9">
            <text:p>68,466,952</text:p>
          </table:table-cell>
          <table:table-cell office:value-type="float" office:value="127196185" table:number-columns-spanned="1" table:number-rows-spanned="2" table:style-name="ce9">
            <text:p>127,196,185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535" table:number-columns-spanned="1" table:number-rows-spanned="2" table:style-name="ce8">
            <text:p>53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office:value-type="float" office:value="6094" table:number-columns-spanned="1" table:number-rows-spanned="2" table:style-name="ce9">
            <text:p>6,094</text:p>
          </table:table-cell>
          <table:table-cell office:value-type="percentage" office:value="0.68259999999999998" table:number-columns-spanned="1" table:number-rows-spanned="2" table:style-name="ce10">
            <text:p>68.26%</text:p>
          </table:table-cell>
          <table:table-cell office:value-type="float" office:value="6040" table:number-columns-spanned="1" table:number-rows-spanned="2" table:style-name="ce9">
            <text:p>6,040</text:p>
          </table:table-cell>
          <table:table-cell office:value-type="float" office:value="36807695" table:number-columns-spanned="1" table:number-rows-spanned="2" table:style-name="ce9">
            <text:p>36,807,695</text:p>
          </table:table-cell>
          <table:table-cell office:value-type="float" office:value="88360759" table:number-columns-spanned="1" table:number-rows-spanned="2" table:style-name="ce9">
            <text:p>88,360,759</text:p>
          </table:table-cell>
          <table:table-cell office:value-type="float" office:value="136144641" table:number-columns-spanned="1" table:number-rows-spanned="2" table:style-name="ce9">
            <text:p>136,144,641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320" table:number-columns-spanned="1" table:number-rows-spanned="2" table:style-name="ce8">
            <text:p>320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37" table:number-columns-spanned="1" table:number-rows-spanned="2" table:style-name="ce8">
            <text:p>63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4900" table:number-columns-spanned="1" table:number-rows-spanned="2" table:style-name="ce9">
            <text:p>4,900</text:p>
          </table:table-cell>
          <table:table-cell office:value-type="percentage" office:value="0.77859999999999996" table:number-columns-spanned="1" table:number-rows-spanned="2" table:style-name="ce10">
            <text:p>77.86%</text:p>
          </table:table-cell>
          <table:table-cell office:value-type="float" office:value="2372" table:number-columns-spanned="1" table:number-rows-spanned="2" table:style-name="ce9">
            <text:p>2,372</text:p>
          </table:table-cell>
          <table:table-cell office:value-type="float" office:value="11624118" table:number-columns-spanned="1" table:number-rows-spanned="2" table:style-name="ce9">
            <text:p>11,624,118</text:p>
          </table:table-cell>
          <table:table-cell office:value-type="float" office:value="6872480" table:number-columns-spanned="1" table:number-rows-spanned="2" table:style-name="ce9">
            <text:p>6,872,480</text:p>
          </table:table-cell>
          <table:table-cell office:value-type="float" office:value="23982123" table:number-columns-spanned="1" table:number-rows-spanned="2" table:style-name="ce9">
            <text:p>23,982,123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3967" table:number-columns-spanned="1" table:number-rows-spanned="2" table:style-name="ce9">
            <text:p>3,967</text:p>
          </table:table-cell>
          <table:table-cell office:value-type="percentage" office:value="0.79979999999999996" table:number-columns-spanned="1" table:number-rows-spanned="2" table:style-name="ce10">
            <text:p>79.98%</text:p>
          </table:table-cell>
          <table:table-cell office:value-type="float" office:value="9325" table:number-columns-spanned="1" table:number-rows-spanned="2" table:style-name="ce9">
            <text:p>9,325</text:p>
          </table:table-cell>
          <table:table-cell office:value-type="float" office:value="36991141" table:number-columns-spanned="1" table:number-rows-spanned="2" table:style-name="ce9">
            <text:p>36,991,141</text:p>
          </table:table-cell>
          <table:table-cell office:value-type="float" office:value="82910124" table:number-columns-spanned="1" table:number-rows-spanned="2" table:style-name="ce9">
            <text:p>82,910,124</text:p>
          </table:table-cell>
          <table:table-cell office:value-type="float" office:value="132286076" table:number-columns-spanned="1" table:number-rows-spanned="2" table:style-name="ce9">
            <text:p>132,286,076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372" table:number-columns-spanned="1" table:number-rows-spanned="2" table:style-name="ce8">
            <text:p>3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8930" table:number-columns-spanned="1" table:number-rows-spanned="2" table:style-name="ce9">
            <text:p>8,930</text:p>
          </table:table-cell>
          <table:table-cell office:value-type="percentage" office:value="0.71130000000000004" table:number-columns-spanned="1" table:number-rows-spanned="2" table:style-name="ce10">
            <text:p>71.13%</text:p>
          </table:table-cell>
          <table:table-cell office:value-type="float" office:value="8878" table:number-columns-spanned="1" table:number-rows-spanned="2" table:style-name="ce9">
            <text:p>8,878</text:p>
          </table:table-cell>
          <table:table-cell office:value-type="float" office:value="79282856" table:number-columns-spanned="1" table:number-rows-spanned="2" table:style-name="ce9">
            <text:p>79,282,856</text:p>
          </table:table-cell>
          <table:table-cell office:value-type="float" office:value="67543469" table:number-columns-spanned="1" table:number-rows-spanned="2" table:style-name="ce9">
            <text:p>67,543,469</text:p>
          </table:table-cell>
          <table:table-cell office:value-type="float" office:value="164520929" table:number-columns-spanned="1" table:number-rows-spanned="2" table:style-name="ce9">
            <text:p>164,520,929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12" table:number-columns-spanned="1" table:number-rows-spanned="2" table:style-name="ce8">
            <text:p>5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58" table:number-columns-spanned="1" table:number-rows-spanned="2" table:style-name="ce8">
            <text:p>358</text:p>
          </table:table-cell>
          <table:table-cell office:value-type="percentage" office:value="0.28870000000000001" table:number-columns-spanned="1" table:number-rows-spanned="2" table:style-name="ce10">
            <text:p>28.87%</text:p>
          </table:table-cell>
          <table:table-cell office:value-type="float" office:value="2735" table:number-columns-spanned="1" table:number-rows-spanned="2" table:style-name="ce9">
            <text:p>2,735</text:p>
          </table:table-cell>
          <table:table-cell office:value-type="float" office:value="979059" table:number-columns-spanned="1" table:number-rows-spanned="2" table:style-name="ce9">
            <text:p>979,05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79059" table:number-columns-spanned="1" table:number-rows-spanned="2" table:style-name="ce9">
            <text:p>979,059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3409" table:number-columns-spanned="1" table:number-rows-spanned="2" table:style-name="ce9">
            <text:p>3,409</text:p>
          </table:table-cell>
          <table:table-cell office:value-type="percentage" office:value="0.62480000000000002" table:number-columns-spanned="1" table:number-rows-spanned="2" table:style-name="ce10">
            <text:p>62.48%</text:p>
          </table:table-cell>
          <table:table-cell office:value-type="float" office:value="1865" table:number-columns-spanned="1" table:number-rows-spanned="2" table:style-name="ce9">
            <text:p>1,865</text:p>
          </table:table-cell>
          <table:table-cell office:value-type="float" office:value="6356112" table:number-columns-spanned="1" table:number-rows-spanned="2" table:style-name="ce9">
            <text:p>6,356,112</text:p>
          </table:table-cell>
          <table:table-cell office:value-type="float" office:value="3552659" table:number-columns-spanned="1" table:number-rows-spanned="2" table:style-name="ce9">
            <text:p>3,552,659</text:p>
          </table:table-cell>
          <table:table-cell office:value-type="float" office:value="26934029" table:number-columns-spanned="1" table:number-rows-spanned="2" table:style-name="ce9">
            <text:p>26,934,029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4872" table:number-columns-spanned="1" table:number-rows-spanned="2" table:style-name="ce9">
            <text:p>4,872</text:p>
          </table:table-cell>
          <table:table-cell office:value-type="percentage" office:value="0.69540000000000002" table:number-columns-spanned="1" table:number-rows-spanned="2" table:style-name="ce10">
            <text:p>69.54%</text:p>
          </table:table-cell>
          <table:table-cell office:value-type="float" office:value="1703" table:number-columns-spanned="1" table:number-rows-spanned="2" table:style-name="ce9">
            <text:p>1,703</text:p>
          </table:table-cell>
          <table:table-cell office:value-type="float" office:value="8296993" table:number-columns-spanned="1" table:number-rows-spanned="2" table:style-name="ce9">
            <text:p>8,296,993</text:p>
          </table:table-cell>
          <table:table-cell office:value-type="float" office:value="11799921" table:number-columns-spanned="1" table:number-rows-spanned="2" table:style-name="ce9">
            <text:p>11,799,921</text:p>
          </table:table-cell>
          <table:table-cell office:value-type="float" office:value="21058022" table:number-columns-spanned="1" table:number-rows-spanned="2" table:style-name="ce9">
            <text:p>21,058,022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帝后大飯店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803" table:number-columns-spanned="1" table:number-rows-spanned="2" table:style-name="ce8">
            <text:p>803</text:p>
          </table:table-cell>
          <table:table-cell office:value-type="percentage" office:value="0.38090000000000002" table:number-columns-spanned="1" table:number-rows-spanned="2" table:style-name="ce10">
            <text:p>38.09%</text:p>
          </table:table-cell>
          <table:table-cell office:value-type="float" office:value="1647" table:number-columns-spanned="1" table:number-rows-spanned="2" table:style-name="ce9">
            <text:p>1,647</text:p>
          </table:table-cell>
          <table:table-cell office:value-type="float" office:value="1322788" table:number-columns-spanned="1" table:number-rows-spanned="2" table:style-name="ce9">
            <text:p>1,322,788</text:p>
          </table:table-cell>
          <table:table-cell office:value-type="float" office:value="36590" table:number-columns-spanned="1" table:number-rows-spanned="2" table:style-name="ce9">
            <text:p>36,590</text:p>
          </table:table-cell>
          <table:table-cell office:value-type="float" office:value="1359378" table:number-columns-spanned="1" table:number-rows-spanned="2" table:style-name="ce9">
            <text:p>1,359,378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mpres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2273" table:number-columns-spanned="1" table:number-rows-spanned="2" table:style-name="ce9">
            <text:p>2,273</text:p>
          </table:table-cell>
          <table:table-cell office:value-type="percentage" office:value="0.65469999999999995" table:number-columns-spanned="1" table:number-rows-spanned="2" table:style-name="ce10">
            <text:p>65.47%</text:p>
          </table:table-cell>
          <table:table-cell office:value-type="float" office:value="1757" table:number-columns-spanned="1" table:number-rows-spanned="2" table:style-name="ce9">
            <text:p>1,757</text:p>
          </table:table-cell>
          <table:table-cell office:value-type="float" office:value="3994592" table:number-columns-spanned="1" table:number-rows-spanned="2" table:style-name="ce9">
            <text:p>3,994,59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994592" table:number-columns-spanned="1" table:number-rows-spanned="2" table:style-name="ce9">
            <text:p>3,994,592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842" table:number-columns-spanned="1" table:number-rows-spanned="2" table:style-name="ce8">
            <text:p>842</text:p>
          </table:table-cell>
          <table:table-cell office:value-type="percentage" office:value="0.54320000000000002" table:number-columns-spanned="1" table:number-rows-spanned="2" table:style-name="ce10">
            <text:p>54.32%</text:p>
          </table:table-cell>
          <table:table-cell office:value-type="float" office:value="7988" table:number-columns-spanned="1" table:number-rows-spanned="2" table:style-name="ce9">
            <text:p>7,988</text:p>
          </table:table-cell>
          <table:table-cell office:value-type="float" office:value="6726006" table:number-columns-spanned="1" table:number-rows-spanned="2" table:style-name="ce9">
            <text:p>6,726,006</text:p>
          </table:table-cell>
          <table:table-cell office:value-type="float" office:value="2853067" table:number-columns-spanned="1" table:number-rows-spanned="2" table:style-name="ce9">
            <text:p>2,853,067</text:p>
          </table:table-cell>
          <table:table-cell office:value-type="float" office:value="11143566" table:number-columns-spanned="1" table:number-rows-spanned="2" table:style-name="ce9">
            <text:p>11,143,566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081" table:number-columns-spanned="1" table:number-rows-spanned="2" table:style-name="ce9">
            <text:p>1,081</text:p>
          </table:table-cell>
          <table:table-cell office:value-type="percentage" office:value="0.62270000000000003" table:number-columns-spanned="1" table:number-rows-spanned="2" table:style-name="ce10">
            <text:p>62.27%</text:p>
          </table:table-cell>
          <table:table-cell office:value-type="float" office:value="2590" table:number-columns-spanned="1" table:number-rows-spanned="2" table:style-name="ce9">
            <text:p>2,590</text:p>
          </table:table-cell>
          <table:table-cell office:value-type="float" office:value="2799718" table:number-columns-spanned="1" table:number-rows-spanned="2" table:style-name="ce9">
            <text:p>2,799,718</text:p>
          </table:table-cell>
          <table:table-cell office:value-type="float" office:value="611616" table:number-columns-spanned="1" table:number-rows-spanned="2" table:style-name="ce9">
            <text:p>611,616</text:p>
          </table:table-cell>
          <table:table-cell office:value-type="float" office:value="3491076" table:number-columns-spanned="1" table:number-rows-spanned="2" table:style-name="ce9">
            <text:p>3,491,076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802" table:number-columns-spanned="1" table:number-rows-spanned="2" table:style-name="ce9">
            <text:p>1,802</text:p>
          </table:table-cell>
          <table:table-cell office:value-type="percentage" office:value="0.51900000000000002" table:number-columns-spanned="1" table:number-rows-spanned="2" table:style-name="ce10">
            <text:p>51.90%</text:p>
          </table:table-cell>
          <table:table-cell office:value-type="float" office:value="3203" table:number-columns-spanned="1" table:number-rows-spanned="2" table:style-name="ce9">
            <text:p>3,203</text:p>
          </table:table-cell>
          <table:table-cell office:value-type="float" office:value="5771538" table:number-columns-spanned="1" table:number-rows-spanned="2" table:style-name="ce9">
            <text:p>5,771,538</text:p>
          </table:table-cell>
          <table:table-cell office:value-type="float" office:value="7166851" table:number-columns-spanned="1" table:number-rows-spanned="2" table:style-name="ce9">
            <text:p>7,166,851</text:p>
          </table:table-cell>
          <table:table-cell office:value-type="float" office:value="14251097" table:number-columns-spanned="1" table:number-rows-spanned="2" table:style-name="ce9">
            <text:p>14,251,097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2883" table:number-columns-spanned="1" table:number-rows-spanned="2" table:style-name="ce9">
            <text:p>2,883</text:p>
          </table:table-cell>
          <table:table-cell office:value-type="percentage" office:value="0.62" table:number-columns-spanned="1" table:number-rows-spanned="2" table:style-name="ce10">
            <text:p>62.00%</text:p>
          </table:table-cell>
          <table:table-cell office:value-type="float" office:value="2991" table:number-columns-spanned="1" table:number-rows-spanned="2" table:style-name="ce9">
            <text:p>2,991</text:p>
          </table:table-cell>
          <table:table-cell office:value-type="float" office:value="8623766" table:number-columns-spanned="1" table:number-rows-spanned="2" table:style-name="ce9">
            <text:p>8,623,766</text:p>
          </table:table-cell>
          <table:table-cell office:value-type="float" office:value="10778699" table:number-columns-spanned="1" table:number-rows-spanned="2" table:style-name="ce9">
            <text:p>10,778,699</text:p>
          </table:table-cell>
          <table:table-cell office:value-type="float" office:value="19943396" table:number-columns-spanned="1" table:number-rows-spanned="2" table:style-name="ce9">
            <text:p>19,943,396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6488" table:number-columns-spanned="1" table:number-rows-spanned="2" table:style-name="ce9">
            <text:p>6,488</text:p>
          </table:table-cell>
          <table:table-cell office:value-type="percentage" office:value="0.93020000000000003" table:number-columns-spanned="1" table:number-rows-spanned="2" table:style-name="ce10">
            <text:p>93.02%</text:p>
          </table:table-cell>
          <table:table-cell office:value-type="float" office:value="3447" table:number-columns-spanned="1" table:number-rows-spanned="2" table:style-name="ce9">
            <text:p>3,447</text:p>
          </table:table-cell>
          <table:table-cell office:value-type="float" office:value="22362808" table:number-columns-spanned="1" table:number-rows-spanned="2" table:style-name="ce9">
            <text:p>22,362,808</text:p>
          </table:table-cell>
          <table:table-cell office:value-type="float" office:value="58303312" table:number-columns-spanned="1" table:number-rows-spanned="2" table:style-name="ce9">
            <text:p>58,303,312</text:p>
          </table:table-cell>
          <table:table-cell office:value-type="float" office:value="84870602" table:number-columns-spanned="1" table:number-rows-spanned="2" table:style-name="ce9">
            <text:p>84,870,602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1284" table:number-columns-spanned="1" table:number-rows-spanned="2" table:style-name="ce9">
            <text:p>1,284</text:p>
          </table:table-cell>
          <table:table-cell office:value-type="percentage" office:value="0.34520000000000001" table:number-columns-spanned="1" table:number-rows-spanned="2" table:style-name="ce10">
            <text:p>34.52%</text:p>
          </table:table-cell>
          <table:table-cell office:value-type="float" office:value="3669" table:number-columns-spanned="1" table:number-rows-spanned="2" table:style-name="ce9">
            <text:p>3,669</text:p>
          </table:table-cell>
          <table:table-cell office:value-type="float" office:value="4710639" table:number-columns-spanned="1" table:number-rows-spanned="2" table:style-name="ce9">
            <text:p>4,710,639</text:p>
          </table:table-cell>
          <table:table-cell office:value-type="float" office:value="16496855" table:number-columns-spanned="1" table:number-rows-spanned="2" table:style-name="ce9">
            <text:p>16,496,855</text:p>
          </table:table-cell>
          <table:table-cell office:value-type="float" office:value="23016575" table:number-columns-spanned="1" table:number-rows-spanned="2" table:style-name="ce9">
            <text:p>23,016,575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2923" table:number-columns-spanned="1" table:number-rows-spanned="2" table:style-name="ce9">
            <text:p>2,923</text:p>
          </table:table-cell>
          <table:table-cell office:value-type="percentage" office:value="0.73089999999999999" table:number-columns-spanned="1" table:number-rows-spanned="2" table:style-name="ce10">
            <text:p>73.09%</text:p>
          </table:table-cell>
          <table:table-cell office:value-type="float" office:value="3184" table:number-columns-spanned="1" table:number-rows-spanned="2" table:style-name="ce9">
            <text:p>3,184</text:p>
          </table:table-cell>
          <table:table-cell office:value-type="float" office:value="9307224" table:number-columns-spanned="1" table:number-rows-spanned="2" table:style-name="ce9">
            <text:p>9,307,224</text:p>
          </table:table-cell>
          <table:table-cell office:value-type="float" office:value="8214817" table:number-columns-spanned="1" table:number-rows-spanned="2" table:style-name="ce9">
            <text:p>8,214,817</text:p>
          </table:table-cell>
          <table:table-cell office:value-type="float" office:value="20450378" table:number-columns-spanned="1" table:number-rows-spanned="2" table:style-name="ce9">
            <text:p>20,450,378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7215" table:number-columns-spanned="1" table:number-rows-spanned="2" table:style-name="ce9">
            <text:p>7,215</text:p>
          </table:table-cell>
          <table:table-cell office:value-type="percentage" office:value="0.81379999999999997" table:number-columns-spanned="1" table:number-rows-spanned="2" table:style-name="ce10">
            <text:p>81.38%</text:p>
          </table:table-cell>
          <table:table-cell office:value-type="float" office:value="4827" table:number-columns-spanned="1" table:number-rows-spanned="2" table:style-name="ce9">
            <text:p>4,827</text:p>
          </table:table-cell>
          <table:table-cell office:value-type="float" office:value="34827850" table:number-columns-spanned="1" table:number-rows-spanned="2" table:style-name="ce9">
            <text:p>34,827,850</text:p>
          </table:table-cell>
          <table:table-cell office:value-type="float" office:value="55168856" table:number-columns-spanned="1" table:number-rows-spanned="2" table:style-name="ce9">
            <text:p>55,168,856</text:p>
          </table:table-cell>
          <table:table-cell office:value-type="float" office:value="94868367" table:number-columns-spanned="1" table:number-rows-spanned="2" table:style-name="ce9">
            <text:p>94,868,367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0" table:number-columns-spanned="1" table:number-rows-spanned="2" table:style-name="ce8">
            <text:p>36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6492" table:number-columns-spanned="1" table:number-rows-spanned="2" table:style-name="ce9">
            <text:p>6,492</text:p>
          </table:table-cell>
          <table:table-cell office:value-type="percentage" office:value="0.86899999999999999" table:number-columns-spanned="1" table:number-rows-spanned="2" table:style-name="ce10">
            <text:p>86.90%</text:p>
          </table:table-cell>
          <table:table-cell office:value-type="float" office:value="1952" table:number-columns-spanned="1" table:number-rows-spanned="2" table:style-name="ce9">
            <text:p>1,952</text:p>
          </table:table-cell>
          <table:table-cell office:value-type="float" office:value="12670766" table:number-columns-spanned="1" table:number-rows-spanned="2" table:style-name="ce9">
            <text:p>12,670,766</text:p>
          </table:table-cell>
          <table:table-cell office:value-type="float" office:value="33674535" table:number-columns-spanned="1" table:number-rows-spanned="2" table:style-name="ce9">
            <text:p>33,674,535</text:p>
          </table:table-cell>
          <table:table-cell office:value-type="float" office:value="55036148" table:number-columns-spanned="1" table:number-rows-spanned="2" table:style-name="ce9">
            <text:p>55,036,148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656" table:number-columns-spanned="1" table:number-rows-spanned="2" table:style-name="ce9">
            <text:p>1,656</text:p>
          </table:table-cell>
          <table:table-cell office:value-type="percentage" office:value="0.59350000000000003" table:number-columns-spanned="1" table:number-rows-spanned="2" table:style-name="ce10">
            <text:p>59.35%</text:p>
          </table:table-cell>
          <table:table-cell office:value-type="float" office:value="10559" table:number-columns-spanned="1" table:number-rows-spanned="2" table:style-name="ce9">
            <text:p>10,559</text:p>
          </table:table-cell>
          <table:table-cell office:value-type="float" office:value="17484924" table:number-columns-spanned="1" table:number-rows-spanned="2" table:style-name="ce9">
            <text:p>17,484,924</text:p>
          </table:table-cell>
          <table:table-cell office:value-type="float" office:value="15766575" table:number-columns-spanned="1" table:number-rows-spanned="2" table:style-name="ce9">
            <text:p>15,766,575</text:p>
          </table:table-cell>
          <table:table-cell office:value-type="float" office:value="42087194" table:number-columns-spanned="1" table:number-rows-spanned="2" table:style-name="ce9">
            <text:p>42,087,194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675" table:number-columns-spanned="1" table:number-rows-spanned="2" table:style-name="ce9">
            <text:p>1,675</text:p>
          </table:table-cell>
          <table:table-cell office:value-type="percentage" office:value="0.81869999999999998" table:number-columns-spanned="1" table:number-rows-spanned="2" table:style-name="ce10">
            <text:p>81.87%</text:p>
          </table:table-cell>
          <table:table-cell office:value-type="float" office:value="14998" table:number-columns-spanned="1" table:number-rows-spanned="2" table:style-name="ce9">
            <text:p>14,998</text:p>
          </table:table-cell>
          <table:table-cell office:value-type="float" office:value="25120906" table:number-columns-spanned="1" table:number-rows-spanned="2" table:style-name="ce9">
            <text:p>25,120,906</text:p>
          </table:table-cell>
          <table:table-cell office:value-type="float" office:value="14659757" table:number-columns-spanned="1" table:number-rows-spanned="2" table:style-name="ce9">
            <text:p>14,659,757</text:p>
          </table:table-cell>
          <table:table-cell office:value-type="float" office:value="48128402" table:number-columns-spanned="1" table:number-rows-spanned="2" table:style-name="ce9">
            <text:p>48,128,402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5748" table:number-columns-spanned="1" table:number-rows-spanned="2" table:style-name="ce9">
            <text:p>5,748</text:p>
          </table:table-cell>
          <table:table-cell office:value-type="percentage" office:value="0.78900000000000003" table:number-columns-spanned="1" table:number-rows-spanned="2" table:style-name="ce10">
            <text:p>78.90%</text:p>
          </table:table-cell>
          <table:table-cell office:value-type="float" office:value="5830" table:number-columns-spanned="1" table:number-rows-spanned="2" table:style-name="ce9">
            <text:p>5,830</text:p>
          </table:table-cell>
          <table:table-cell office:value-type="float" office:value="33512634" table:number-columns-spanned="1" table:number-rows-spanned="2" table:style-name="ce9">
            <text:p>33,512,634</text:p>
          </table:table-cell>
          <table:table-cell office:value-type="float" office:value="32435022" table:number-columns-spanned="1" table:number-rows-spanned="2" table:style-name="ce9">
            <text:p>32,435,022</text:p>
          </table:table-cell>
          <table:table-cell office:value-type="float" office:value="72591783" table:number-columns-spanned="1" table:number-rows-spanned="2" table:style-name="ce9">
            <text:p>72,591,783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6" table:number-columns-spanned="1" table:number-rows-spanned="2" table:style-name="ce8">
            <text:p>23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1268" table:number-columns-spanned="1" table:number-rows-spanned="2" table:style-name="ce9">
            <text:p>11,268</text:p>
          </table:table-cell>
          <table:table-cell office:value-type="float" office:value="230147" table:number-columns-spanned="1" table:number-rows-spanned="2" table:style-name="ce9">
            <text:p>230,147</text:p>
          </table:table-cell>
          <table:table-cell office:value-type="percentage" office:value="0.65890000000000004" table:number-columns-spanned="1" table:number-rows-spanned="2" table:style-name="ce10">
            <text:p>65.89%</text:p>
          </table:table-cell>
          <table:table-cell office:value-type="float" office:value="4602" table:number-columns-spanned="1" table:number-rows-spanned="2" table:style-name="ce9">
            <text:p>4,602</text:p>
          </table:table-cell>
          <table:table-cell office:value-type="float" office:value="1059055403" table:number-columns-spanned="1" table:number-rows-spanned="2" table:style-name="ce9">
            <text:p>1,059,055,403</text:p>
          </table:table-cell>
          <table:table-cell office:value-type="float" office:value="1782216972" table:number-columns-spanned="1" table:number-rows-spanned="2" table:style-name="ce9">
            <text:p>1,782,216,972</text:p>
          </table:table-cell>
          <table:table-cell office:value-type="float" office:value="3209549063" table:number-columns-spanned="1" table:number-rows-spanned="2" table:style-name="ce9">
            <text:p>3,209,549,063</text:p>
          </table:table-cell>
          <table:table-cell office:value-type="float" office:value="3904" table:number-columns-spanned="1" table:number-rows-spanned="2" table:style-name="ce9">
            <text:p>3,904</text:p>
          </table:table-cell>
          <table:table-cell office:value-type="float" office:value="6508" table:number-columns-spanned="1" table:number-rows-spanned="2" table:style-name="ce9">
            <text:p>6,508</text:p>
          </table:table-cell>
          <table:table-cell office:value-type="float" office:value="2138" table:number-columns-spanned="1" table:number-rows-spanned="2" table:style-name="ce9">
            <text:p>2,138</text:p>
          </table:table-cell>
          <table:table-cell office:value-type="float" office:value="1175" table:number-columns-spanned="1" table:number-rows-spanned="2" table:style-name="ce9">
            <text:p>1,175</text:p>
          </table:table-cell>
          <table:table-cell office:value-type="float" office:value="13725" table:number-columns-spanned="1" table:number-rows-spanned="2" table:style-name="ce9">
            <text:p>13,725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3-31T00:00:00" table:style-name="ce4">
            <text:p>2017/3/31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月至2017年1月(Data for 2017/1～2017/1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2910" table:number-columns-spanned="1" table:number-rows-spanned="2" table:style-name="ce9">
            <text:p>2,910</text:p>
          </table:table-cell>
          <table:table-cell office:value-type="percentage" office:value="0.31609999999999999" table:number-columns-spanned="1" table:number-rows-spanned="2" table:style-name="ce10">
            <text:p>31.61%</text:p>
          </table:table-cell>
          <table:table-cell office:value-type="float" office:value="1991" table:number-columns-spanned="1" table:number-rows-spanned="2" table:style-name="ce9">
            <text:p>1,991</text:p>
          </table:table-cell>
          <table:table-cell office:value-type="float" office:value="5794386" table:number-columns-spanned="1" table:number-rows-spanned="2" table:style-name="ce9">
            <text:p>5,794,386</text:p>
          </table:table-cell>
          <table:table-cell office:value-type="float" office:value="4562770" table:number-columns-spanned="1" table:number-rows-spanned="2" table:style-name="ce9">
            <text:p>4,562,770</text:p>
          </table:table-cell>
          <table:table-cell office:value-type="float" office:value="10534721" table:number-columns-spanned="1" table:number-rows-spanned="2" table:style-name="ce9">
            <text:p>10,534,721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2648" table:number-columns-spanned="1" table:number-rows-spanned="2" table:style-name="ce9">
            <text:p>2,648</text:p>
          </table:table-cell>
          <table:table-cell office:value-type="percentage" office:value="0.3175" table:number-columns-spanned="1" table:number-rows-spanned="2" table:style-name="ce10">
            <text:p>31.75%</text:p>
          </table:table-cell>
          <table:table-cell office:value-type="float" office:value="2354" table:number-columns-spanned="1" table:number-rows-spanned="2" table:style-name="ce9">
            <text:p>2,354</text:p>
          </table:table-cell>
          <table:table-cell office:value-type="float" office:value="6234600" table:number-columns-spanned="1" table:number-rows-spanned="2" table:style-name="ce9">
            <text:p>6,234,600</text:p>
          </table:table-cell>
          <table:table-cell office:value-type="float" office:value="7240131" table:number-columns-spanned="1" table:number-rows-spanned="2" table:style-name="ce9">
            <text:p>7,240,131</text:p>
          </table:table-cell>
          <table:table-cell office:value-type="float" office:value="13745798" table:number-columns-spanned="1" table:number-rows-spanned="2" table:style-name="ce9">
            <text:p>13,745,798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453" table:number-columns-spanned="1" table:number-rows-spanned="2" table:style-name="ce8">
            <text:p>453</text:p>
          </table:table-cell>
          <table:table-cell office:value-type="float" office:value="8403" table:number-columns-spanned="1" table:number-rows-spanned="2" table:style-name="ce9">
            <text:p>8,403</text:p>
          </table:table-cell>
          <table:table-cell office:value-type="percentage" office:value="0.59840000000000004" table:number-columns-spanned="1" table:number-rows-spanned="2" table:style-name="ce10">
            <text:p>59.84%</text:p>
          </table:table-cell>
          <table:table-cell office:value-type="float" office:value="2510" table:number-columns-spanned="1" table:number-rows-spanned="2" table:style-name="ce9">
            <text:p>2,510</text:p>
          </table:table-cell>
          <table:table-cell office:value-type="float" office:value="21088825" table:number-columns-spanned="1" table:number-rows-spanned="2" table:style-name="ce9">
            <text:p>21,088,825</text:p>
          </table:table-cell>
          <table:table-cell office:value-type="float" office:value="54701095" table:number-columns-spanned="1" table:number-rows-spanned="2" table:style-name="ce9">
            <text:p>54,701,095</text:p>
          </table:table-cell>
          <table:table-cell office:value-type="float" office:value="79065719" table:number-columns-spanned="1" table:number-rows-spanned="2" table:style-name="ce9">
            <text:p>79,065,719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401" table:number-columns-spanned="1" table:number-rows-spanned="2" table:style-name="ce8">
            <text:p>40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436" table:number-columns-spanned="1" table:number-rows-spanned="2" table:style-name="ce8">
            <text:p>436</text:p>
          </table:table-cell>
          <table:table-cell office:value-type="float" office:value="9314" table:number-columns-spanned="1" table:number-rows-spanned="2" table:style-name="ce9">
            <text:p>9,314</text:p>
          </table:table-cell>
          <table:table-cell office:value-type="percentage" office:value="0.68910000000000005" table:number-columns-spanned="1" table:number-rows-spanned="2" table:style-name="ce10">
            <text:p>68.91%</text:p>
          </table:table-cell>
          <table:table-cell office:value-type="float" office:value="4091" table:number-columns-spanned="1" table:number-rows-spanned="2" table:style-name="ce9">
            <text:p>4,091</text:p>
          </table:table-cell>
          <table:table-cell office:value-type="float" office:value="38099773" table:number-columns-spanned="1" table:number-rows-spanned="2" table:style-name="ce9">
            <text:p>38,099,773</text:p>
          </table:table-cell>
          <table:table-cell office:value-type="float" office:value="91937826" table:number-columns-spanned="1" table:number-rows-spanned="2" table:style-name="ce9">
            <text:p>91,937,826</text:p>
          </table:table-cell>
          <table:table-cell office:value-type="float" office:value="165146871" table:number-columns-spanned="1" table:number-rows-spanned="2" table:style-name="ce9">
            <text:p>165,146,871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office:value-type="float" office:value="453" table:number-columns-spanned="1" table:number-rows-spanned="2" table:style-name="ce8">
            <text:p>45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844" table:number-columns-spanned="1" table:number-rows-spanned="2" table:style-name="ce8">
            <text:p>8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6447" table:number-columns-spanned="1" table:number-rows-spanned="2" table:style-name="ce9">
            <text:p>6,447</text:p>
          </table:table-cell>
          <table:table-cell office:value-type="percentage" office:value="0.76739999999999997" table:number-columns-spanned="1" table:number-rows-spanned="2" table:style-name="ce10">
            <text:p>76.74%</text:p>
          </table:table-cell>
          <table:table-cell office:value-type="float" office:value="2523" table:number-columns-spanned="1" table:number-rows-spanned="2" table:style-name="ce9">
            <text:p>2,523</text:p>
          </table:table-cell>
          <table:table-cell office:value-type="float" office:value="16264000" table:number-columns-spanned="1" table:number-rows-spanned="2" table:style-name="ce9">
            <text:p>16,264,000</text:p>
          </table:table-cell>
          <table:table-cell office:value-type="float" office:value="29233000" table:number-columns-spanned="1" table:number-rows-spanned="2" table:style-name="ce9">
            <text:p>29,233,000</text:p>
          </table:table-cell>
          <table:table-cell office:value-type="float" office:value="49326000" table:number-columns-spanned="1" table:number-rows-spanned="2" table:style-name="ce9">
            <text:p>49,326,000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10725" table:number-columns-spanned="1" table:number-rows-spanned="2" table:style-name="ce9">
            <text:p>10,725</text:p>
          </table:table-cell>
          <table:table-cell office:value-type="percentage" office:value="0.59140000000000004" table:number-columns-spanned="1" table:number-rows-spanned="2" table:style-name="ce10">
            <text:p>59.14%</text:p>
          </table:table-cell>
          <table:table-cell office:value-type="float" office:value="2872" table:number-columns-spanned="1" table:number-rows-spanned="2" table:style-name="ce9">
            <text:p>2,872</text:p>
          </table:table-cell>
          <table:table-cell office:value-type="float" office:value="30804030" table:number-columns-spanned="1" table:number-rows-spanned="2" table:style-name="ce9">
            <text:p>30,804,030</text:p>
          </table:table-cell>
          <table:table-cell office:value-type="float" office:value="52876845" table:number-columns-spanned="1" table:number-rows-spanned="2" table:style-name="ce9">
            <text:p>52,876,845</text:p>
          </table:table-cell>
          <table:table-cell office:value-type="float" office:value="100957763" table:number-columns-spanned="1" table:number-rows-spanned="2" table:style-name="ce9">
            <text:p>100,957,763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525" table:number-columns-spanned="1" table:number-rows-spanned="2" table:style-name="ce8">
            <text:p>52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6356" table:number-columns-spanned="1" table:number-rows-spanned="2" table:style-name="ce9">
            <text:p>6,356</text:p>
          </table:table-cell>
          <table:table-cell office:value-type="percentage" office:value="0.53959999999999997" table:number-columns-spanned="1" table:number-rows-spanned="2" table:style-name="ce10">
            <text:p>53.96%</text:p>
          </table:table-cell>
          <table:table-cell office:value-type="float" office:value="2487" table:number-columns-spanned="1" table:number-rows-spanned="2" table:style-name="ce9">
            <text:p>2,487</text:p>
          </table:table-cell>
          <table:table-cell office:value-type="float" office:value="15804565" table:number-columns-spanned="1" table:number-rows-spanned="2" table:style-name="ce9">
            <text:p>15,804,565</text:p>
          </table:table-cell>
          <table:table-cell office:value-type="float" office:value="32843994" table:number-columns-spanned="1" table:number-rows-spanned="2" table:style-name="ce9">
            <text:p>32,843,994</text:p>
          </table:table-cell>
          <table:table-cell office:value-type="float" office:value="50244542" table:number-columns-spanned="1" table:number-rows-spanned="2" table:style-name="ce9">
            <text:p>50,244,542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317" table:number-columns-spanned="1" table:number-rows-spanned="2" table:style-name="ce8">
            <text:p>3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4555" table:number-columns-spanned="1" table:number-rows-spanned="2" table:style-name="ce9">
            <text:p>4,555</text:p>
          </table:table-cell>
          <table:table-cell office:value-type="percentage" office:value="0.74209999999999998" table:number-columns-spanned="1" table:number-rows-spanned="2" table:style-name="ce10">
            <text:p>74.21%</text:p>
          </table:table-cell>
          <table:table-cell office:value-type="float" office:value="2325" table:number-columns-spanned="1" table:number-rows-spanned="2" table:style-name="ce9">
            <text:p>2,325</text:p>
          </table:table-cell>
          <table:table-cell office:value-type="float" office:value="10590398" table:number-columns-spanned="1" table:number-rows-spanned="2" table:style-name="ce9">
            <text:p>10,590,398</text:p>
          </table:table-cell>
          <table:table-cell office:value-type="float" office:value="32891560" table:number-columns-spanned="1" table:number-rows-spanned="2" table:style-name="ce9">
            <text:p>32,891,560</text:p>
          </table:table-cell>
          <table:table-cell office:value-type="float" office:value="45850296" table:number-columns-spanned="1" table:number-rows-spanned="2" table:style-name="ce9">
            <text:p>45,850,296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2673" table:number-columns-spanned="1" table:number-rows-spanned="2" table:style-name="ce9">
            <text:p>2,673</text:p>
          </table:table-cell>
          <table:table-cell office:value-type="percentage" office:value="0.34489999999999998" table:number-columns-spanned="1" table:number-rows-spanned="2" table:style-name="ce10">
            <text:p>34.49%</text:p>
          </table:table-cell>
          <table:table-cell office:value-type="float" office:value="2966" table:number-columns-spanned="1" table:number-rows-spanned="2" table:style-name="ce9">
            <text:p>2,966</text:p>
          </table:table-cell>
          <table:table-cell office:value-type="float" office:value="7928758" table:number-columns-spanned="1" table:number-rows-spanned="2" table:style-name="ce9">
            <text:p>7,928,758</text:p>
          </table:table-cell>
          <table:table-cell office:value-type="float" office:value="4861179" table:number-columns-spanned="1" table:number-rows-spanned="2" table:style-name="ce9">
            <text:p>4,861,179</text:p>
          </table:table-cell>
          <table:table-cell office:value-type="float" office:value="12864063" table:number-columns-spanned="1" table:number-rows-spanned="2" table:style-name="ce9">
            <text:p>12,864,063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139" table:number-columns-spanned="1" table:number-rows-spanned="2" table:style-name="ce9">
            <text:p>3,139</text:p>
          </table:table-cell>
          <table:table-cell office:value-type="float" office:value="54031" table:number-columns-spanned="1" table:number-rows-spanned="2" table:style-name="ce9">
            <text:p>54,031</text:p>
          </table:table-cell>
          <table:table-cell office:value-type="percentage" office:value="0.55530000000000002" table:number-columns-spanned="1" table:number-rows-spanned="2" table:style-name="ce10">
            <text:p>55.53%</text:p>
          </table:table-cell>
          <table:table-cell office:value-type="float" office:value="2824" table:number-columns-spanned="1" table:number-rows-spanned="2" table:style-name="ce9">
            <text:p>2,824</text:p>
          </table:table-cell>
          <table:table-cell office:value-type="float" office:value="152609335" table:number-columns-spanned="1" table:number-rows-spanned="2" table:style-name="ce9">
            <text:p>152,609,335</text:p>
          </table:table-cell>
          <table:table-cell office:value-type="float" office:value="311148400" table:number-columns-spanned="1" table:number-rows-spanned="2" table:style-name="ce9">
            <text:p>311,148,400</text:p>
          </table:table-cell>
          <table:table-cell office:value-type="float" office:value="527735773" table:number-columns-spanned="1" table:number-rows-spanned="2" table:style-name="ce9">
            <text:p>527,735,773</text:p>
          </table:table-cell>
          <table:table-cell office:value-type="float" office:value="901" table:number-columns-spanned="1" table:number-rows-spanned="2" table:style-name="ce8">
            <text:p>901</text:p>
          </table:table-cell>
          <table:table-cell office:value-type="float" office:value="1298" table:number-columns-spanned="1" table:number-rows-spanned="2" table:style-name="ce9">
            <text:p>1,298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367" table:number-columns-spanned="1" table:number-rows-spanned="2" table:style-name="ce8">
            <text:p>367</text:p>
          </table:table-cell>
          <table:table-cell office:value-type="float" office:value="2881" table:number-columns-spanned="1" table:number-rows-spanned="2" table:style-name="ce9">
            <text:p>2,881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3-31T00:00:00" table:style-name="ce4">
            <text:p>2017/3/31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月至2017年1月(Data for 2017/1～2017/1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4314" table:number-columns-spanned="1" table:number-rows-spanned="2" table:style-name="ce9">
            <text:p>4,314</text:p>
          </table:table-cell>
          <table:table-cell office:value-type="percentage" office:value="0.78180000000000005" table:number-columns-spanned="1" table:number-rows-spanned="2" table:style-name="ce10">
            <text:p>78.18%</text:p>
          </table:table-cell>
          <table:table-cell office:value-type="float" office:value="2349" table:number-columns-spanned="1" table:number-rows-spanned="2" table:style-name="ce9">
            <text:p>2,349</text:p>
          </table:table-cell>
          <table:table-cell office:value-type="float" office:value="10133106" table:number-columns-spanned="1" table:number-rows-spanned="2" table:style-name="ce9">
            <text:p>10,133,106</text:p>
          </table:table-cell>
          <table:table-cell office:value-type="float" office:value="25781153" table:number-columns-spanned="1" table:number-rows-spanned="2" table:style-name="ce9">
            <text:p>25,781,153</text:p>
          </table:table-cell>
          <table:table-cell office:value-type="float" office:value="39128878" table:number-columns-spanned="1" table:number-rows-spanned="2" table:style-name="ce9">
            <text:p>39,128,878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74" table:number-columns-spanned="1" table:number-rows-spanned="2" table:style-name="ce8">
            <text:p>2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2139" table:number-columns-spanned="1" table:number-rows-spanned="2" table:style-name="ce9">
            <text:p>2,139</text:p>
          </table:table-cell>
          <table:table-cell office:value-type="percentage" office:value="0.30259999999999998" table:number-columns-spanned="1" table:number-rows-spanned="2" table:style-name="ce10">
            <text:p>30.26%</text:p>
          </table:table-cell>
          <table:table-cell office:value-type="float" office:value="2156" table:number-columns-spanned="1" table:number-rows-spanned="2" table:style-name="ce9">
            <text:p>2,156</text:p>
          </table:table-cell>
          <table:table-cell office:value-type="float" office:value="4611388" table:number-columns-spanned="1" table:number-rows-spanned="2" table:style-name="ce9">
            <text:p>4,611,388</text:p>
          </table:table-cell>
          <table:table-cell office:value-type="float" office:value="11534447" table:number-columns-spanned="1" table:number-rows-spanned="2" table:style-name="ce9">
            <text:p>11,534,447</text:p>
          </table:table-cell>
          <table:table-cell office:value-type="float" office:value="17107430" table:number-columns-spanned="1" table:number-rows-spanned="2" table:style-name="ce9">
            <text:p>17,107,430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7337" table:number-columns-spanned="1" table:number-rows-spanned="2" table:style-name="ce9">
            <text:p>7,337</text:p>
          </table:table-cell>
          <table:table-cell office:value-type="percentage" office:value="0.66859999999999997" table:number-columns-spanned="1" table:number-rows-spanned="2" table:style-name="ce10">
            <text:p>66.86%</text:p>
          </table:table-cell>
          <table:table-cell office:value-type="float" office:value="2845" table:number-columns-spanned="1" table:number-rows-spanned="2" table:style-name="ce9">
            <text:p>2,845</text:p>
          </table:table-cell>
          <table:table-cell office:value-type="float" office:value="20874128" table:number-columns-spanned="1" table:number-rows-spanned="2" table:style-name="ce9">
            <text:p>20,874,128</text:p>
          </table:table-cell>
          <table:table-cell office:value-type="float" office:value="36586631" table:number-columns-spanned="1" table:number-rows-spanned="2" table:style-name="ce9">
            <text:p>36,586,631</text:p>
          </table:table-cell>
          <table:table-cell office:value-type="float" office:value="62693505" table:number-columns-spanned="1" table:number-rows-spanned="2" table:style-name="ce9">
            <text:p>62,693,505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3" table:number-columns-spanned="1" table:number-rows-spanned="2" table:style-name="ce8">
            <text:p>26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2984" table:number-columns-spanned="1" table:number-rows-spanned="2" table:style-name="ce9">
            <text:p>2,984</text:p>
          </table:table-cell>
          <table:table-cell office:value-type="percentage" office:value="0.621" table:number-columns-spanned="1" table:number-rows-spanned="2" table:style-name="ce10">
            <text:p>62.10%</text:p>
          </table:table-cell>
          <table:table-cell office:value-type="float" office:value="3159" table:number-columns-spanned="1" table:number-rows-spanned="2" table:style-name="ce9">
            <text:p>3,159</text:p>
          </table:table-cell>
          <table:table-cell office:value-type="float" office:value="9427367" table:number-columns-spanned="1" table:number-rows-spanned="2" table:style-name="ce9">
            <text:p>9,427,367</text:p>
          </table:table-cell>
          <table:table-cell office:value-type="float" office:value="23059905" table:number-columns-spanned="1" table:number-rows-spanned="2" table:style-name="ce9">
            <text:p>23,059,905</text:p>
          </table:table-cell>
          <table:table-cell office:value-type="float" office:value="36245686" table:number-columns-spanned="1" table:number-rows-spanned="2" table:style-name="ce9">
            <text:p>36,245,686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5277" table:number-columns-spanned="1" table:number-rows-spanned="2" table:style-name="ce9">
            <text:p>5,277</text:p>
          </table:table-cell>
          <table:table-cell office:value-type="percentage" office:value="0.76680000000000004" table:number-columns-spanned="1" table:number-rows-spanned="2" table:style-name="ce10">
            <text:p>76.68%</text:p>
          </table:table-cell>
          <table:table-cell office:value-type="float" office:value="3394" table:number-columns-spanned="1" table:number-rows-spanned="2" table:style-name="ce9">
            <text:p>3,394</text:p>
          </table:table-cell>
          <table:table-cell office:value-type="float" office:value="17912676" table:number-columns-spanned="1" table:number-rows-spanned="2" table:style-name="ce9">
            <text:p>17,912,676</text:p>
          </table:table-cell>
          <table:table-cell office:value-type="float" office:value="33075124" table:number-columns-spanned="1" table:number-rows-spanned="2" table:style-name="ce9">
            <text:p>33,075,124</text:p>
          </table:table-cell>
          <table:table-cell office:value-type="float" office:value="68792773" table:number-columns-spanned="1" table:number-rows-spanned="2" table:style-name="ce9">
            <text:p>68,792,773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3326" table:number-columns-spanned="1" table:number-rows-spanned="2" table:style-name="ce9">
            <text:p>3,326</text:p>
          </table:table-cell>
          <table:table-cell office:value-type="percentage" office:value="0.72009999999999996" table:number-columns-spanned="1" table:number-rows-spanned="2" table:style-name="ce10">
            <text:p>72.01%</text:p>
          </table:table-cell>
          <table:table-cell office:value-type="float" office:value="3677" table:number-columns-spanned="1" table:number-rows-spanned="2" table:style-name="ce9">
            <text:p>3,677</text:p>
          </table:table-cell>
          <table:table-cell office:value-type="float" office:value="12230819" table:number-columns-spanned="1" table:number-rows-spanned="2" table:style-name="ce9">
            <text:p>12,230,819</text:p>
          </table:table-cell>
          <table:table-cell office:value-type="float" office:value="38483971" table:number-columns-spanned="1" table:number-rows-spanned="2" table:style-name="ce9">
            <text:p>38,483,971</text:p>
          </table:table-cell>
          <table:table-cell office:value-type="float" office:value="56101720" table:number-columns-spanned="1" table:number-rows-spanned="2" table:style-name="ce9">
            <text:p>56,101,720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72" table:number-columns-spanned="1" table:number-rows-spanned="2" table:style-name="ce8">
            <text:p>2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3524" table:number-columns-spanned="1" table:number-rows-spanned="2" table:style-name="ce9">
            <text:p>3,524</text:p>
          </table:table-cell>
          <table:table-cell office:value-type="percentage" office:value="0.56840000000000002" table:number-columns-spanned="1" table:number-rows-spanned="2" table:style-name="ce10">
            <text:p>56.84%</text:p>
          </table:table-cell>
          <table:table-cell office:value-type="float" office:value="1880" table:number-columns-spanned="1" table:number-rows-spanned="2" table:style-name="ce9">
            <text:p>1,880</text:p>
          </table:table-cell>
          <table:table-cell office:value-type="float" office:value="6625667" table:number-columns-spanned="1" table:number-rows-spanned="2" table:style-name="ce9">
            <text:p>6,625,667</text:p>
          </table:table-cell>
          <table:table-cell office:value-type="float" office:value="6931484" table:number-columns-spanned="1" table:number-rows-spanned="2" table:style-name="ce9">
            <text:p>6,931,484</text:p>
          </table:table-cell>
          <table:table-cell office:value-type="float" office:value="14337272" table:number-columns-spanned="1" table:number-rows-spanned="2" table:style-name="ce9">
            <text:p>14,337,272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486" table:number-columns-spanned="1" table:number-rows-spanned="2" table:style-name="ce9">
            <text:p>1,486</text:p>
          </table:table-cell>
          <table:table-cell office:value-type="float" office:value="28901" table:number-columns-spanned="1" table:number-rows-spanned="2" table:style-name="ce9">
            <text:p>28,901</text:p>
          </table:table-cell>
          <table:table-cell office:value-type="percentage" office:value="0.62739999999999996" table:number-columns-spanned="1" table:number-rows-spanned="2" table:style-name="ce10">
            <text:p>62.74%</text:p>
          </table:table-cell>
          <table:table-cell office:value-type="float" office:value="2831" table:number-columns-spanned="1" table:number-rows-spanned="2" table:style-name="ce9">
            <text:p>2,831</text:p>
          </table:table-cell>
          <table:table-cell office:value-type="float" office:value="81815151" table:number-columns-spanned="1" table:number-rows-spanned="2" table:style-name="ce9">
            <text:p>81,815,151</text:p>
          </table:table-cell>
          <table:table-cell office:value-type="float" office:value="175452715" table:number-columns-spanned="1" table:number-rows-spanned="2" table:style-name="ce9">
            <text:p>175,452,715</text:p>
          </table:table-cell>
          <table:table-cell office:value-type="float" office:value="294407264" table:number-columns-spanned="1" table:number-rows-spanned="2" table:style-name="ce9">
            <text:p>294,407,264</text:p>
          </table:table-cell>
          <table:table-cell office:value-type="float" office:value="501" table:number-columns-spanned="1" table:number-rows-spanned="2" table:style-name="ce8">
            <text:p>501</text:p>
          </table:table-cell>
          <table:table-cell office:value-type="float" office:value="834" table:number-columns-spanned="1" table:number-rows-spanned="2" table:style-name="ce8">
            <text:p>834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1743" table:number-columns-spanned="1" table:number-rows-spanned="2" table:style-name="ce9">
            <text:p>1,743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3-31T00:00:00" table:style-name="ce4">
            <text:p>2017/3/31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月至2017年1月(Data for 2017/1～2017/1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2289" table:number-columns-spanned="1" table:number-rows-spanned="2" table:style-name="ce9">
            <text:p>2,289</text:p>
          </table:table-cell>
          <table:table-cell office:value-type="percentage" office:value="0.44209999999999999" table:number-columns-spanned="1" table:number-rows-spanned="2" table:style-name="ce10">
            <text:p>44.21%</text:p>
          </table:table-cell>
          <table:table-cell office:value-type="float" office:value="1485" table:number-columns-spanned="1" table:number-rows-spanned="2" table:style-name="ce9">
            <text:p>1,485</text:p>
          </table:table-cell>
          <table:table-cell office:value-type="float" office:value="3400000" table:number-columns-spanned="1" table:number-rows-spanned="2" table:style-name="ce9">
            <text:p>3,400,000</text:p>
          </table:table-cell>
          <table:table-cell office:value-type="float" office:value="870000" table:number-columns-spanned="1" table:number-rows-spanned="2" table:style-name="ce9">
            <text:p>870,000</text:p>
          </table:table-cell>
          <table:table-cell office:value-type="float" office:value="4302005" table:number-columns-spanned="1" table:number-rows-spanned="2" table:style-name="ce9">
            <text:p>4,302,005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統帥大飯店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2721" table:number-columns-spanned="1" table:number-rows-spanned="2" table:style-name="ce9">
            <text:p>2,721</text:p>
          </table:table-cell>
          <table:table-cell office:value-type="percentage" office:value="0.3251" table:number-columns-spanned="1" table:number-rows-spanned="2" table:style-name="ce10">
            <text:p>32.51%</text:p>
          </table:table-cell>
          <table:table-cell office:value-type="float" office:value="1979" table:number-columns-spanned="1" table:number-rows-spanned="2" table:style-name="ce9">
            <text:p>1,979</text:p>
          </table:table-cell>
          <table:table-cell office:value-type="float" office:value="5384205" table:number-columns-spanned="1" table:number-rows-spanned="2" table:style-name="ce9">
            <text:p>5,384,205</text:p>
          </table:table-cell>
          <table:table-cell office:value-type="float" office:value="7015107" table:number-columns-spanned="1" table:number-rows-spanned="2" table:style-name="ce9">
            <text:p>7,015,107</text:p>
          </table:table-cell>
          <table:table-cell office:value-type="float" office:value="12931334" table:number-columns-spanned="1" table:number-rows-spanned="2" table:style-name="ce9">
            <text:p>12,931,334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rsh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2904" table:number-columns-spanned="1" table:number-rows-spanned="2" table:style-name="ce9">
            <text:p>2,904</text:p>
          </table:table-cell>
          <table:table-cell office:value-type="percentage" office:value="0.47549999999999998" table:number-columns-spanned="1" table:number-rows-spanned="2" table:style-name="ce10">
            <text:p>47.55%</text:p>
          </table:table-cell>
          <table:table-cell office:value-type="float" office:value="3161" table:number-columns-spanned="1" table:number-rows-spanned="2" table:style-name="ce9">
            <text:p>3,161</text:p>
          </table:table-cell>
          <table:table-cell office:value-type="float" office:value="9180795" table:number-columns-spanned="1" table:number-rows-spanned="2" table:style-name="ce9">
            <text:p>9,180,795</text:p>
          </table:table-cell>
          <table:table-cell office:value-type="float" office:value="15773397" table:number-columns-spanned="1" table:number-rows-spanned="2" table:style-name="ce9">
            <text:p>15,773,397</text:p>
          </table:table-cell>
          <table:table-cell office:value-type="float" office:value="26087337" table:number-columns-spanned="1" table:number-rows-spanned="2" table:style-name="ce9">
            <text:p>26,087,337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4689" table:number-columns-spanned="1" table:number-rows-spanned="2" table:style-name="ce9">
            <text:p>4,689</text:p>
          </table:table-cell>
          <table:table-cell office:value-type="percentage" office:value="0.441" table:number-columns-spanned="1" table:number-rows-spanned="2" table:style-name="ce10">
            <text:p>44.10%</text:p>
          </table:table-cell>
          <table:table-cell office:value-type="float" office:value="3028" table:number-columns-spanned="1" table:number-rows-spanned="2" table:style-name="ce9">
            <text:p>3,028</text:p>
          </table:table-cell>
          <table:table-cell office:value-type="float" office:value="14196862" table:number-columns-spanned="1" table:number-rows-spanned="2" table:style-name="ce9">
            <text:p>14,196,862</text:p>
          </table:table-cell>
          <table:table-cell office:value-type="float" office:value="14105874" table:number-columns-spanned="1" table:number-rows-spanned="2" table:style-name="ce9">
            <text:p>14,105,874</text:p>
          </table:table-cell>
          <table:table-cell office:value-type="float" office:value="29568091" table:number-columns-spanned="1" table:number-rows-spanned="2" table:style-name="ce9">
            <text:p>29,568,091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280" table:number-columns-spanned="1" table:number-rows-spanned="2" table:style-name="ce8">
            <text:p>2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3897" table:number-columns-spanned="1" table:number-rows-spanned="2" table:style-name="ce9">
            <text:p>3,897</text:p>
          </table:table-cell>
          <table:table-cell office:value-type="percentage" office:value="0.32990000000000003" table:number-columns-spanned="1" table:number-rows-spanned="2" table:style-name="ce10">
            <text:p>32.99%</text:p>
          </table:table-cell>
          <table:table-cell office:value-type="float" office:value="4961" table:number-columns-spanned="1" table:number-rows-spanned="2" table:style-name="ce9">
            <text:p>4,961</text:p>
          </table:table-cell>
          <table:table-cell office:value-type="float" office:value="19331096" table:number-columns-spanned="1" table:number-rows-spanned="2" table:style-name="ce9">
            <text:p>19,331,096</text:p>
          </table:table-cell>
          <table:table-cell office:value-type="float" office:value="9943453" table:number-columns-spanned="1" table:number-rows-spanned="2" table:style-name="ce9">
            <text:p>9,943,453</text:p>
          </table:table-cell>
          <table:table-cell office:value-type="float" office:value="31818862" table:number-columns-spanned="1" table:number-rows-spanned="2" table:style-name="ce9">
            <text:p>31,818,862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357" table:number-columns-spanned="1" table:number-rows-spanned="2" table:style-name="ce8">
            <text:p>35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358" table:number-columns-spanned="1" table:number-rows-spanned="2" table:style-name="ce9">
            <text:p>1,358</text:p>
          </table:table-cell>
          <table:table-cell office:value-type="float" office:value="16500" table:number-columns-spanned="1" table:number-rows-spanned="2" table:style-name="ce9">
            <text:p>16,500</text:p>
          </table:table-cell>
          <table:table-cell office:value-type="percentage" office:value="0.39190000000000003" table:number-columns-spanned="1" table:number-rows-spanned="2" table:style-name="ce10">
            <text:p>39.19%</text:p>
          </table:table-cell>
          <table:table-cell office:value-type="float" office:value="3121" table:number-columns-spanned="1" table:number-rows-spanned="2" table:style-name="ce9">
            <text:p>3,121</text:p>
          </table:table-cell>
          <table:table-cell office:value-type="float" office:value="51492958" table:number-columns-spanned="1" table:number-rows-spanned="2" table:style-name="ce9">
            <text:p>51,492,958</text:p>
          </table:table-cell>
          <table:table-cell office:value-type="float" office:value="47707831" table:number-columns-spanned="1" table:number-rows-spanned="2" table:style-name="ce9">
            <text:p>47,707,831</text:p>
          </table:table-cell>
          <table:table-cell office:value-type="float" office:value="104707629" table:number-columns-spanned="1" table:number-rows-spanned="2" table:style-name="ce9">
            <text:p>104,707,629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351" table:number-columns-spanned="1" table:number-rows-spanned="2" table:style-name="ce8">
            <text:p>351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234" table:number-columns-spanned="1" table:number-rows-spanned="2" table:style-name="ce8">
            <text:p>234</text:p>
          </table:table-cell>
          <table:table-cell office:value-type="float" office:value="935" table:number-columns-spanned="1" table:number-rows-spanned="2" table:style-name="ce8">
            <text:p>935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3-31T00:00:00" table:style-name="ce4">
            <text:p>2017/3/31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月至2017年1月(Data for 2017/1～2017/1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673" table:number-columns-spanned="1" table:number-rows-spanned="2" table:style-name="ce8">
            <text:p>673</text:p>
          </table:table-cell>
          <table:table-cell office:value-type="percentage" office:value="0.46189999999999998" table:number-columns-spanned="1" table:number-rows-spanned="2" table:style-name="ce10">
            <text:p>46.19%</text:p>
          </table:table-cell>
          <table:table-cell office:value-type="float" office:value="5464" table:number-columns-spanned="1" table:number-rows-spanned="2" table:style-name="ce9">
            <text:p>5,464</text:p>
          </table:table-cell>
          <table:table-cell office:value-type="float" office:value="3677430" table:number-columns-spanned="1" table:number-rows-spanned="2" table:style-name="ce9">
            <text:p>3,677,430</text:p>
          </table:table-cell>
          <table:table-cell office:value-type="float" office:value="2367790" table:number-columns-spanned="1" table:number-rows-spanned="2" table:style-name="ce9">
            <text:p>2,367,790</text:p>
          </table:table-cell>
          <table:table-cell office:value-type="float" office:value="8368920" table:number-columns-spanned="1" table:number-rows-spanned="2" table:style-name="ce9">
            <text:p>8,368,92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2870" table:number-columns-spanned="1" table:number-rows-spanned="2" table:style-name="ce9">
            <text:p>2,870</text:p>
          </table:table-cell>
          <table:table-cell office:value-type="percentage" office:value="0.46760000000000002" table:number-columns-spanned="1" table:number-rows-spanned="2" table:style-name="ce10">
            <text:p>46.76%</text:p>
          </table:table-cell>
          <table:table-cell office:value-type="float" office:value="3752" table:number-columns-spanned="1" table:number-rows-spanned="2" table:style-name="ce9">
            <text:p>3,752</text:p>
          </table:table-cell>
          <table:table-cell office:value-type="float" office:value="10768293" table:number-columns-spanned="1" table:number-rows-spanned="2" table:style-name="ce9">
            <text:p>10,768,293</text:p>
          </table:table-cell>
          <table:table-cell office:value-type="float" office:value="4876070" table:number-columns-spanned="1" table:number-rows-spanned="2" table:style-name="ce9">
            <text:p>4,876,070</text:p>
          </table:table-cell>
          <table:table-cell office:value-type="float" office:value="18201069" table:number-columns-spanned="1" table:number-rows-spanned="2" table:style-name="ce9">
            <text:p>18,201,069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1819" table:number-columns-spanned="1" table:number-rows-spanned="2" table:style-name="ce9">
            <text:p>1,819</text:p>
          </table:table-cell>
          <table:table-cell office:value-type="percentage" office:value="0.5484" table:number-columns-spanned="1" table:number-rows-spanned="2" table:style-name="ce10">
            <text:p>54.84%</text:p>
          </table:table-cell>
          <table:table-cell office:value-type="float" office:value="2480" table:number-columns-spanned="1" table:number-rows-spanned="2" table:style-name="ce9">
            <text:p>2,480</text:p>
          </table:table-cell>
          <table:table-cell office:value-type="float" office:value="4511978" table:number-columns-spanned="1" table:number-rows-spanned="2" table:style-name="ce9">
            <text:p>4,511,978</text:p>
          </table:table-cell>
          <table:table-cell office:value-type="float" office:value="12283273" table:number-columns-spanned="1" table:number-rows-spanned="2" table:style-name="ce9">
            <text:p>12,283,273</text:p>
          </table:table-cell>
          <table:table-cell office:value-type="float" office:value="18486742" table:number-columns-spanned="1" table:number-rows-spanned="2" table:style-name="ce9">
            <text:p>18,486,742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4730" table:number-columns-spanned="1" table:number-rows-spanned="2" table:style-name="ce9">
            <text:p>4,730</text:p>
          </table:table-cell>
          <table:table-cell office:value-type="percentage" office:value="0.79059999999999997" table:number-columns-spanned="1" table:number-rows-spanned="2" table:style-name="ce10">
            <text:p>79.06%</text:p>
          </table:table-cell>
          <table:table-cell office:value-type="float" office:value="8776" table:number-columns-spanned="1" table:number-rows-spanned="2" table:style-name="ce9">
            <text:p>8,776</text:p>
          </table:table-cell>
          <table:table-cell office:value-type="float" office:value="41509359" table:number-columns-spanned="1" table:number-rows-spanned="2" table:style-name="ce9">
            <text:p>41,509,359</text:p>
          </table:table-cell>
          <table:table-cell office:value-type="float" office:value="27511841" table:number-columns-spanned="1" table:number-rows-spanned="2" table:style-name="ce9">
            <text:p>27,511,841</text:p>
          </table:table-cell>
          <table:table-cell office:value-type="float" office:value="78739733" table:number-columns-spanned="1" table:number-rows-spanned="2" table:style-name="ce9">
            <text:p>78,739,733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290" table:number-columns-spanned="1" table:number-rows-spanned="2" table:style-name="ce9">
            <text:p>2,290</text:p>
          </table:table-cell>
          <table:table-cell office:value-type="percentage" office:value="0.76949999999999996" table:number-columns-spanned="1" table:number-rows-spanned="2" table:style-name="ce10">
            <text:p>76.95%</text:p>
          </table:table-cell>
          <table:table-cell office:value-type="float" office:value="12174" table:number-columns-spanned="1" table:number-rows-spanned="2" table:style-name="ce9">
            <text:p>12,174</text:p>
          </table:table-cell>
          <table:table-cell office:value-type="float" office:value="27877977" table:number-columns-spanned="1" table:number-rows-spanned="2" table:style-name="ce9">
            <text:p>27,877,977</text:p>
          </table:table-cell>
          <table:table-cell office:value-type="float" office:value="10263945" table:number-columns-spanned="1" table:number-rows-spanned="2" table:style-name="ce9">
            <text:p>10,263,945</text:p>
          </table:table-cell>
          <table:table-cell office:value-type="float" office:value="41621879" table:number-columns-spanned="1" table:number-rows-spanned="2" table:style-name="ce9">
            <text:p>41,621,879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5231" table:number-columns-spanned="1" table:number-rows-spanned="2" table:style-name="ce9">
            <text:p>5,231</text:p>
          </table:table-cell>
          <table:table-cell office:value-type="percentage" office:value="0.79969999999999997" table:number-columns-spanned="1" table:number-rows-spanned="2" table:style-name="ce10">
            <text:p>79.97%</text:p>
          </table:table-cell>
          <table:table-cell office:value-type="float" office:value="9818" table:number-columns-spanned="1" table:number-rows-spanned="2" table:style-name="ce9">
            <text:p>9,818</text:p>
          </table:table-cell>
          <table:table-cell office:value-type="float" office:value="51359692" table:number-columns-spanned="1" table:number-rows-spanned="2" table:style-name="ce9">
            <text:p>51,359,692</text:p>
          </table:table-cell>
          <table:table-cell office:value-type="float" office:value="29199762" table:number-columns-spanned="1" table:number-rows-spanned="2" table:style-name="ce9">
            <text:p>29,199,762</text:p>
          </table:table-cell>
          <table:table-cell office:value-type="float" office:value="85196256" table:number-columns-spanned="1" table:number-rows-spanned="2" table:style-name="ce9">
            <text:p>85,196,256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344" table:number-columns-spanned="1" table:number-rows-spanned="2" table:style-name="ce8">
            <text:p>3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1494" table:number-columns-spanned="1" table:number-rows-spanned="2" table:style-name="ce9">
            <text:p>1,494</text:p>
          </table:table-cell>
          <table:table-cell office:value-type="percentage" office:value="0.52380000000000004" table:number-columns-spanned="1" table:number-rows-spanned="2" table:style-name="ce10">
            <text:p>52.38%</text:p>
          </table:table-cell>
          <table:table-cell office:value-type="float" office:value="12012" table:number-columns-spanned="1" table:number-rows-spanned="2" table:style-name="ce9">
            <text:p>12,012</text:p>
          </table:table-cell>
          <table:table-cell office:value-type="float" office:value="17946320" table:number-columns-spanned="1" table:number-rows-spanned="2" table:style-name="ce9">
            <text:p>17,946,320</text:p>
          </table:table-cell>
          <table:table-cell office:value-type="float" office:value="10028424" table:number-columns-spanned="1" table:number-rows-spanned="2" table:style-name="ce9">
            <text:p>10,028,424</text:p>
          </table:table-cell>
          <table:table-cell office:value-type="float" office:value="30370529" table:number-columns-spanned="1" table:number-rows-spanned="2" table:style-name="ce9">
            <text:p>30,370,529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7280" table:number-columns-spanned="1" table:number-rows-spanned="2" table:style-name="ce9">
            <text:p>7,280</text:p>
          </table:table-cell>
          <table:table-cell office:value-type="percentage" office:value="0.8357" table:number-columns-spanned="1" table:number-rows-spanned="2" table:style-name="ce10">
            <text:p>83.57%</text:p>
          </table:table-cell>
          <table:table-cell office:value-type="float" office:value="5537" table:number-columns-spanned="1" table:number-rows-spanned="2" table:style-name="ce9">
            <text:p>5,537</text:p>
          </table:table-cell>
          <table:table-cell office:value-type="float" office:value="40311517" table:number-columns-spanned="1" table:number-rows-spanned="2" table:style-name="ce9">
            <text:p>40,311,517</text:p>
          </table:table-cell>
          <table:table-cell office:value-type="float" office:value="14062338" table:number-columns-spanned="1" table:number-rows-spanned="2" table:style-name="ce9">
            <text:p>14,062,338</text:p>
          </table:table-cell>
          <table:table-cell office:value-type="float" office:value="57790891" table:number-columns-spanned="1" table:number-rows-spanned="2" table:style-name="ce9">
            <text:p>57,790,891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321" table:number-columns-spanned="1" table:number-rows-spanned="2" table:style-name="ce8">
            <text:p>3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10039" table:number-columns-spanned="1" table:number-rows-spanned="2" table:style-name="ce9">
            <text:p>10,039</text:p>
          </table:table-cell>
          <table:table-cell office:value-type="percentage" office:value="0.70709999999999995" table:number-columns-spanned="1" table:number-rows-spanned="2" table:style-name="ce10">
            <text:p>70.71%</text:p>
          </table:table-cell>
          <table:table-cell office:value-type="float" office:value="3276" table:number-columns-spanned="1" table:number-rows-spanned="2" table:style-name="ce9">
            <text:p>3,276</text:p>
          </table:table-cell>
          <table:table-cell office:value-type="float" office:value="32883801" table:number-columns-spanned="1" table:number-rows-spanned="2" table:style-name="ce9">
            <text:p>32,883,801</text:p>
          </table:table-cell>
          <table:table-cell office:value-type="float" office:value="13537001" table:number-columns-spanned="1" table:number-rows-spanned="2" table:style-name="ce9">
            <text:p>13,537,001</text:p>
          </table:table-cell>
          <table:table-cell office:value-type="float" office:value="49164219" table:number-columns-spanned="1" table:number-rows-spanned="2" table:style-name="ce9">
            <text:p>49,164,219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371" table:number-columns-spanned="1" table:number-rows-spanned="2" table:style-name="ce8">
            <text:p>3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685" table:number-columns-spanned="1" table:number-rows-spanned="2" table:style-name="ce8">
            <text:p>685</text:p>
          </table:table-cell>
          <table:table-cell office:value-type="percentage" office:value="0.1973" table:number-columns-spanned="1" table:number-rows-spanned="2" table:style-name="ce10">
            <text:p>19.73%</text:p>
          </table:table-cell>
          <table:table-cell office:value-type="float" office:value="3895" table:number-columns-spanned="1" table:number-rows-spanned="2" table:style-name="ce9">
            <text:p>3,895</text:p>
          </table:table-cell>
          <table:table-cell office:value-type="float" office:value="2667868" table:number-columns-spanned="1" table:number-rows-spanned="2" table:style-name="ce9">
            <text:p>2,667,868</text:p>
          </table:table-cell>
          <table:table-cell office:value-type="float" office:value="2880108" table:number-columns-spanned="1" table:number-rows-spanned="2" table:style-name="ce9">
            <text:p>2,880,108</text:p>
          </table:table-cell>
          <table:table-cell office:value-type="float" office:value="5581413" table:number-columns-spanned="1" table:number-rows-spanned="2" table:style-name="ce9">
            <text:p>5,581,413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3989" table:number-columns-spanned="1" table:number-rows-spanned="2" table:style-name="ce9">
            <text:p>3,989</text:p>
          </table:table-cell>
          <table:table-cell office:value-type="percentage" office:value="0.70699999999999996" table:number-columns-spanned="1" table:number-rows-spanned="2" table:style-name="ce10">
            <text:p>70.70%</text:p>
          </table:table-cell>
          <table:table-cell office:value-type="float" office:value="4725" table:number-columns-spanned="1" table:number-rows-spanned="2" table:style-name="ce9">
            <text:p>4,725</text:p>
          </table:table-cell>
          <table:table-cell office:value-type="float" office:value="18847347" table:number-columns-spanned="1" table:number-rows-spanned="2" table:style-name="ce9">
            <text:p>18,847,347</text:p>
          </table:table-cell>
          <table:table-cell office:value-type="float" office:value="11127264" table:number-columns-spanned="1" table:number-rows-spanned="2" table:style-name="ce9">
            <text:p>11,127,264</text:p>
          </table:table-cell>
          <table:table-cell office:value-type="float" office:value="34670512" table:number-columns-spanned="1" table:number-rows-spanned="2" table:style-name="ce9">
            <text:p>34,670,512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2688" table:number-columns-spanned="1" table:number-rows-spanned="2" table:style-name="ce9">
            <text:p>2,688</text:p>
          </table:table-cell>
          <table:table-cell office:value-type="percentage" office:value="0.54190000000000005" table:number-columns-spanned="1" table:number-rows-spanned="2" table:style-name="ce10">
            <text:p>54.19%</text:p>
          </table:table-cell>
          <table:table-cell office:value-type="float" office:value="8180" table:number-columns-spanned="1" table:number-rows-spanned="2" table:style-name="ce9">
            <text:p>8,180</text:p>
          </table:table-cell>
          <table:table-cell office:value-type="float" office:value="21987582" table:number-columns-spanned="1" table:number-rows-spanned="2" table:style-name="ce9">
            <text:p>21,987,582</text:p>
          </table:table-cell>
          <table:table-cell office:value-type="float" office:value="7408636" table:number-columns-spanned="1" table:number-rows-spanned="2" table:style-name="ce9">
            <text:p>7,408,636</text:p>
          </table:table-cell>
          <table:table-cell office:value-type="float" office:value="32668892" table:number-columns-spanned="1" table:number-rows-spanned="2" table:style-name="ce9">
            <text:p>32,668,892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1078" table:number-columns-spanned="1" table:number-rows-spanned="2" table:style-name="ce9">
            <text:p>1,078</text:p>
          </table:table-cell>
          <table:table-cell office:value-type="percentage" office:value="0.19989999999999999" table:number-columns-spanned="1" table:number-rows-spanned="2" table:style-name="ce10">
            <text:p>19.99%</text:p>
          </table:table-cell>
          <table:table-cell office:value-type="float" office:value="5435" table:number-columns-spanned="1" table:number-rows-spanned="2" table:style-name="ce9">
            <text:p>5,435</text:p>
          </table:table-cell>
          <table:table-cell office:value-type="float" office:value="5858428" table:number-columns-spanned="1" table:number-rows-spanned="2" table:style-name="ce9">
            <text:p>5,858,428</text:p>
          </table:table-cell>
          <table:table-cell office:value-type="float" office:value="4960973" table:number-columns-spanned="1" table:number-rows-spanned="2" table:style-name="ce9">
            <text:p>4,960,973</text:p>
          </table:table-cell>
          <table:table-cell office:value-type="float" office:value="12424214" table:number-columns-spanned="1" table:number-rows-spanned="2" table:style-name="ce9">
            <text:p>12,424,214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2071" table:number-columns-spanned="1" table:number-rows-spanned="2" table:style-name="ce9">
            <text:p>2,071</text:p>
          </table:table-cell>
          <table:table-cell office:value-type="percentage" office:value="0.35349999999999998" table:number-columns-spanned="1" table:number-rows-spanned="2" table:style-name="ce10">
            <text:p>35.35%</text:p>
          </table:table-cell>
          <table:table-cell office:value-type="float" office:value="2072" table:number-columns-spanned="1" table:number-rows-spanned="2" table:style-name="ce9">
            <text:p>2,072</text:p>
          </table:table-cell>
          <table:table-cell office:value-type="float" office:value="4291401" table:number-columns-spanned="1" table:number-rows-spanned="2" table:style-name="ce9">
            <text:p>4,291,401</text:p>
          </table:table-cell>
          <table:table-cell office:value-type="float" office:value="2959621" table:number-columns-spanned="1" table:number-rows-spanned="2" table:style-name="ce9">
            <text:p>2,959,621</text:p>
          </table:table-cell>
          <table:table-cell office:value-type="float" office:value="7552794" table:number-columns-spanned="1" table:number-rows-spanned="2" table:style-name="ce9">
            <text:p>7,552,794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505" table:number-columns-spanned="1" table:number-rows-spanned="2" table:style-name="ce8">
            <text:p>505</text:p>
          </table:table-cell>
          <table:table-cell office:value-type="percentage" office:value="0.46539999999999998" table:number-columns-spanned="1" table:number-rows-spanned="2" table:style-name="ce10">
            <text:p>46.54%</text:p>
          </table:table-cell>
          <table:table-cell office:value-type="float" office:value="5106" table:number-columns-spanned="1" table:number-rows-spanned="2" table:style-name="ce9">
            <text:p>5,106</text:p>
          </table:table-cell>
          <table:table-cell office:value-type="float" office:value="2578723" table:number-columns-spanned="1" table:number-rows-spanned="2" table:style-name="ce9">
            <text:p>2,578,7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78723" table:number-columns-spanned="1" table:number-rows-spanned="2" table:style-name="ce9">
            <text:p>2,578,723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633" table:number-columns-spanned="1" table:number-rows-spanned="2" table:style-name="ce8">
            <text:p>633</text:p>
          </table:table-cell>
          <table:table-cell office:value-type="percentage" office:value="0.20630000000000001" table:number-columns-spanned="1" table:number-rows-spanned="2" table:style-name="ce10">
            <text:p>20.63%</text:p>
          </table:table-cell>
          <table:table-cell office:value-type="float" office:value="2446" table:number-columns-spanned="1" table:number-rows-spanned="2" table:style-name="ce9">
            <text:p>2,446</text:p>
          </table:table-cell>
          <table:table-cell office:value-type="float" office:value="1548220" table:number-columns-spanned="1" table:number-rows-spanned="2" table:style-name="ce9">
            <text:p>1,548,220</text:p>
          </table:table-cell>
          <table:table-cell office:value-type="float" office:value="3459092" table:number-columns-spanned="1" table:number-rows-spanned="2" table:style-name="ce9">
            <text:p>3,459,092</text:p>
          </table:table-cell>
          <table:table-cell office:value-type="float" office:value="5233844" table:number-columns-spanned="1" table:number-rows-spanned="2" table:style-name="ce9">
            <text:p>5,233,84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575" table:number-columns-spanned="1" table:number-rows-spanned="2" table:style-name="ce9">
            <text:p>1,575</text:p>
          </table:table-cell>
          <table:table-cell office:value-type="percentage" office:value="0.49809999999999999" table:number-columns-spanned="1" table:number-rows-spanned="2" table:style-name="ce10">
            <text:p>49.81%</text:p>
          </table:table-cell>
          <table:table-cell office:value-type="float" office:value="7994" table:number-columns-spanned="1" table:number-rows-spanned="2" table:style-name="ce9">
            <text:p>7,994</text:p>
          </table:table-cell>
          <table:table-cell office:value-type="float" office:value="12590234" table:number-columns-spanned="1" table:number-rows-spanned="2" table:style-name="ce9">
            <text:p>12,590,234</text:p>
          </table:table-cell>
          <table:table-cell office:value-type="float" office:value="6296582" table:number-columns-spanned="1" table:number-rows-spanned="2" table:style-name="ce9">
            <text:p>6,296,582</text:p>
          </table:table-cell>
          <table:table-cell office:value-type="float" office:value="19522859" table:number-columns-spanned="1" table:number-rows-spanned="2" table:style-name="ce9">
            <text:p>19,522,859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736" table:number-columns-spanned="1" table:number-rows-spanned="2" table:style-name="ce9">
            <text:p>2,736</text:p>
          </table:table-cell>
          <table:table-cell office:value-type="float" office:value="49650" table:number-columns-spanned="1" table:number-rows-spanned="2" table:style-name="ce9">
            <text:p>49,650</text:p>
          </table:table-cell>
          <table:table-cell office:value-type="percentage" office:value="0.58540000000000003" table:number-columns-spanned="1" table:number-rows-spanned="2" table:style-name="ce10">
            <text:p>58.54%</text:p>
          </table:table-cell>
          <table:table-cell office:value-type="float" office:value="6067" table:number-columns-spanned="1" table:number-rows-spanned="2" table:style-name="ce9">
            <text:p>6,067</text:p>
          </table:table-cell>
          <table:table-cell office:value-type="float" office:value="301216170" table:number-columns-spanned="1" table:number-rows-spanned="2" table:style-name="ce9">
            <text:p>301,216,170</text:p>
          </table:table-cell>
          <table:table-cell office:value-type="float" office:value="163222720" table:number-columns-spanned="1" table:number-rows-spanned="2" table:style-name="ce9">
            <text:p>163,222,720</text:p>
          </table:table-cell>
          <table:table-cell office:value-type="float" office:value="508173489" table:number-columns-spanned="1" table:number-rows-spanned="2" table:style-name="ce9">
            <text:p>508,173,489</text:p>
          </table:table-cell>
          <table:table-cell office:value-type="float" office:value="861" table:number-columns-spanned="1" table:number-rows-spanned="2" table:style-name="ce8">
            <text:p>861</text:p>
          </table:table-cell>
          <table:table-cell office:value-type="float" office:value="943" table:number-columns-spanned="1" table:number-rows-spanned="2" table:style-name="ce8">
            <text:p>943</text:p>
          </table:table-cell>
          <table:table-cell office:value-type="float" office:value="357" table:number-columns-spanned="1" table:number-rows-spanned="2" table:style-name="ce8">
            <text:p>357</text:p>
          </table:table-cell>
          <table:table-cell office:value-type="float" office:value="653" table:number-columns-spanned="1" table:number-rows-spanned="2" table:style-name="ce8">
            <text:p>653</text:p>
          </table:table-cell>
          <table:table-cell office:value-type="float" office:value="2814" table:number-columns-spanned="1" table:number-rows-spanned="2" table:style-name="ce9">
            <text:p>2,814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3-31T00:00:00" table:style-name="ce4">
            <text:p>2017/3/31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月至2017年1月(Data for 2017/1～2017/1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373" table:number-columns-spanned="1" table:number-rows-spanned="2" table:style-name="ce8">
            <text:p>373</text:p>
          </table:table-cell>
          <table:table-cell office:value-type="float" office:value="7161" table:number-columns-spanned="1" table:number-rows-spanned="2" table:style-name="ce9">
            <text:p>7,161</text:p>
          </table:table-cell>
          <table:table-cell office:value-type="percentage" office:value="0.61929999999999996" table:number-columns-spanned="1" table:number-rows-spanned="2" table:style-name="ce10">
            <text:p>61.93%</text:p>
          </table:table-cell>
          <table:table-cell office:value-type="float" office:value="1796" table:number-columns-spanned="1" table:number-rows-spanned="2" table:style-name="ce9">
            <text:p>1,796</text:p>
          </table:table-cell>
          <table:table-cell office:value-type="float" office:value="12857968" table:number-columns-spanned="1" table:number-rows-spanned="2" table:style-name="ce9">
            <text:p>12,857,968</text:p>
          </table:table-cell>
          <table:table-cell office:value-type="float" office:value="9284493" table:number-columns-spanned="1" table:number-rows-spanned="2" table:style-name="ce9">
            <text:p>9,284,493</text:p>
          </table:table-cell>
          <table:table-cell office:value-type="float" office:value="23352580" table:number-columns-spanned="1" table:number-rows-spanned="2" table:style-name="ce9">
            <text:p>23,352,580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6091" table:number-columns-spanned="1" table:number-rows-spanned="2" table:style-name="ce9">
            <text:p>6,091</text:p>
          </table:table-cell>
          <table:table-cell office:value-type="percentage" office:value="0.78590000000000004" table:number-columns-spanned="1" table:number-rows-spanned="2" table:style-name="ce10">
            <text:p>78.59%</text:p>
          </table:table-cell>
          <table:table-cell office:value-type="float" office:value="2364" table:number-columns-spanned="1" table:number-rows-spanned="2" table:style-name="ce9">
            <text:p>2,364</text:p>
          </table:table-cell>
          <table:table-cell office:value-type="float" office:value="14398955" table:number-columns-spanned="1" table:number-rows-spanned="2" table:style-name="ce9">
            <text:p>14,398,955</text:p>
          </table:table-cell>
          <table:table-cell office:value-type="float" office:value="20811755" table:number-columns-spanned="1" table:number-rows-spanned="2" table:style-name="ce9">
            <text:p>20,811,755</text:p>
          </table:table-cell>
          <table:table-cell office:value-type="float" office:value="36050370" table:number-columns-spanned="1" table:number-rows-spanned="2" table:style-name="ce9">
            <text:p>36,050,370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南方莊園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1941" table:number-columns-spanned="1" table:number-rows-spanned="2" table:style-name="ce9">
            <text:p>1,941</text:p>
          </table:table-cell>
          <table:table-cell office:value-type="percentage" office:value="0.56410000000000005" table:number-columns-spanned="1" table:number-rows-spanned="2" table:style-name="ce10">
            <text:p>56.41%</text:p>
          </table:table-cell>
          <table:table-cell office:value-type="float" office:value="5656" table:number-columns-spanned="1" table:number-rows-spanned="2" table:style-name="ce9">
            <text:p>5,656</text:p>
          </table:table-cell>
          <table:table-cell office:value-type="float" office:value="10978597" table:number-columns-spanned="1" table:number-rows-spanned="2" table:style-name="ce9">
            <text:p>10,978,597</text:p>
          </table:table-cell>
          <table:table-cell office:value-type="float" office:value="21572893" table:number-columns-spanned="1" table:number-rows-spanned="2" table:style-name="ce9">
            <text:p>21,572,893</text:p>
          </table:table-cell>
          <table:table-cell office:value-type="float" office:value="37782980" table:number-columns-spanned="1" table:number-rows-spanned="2" table:style-name="ce9">
            <text:p>37,782,980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360" table:number-columns-spanned="1" table:number-rows-spanned="2" table:style-name="ce8">
            <text:p>360</text:p>
          </table:table-cell>
          <table:table-cell office:value-type="float" office:value="10350" table:number-columns-spanned="1" table:number-rows-spanned="2" table:style-name="ce9">
            <text:p>10,350</text:p>
          </table:table-cell>
          <table:table-cell office:value-type="percentage" office:value="0.9274" table:number-columns-spanned="1" table:number-rows-spanned="2" table:style-name="ce10">
            <text:p>92.74%</text:p>
          </table:table-cell>
          <table:table-cell office:value-type="float" office:value="2565" table:number-columns-spanned="1" table:number-rows-spanned="2" table:style-name="ce9">
            <text:p>2,565</text:p>
          </table:table-cell>
          <table:table-cell office:value-type="float" office:value="26544644" table:number-columns-spanned="1" table:number-rows-spanned="2" table:style-name="ce9">
            <text:p>26,544,644</text:p>
          </table:table-cell>
          <table:table-cell office:value-type="float" office:value="24040560" table:number-columns-spanned="1" table:number-rows-spanned="2" table:style-name="ce9">
            <text:p>24,040,560</text:p>
          </table:table-cell>
          <table:table-cell office:value-type="float" office:value="54792553" table:number-columns-spanned="1" table:number-rows-spanned="2" table:style-name="ce9">
            <text:p>54,792,553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11" table:number-columns-spanned="1" table:number-rows-spanned="2" table:style-name="ce8">
            <text:p>3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10320" table:number-columns-spanned="1" table:number-rows-spanned="2" table:style-name="ce9">
            <text:p>10,320</text:p>
          </table:table-cell>
          <table:table-cell office:value-type="percentage" office:value="0.86240000000000006" table:number-columns-spanned="1" table:number-rows-spanned="2" table:style-name="ce10">
            <text:p>86.24%</text:p>
          </table:table-cell>
          <table:table-cell office:value-type="float" office:value="3852" table:number-columns-spanned="1" table:number-rows-spanned="2" table:style-name="ce9">
            <text:p>3,852</text:p>
          </table:table-cell>
          <table:table-cell office:value-type="float" office:value="39756279" table:number-columns-spanned="1" table:number-rows-spanned="2" table:style-name="ce9">
            <text:p>39,756,279</text:p>
          </table:table-cell>
          <table:table-cell office:value-type="float" office:value="66318494" table:number-columns-spanned="1" table:number-rows-spanned="2" table:style-name="ce9">
            <text:p>66,318,494</text:p>
          </table:table-cell>
          <table:table-cell office:value-type="float" office:value="118279502" table:number-columns-spanned="1" table:number-rows-spanned="2" table:style-name="ce9">
            <text:p>118,279,502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4021" table:number-columns-spanned="1" table:number-rows-spanned="2" table:style-name="ce9">
            <text:p>4,021</text:p>
          </table:table-cell>
          <table:table-cell office:value-type="percentage" office:value="0.62360000000000004" table:number-columns-spanned="1" table:number-rows-spanned="2" table:style-name="ce10">
            <text:p>62.36%</text:p>
          </table:table-cell>
          <table:table-cell office:value-type="float" office:value="3136" table:number-columns-spanned="1" table:number-rows-spanned="2" table:style-name="ce9">
            <text:p>3,136</text:p>
          </table:table-cell>
          <table:table-cell office:value-type="float" office:value="12608594" table:number-columns-spanned="1" table:number-rows-spanned="2" table:style-name="ce9">
            <text:p>12,608,594</text:p>
          </table:table-cell>
          <table:table-cell office:value-type="float" office:value="20322848" table:number-columns-spanned="1" table:number-rows-spanned="2" table:style-name="ce9">
            <text:p>20,322,848</text:p>
          </table:table-cell>
          <table:table-cell office:value-type="float" office:value="34270882" table:number-columns-spanned="1" table:number-rows-spanned="2" table:style-name="ce9">
            <text:p>34,270,882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5783" table:number-columns-spanned="1" table:number-rows-spanned="2" table:style-name="ce9">
            <text:p>5,783</text:p>
          </table:table-cell>
          <table:table-cell office:value-type="percentage" office:value="0.72589999999999999" table:number-columns-spanned="1" table:number-rows-spanned="2" table:style-name="ce10">
            <text:p>72.59%</text:p>
          </table:table-cell>
          <table:table-cell office:value-type="float" office:value="3460" table:number-columns-spanned="1" table:number-rows-spanned="2" table:style-name="ce9">
            <text:p>3,460</text:p>
          </table:table-cell>
          <table:table-cell office:value-type="float" office:value="20011614" table:number-columns-spanned="1" table:number-rows-spanned="2" table:style-name="ce9">
            <text:p>20,011,614</text:p>
          </table:table-cell>
          <table:table-cell office:value-type="float" office:value="52142483" table:number-columns-spanned="1" table:number-rows-spanned="2" table:style-name="ce9">
            <text:p>52,142,483</text:p>
          </table:table-cell>
          <table:table-cell office:value-type="float" office:value="85035745" table:number-columns-spanned="1" table:number-rows-spanned="2" table:style-name="ce9">
            <text:p>85,035,745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382" table:number-columns-spanned="1" table:number-rows-spanned="2" table:style-name="ce8">
            <text:p>3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6107" table:number-columns-spanned="1" table:number-rows-spanned="2" table:style-name="ce9">
            <text:p>6,107</text:p>
          </table:table-cell>
          <table:table-cell office:value-type="percentage" office:value="0.8528" table:number-columns-spanned="1" table:number-rows-spanned="2" table:style-name="ce10">
            <text:p>85.28%</text:p>
          </table:table-cell>
          <table:table-cell office:value-type="float" office:value="2308" table:number-columns-spanned="1" table:number-rows-spanned="2" table:style-name="ce9">
            <text:p>2,308</text:p>
          </table:table-cell>
          <table:table-cell office:value-type="float" office:value="14096340" table:number-columns-spanned="1" table:number-rows-spanned="2" table:style-name="ce9">
            <text:p>14,096,340</text:p>
          </table:table-cell>
          <table:table-cell office:value-type="float" office:value="29248870" table:number-columns-spanned="1" table:number-rows-spanned="2" table:style-name="ce9">
            <text:p>29,248,870</text:p>
          </table:table-cell>
          <table:table-cell office:value-type="float" office:value="46097870" table:number-columns-spanned="1" table:number-rows-spanned="2" table:style-name="ce9">
            <text:p>46,097,870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6190" table:number-columns-spanned="1" table:number-rows-spanned="2" table:style-name="ce9">
            <text:p>6,190</text:p>
          </table:table-cell>
          <table:table-cell office:value-type="percentage" office:value="0.78300000000000003" table:number-columns-spanned="1" table:number-rows-spanned="2" table:style-name="ce10">
            <text:p>78.30%</text:p>
          </table:table-cell>
          <table:table-cell office:value-type="float" office:value="3182" table:number-columns-spanned="1" table:number-rows-spanned="2" table:style-name="ce9">
            <text:p>3,182</text:p>
          </table:table-cell>
          <table:table-cell office:value-type="float" office:value="19696392" table:number-columns-spanned="1" table:number-rows-spanned="2" table:style-name="ce9">
            <text:p>19,696,392</text:p>
          </table:table-cell>
          <table:table-cell office:value-type="float" office:value="22155739" table:number-columns-spanned="1" table:number-rows-spanned="2" table:style-name="ce9">
            <text:p>22,155,739</text:p>
          </table:table-cell>
          <table:table-cell office:value-type="float" office:value="45388292" table:number-columns-spanned="1" table:number-rows-spanned="2" table:style-name="ce9">
            <text:p>45,388,292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3679" table:number-columns-spanned="1" table:number-rows-spanned="2" table:style-name="ce9">
            <text:p>3,679</text:p>
          </table:table-cell>
          <table:table-cell office:value-type="percentage" office:value="0.65210000000000001" table:number-columns-spanned="1" table:number-rows-spanned="2" table:style-name="ce10">
            <text:p>65.21%</text:p>
          </table:table-cell>
          <table:table-cell office:value-type="float" office:value="2194" table:number-columns-spanned="1" table:number-rows-spanned="2" table:style-name="ce9">
            <text:p>2,194</text:p>
          </table:table-cell>
          <table:table-cell office:value-type="float" office:value="8070614" table:number-columns-spanned="1" table:number-rows-spanned="2" table:style-name="ce9">
            <text:p>8,070,614</text:p>
          </table:table-cell>
          <table:table-cell office:value-type="float" office:value="7207017" table:number-columns-spanned="1" table:number-rows-spanned="2" table:style-name="ce9">
            <text:p>7,207,017</text:p>
          </table:table-cell>
          <table:table-cell office:value-type="float" office:value="15983732" table:number-columns-spanned="1" table:number-rows-spanned="2" table:style-name="ce9">
            <text:p>15,983,732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3265" table:number-columns-spanned="1" table:number-rows-spanned="2" table:style-name="ce9">
            <text:p>3,265</text:p>
          </table:table-cell>
          <table:table-cell office:value-type="percentage" office:value="0.70689999999999997" table:number-columns-spanned="1" table:number-rows-spanned="2" table:style-name="ce10">
            <text:p>70.69%</text:p>
          </table:table-cell>
          <table:table-cell office:value-type="float" office:value="2585" table:number-columns-spanned="1" table:number-rows-spanned="2" table:style-name="ce9">
            <text:p>2,585</text:p>
          </table:table-cell>
          <table:table-cell office:value-type="float" office:value="8438834" table:number-columns-spanned="1" table:number-rows-spanned="2" table:style-name="ce9">
            <text:p>8,438,834</text:p>
          </table:table-cell>
          <table:table-cell office:value-type="float" office:value="6600540" table:number-columns-spanned="1" table:number-rows-spanned="2" table:style-name="ce9">
            <text:p>6,600,540</text:p>
          </table:table-cell>
          <table:table-cell office:value-type="float" office:value="15068094" table:number-columns-spanned="1" table:number-rows-spanned="2" table:style-name="ce9">
            <text:p>15,068,094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1147" table:number-columns-spanned="1" table:number-rows-spanned="2" table:style-name="ce9">
            <text:p>1,147</text:p>
          </table:table-cell>
          <table:table-cell office:value-type="percentage" office:value="9.64E-2" table:number-columns-spanned="1" table:number-rows-spanned="2" table:style-name="ce10">
            <text:p>9.64%</text:p>
          </table:table-cell>
          <table:table-cell office:value-type="float" office:value="3851" table:number-columns-spanned="1" table:number-rows-spanned="2" table:style-name="ce9">
            <text:p>3,851</text:p>
          </table:table-cell>
          <table:table-cell office:value-type="float" office:value="4417365" table:number-columns-spanned="1" table:number-rows-spanned="2" table:style-name="ce9">
            <text:p>4,417,365</text:p>
          </table:table-cell>
          <table:table-cell office:value-type="float" office:value="3246950" table:number-columns-spanned="1" table:number-rows-spanned="2" table:style-name="ce9">
            <text:p>3,246,950</text:p>
          </table:table-cell>
          <table:table-cell office:value-type="float" office:value="8394075" table:number-columns-spanned="1" table:number-rows-spanned="2" table:style-name="ce9">
            <text:p>8,394,075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lor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2851" table:number-columns-spanned="1" table:number-rows-spanned="2" table:style-name="ce9">
            <text:p>2,851</text:p>
          </table:table-cell>
          <table:table-cell office:value-type="percentage" office:value="0.48149999999999998" table:number-columns-spanned="1" table:number-rows-spanned="2" table:style-name="ce10">
            <text:p>48.15%</text:p>
          </table:table-cell>
          <table:table-cell office:value-type="float" office:value="2870" table:number-columns-spanned="1" table:number-rows-spanned="2" table:style-name="ce9">
            <text:p>2,870</text:p>
          </table:table-cell>
          <table:table-cell office:value-type="float" office:value="8182487" table:number-columns-spanned="1" table:number-rows-spanned="2" table:style-name="ce9">
            <text:p>8,182,487</text:p>
          </table:table-cell>
          <table:table-cell office:value-type="float" office:value="8078793" table:number-columns-spanned="1" table:number-rows-spanned="2" table:style-name="ce9">
            <text:p>8,078,793</text:p>
          </table:table-cell>
          <table:table-cell office:value-type="float" office:value="16588822" table:number-columns-spanned="1" table:number-rows-spanned="2" table:style-name="ce9">
            <text:p>16,588,822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337" table:number-columns-spanned="1" table:number-rows-spanned="2" table:style-name="ce9">
            <text:p>3,337</text:p>
          </table:table-cell>
          <table:table-cell office:value-type="float" office:value="68906" table:number-columns-spanned="1" table:number-rows-spanned="2" table:style-name="ce9">
            <text:p>68,906</text:p>
          </table:table-cell>
          <table:table-cell office:value-type="percentage" office:value="0.66610000000000003" table:number-columns-spanned="1" table:number-rows-spanned="2" table:style-name="ce10">
            <text:p>66.61%</text:p>
          </table:table-cell>
          <table:table-cell office:value-type="float" office:value="2903" table:number-columns-spanned="1" table:number-rows-spanned="2" table:style-name="ce9">
            <text:p>2,903</text:p>
          </table:table-cell>
          <table:table-cell office:value-type="float" office:value="200058683" table:number-columns-spanned="1" table:number-rows-spanned="2" table:style-name="ce9">
            <text:p>200,058,683</text:p>
          </table:table-cell>
          <table:table-cell office:value-type="float" office:value="291031435" table:number-columns-spanned="1" table:number-rows-spanned="2" table:style-name="ce9">
            <text:p>291,031,435</text:p>
          </table:table-cell>
          <table:table-cell office:value-type="float" office:value="537085497" table:number-columns-spanned="1" table:number-rows-spanned="2" table:style-name="ce9">
            <text:p>537,085,497</text:p>
          </table:table-cell>
          <table:table-cell office:value-type="float" office:value="745" table:number-columns-spanned="1" table:number-rows-spanned="2" table:style-name="ce8">
            <text:p>745</text:p>
          </table:table-cell>
          <table:table-cell office:value-type="float" office:value="1284" table:number-columns-spanned="1" table:number-rows-spanned="2" table:style-name="ce9">
            <text:p>1,284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office:value-type="float" office:value="2641" table:number-columns-spanned="1" table:number-rows-spanned="2" table:style-name="ce9">
            <text:p>2,641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3-31T00:00:00" table:style-name="ce4">
            <text:p>2017/3/31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月至2017年1月(Data for 2017/1～2017/1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1613" table:number-columns-spanned="1" table:number-rows-spanned="2" table:style-name="ce9">
            <text:p>1,613</text:p>
          </table:table-cell>
          <table:table-cell office:value-type="percentage" office:value="0.26279999999999998" table:number-columns-spanned="1" table:number-rows-spanned="2" table:style-name="ce10">
            <text:p>26.28%</text:p>
          </table:table-cell>
          <table:table-cell office:value-type="float" office:value="7021" table:number-columns-spanned="1" table:number-rows-spanned="2" table:style-name="ce9">
            <text:p>7,021</text:p>
          </table:table-cell>
          <table:table-cell office:value-type="float" office:value="11324285" table:number-columns-spanned="1" table:number-rows-spanned="2" table:style-name="ce9">
            <text:p>11,324,285</text:p>
          </table:table-cell>
          <table:table-cell office:value-type="float" office:value="21983420" table:number-columns-spanned="1" table:number-rows-spanned="2" table:style-name="ce9">
            <text:p>21,983,420</text:p>
          </table:table-cell>
          <table:table-cell office:value-type="float" office:value="35986263" table:number-columns-spanned="1" table:number-rows-spanned="2" table:style-name="ce9">
            <text:p>35,986,263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637" table:number-columns-spanned="1" table:number-rows-spanned="2" table:style-name="ce9">
            <text:p>2,637</text:p>
          </table:table-cell>
          <table:table-cell office:value-type="percentage" office:value="0.89539999999999997" table:number-columns-spanned="1" table:number-rows-spanned="2" table:style-name="ce10">
            <text:p>89.54%</text:p>
          </table:table-cell>
          <table:table-cell office:value-type="float" office:value="5305" table:number-columns-spanned="1" table:number-rows-spanned="2" table:style-name="ce9">
            <text:p>5,305</text:p>
          </table:table-cell>
          <table:table-cell office:value-type="float" office:value="13989411" table:number-columns-spanned="1" table:number-rows-spanned="2" table:style-name="ce9">
            <text:p>13,989,411</text:p>
          </table:table-cell>
          <table:table-cell office:value-type="float" office:value="18460204" table:number-columns-spanned="1" table:number-rows-spanned="2" table:style-name="ce9">
            <text:p>18,460,204</text:p>
          </table:table-cell>
          <table:table-cell office:value-type="float" office:value="48077188" table:number-columns-spanned="1" table:number-rows-spanned="2" table:style-name="ce9">
            <text:p>48,077,188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1626" table:number-columns-spanned="1" table:number-rows-spanned="2" table:style-name="ce9">
            <text:p>1,626</text:p>
          </table:table-cell>
          <table:table-cell office:value-type="percentage" office:value="0.34510000000000002" table:number-columns-spanned="1" table:number-rows-spanned="2" table:style-name="ce10">
            <text:p>34.51%</text:p>
          </table:table-cell>
          <table:table-cell office:value-type="float" office:value="2748" table:number-columns-spanned="1" table:number-rows-spanned="2" table:style-name="ce9">
            <text:p>2,748</text:p>
          </table:table-cell>
          <table:table-cell office:value-type="float" office:value="4468576" table:number-columns-spanned="1" table:number-rows-spanned="2" table:style-name="ce9">
            <text:p>4,468,576</text:p>
          </table:table-cell>
          <table:table-cell office:value-type="float" office:value="17531263" table:number-columns-spanned="1" table:number-rows-spanned="2" table:style-name="ce9">
            <text:p>17,531,263</text:p>
          </table:table-cell>
          <table:table-cell office:value-type="float" office:value="23764931" table:number-columns-spanned="1" table:number-rows-spanned="2" table:style-name="ce9">
            <text:p>23,764,931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5836" table:number-columns-spanned="1" table:number-rows-spanned="2" table:style-name="ce9">
            <text:p>5,836</text:p>
          </table:table-cell>
          <table:table-cell office:value-type="percentage" office:value="0.59760000000000002" table:number-columns-spanned="1" table:number-rows-spanned="2" table:style-name="ce10">
            <text:p>59.76%</text:p>
          </table:table-cell>
          <table:table-cell office:value-type="float" office:value="4065" table:number-columns-spanned="1" table:number-rows-spanned="2" table:style-name="ce9">
            <text:p>4,065</text:p>
          </table:table-cell>
          <table:table-cell office:value-type="float" office:value="23722506" table:number-columns-spanned="1" table:number-rows-spanned="2" table:style-name="ce9">
            <text:p>23,722,506</text:p>
          </table:table-cell>
          <table:table-cell office:value-type="float" office:value="41678122" table:number-columns-spanned="1" table:number-rows-spanned="2" table:style-name="ce9">
            <text:p>41,678,122</text:p>
          </table:table-cell>
          <table:table-cell office:value-type="float" office:value="71391176" table:number-columns-spanned="1" table:number-rows-spanned="2" table:style-name="ce9">
            <text:p>71,391,176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8" table:number-columns-spanned="1" table:number-rows-spanned="2" table:style-name="ce8">
            <text:p>29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4784" table:number-columns-spanned="1" table:number-rows-spanned="2" table:style-name="ce9">
            <text:p>4,784</text:p>
          </table:table-cell>
          <table:table-cell office:value-type="percentage" office:value="0.78339999999999999" table:number-columns-spanned="1" table:number-rows-spanned="2" table:style-name="ce10">
            <text:p>78.34%</text:p>
          </table:table-cell>
          <table:table-cell office:value-type="float" office:value="3529" table:number-columns-spanned="1" table:number-rows-spanned="2" table:style-name="ce9">
            <text:p>3,529</text:p>
          </table:table-cell>
          <table:table-cell office:value-type="float" office:value="16883592" table:number-columns-spanned="1" table:number-rows-spanned="2" table:style-name="ce9">
            <text:p>16,883,592</text:p>
          </table:table-cell>
          <table:table-cell office:value-type="float" office:value="32261187" table:number-columns-spanned="1" table:number-rows-spanned="2" table:style-name="ce9">
            <text:p>32,261,187</text:p>
          </table:table-cell>
          <table:table-cell office:value-type="float" office:value="51113357" table:number-columns-spanned="1" table:number-rows-spanned="2" table:style-name="ce9">
            <text:p>51,113,357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335" table:number-columns-spanned="1" table:number-rows-spanned="2" table:style-name="ce8">
            <text:p>335</text:p>
          </table:table-cell>
          <table:table-cell office:value-type="float" office:value="6546" table:number-columns-spanned="1" table:number-rows-spanned="2" table:style-name="ce9">
            <text:p>6,546</text:p>
          </table:table-cell>
          <table:table-cell office:value-type="percentage" office:value="0.63029999999999997" table:number-columns-spanned="1" table:number-rows-spanned="2" table:style-name="ce10">
            <text:p>63.03%</text:p>
          </table:table-cell>
          <table:table-cell office:value-type="float" office:value="4565" table:number-columns-spanned="1" table:number-rows-spanned="2" table:style-name="ce9">
            <text:p>4,565</text:p>
          </table:table-cell>
          <table:table-cell office:value-type="float" office:value="29881731" table:number-columns-spanned="1" table:number-rows-spanned="2" table:style-name="ce9">
            <text:p>29,881,731</text:p>
          </table:table-cell>
          <table:table-cell office:value-type="float" office:value="35240630" table:number-columns-spanned="1" table:number-rows-spanned="2" table:style-name="ce9">
            <text:p>35,240,630</text:p>
          </table:table-cell>
          <table:table-cell office:value-type="float" office:value="73898335" table:number-columns-spanned="1" table:number-rows-spanned="2" table:style-name="ce9">
            <text:p>73,898,335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372" table:number-columns-spanned="1" table:number-rows-spanned="2" table:style-name="ce8">
            <text:p>3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656" table:number-columns-spanned="1" table:number-rows-spanned="2" table:style-name="ce8">
            <text:p>656</text:p>
          </table:table-cell>
          <table:table-cell office:value-type="float" office:value="13170" table:number-columns-spanned="1" table:number-rows-spanned="2" table:style-name="ce9">
            <text:p>13,170</text:p>
          </table:table-cell>
          <table:table-cell office:value-type="percentage" office:value="0.64759999999999995" table:number-columns-spanned="1" table:number-rows-spanned="2" table:style-name="ce10">
            <text:p>64.76%</text:p>
          </table:table-cell>
          <table:table-cell office:value-type="float" office:value="3514" table:number-columns-spanned="1" table:number-rows-spanned="2" table:style-name="ce9">
            <text:p>3,514</text:p>
          </table:table-cell>
          <table:table-cell office:value-type="float" office:value="46278261" table:number-columns-spanned="1" table:number-rows-spanned="2" table:style-name="ce9">
            <text:p>46,278,261</text:p>
          </table:table-cell>
          <table:table-cell office:value-type="float" office:value="37423576" table:number-columns-spanned="1" table:number-rows-spanned="2" table:style-name="ce9">
            <text:p>37,423,576</text:p>
          </table:table-cell>
          <table:table-cell office:value-type="float" office:value="89550299" table:number-columns-spanned="1" table:number-rows-spanned="2" table:style-name="ce9">
            <text:p>89,550,299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468" table:number-columns-spanned="1" table:number-rows-spanned="2" table:style-name="ce8">
            <text:p>46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3818" table:number-columns-spanned="1" table:number-rows-spanned="2" table:style-name="ce9">
            <text:p>3,818</text:p>
          </table:table-cell>
          <table:table-cell office:value-type="percentage" office:value="0.6381" table:number-columns-spanned="1" table:number-rows-spanned="2" table:style-name="ce10">
            <text:p>63.81%</text:p>
          </table:table-cell>
          <table:table-cell office:value-type="float" office:value="9750" table:number-columns-spanned="1" table:number-rows-spanned="2" table:style-name="ce9">
            <text:p>9,750</text:p>
          </table:table-cell>
          <table:table-cell office:value-type="float" office:value="37224221" table:number-columns-spanned="1" table:number-rows-spanned="2" table:style-name="ce9">
            <text:p>37,224,221</text:p>
          </table:table-cell>
          <table:table-cell office:value-type="float" office:value="33907832" table:number-columns-spanned="1" table:number-rows-spanned="2" table:style-name="ce9">
            <text:p>33,907,832</text:p>
          </table:table-cell>
          <table:table-cell office:value-type="float" office:value="79299573" table:number-columns-spanned="1" table:number-rows-spanned="2" table:style-name="ce9">
            <text:p>79,299,573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314" table:number-columns-spanned="1" table:number-rows-spanned="2" table:style-name="ce8">
            <text:p>3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5266" table:number-columns-spanned="1" table:number-rows-spanned="2" table:style-name="ce9">
            <text:p>5,266</text:p>
          </table:table-cell>
          <table:table-cell office:value-type="percentage" office:value="0.73540000000000005" table:number-columns-spanned="1" table:number-rows-spanned="2" table:style-name="ce10">
            <text:p>73.54%</text:p>
          </table:table-cell>
          <table:table-cell office:value-type="float" office:value="7858" table:number-columns-spanned="1" table:number-rows-spanned="2" table:style-name="ce9">
            <text:p>7,858</text:p>
          </table:table-cell>
          <table:table-cell office:value-type="float" office:value="41381364" table:number-columns-spanned="1" table:number-rows-spanned="2" table:style-name="ce9">
            <text:p>41,381,364</text:p>
          </table:table-cell>
          <table:table-cell office:value-type="float" office:value="27478346" table:number-columns-spanned="1" table:number-rows-spanned="2" table:style-name="ce9">
            <text:p>27,478,346</text:p>
          </table:table-cell>
          <table:table-cell office:value-type="float" office:value="81842975" table:number-columns-spanned="1" table:number-rows-spanned="2" table:style-name="ce9">
            <text:p>81,842,975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316" table:number-columns-spanned="1" table:number-rows-spanned="2" table:style-name="ce8">
            <text:p>3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3979" table:number-columns-spanned="1" table:number-rows-spanned="2" table:style-name="ce9">
            <text:p>3,979</text:p>
          </table:table-cell>
          <table:table-cell office:value-type="percentage" office:value="0.46510000000000001" table:number-columns-spanned="1" table:number-rows-spanned="2" table:style-name="ce10">
            <text:p>46.51%</text:p>
          </table:table-cell>
          <table:table-cell office:value-type="float" office:value="4530" table:number-columns-spanned="1" table:number-rows-spanned="2" table:style-name="ce9">
            <text:p>4,530</text:p>
          </table:table-cell>
          <table:table-cell office:value-type="float" office:value="18024870" table:number-columns-spanned="1" table:number-rows-spanned="2" table:style-name="ce9">
            <text:p>18,024,870</text:p>
          </table:table-cell>
          <table:table-cell office:value-type="float" office:value="13126387" table:number-columns-spanned="1" table:number-rows-spanned="2" table:style-name="ce9">
            <text:p>13,126,387</text:p>
          </table:table-cell>
          <table:table-cell office:value-type="float" office:value="40791606" table:number-columns-spanned="1" table:number-rows-spanned="2" table:style-name="ce9">
            <text:p>40,791,606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882" table:number-columns-spanned="1" table:number-rows-spanned="2" table:style-name="ce8">
            <text:p>882</text:p>
          </table:table-cell>
          <table:table-cell office:value-type="percentage" office:value="8.5999999999999993E-2" table:number-columns-spanned="1" table:number-rows-spanned="2" table:style-name="ce10">
            <text:p>8.60%</text:p>
          </table:table-cell>
          <table:table-cell office:value-type="float" office:value="2534" table:number-columns-spanned="1" table:number-rows-spanned="2" table:style-name="ce9">
            <text:p>2,534</text:p>
          </table:table-cell>
          <table:table-cell office:value-type="float" office:value="2235404" table:number-columns-spanned="1" table:number-rows-spanned="2" table:style-name="ce9">
            <text:p>2,235,404</text:p>
          </table:table-cell>
          <table:table-cell office:value-type="float" office:value="6216356" table:number-columns-spanned="1" table:number-rows-spanned="2" table:style-name="ce9">
            <text:p>6,216,356</text:p>
          </table:table-cell>
          <table:table-cell office:value-type="float" office:value="9401067" table:number-columns-spanned="1" table:number-rows-spanned="2" table:style-name="ce9">
            <text:p>9,401,067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2974" table:number-columns-spanned="1" table:number-rows-spanned="2" table:style-name="ce9">
            <text:p>2,974</text:p>
          </table:table-cell>
          <table:table-cell office:value-type="percentage" office:value="0.3916" table:number-columns-spanned="1" table:number-rows-spanned="2" table:style-name="ce10">
            <text:p>39.16%</text:p>
          </table:table-cell>
          <table:table-cell office:value-type="float" office:value="3666" table:number-columns-spanned="1" table:number-rows-spanned="2" table:style-name="ce9">
            <text:p>3,666</text:p>
          </table:table-cell>
          <table:table-cell office:value-type="float" office:value="10901430" table:number-columns-spanned="1" table:number-rows-spanned="2" table:style-name="ce9">
            <text:p>10,901,430</text:p>
          </table:table-cell>
          <table:table-cell office:value-type="float" office:value="24539633" table:number-columns-spanned="1" table:number-rows-spanned="2" table:style-name="ce9">
            <text:p>24,539,633</text:p>
          </table:table-cell>
          <table:table-cell office:value-type="float" office:value="37715252" table:number-columns-spanned="1" table:number-rows-spanned="2" table:style-name="ce9">
            <text:p>37,715,252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344" table:number-columns-spanned="1" table:number-rows-spanned="2" table:style-name="ce9">
            <text:p>1,344</text:p>
          </table:table-cell>
          <table:table-cell office:value-type="percentage" office:value="0.72260000000000002" table:number-columns-spanned="1" table:number-rows-spanned="2" table:style-name="ce10">
            <text:p>72.26%</text:p>
          </table:table-cell>
          <table:table-cell office:value-type="float" office:value="2050" table:number-columns-spanned="1" table:number-rows-spanned="2" table:style-name="ce9">
            <text:p>2,050</text:p>
          </table:table-cell>
          <table:table-cell office:value-type="float" office:value="2755609" table:number-columns-spanned="1" table:number-rows-spanned="2" table:style-name="ce9">
            <text:p>2,755,609</text:p>
          </table:table-cell>
          <table:table-cell office:value-type="float" office:value="1200" table:number-columns-spanned="1" table:number-rows-spanned="2" table:style-name="ce9">
            <text:p>1,200</text:p>
          </table:table-cell>
          <table:table-cell office:value-type="float" office:value="2758669" table:number-columns-spanned="1" table:number-rows-spanned="2" table:style-name="ce9">
            <text:p>2,758,66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2428" table:number-columns-spanned="1" table:number-rows-spanned="2" table:style-name="ce9">
            <text:p>2,428</text:p>
          </table:table-cell>
          <table:table-cell office:value-type="percentage" office:value="0.62160000000000004" table:number-columns-spanned="1" table:number-rows-spanned="2" table:style-name="ce10">
            <text:p>62.16%</text:p>
          </table:table-cell>
          <table:table-cell office:value-type="float" office:value="2740" table:number-columns-spanned="1" table:number-rows-spanned="2" table:style-name="ce9">
            <text:p>2,740</text:p>
          </table:table-cell>
          <table:table-cell office:value-type="float" office:value="6652985" table:number-columns-spanned="1" table:number-rows-spanned="2" table:style-name="ce9">
            <text:p>6,652,985</text:p>
          </table:table-cell>
          <table:table-cell office:value-type="float" office:value="8787872" table:number-columns-spanned="1" table:number-rows-spanned="2" table:style-name="ce9">
            <text:p>8,787,872</text:p>
          </table:table-cell>
          <table:table-cell office:value-type="float" office:value="17059842" table:number-columns-spanned="1" table:number-rows-spanned="2" table:style-name="ce9">
            <text:p>17,059,842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625" table:number-columns-spanned="1" table:number-rows-spanned="2" table:style-name="ce8">
            <text:p>625</text:p>
          </table:table-cell>
          <table:table-cell office:value-type="percentage" office:value="0.37340000000000001" table:number-columns-spanned="1" table:number-rows-spanned="2" table:style-name="ce10">
            <text:p>37.34%</text:p>
          </table:table-cell>
          <table:table-cell office:value-type="float" office:value="2898" table:number-columns-spanned="1" table:number-rows-spanned="2" table:style-name="ce9">
            <text:p>2,898</text:p>
          </table:table-cell>
          <table:table-cell office:value-type="float" office:value="1811300" table:number-columns-spanned="1" table:number-rows-spanned="2" table:style-name="ce9">
            <text:p>1,811,300</text:p>
          </table:table-cell>
          <table:table-cell office:value-type="float" office:value="484167" table:number-columns-spanned="1" table:number-rows-spanned="2" table:style-name="ce9">
            <text:p>484,167</text:p>
          </table:table-cell>
          <table:table-cell office:value-type="float" office:value="2295467" table:number-columns-spanned="1" table:number-rows-spanned="2" table:style-name="ce9">
            <text:p>2,295,46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97" table:number-columns-spanned="1" table:number-rows-spanned="2" table:style-name="ce8">
            <text:p>397</text:p>
          </table:table-cell>
          <table:table-cell office:value-type="percentage" office:value="0.37669999999999998" table:number-columns-spanned="1" table:number-rows-spanned="2" table:style-name="ce10">
            <text:p>37.67%</text:p>
          </table:table-cell>
          <table:table-cell office:value-type="float" office:value="2905" table:number-columns-spanned="1" table:number-rows-spanned="2" table:style-name="ce9">
            <text:p>2,905</text:p>
          </table:table-cell>
          <table:table-cell office:value-type="float" office:value="1153185" table:number-columns-spanned="1" table:number-rows-spanned="2" table:style-name="ce9">
            <text:p>1,153,185</text:p>
          </table:table-cell>
          <table:table-cell office:value-type="float" office:value="641803" table:number-columns-spanned="1" table:number-rows-spanned="2" table:style-name="ce9">
            <text:p>641,803</text:p>
          </table:table-cell>
          <table:table-cell office:value-type="float" office:value="1794988" table:number-columns-spanned="1" table:number-rows-spanned="2" table:style-name="ce9">
            <text:p>1,794,98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percentage" office:value="4.9200000000000001E-2" table:number-columns-spanned="1" table:number-rows-spanned="2" table:style-name="ce10">
            <text:p>4.92%</text:p>
          </table:table-cell>
          <table:table-cell office:value-type="float" office:value="1010" table:number-columns-spanned="1" table:number-rows-spanned="2" table:style-name="ce9">
            <text:p>1,010</text:p>
          </table:table-cell>
          <table:table-cell office:value-type="float" office:value="61600" table:number-columns-spanned="1" table:number-rows-spanned="2" table:style-name="ce9">
            <text:p>61,6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1600" table:number-columns-spanned="1" table:number-rows-spanned="2" table:style-name="ce9">
            <text:p>61,60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percentage" office:value="0.1135" table:number-columns-spanned="1" table:number-rows-spanned="2" table:style-name="ce10">
            <text:p>11.35%</text:p>
          </table:table-cell>
          <table:table-cell office:value-type="float" office:value="2087" table:number-columns-spanned="1" table:number-rows-spanned="2" table:style-name="ce9">
            <text:p>2,087</text:p>
          </table:table-cell>
          <table:table-cell office:value-type="float" office:value="396520" table:number-columns-spanned="1" table:number-rows-spanned="2" table:style-name="ce9">
            <text:p>396,5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25490" table:number-columns-spanned="1" table:number-rows-spanned="2" table:style-name="ce9">
            <text:p>425,49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2410" table:number-columns-spanned="1" table:number-rows-spanned="2" table:style-name="ce9">
            <text:p>2,410</text:p>
          </table:table-cell>
          <table:table-cell office:value-type="percentage" office:value="0.46550000000000002" table:number-columns-spanned="1" table:number-rows-spanned="2" table:style-name="ce10">
            <text:p>46.55%</text:p>
          </table:table-cell>
          <table:table-cell office:value-type="float" office:value="2455" table:number-columns-spanned="1" table:number-rows-spanned="2" table:style-name="ce9">
            <text:p>2,455</text:p>
          </table:table-cell>
          <table:table-cell office:value-type="float" office:value="5916565" table:number-columns-spanned="1" table:number-rows-spanned="2" table:style-name="ce9">
            <text:p>5,916,565</text:p>
          </table:table-cell>
          <table:table-cell office:value-type="float" office:value="872352" table:number-columns-spanned="1" table:number-rows-spanned="2" table:style-name="ce9">
            <text:p>872,352</text:p>
          </table:table-cell>
          <table:table-cell office:value-type="float" office:value="7084745" table:number-columns-spanned="1" table:number-rows-spanned="2" table:style-name="ce9">
            <text:p>7,084,745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080" table:number-columns-spanned="1" table:number-rows-spanned="2" table:style-name="ce9">
            <text:p>1,080</text:p>
          </table:table-cell>
          <table:table-cell office:value-type="percentage" office:value="0.3382" table:number-columns-spanned="1" table:number-rows-spanned="2" table:style-name="ce10">
            <text:p>33.82%</text:p>
          </table:table-cell>
          <table:table-cell office:value-type="float" office:value="3506" table:number-columns-spanned="1" table:number-rows-spanned="2" table:style-name="ce9">
            <text:p>3,506</text:p>
          </table:table-cell>
          <table:table-cell office:value-type="float" office:value="3786088" table:number-columns-spanned="1" table:number-rows-spanned="2" table:style-name="ce9">
            <text:p>3,786,088</text:p>
          </table:table-cell>
          <table:table-cell office:value-type="float" office:value="5437325" table:number-columns-spanned="1" table:number-rows-spanned="2" table:style-name="ce9">
            <text:p>5,437,325</text:p>
          </table:table-cell>
          <table:table-cell office:value-type="float" office:value="9250863" table:number-columns-spanned="1" table:number-rows-spanned="2" table:style-name="ce9">
            <text:p>9,250,863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東桂田喜來登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2489" table:number-columns-spanned="1" table:number-rows-spanned="2" table:style-name="ce9">
            <text:p>2,489</text:p>
          </table:table-cell>
          <table:table-cell office:value-type="percentage" office:value="0.27689999999999998" table:number-columns-spanned="1" table:number-rows-spanned="2" table:style-name="ce10">
            <text:p>27.69%</text:p>
          </table:table-cell>
          <table:table-cell office:value-type="float" office:value="4592" table:number-columns-spanned="1" table:number-rows-spanned="2" table:style-name="ce9">
            <text:p>4,592</text:p>
          </table:table-cell>
          <table:table-cell office:value-type="float" office:value="11430233" table:number-columns-spanned="1" table:number-rows-spanned="2" table:style-name="ce9">
            <text:p>11,430,233</text:p>
          </table:table-cell>
          <table:table-cell office:value-type="float" office:value="12178083" table:number-columns-spanned="1" table:number-rows-spanned="2" table:style-name="ce9">
            <text:p>12,178,083</text:p>
          </table:table-cell>
          <table:table-cell office:value-type="float" office:value="25753575" table:number-columns-spanned="1" table:number-rows-spanned="2" table:style-name="ce9">
            <text:p>25,753,575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percentage" office:value="5.0900000000000001E-2" table:number-columns-spanned="1" table:number-rows-spanned="2" table:style-name="ce10">
            <text:p>5.09%</text:p>
          </table:table-cell>
          <table:table-cell office:value-type="float" office:value="1309" table:number-columns-spanned="1" table:number-rows-spanned="2" table:style-name="ce9">
            <text:p>1,309</text:p>
          </table:table-cell>
          <table:table-cell office:value-type="float" office:value="161040" table:number-columns-spanned="1" table:number-rows-spanned="2" table:style-name="ce9">
            <text:p>161,0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3040" table:number-columns-spanned="1" table:number-rows-spanned="2" table:style-name="ce9">
            <text:p>163,04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2776" table:number-columns-spanned="1" table:number-rows-spanned="2" table:style-name="ce9">
            <text:p>2,776</text:p>
          </table:table-cell>
          <table:table-cell office:value-type="percentage" office:value="0.63959999999999995" table:number-columns-spanned="1" table:number-rows-spanned="2" table:style-name="ce10">
            <text:p>63.96%</text:p>
          </table:table-cell>
          <table:table-cell office:value-type="float" office:value="2940" table:number-columns-spanned="1" table:number-rows-spanned="2" table:style-name="ce9">
            <text:p>2,940</text:p>
          </table:table-cell>
          <table:table-cell office:value-type="float" office:value="8160289" table:number-columns-spanned="1" table:number-rows-spanned="2" table:style-name="ce9">
            <text:p>8,160,289</text:p>
          </table:table-cell>
          <table:table-cell office:value-type="float" office:value="6261594" table:number-columns-spanned="1" table:number-rows-spanned="2" table:style-name="ce9">
            <text:p>6,261,594</text:p>
          </table:table-cell>
          <table:table-cell office:value-type="float" office:value="17592202" table:number-columns-spanned="1" table:number-rows-spanned="2" table:style-name="ce9">
            <text:p>17,592,202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891" table:number-columns-spanned="1" table:number-rows-spanned="2" table:style-name="ce8">
            <text:p>891</text:p>
          </table:table-cell>
          <table:table-cell office:value-type="percentage" office:value="0.2457" table:number-columns-spanned="1" table:number-rows-spanned="2" table:style-name="ce10">
            <text:p>24.57%</text:p>
          </table:table-cell>
          <table:table-cell office:value-type="float" office:value="3540" table:number-columns-spanned="1" table:number-rows-spanned="2" table:style-name="ce9">
            <text:p>3,540</text:p>
          </table:table-cell>
          <table:table-cell office:value-type="float" office:value="3154200" table:number-columns-spanned="1" table:number-rows-spanned="2" table:style-name="ce9">
            <text:p>3,154,200</text:p>
          </table:table-cell>
          <table:table-cell office:value-type="float" office:value="7854370" table:number-columns-spanned="1" table:number-rows-spanned="2" table:style-name="ce9">
            <text:p>7,854,370</text:p>
          </table:table-cell>
          <table:table-cell office:value-type="float" office:value="11359870" table:number-columns-spanned="1" table:number-rows-spanned="2" table:style-name="ce9">
            <text:p>11,359,87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543" table:number-columns-spanned="1" table:number-rows-spanned="2" table:style-name="ce8">
            <text:p>543</text:p>
          </table:table-cell>
          <table:table-cell office:value-type="percentage" office:value="0.37269999999999998" table:number-columns-spanned="1" table:number-rows-spanned="2" table:style-name="ce10">
            <text:p>37.27%</text:p>
          </table:table-cell>
          <table:table-cell office:value-type="float" office:value="1410" table:number-columns-spanned="1" table:number-rows-spanned="2" table:style-name="ce9">
            <text:p>1,410</text:p>
          </table:table-cell>
          <table:table-cell office:value-type="float" office:value="765545" table:number-columns-spanned="1" table:number-rows-spanned="2" table:style-name="ce9">
            <text:p>765,545</text:p>
          </table:table-cell>
          <table:table-cell office:value-type="float" office:value="92640" table:number-columns-spanned="1" table:number-rows-spanned="2" table:style-name="ce9">
            <text:p>92,640</text:p>
          </table:table-cell>
          <table:table-cell office:value-type="float" office:value="859685" table:number-columns-spanned="1" table:number-rows-spanned="2" table:style-name="ce9">
            <text:p>859,685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534" table:number-columns-spanned="1" table:number-rows-spanned="2" table:style-name="ce9">
            <text:p>4,534</text:p>
          </table:table-cell>
          <table:table-cell office:value-type="float" office:value="68488" table:number-columns-spanned="1" table:number-rows-spanned="2" table:style-name="ce9">
            <text:p>68,488</text:p>
          </table:table-cell>
          <table:table-cell office:value-type="percentage" office:value="0.48730000000000001" table:number-columns-spanned="1" table:number-rows-spanned="2" table:style-name="ce10">
            <text:p>48.73%</text:p>
          </table:table-cell>
          <table:table-cell office:value-type="float" office:value="4417" table:number-columns-spanned="1" table:number-rows-spanned="2" table:style-name="ce9">
            <text:p>4,417</text:p>
          </table:table-cell>
          <table:table-cell office:value-type="float" office:value="302520810" table:number-columns-spanned="1" table:number-rows-spanned="2" table:style-name="ce9">
            <text:p>302,520,810</text:p>
          </table:table-cell>
          <table:table-cell office:value-type="float" office:value="352458362" table:number-columns-spanned="1" table:number-rows-spanned="2" table:style-name="ce9">
            <text:p>352,458,362</text:p>
          </table:table-cell>
          <table:table-cell office:value-type="float" office:value="739292058" table:number-columns-spanned="1" table:number-rows-spanned="2" table:style-name="ce9">
            <text:p>739,292,058</text:p>
          </table:table-cell>
          <table:table-cell office:value-type="float" office:value="1148" table:number-columns-spanned="1" table:number-rows-spanned="2" table:style-name="ce9">
            <text:p>1,148</text:p>
          </table:table-cell>
          <table:table-cell office:value-type="float" office:value="1637" table:number-columns-spanned="1" table:number-rows-spanned="2" table:style-name="ce9">
            <text:p>1,637</text:p>
          </table:table-cell>
          <table:table-cell office:value-type="float" office:value="707" table:number-columns-spanned="1" table:number-rows-spanned="2" table:style-name="ce8">
            <text:p>707</text:p>
          </table:table-cell>
          <table:table-cell office:value-type="float" office:value="486" table:number-columns-spanned="1" table:number-rows-spanned="2" table:style-name="ce8">
            <text:p>486</text:p>
          </table:table-cell>
          <table:table-cell office:value-type="float" office:value="3978" table:number-columns-spanned="1" table:number-rows-spanned="2" table:style-name="ce9">
            <text:p>3,978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3-31T00:00:00" table:style-name="ce4">
            <text:p>2017/3/31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月至2017年1月(Data for 2017/1～2017/1)</text:p>
          </table:table-cell>
          <table:table-cell table:number-columns-repeated="16380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212385" table:style-name="ce5">
            <text:p>212,385</text:p>
          </table:table-cell>
          <table:table-cell office:value-type="float" office:value="87371" table:style-name="ce5">
            <text:p>87,371</text:p>
          </table:table-cell>
          <table:table-cell office:value-type="float" office:value="299756" table:style-name="ce5">
            <text:p>299,756</text:p>
          </table:table-cell>
          <table:table-cell office:value-type="float" office:value="47555" table:style-name="ce5">
            <text:p>47,555</text:p>
          </table:table-cell>
          <table:table-cell office:value-type="float" office:value="58556" table:style-name="ce5">
            <text:p>58,556</text:p>
          </table:table-cell>
          <table:table-cell office:value-type="float" office:value="83880" table:style-name="ce5">
            <text:p>83,880</text:p>
          </table:table-cell>
          <table:table-cell office:value-type="float" office:value="23062" table:style-name="ce5">
            <text:p>23,062</text:p>
          </table:table-cell>
          <table:table-cell office:value-type="float" office:value="20871" table:style-name="ce5">
            <text:p>20,871</text:p>
          </table:table-cell>
          <table:table-cell office:value-type="float" office:value="8832" table:style-name="ce5">
            <text:p>8,832</text:p>
          </table:table-cell>
          <table:table-cell office:value-type="float" office:value="2964" table:style-name="ce5">
            <text:p>2,964</text:p>
          </table:table-cell>
          <table:table-cell office:value-type="float" office:value="10070" table:style-name="ce5">
            <text:p>10,070</text:p>
          </table:table-cell>
          <table:table-cell office:value-type="float" office:value="27734" table:style-name="ce5">
            <text:p>27,734</text:p>
          </table:table-cell>
          <table:table-cell office:value-type="float" office:value="9980" table:style-name="ce5">
            <text:p>9,980</text:p>
          </table:table-cell>
          <table:table-cell office:value-type="float" office:value="3160" table:style-name="ce5">
            <text:p>3,160</text:p>
          </table:table-cell>
          <table:table-cell office:value-type="float" office:value="2424" table:style-name="ce5">
            <text:p>2,424</text:p>
          </table:table-cell>
          <table:table-cell office:value-type="float" office:value="668" table:style-name="ce2">
            <text:p>668</text:p>
          </table:table-cell>
          <table:table-cell office:value-type="float" office:value="299756" table:style-name="ce5">
            <text:p>299,75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71459" table:style-name="ce5">
            <text:p>71,459</text:p>
          </table:table-cell>
          <table:table-cell office:value-type="float" office:value="24206" table:style-name="ce5">
            <text:p>24,206</text:p>
          </table:table-cell>
          <table:table-cell office:value-type="float" office:value="95665" table:style-name="ce5">
            <text:p>95,665</text:p>
          </table:table-cell>
          <table:table-cell office:value-type="float" office:value="15856" table:style-name="ce5">
            <text:p>15,856</text:p>
          </table:table-cell>
          <table:table-cell office:value-type="float" office:value="19076" table:style-name="ce5">
            <text:p>19,076</text:p>
          </table:table-cell>
          <table:table-cell office:value-type="float" office:value="28026" table:style-name="ce5">
            <text:p>28,026</text:p>
          </table:table-cell>
          <table:table-cell office:value-type="float" office:value="9517" table:style-name="ce5">
            <text:p>9,517</text:p>
          </table:table-cell>
          <table:table-cell office:value-type="float" office:value="8572" table:style-name="ce5">
            <text:p>8,572</text:p>
          </table:table-cell>
          <table:table-cell office:value-type="float" office:value="2130" table:style-name="ce5">
            <text:p>2,130</text:p>
          </table:table-cell>
          <table:table-cell office:value-type="float" office:value="1489" table:style-name="ce5">
            <text:p>1,489</text:p>
          </table:table-cell>
          <table:table-cell office:value-type="float" office:value="2297" table:style-name="ce5">
            <text:p>2,297</text:p>
          </table:table-cell>
          <table:table-cell office:value-type="float" office:value="3671" table:style-name="ce5">
            <text:p>3,671</text:p>
          </table:table-cell>
          <table:table-cell office:value-type="float" office:value="2275" table:style-name="ce5">
            <text:p>2,275</text:p>
          </table:table-cell>
          <table:table-cell office:value-type="float" office:value="1342" table:style-name="ce5">
            <text:p>1,342</text:p>
          </table:table-cell>
          <table:table-cell office:value-type="float" office:value="1399" table:style-name="ce5">
            <text:p>1,399</text:p>
          </table:table-cell>
          <table:table-cell office:value-type="float" office:value="15" table:style-name="ce2">
            <text:p>15</text:p>
          </table:table-cell>
          <table:table-cell office:value-type="float" office:value="95665" table:style-name="ce5">
            <text:p>95,66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83844" table:style-name="ce5">
            <text:p>283,844</text:p>
          </table:table-cell>
          <table:table-cell office:value-type="float" office:value="111577" table:style-name="ce5">
            <text:p>111,577</text:p>
          </table:table-cell>
          <table:table-cell office:value-type="float" office:value="395421" table:style-name="ce5">
            <text:p>395,421</text:p>
          </table:table-cell>
          <table:table-cell office:value-type="float" office:value="63411" table:style-name="ce5">
            <text:p>63,411</text:p>
          </table:table-cell>
          <table:table-cell office:value-type="float" office:value="77632" table:style-name="ce5">
            <text:p>77,632</text:p>
          </table:table-cell>
          <table:table-cell office:value-type="float" office:value="111906" table:style-name="ce5">
            <text:p>111,906</text:p>
          </table:table-cell>
          <table:table-cell office:value-type="float" office:value="32579" table:style-name="ce5">
            <text:p>32,579</text:p>
          </table:table-cell>
          <table:table-cell office:value-type="float" office:value="29443" table:style-name="ce5">
            <text:p>29,443</text:p>
          </table:table-cell>
          <table:table-cell office:value-type="float" office:value="10962" table:style-name="ce5">
            <text:p>10,962</text:p>
          </table:table-cell>
          <table:table-cell office:value-type="float" office:value="4453" table:style-name="ce5">
            <text:p>4,453</text:p>
          </table:table-cell>
          <table:table-cell office:value-type="float" office:value="12367" table:style-name="ce5">
            <text:p>12,367</text:p>
          </table:table-cell>
          <table:table-cell office:value-type="float" office:value="31405" table:style-name="ce5">
            <text:p>31,405</text:p>
          </table:table-cell>
          <table:table-cell office:value-type="float" office:value="12255" table:style-name="ce5">
            <text:p>12,255</text:p>
          </table:table-cell>
          <table:table-cell office:value-type="float" office:value="4502" table:style-name="ce5">
            <text:p>4,502</text:p>
          </table:table-cell>
          <table:table-cell office:value-type="float" office:value="3823" table:style-name="ce5">
            <text:p>3,823</text:p>
          </table:table-cell>
          <table:table-cell office:value-type="float" office:value="683" table:style-name="ce2">
            <text:p>683</text:p>
          </table:table-cell>
          <table:table-cell office:value-type="float" office:value="395421" table:style-name="ce5">
            <text:p>395,42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57219" table:style-name="ce5">
            <text:p>57,219</text:p>
          </table:table-cell>
          <table:table-cell office:value-type="float" office:value="34548" table:style-name="ce5">
            <text:p>34,548</text:p>
          </table:table-cell>
          <table:table-cell office:value-type="float" office:value="91767" table:style-name="ce5">
            <text:p>91,767</text:p>
          </table:table-cell>
          <table:table-cell office:value-type="float" office:value="45812" table:style-name="ce5">
            <text:p>45,812</text:p>
          </table:table-cell>
          <table:table-cell office:value-type="float" office:value="14896" table:style-name="ce5">
            <text:p>14,896</text:p>
          </table:table-cell>
          <table:table-cell office:value-type="float" office:value="13950" table:style-name="ce5">
            <text:p>13,950</text:p>
          </table:table-cell>
          <table:table-cell office:value-type="float" office:value="4818" table:style-name="ce5">
            <text:p>4,818</text:p>
          </table:table-cell>
          <table:table-cell office:value-type="float" office:value="1489" table:style-name="ce5">
            <text:p>1,489</text:p>
          </table:table-cell>
          <table:table-cell office:value-type="float" office:value="506" table:style-name="ce2">
            <text:p>506</text:p>
          </table:table-cell>
          <table:table-cell office:value-type="float" office:value="421" table:style-name="ce2">
            <text:p>421</text:p>
          </table:table-cell>
          <table:table-cell office:value-type="float" office:value="1860" table:style-name="ce5">
            <text:p>1,860</text:p>
          </table:table-cell>
          <table:table-cell office:value-type="float" office:value="2017" table:style-name="ce5">
            <text:p>2,017</text:p>
          </table:table-cell>
          <table:table-cell office:value-type="float" office:value="2451" table:style-name="ce5">
            <text:p>2,451</text:p>
          </table:table-cell>
          <table:table-cell office:value-type="float" office:value="497" table:style-name="ce2">
            <text:p>497</text:p>
          </table:table-cell>
          <table:table-cell office:value-type="float" office:value="2228" table:style-name="ce5">
            <text:p>2,228</text:p>
          </table:table-cell>
          <table:table-cell office:value-type="float" office:value="822" table:style-name="ce2">
            <text:p>822</text:p>
          </table:table-cell>
          <table:table-cell office:value-type="float" office:value="91767" table:style-name="ce5">
            <text:p>91,76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3726" table:style-name="ce5">
            <text:p>3,726</text:p>
          </table:table-cell>
          <table:table-cell office:value-type="float" office:value="2100" table:style-name="ce5">
            <text:p>2,100</text:p>
          </table:table-cell>
          <table:table-cell office:value-type="float" office:value="5826" table:style-name="ce5">
            <text:p>5,826</text:p>
          </table:table-cell>
          <table:table-cell office:value-type="float" office:value="4007" table:style-name="ce5">
            <text:p>4,007</text:p>
          </table:table-cell>
          <table:table-cell office:value-type="float" office:value="817" table:style-name="ce2">
            <text:p>817</text:p>
          </table:table-cell>
          <table:table-cell office:value-type="float" office:value="134" table:style-name="ce2">
            <text:p>134</text:p>
          </table:table-cell>
          <table:table-cell office:value-type="float" office:value="5" table:style-name="ce2">
            <text:p>5</text:p>
          </table:table-cell>
          <table:table-cell office:value-type="float" office:value="32" table:style-name="ce2">
            <text:p>32</text:p>
          </table:table-cell>
          <table:table-cell office:value-type="float" office:value="19" table:style-name="ce2">
            <text:p>19</text:p>
          </table:table-cell>
          <table:table-cell office:value-type="float" office:value="84" table:style-name="ce2">
            <text:p>84</text:p>
          </table:table-cell>
          <table:table-cell office:value-type="float" office:value="609" table:style-name="ce2">
            <text:p>609</text:p>
          </table:table-cell>
          <table:table-cell office:value-type="float" office:value="59" table:style-name="ce2">
            <text:p>59</text:p>
          </table:table-cell>
          <table:table-cell office:value-type="float" office:value="48" table:style-name="ce2">
            <text:p>48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826" table:style-name="ce5">
            <text:p>5,82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60945" table:style-name="ce5">
            <text:p>60,945</text:p>
          </table:table-cell>
          <table:table-cell office:value-type="float" office:value="36648" table:style-name="ce5">
            <text:p>36,648</text:p>
          </table:table-cell>
          <table:table-cell office:value-type="float" office:value="97593" table:style-name="ce5">
            <text:p>97,593</text:p>
          </table:table-cell>
          <table:table-cell office:value-type="float" office:value="49819" table:style-name="ce5">
            <text:p>49,819</text:p>
          </table:table-cell>
          <table:table-cell office:value-type="float" office:value="15713" table:style-name="ce5">
            <text:p>15,713</text:p>
          </table:table-cell>
          <table:table-cell office:value-type="float" office:value="14084" table:style-name="ce5">
            <text:p>14,084</text:p>
          </table:table-cell>
          <table:table-cell office:value-type="float" office:value="4823" table:style-name="ce5">
            <text:p>4,823</text:p>
          </table:table-cell>
          <table:table-cell office:value-type="float" office:value="1521" table:style-name="ce5">
            <text:p>1,521</text:p>
          </table:table-cell>
          <table:table-cell office:value-type="float" office:value="525" table:style-name="ce2">
            <text:p>525</text:p>
          </table:table-cell>
          <table:table-cell office:value-type="float" office:value="505" table:style-name="ce2">
            <text:p>505</text:p>
          </table:table-cell>
          <table:table-cell office:value-type="float" office:value="2469" table:style-name="ce5">
            <text:p>2,469</text:p>
          </table:table-cell>
          <table:table-cell office:value-type="float" office:value="2076" table:style-name="ce5">
            <text:p>2,076</text:p>
          </table:table-cell>
          <table:table-cell office:value-type="float" office:value="2499" table:style-name="ce5">
            <text:p>2,499</text:p>
          </table:table-cell>
          <table:table-cell office:value-type="float" office:value="509" table:style-name="ce2">
            <text:p>509</text:p>
          </table:table-cell>
          <table:table-cell office:value-type="float" office:value="2228" table:style-name="ce5">
            <text:p>2,228</text:p>
          </table:table-cell>
          <table:table-cell office:value-type="float" office:value="822" table:style-name="ce2">
            <text:p>822</text:p>
          </table:table-cell>
          <table:table-cell office:value-type="float" office:value="97593" table:style-name="ce5">
            <text:p>97,59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25370" table:style-name="ce5">
            <text:p>25,370</text:p>
          </table:table-cell>
          <table:table-cell office:value-type="float" office:value="8155" table:style-name="ce5">
            <text:p>8,155</text:p>
          </table:table-cell>
          <table:table-cell office:value-type="float" office:value="33525" table:style-name="ce5">
            <text:p>33,525</text:p>
          </table:table-cell>
          <table:table-cell office:value-type="float" office:value="19199" table:style-name="ce5">
            <text:p>19,199</text:p>
          </table:table-cell>
          <table:table-cell office:value-type="float" office:value="2169" table:style-name="ce5">
            <text:p>2,169</text:p>
          </table:table-cell>
          <table:table-cell office:value-type="float" office:value="7057" table:style-name="ce5">
            <text:p>7,057</text:p>
          </table:table-cell>
          <table:table-cell office:value-type="float" office:value="939" table:style-name="ce2">
            <text:p>939</text:p>
          </table:table-cell>
          <table:table-cell office:value-type="float" office:value="389" table:style-name="ce2">
            <text:p>389</text:p>
          </table:table-cell>
          <table:table-cell office:value-type="float" office:value="204" table:style-name="ce2">
            <text:p>204</text:p>
          </table:table-cell>
          <table:table-cell office:value-type="float" office:value="355" table:style-name="ce2">
            <text:p>355</text:p>
          </table:table-cell>
          <table:table-cell office:value-type="float" office:value="701" table:style-name="ce2">
            <text:p>701</text:p>
          </table:table-cell>
          <table:table-cell office:value-type="float" office:value="1248" table:style-name="ce5">
            <text:p>1,248</text:p>
          </table:table-cell>
          <table:table-cell office:value-type="float" office:value="1013" table:style-name="ce5">
            <text:p>1,013</text:p>
          </table:table-cell>
          <table:table-cell office:value-type="float" office:value="127" table:style-name="ce2">
            <text:p>127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float" office:value="33525" table:style-name="ce5">
            <text:p>33,52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8355" table:style-name="ce5">
            <text:p>8,355</text:p>
          </table:table-cell>
          <table:table-cell office:value-type="float" office:value="3434" table:style-name="ce5">
            <text:p>3,434</text:p>
          </table:table-cell>
          <table:table-cell office:value-type="float" office:value="11789" table:style-name="ce5">
            <text:p>11,789</text:p>
          </table:table-cell>
          <table:table-cell office:value-type="float" office:value="6896" table:style-name="ce5">
            <text:p>6,896</text:p>
          </table:table-cell>
          <table:table-cell office:value-type="float" office:value="2585" table:style-name="ce5">
            <text:p>2,585</text:p>
          </table:table-cell>
          <table:table-cell office:value-type="float" office:value="294" table:style-name="ce2">
            <text:p>294</text:p>
          </table:table-cell>
          <table:table-cell office:value-type="float" office:value="128" table:style-name="ce2">
            <text:p>128</text:p>
          </table:table-cell>
          <table:table-cell office:value-type="float" office:value="122" table:style-name="ce2">
            <text:p>122</text:p>
          </table:table-cell>
          <table:table-cell office:value-type="float" office:value="151" table:style-name="ce2">
            <text:p>151</text:p>
          </table:table-cell>
          <table:table-cell office:value-type="float" office:value="48" table:style-name="ce2">
            <text:p>48</text:p>
          </table:table-cell>
          <table:table-cell office:value-type="float" office:value="183" table:style-name="ce2">
            <text:p>183</text:p>
          </table:table-cell>
          <table:table-cell office:value-type="float" office:value="646" table:style-name="ce2">
            <text:p>646</text:p>
          </table:table-cell>
          <table:table-cell office:value-type="float" office:value="586" table:style-name="ce2">
            <text:p>586</text:p>
          </table:table-cell>
          <table:table-cell office:value-type="float" office:value="96" table:style-name="ce2">
            <text:p>96</text:p>
          </table:table-cell>
          <table:table-cell office:value-type="float" office:value="39" table:style-name="ce2">
            <text:p>39</text:p>
          </table:table-cell>
          <table:table-cell office:value-type="float" office:value="15" table:style-name="ce2">
            <text:p>15</text:p>
          </table:table-cell>
          <table:table-cell office:value-type="float" office:value="11789" table:style-name="ce5">
            <text:p>11,78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33725" table:style-name="ce5">
            <text:p>33,725</text:p>
          </table:table-cell>
          <table:table-cell office:value-type="float" office:value="11589" table:style-name="ce5">
            <text:p>11,589</text:p>
          </table:table-cell>
          <table:table-cell office:value-type="float" office:value="45314" table:style-name="ce5">
            <text:p>45,314</text:p>
          </table:table-cell>
          <table:table-cell office:value-type="float" office:value="26095" table:style-name="ce5">
            <text:p>26,095</text:p>
          </table:table-cell>
          <table:table-cell office:value-type="float" office:value="4754" table:style-name="ce5">
            <text:p>4,754</text:p>
          </table:table-cell>
          <table:table-cell office:value-type="float" office:value="7351" table:style-name="ce5">
            <text:p>7,351</text:p>
          </table:table-cell>
          <table:table-cell office:value-type="float" office:value="1067" table:style-name="ce5">
            <text:p>1,067</text:p>
          </table:table-cell>
          <table:table-cell office:value-type="float" office:value="511" table:style-name="ce2">
            <text:p>511</text:p>
          </table:table-cell>
          <table:table-cell office:value-type="float" office:value="355" table:style-name="ce2">
            <text:p>355</text:p>
          </table:table-cell>
          <table:table-cell office:value-type="float" office:value="403" table:style-name="ce2">
            <text:p>403</text:p>
          </table:table-cell>
          <table:table-cell office:value-type="float" office:value="884" table:style-name="ce2">
            <text:p>884</text:p>
          </table:table-cell>
          <table:table-cell office:value-type="float" office:value="1894" table:style-name="ce5">
            <text:p>1,894</text:p>
          </table:table-cell>
          <table:table-cell office:value-type="float" office:value="1599" table:style-name="ce5">
            <text:p>1,599</text:p>
          </table:table-cell>
          <table:table-cell office:value-type="float" office:value="223" table:style-name="ce2">
            <text:p>223</text:p>
          </table:table-cell>
          <table:table-cell office:value-type="float" office:value="163" table:style-name="ce2">
            <text:p>163</text:p>
          </table:table-cell>
          <table:table-cell office:value-type="float" office:value="15" table:style-name="ce2">
            <text:p>15</text:p>
          </table:table-cell>
          <table:table-cell office:value-type="float" office:value="45314" table:style-name="ce5">
            <text:p>45,31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25934" table:style-name="ce5">
            <text:p>25,934</text:p>
          </table:table-cell>
          <table:table-cell office:value-type="float" office:value="14976" table:style-name="ce5">
            <text:p>14,976</text:p>
          </table:table-cell>
          <table:table-cell office:value-type="float" office:value="40910" table:style-name="ce5">
            <text:p>40,910</text:p>
          </table:table-cell>
          <table:table-cell office:value-type="float" office:value="32480" table:style-name="ce5">
            <text:p>32,480</text:p>
          </table:table-cell>
          <table:table-cell office:value-type="float" office:value="5471" table:style-name="ce5">
            <text:p>5,471</text:p>
          </table:table-cell>
          <table:table-cell office:value-type="float" office:value="2236" table:style-name="ce5">
            <text:p>2,236</text:p>
          </table:table-cell>
          <table:table-cell office:value-type="float" office:value="9" table:style-name="ce2">
            <text:p>9</text:p>
          </table:table-cell>
          <table:table-cell office:value-type="float" office:value="119" table:style-name="ce2">
            <text:p>119</text:p>
          </table:table-cell>
          <table:table-cell office:value-type="float" office:value="54" table:style-name="ce2">
            <text:p>54</text:p>
          </table:table-cell>
          <table:table-cell office:value-type="float" office:value="14" table:style-name="ce2">
            <text:p>14</text:p>
          </table:table-cell>
          <table:table-cell office:value-type="float" office:value="309" table:style-name="ce2">
            <text:p>309</text:p>
          </table:table-cell>
          <table:table-cell office:value-type="float" office:value="62" table:style-name="ce2">
            <text:p>62</text:p>
          </table:table-cell>
          <table:table-cell office:value-type="float" office:value="26" table:style-name="ce2">
            <text:p>26</text:p>
          </table:table-cell>
          <table:table-cell office:value-type="float" office:value="12" table:style-name="ce2">
            <text:p>12</text:p>
          </table:table-cell>
          <table:table-cell office:value-type="float" office:value="116" table:style-name="ce2">
            <text:p>116</text:p>
          </table:table-cell>
          <table:table-cell office:value-type="float" office:value="2" table:style-name="ce2">
            <text:p>2</text:p>
          </table:table-cell>
          <table:table-cell office:value-type="float" office:value="40910" table:style-name="ce5">
            <text:p>40,91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25934" table:style-name="ce5">
            <text:p>25,934</text:p>
          </table:table-cell>
          <table:table-cell office:value-type="float" office:value="14976" table:style-name="ce5">
            <text:p>14,976</text:p>
          </table:table-cell>
          <table:table-cell office:value-type="float" office:value="40910" table:style-name="ce5">
            <text:p>40,910</text:p>
          </table:table-cell>
          <table:table-cell office:value-type="float" office:value="32480" table:style-name="ce5">
            <text:p>32,480</text:p>
          </table:table-cell>
          <table:table-cell office:value-type="float" office:value="5471" table:style-name="ce5">
            <text:p>5,471</text:p>
          </table:table-cell>
          <table:table-cell office:value-type="float" office:value="2236" table:style-name="ce5">
            <text:p>2,236</text:p>
          </table:table-cell>
          <table:table-cell office:value-type="float" office:value="9" table:style-name="ce2">
            <text:p>9</text:p>
          </table:table-cell>
          <table:table-cell office:value-type="float" office:value="119" table:style-name="ce2">
            <text:p>119</text:p>
          </table:table-cell>
          <table:table-cell office:value-type="float" office:value="54" table:style-name="ce2">
            <text:p>54</text:p>
          </table:table-cell>
          <table:table-cell office:value-type="float" office:value="14" table:style-name="ce2">
            <text:p>14</text:p>
          </table:table-cell>
          <table:table-cell office:value-type="float" office:value="309" table:style-name="ce2">
            <text:p>309</text:p>
          </table:table-cell>
          <table:table-cell office:value-type="float" office:value="62" table:style-name="ce2">
            <text:p>62</text:p>
          </table:table-cell>
          <table:table-cell office:value-type="float" office:value="26" table:style-name="ce2">
            <text:p>26</text:p>
          </table:table-cell>
          <table:table-cell office:value-type="float" office:value="12" table:style-name="ce2">
            <text:p>12</text:p>
          </table:table-cell>
          <table:table-cell office:value-type="float" office:value="116" table:style-name="ce2">
            <text:p>116</text:p>
          </table:table-cell>
          <table:table-cell office:value-type="float" office:value="2" table:style-name="ce2">
            <text:p>2</text:p>
          </table:table-cell>
          <table:table-cell office:value-type="float" office:value="40910" table:style-name="ce5">
            <text:p>40,91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77114" table:style-name="ce5">
            <text:p>77,114</text:p>
          </table:table-cell>
          <table:table-cell office:value-type="float" office:value="33191" table:style-name="ce5">
            <text:p>33,191</text:p>
          </table:table-cell>
          <table:table-cell office:value-type="float" office:value="110305" table:style-name="ce5">
            <text:p>110,305</text:p>
          </table:table-cell>
          <table:table-cell office:value-type="float" office:value="95635" table:style-name="ce5">
            <text:p>95,635</text:p>
          </table:table-cell>
          <table:table-cell office:value-type="float" office:value="6029" table:style-name="ce5">
            <text:p>6,029</text:p>
          </table:table-cell>
          <table:table-cell office:value-type="float" office:value="2544" table:style-name="ce5">
            <text:p>2,544</text:p>
          </table:table-cell>
          <table:table-cell office:value-type="float" office:value="487" table:style-name="ce2">
            <text:p>487</text:p>
          </table:table-cell>
          <table:table-cell office:value-type="float" office:value="1450" table:style-name="ce5">
            <text:p>1,450</text:p>
          </table:table-cell>
          <table:table-cell office:value-type="float" office:value="185" table:style-name="ce2">
            <text:p>185</text:p>
          </table:table-cell>
          <table:table-cell office:value-type="float" office:value="73" table:style-name="ce2">
            <text:p>73</text:p>
          </table:table-cell>
          <table:table-cell office:value-type="float" office:value="1124" table:style-name="ce5">
            <text:p>1,124</text:p>
          </table:table-cell>
          <table:table-cell office:value-type="float" office:value="1158" table:style-name="ce5">
            <text:p>1,158</text:p>
          </table:table-cell>
          <table:table-cell office:value-type="float" office:value="785" table:style-name="ce2">
            <text:p>785</text:p>
          </table:table-cell>
          <table:table-cell office:value-type="float" office:value="205" table:style-name="ce2">
            <text:p>205</text:p>
          </table:table-cell>
          <table:table-cell office:value-type="float" office:value="572" table:style-name="ce2">
            <text:p>572</text:p>
          </table:table-cell>
          <table:table-cell office:value-type="float" office:value="58" table:style-name="ce2">
            <text:p>58</text:p>
          </table:table-cell>
          <table:table-cell office:value-type="float" office:value="110305" table:style-name="ce5">
            <text:p>110,30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7873" table:style-name="ce5">
            <text:p>7,873</text:p>
          </table:table-cell>
          <table:table-cell office:value-type="float" office:value="6044" table:style-name="ce5">
            <text:p>6,044</text:p>
          </table:table-cell>
          <table:table-cell office:value-type="float" office:value="13917" table:style-name="ce5">
            <text:p>13,917</text:p>
          </table:table-cell>
          <table:table-cell office:value-type="float" office:value="12311" table:style-name="ce5">
            <text:p>12,311</text:p>
          </table:table-cell>
          <table:table-cell office:value-type="float" office:value="1109" table:style-name="ce5">
            <text:p>1,109</text:p>
          </table:table-cell>
          <table:table-cell office:value-type="float" office:value="64" table:style-name="ce2">
            <text:p>6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168" table:style-name="ce2">
            <text:p>168</text:p>
          </table:table-cell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float" office:value="216" table:style-name="ce2">
            <text:p>216</text:p>
          </table:table-cell>
          <table:table-cell office:value-type="float" office:value="0" table:style-name="ce2">
            <text:p>0</text:p>
          </table:table-cell>
          <table:table-cell office:value-type="float" office:value="13917" table:style-name="ce5">
            <text:p>13,91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84987" table:style-name="ce5">
            <text:p>84,987</text:p>
          </table:table-cell>
          <table:table-cell office:value-type="float" office:value="39235" table:style-name="ce5">
            <text:p>39,235</text:p>
          </table:table-cell>
          <table:table-cell office:value-type="float" office:value="124222" table:style-name="ce5">
            <text:p>124,222</text:p>
          </table:table-cell>
          <table:table-cell office:value-type="float" office:value="107946" table:style-name="ce5">
            <text:p>107,946</text:p>
          </table:table-cell>
          <table:table-cell office:value-type="float" office:value="7138" table:style-name="ce5">
            <text:p>7,138</text:p>
          </table:table-cell>
          <table:table-cell office:value-type="float" office:value="2608" table:style-name="ce5">
            <text:p>2,608</text:p>
          </table:table-cell>
          <table:table-cell office:value-type="float" office:value="487" table:style-name="ce2">
            <text:p>487</text:p>
          </table:table-cell>
          <table:table-cell office:value-type="float" office:value="1452" table:style-name="ce5">
            <text:p>1,452</text:p>
          </table:table-cell>
          <table:table-cell office:value-type="float" office:value="191" table:style-name="ce2">
            <text:p>191</text:p>
          </table:table-cell>
          <table:table-cell office:value-type="float" office:value="73" table:style-name="ce2">
            <text:p>73</text:p>
          </table:table-cell>
          <table:table-cell office:value-type="float" office:value="1292" table:style-name="ce5">
            <text:p>1,292</text:p>
          </table:table-cell>
          <table:table-cell office:value-type="float" office:value="1188" table:style-name="ce5">
            <text:p>1,188</text:p>
          </table:table-cell>
          <table:table-cell office:value-type="float" office:value="787" table:style-name="ce2">
            <text:p>787</text:p>
          </table:table-cell>
          <table:table-cell office:value-type="float" office:value="214" table:style-name="ce2">
            <text:p>214</text:p>
          </table:table-cell>
          <table:table-cell office:value-type="float" office:value="788" table:style-name="ce2">
            <text:p>788</text:p>
          </table:table-cell>
          <table:table-cell office:value-type="float" office:value="58" table:style-name="ce2">
            <text:p>58</text:p>
          </table:table-cell>
          <table:table-cell office:value-type="float" office:value="124222" table:style-name="ce5">
            <text:p>124,22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5450" table:style-name="ce5">
            <text:p>45,450</text:p>
          </table:table-cell>
          <table:table-cell office:value-type="float" office:value="22790" table:style-name="ce5">
            <text:p>22,790</text:p>
          </table:table-cell>
          <table:table-cell office:value-type="float" office:value="68240" table:style-name="ce5">
            <text:p>68,240</text:p>
          </table:table-cell>
          <table:table-cell office:value-type="float" office:value="25527" table:style-name="ce5">
            <text:p>25,527</text:p>
          </table:table-cell>
          <table:table-cell office:value-type="float" office:value="4903" table:style-name="ce5">
            <text:p>4,903</text:p>
          </table:table-cell>
          <table:table-cell office:value-type="float" office:value="4143" table:style-name="ce5">
            <text:p>4,143</text:p>
          </table:table-cell>
          <table:table-cell office:value-type="float" office:value="10010" table:style-name="ce5">
            <text:p>10,010</text:p>
          </table:table-cell>
          <table:table-cell office:value-type="float" office:value="418" table:style-name="ce2">
            <text:p>418</text:p>
          </table:table-cell>
          <table:table-cell office:value-type="float" office:value="869" table:style-name="ce2">
            <text:p>869</text:p>
          </table:table-cell>
          <table:table-cell office:value-type="float" office:value="368" table:style-name="ce2">
            <text:p>368</text:p>
          </table:table-cell>
          <table:table-cell office:value-type="float" office:value="5278" table:style-name="ce5">
            <text:p>5,278</text:p>
          </table:table-cell>
          <table:table-cell office:value-type="float" office:value="7666" table:style-name="ce5">
            <text:p>7,666</text:p>
          </table:table-cell>
          <table:table-cell office:value-type="float" office:value="2891" table:style-name="ce5">
            <text:p>2,891</text:p>
          </table:table-cell>
          <table:table-cell office:value-type="float" office:value="308" table:style-name="ce2">
            <text:p>308</text:p>
          </table:table-cell>
          <table:table-cell office:value-type="float" office:value="5826" table:style-name="ce5">
            <text:p>5,826</text:p>
          </table:table-cell>
          <table:table-cell office:value-type="float" office:value="33" table:style-name="ce2">
            <text:p>33</text:p>
          </table:table-cell>
          <table:table-cell office:value-type="float" office:value="68240" table:style-name="ce5">
            <text:p>68,24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2783" table:style-name="ce5">
            <text:p>22,783</text:p>
          </table:table-cell>
          <table:table-cell office:value-type="float" office:value="13213" table:style-name="ce5">
            <text:p>13,213</text:p>
          </table:table-cell>
          <table:table-cell office:value-type="float" office:value="35996" table:style-name="ce5">
            <text:p>35,996</text:p>
          </table:table-cell>
          <table:table-cell office:value-type="float" office:value="13313" table:style-name="ce5">
            <text:p>13,313</text:p>
          </table:table-cell>
          <table:table-cell office:value-type="float" office:value="3765" table:style-name="ce5">
            <text:p>3,765</text:p>
          </table:table-cell>
          <table:table-cell office:value-type="float" office:value="2774" table:style-name="ce5">
            <text:p>2,774</text:p>
          </table:table-cell>
          <table:table-cell office:value-type="float" office:value="7313" table:style-name="ce5">
            <text:p>7,313</text:p>
          </table:table-cell>
          <table:table-cell office:value-type="float" office:value="1293" table:style-name="ce5">
            <text:p>1,293</text:p>
          </table:table-cell>
          <table:table-cell office:value-type="float" office:value="443" table:style-name="ce2">
            <text:p>443</text:p>
          </table:table-cell>
          <table:table-cell office:value-type="float" office:value="583" table:style-name="ce2">
            <text:p>583</text:p>
          </table:table-cell>
          <table:table-cell office:value-type="float" office:value="1690" table:style-name="ce5">
            <text:p>1,690</text:p>
          </table:table-cell>
          <table:table-cell office:value-type="float" office:value="1367" table:style-name="ce5">
            <text:p>1,367</text:p>
          </table:table-cell>
          <table:table-cell office:value-type="float" office:value="820" table:style-name="ce2">
            <text:p>820</text:p>
          </table:table-cell>
          <table:table-cell office:value-type="float" office:value="131" table:style-name="ce2">
            <text:p>131</text:p>
          </table:table-cell>
          <table:table-cell office:value-type="float" office:value="2504" table:style-name="ce5">
            <text:p>2,504</text:p>
          </table:table-cell>
          <table:table-cell office:value-type="float" office:value="0" table:style-name="ce2">
            <text:p>0</text:p>
          </table:table-cell>
          <table:table-cell office:value-type="float" office:value="35996" table:style-name="ce5">
            <text:p>35,99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68233" table:style-name="ce5">
            <text:p>68,233</text:p>
          </table:table-cell>
          <table:table-cell office:value-type="float" office:value="36003" table:style-name="ce5">
            <text:p>36,003</text:p>
          </table:table-cell>
          <table:table-cell office:value-type="float" office:value="104236" table:style-name="ce5">
            <text:p>104,236</text:p>
          </table:table-cell>
          <table:table-cell office:value-type="float" office:value="38840" table:style-name="ce5">
            <text:p>38,840</text:p>
          </table:table-cell>
          <table:table-cell office:value-type="float" office:value="8668" table:style-name="ce5">
            <text:p>8,668</text:p>
          </table:table-cell>
          <table:table-cell office:value-type="float" office:value="6917" table:style-name="ce5">
            <text:p>6,917</text:p>
          </table:table-cell>
          <table:table-cell office:value-type="float" office:value="17323" table:style-name="ce5">
            <text:p>17,323</text:p>
          </table:table-cell>
          <table:table-cell office:value-type="float" office:value="1711" table:style-name="ce5">
            <text:p>1,711</text:p>
          </table:table-cell>
          <table:table-cell office:value-type="float" office:value="1312" table:style-name="ce5">
            <text:p>1,312</text:p>
          </table:table-cell>
          <table:table-cell office:value-type="float" office:value="951" table:style-name="ce2">
            <text:p>951</text:p>
          </table:table-cell>
          <table:table-cell office:value-type="float" office:value="6968" table:style-name="ce5">
            <text:p>6,968</text:p>
          </table:table-cell>
          <table:table-cell office:value-type="float" office:value="9033" table:style-name="ce5">
            <text:p>9,033</text:p>
          </table:table-cell>
          <table:table-cell office:value-type="float" office:value="3711" table:style-name="ce5">
            <text:p>3,711</text:p>
          </table:table-cell>
          <table:table-cell office:value-type="float" office:value="439" table:style-name="ce2">
            <text:p>439</text:p>
          </table:table-cell>
          <table:table-cell office:value-type="float" office:value="8330" table:style-name="ce5">
            <text:p>8,330</text:p>
          </table:table-cell>
          <table:table-cell office:value-type="float" office:value="33" table:style-name="ce2">
            <text:p>33</text:p>
          </table:table-cell>
          <table:table-cell office:value-type="float" office:value="104236" table:style-name="ce5">
            <text:p>104,23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81514" table:style-name="ce5">
            <text:p>81,514</text:p>
          </table:table-cell>
          <table:table-cell office:value-type="float" office:value="43650" table:style-name="ce5">
            <text:p>43,650</text:p>
          </table:table-cell>
          <table:table-cell office:value-type="float" office:value="125164" table:style-name="ce5">
            <text:p>125,164</text:p>
          </table:table-cell>
          <table:table-cell office:value-type="float" office:value="104097" table:style-name="ce5">
            <text:p>104,097</text:p>
          </table:table-cell>
          <table:table-cell office:value-type="float" office:value="6428" table:style-name="ce5">
            <text:p>6,428</text:p>
          </table:table-cell>
          <table:table-cell office:value-type="float" office:value="4166" table:style-name="ce5">
            <text:p>4,166</text:p>
          </table:table-cell>
          <table:table-cell office:value-type="float" office:value="3092" table:style-name="ce5">
            <text:p>3,092</text:p>
          </table:table-cell>
          <table:table-cell office:value-type="float" office:value="1562" table:style-name="ce5">
            <text:p>1,562</text:p>
          </table:table-cell>
          <table:table-cell office:value-type="float" office:value="247" table:style-name="ce2">
            <text:p>247</text:p>
          </table:table-cell>
          <table:table-cell office:value-type="float" office:value="113" table:style-name="ce2">
            <text:p>113</text:p>
          </table:table-cell>
          <table:table-cell office:value-type="float" office:value="1384" table:style-name="ce5">
            <text:p>1,384</text:p>
          </table:table-cell>
          <table:table-cell office:value-type="float" office:value="2355" table:style-name="ce5">
            <text:p>2,355</text:p>
          </table:table-cell>
          <table:table-cell office:value-type="float" office:value="984" table:style-name="ce2">
            <text:p>984</text:p>
          </table:table-cell>
          <table:table-cell office:value-type="float" office:value="194" table:style-name="ce2">
            <text:p>194</text:p>
          </table:table-cell>
          <table:table-cell office:value-type="float" office:value="542" table:style-name="ce2">
            <text:p>542</text:p>
          </table:table-cell>
          <table:table-cell office:value-type="float" office:value="0" table:style-name="ce2">
            <text:p>0</text:p>
          </table:table-cell>
          <table:table-cell office:value-type="float" office:value="125164" table:style-name="ce5">
            <text:p>125,16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16054" table:style-name="ce5">
            <text:p>16,054</text:p>
          </table:table-cell>
          <table:table-cell office:value-type="float" office:value="13192" table:style-name="ce5">
            <text:p>13,192</text:p>
          </table:table-cell>
          <table:table-cell office:value-type="float" office:value="29246" table:style-name="ce5">
            <text:p>29,246</text:p>
          </table:table-cell>
          <table:table-cell office:value-type="float" office:value="21819" table:style-name="ce5">
            <text:p>21,819</text:p>
          </table:table-cell>
          <table:table-cell office:value-type="float" office:value="3633" table:style-name="ce5">
            <text:p>3,633</text:p>
          </table:table-cell>
          <table:table-cell office:value-type="float" office:value="298" table:style-name="ce2">
            <text:p>298</text:p>
          </table:table-cell>
          <table:table-cell office:value-type="float" office:value="277" table:style-name="ce2">
            <text:p>277</text:p>
          </table:table-cell>
          <table:table-cell office:value-type="float" office:value="284" table:style-name="ce2">
            <text:p>284</text:p>
          </table:table-cell>
          <table:table-cell office:value-type="float" office:value="158" table:style-name="ce2">
            <text:p>158</text:p>
          </table:table-cell>
          <table:table-cell office:value-type="float" office:value="106" table:style-name="ce2">
            <text:p>106</text:p>
          </table:table-cell>
          <table:table-cell office:value-type="float" office:value="1443" table:style-name="ce5">
            <text:p>1,443</text:p>
          </table:table-cell>
          <table:table-cell office:value-type="float" office:value="681" table:style-name="ce2">
            <text:p>681</text:p>
          </table:table-cell>
          <table:table-cell office:value-type="float" office:value="322" table:style-name="ce2">
            <text:p>322</text:p>
          </table:table-cell>
          <table:table-cell office:value-type="float" office:value="65" table:style-name="ce2">
            <text:p>65</text:p>
          </table:table-cell>
          <table:table-cell office:value-type="float" office:value="138" table:style-name="ce2">
            <text:p>138</text:p>
          </table:table-cell>
          <table:table-cell office:value-type="float" office:value="22" table:style-name="ce2">
            <text:p>22</text:p>
          </table:table-cell>
          <table:table-cell office:value-type="float" office:value="29246" table:style-name="ce5">
            <text:p>29,24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97568" table:style-name="ce5">
            <text:p>97,568</text:p>
          </table:table-cell>
          <table:table-cell office:value-type="float" office:value="56842" table:style-name="ce5">
            <text:p>56,842</text:p>
          </table:table-cell>
          <table:table-cell office:value-type="float" office:value="154410" table:style-name="ce5">
            <text:p>154,410</text:p>
          </table:table-cell>
          <table:table-cell office:value-type="float" office:value="125916" table:style-name="ce5">
            <text:p>125,916</text:p>
          </table:table-cell>
          <table:table-cell office:value-type="float" office:value="10061" table:style-name="ce5">
            <text:p>10,061</text:p>
          </table:table-cell>
          <table:table-cell office:value-type="float" office:value="4464" table:style-name="ce5">
            <text:p>4,464</text:p>
          </table:table-cell>
          <table:table-cell office:value-type="float" office:value="3369" table:style-name="ce5">
            <text:p>3,369</text:p>
          </table:table-cell>
          <table:table-cell office:value-type="float" office:value="1846" table:style-name="ce5">
            <text:p>1,846</text:p>
          </table:table-cell>
          <table:table-cell office:value-type="float" office:value="405" table:style-name="ce2">
            <text:p>405</text:p>
          </table:table-cell>
          <table:table-cell office:value-type="float" office:value="219" table:style-name="ce2">
            <text:p>219</text:p>
          </table:table-cell>
          <table:table-cell office:value-type="float" office:value="2827" table:style-name="ce5">
            <text:p>2,827</text:p>
          </table:table-cell>
          <table:table-cell office:value-type="float" office:value="3036" table:style-name="ce5">
            <text:p>3,036</text:p>
          </table:table-cell>
          <table:table-cell office:value-type="float" office:value="1306" table:style-name="ce5">
            <text:p>1,306</text:p>
          </table:table-cell>
          <table:table-cell office:value-type="float" office:value="259" table:style-name="ce2">
            <text:p>259</text:p>
          </table:table-cell>
          <table:table-cell office:value-type="float" office:value="680" table:style-name="ce2">
            <text:p>680</text:p>
          </table:table-cell>
          <table:table-cell office:value-type="float" office:value="22" table:style-name="ce2">
            <text:p>22</text:p>
          </table:table-cell>
          <table:table-cell office:value-type="float" office:value="154410" table:style-name="ce5">
            <text:p>154,410</text:p>
          </table:table-cell>
          <table:table-cell table:number-columns-repeated="16365"/>
        </table:table-row>
        <table:table-row table:style-name="ro1">
          <table:table-cell table:style-name="ce7"/>
          <table:table-cell office:value-type="string" table:style-name="ce7">
            <text:p>總計 Total</text:p>
          </table:table-cell>
          <table:table-cell office:value-type="float" office:value="655236" table:style-name="ce5">
            <text:p>655,236</text:p>
          </table:table-cell>
          <table:table-cell office:value-type="float" office:value="306870" table:style-name="ce5">
            <text:p>306,870</text:p>
          </table:table-cell>
          <table:table-cell office:value-type="float" office:value="962106" table:style-name="ce5">
            <text:p>962,106</text:p>
          </table:table-cell>
          <table:table-cell office:value-type="float" office:value="444507" table:style-name="ce5">
            <text:p>444,507</text:p>
          </table:table-cell>
          <table:table-cell office:value-type="float" office:value="129437" table:style-name="ce5">
            <text:p>129,437</text:p>
          </table:table-cell>
          <table:table-cell office:value-type="float" office:value="149566" table:style-name="ce5">
            <text:p>149,566</text:p>
          </table:table-cell>
          <table:table-cell office:value-type="float" office:value="59657" table:style-name="ce5">
            <text:p>59,657</text:p>
          </table:table-cell>
          <table:table-cell office:value-type="float" office:value="36603" table:style-name="ce5">
            <text:p>36,603</text:p>
          </table:table-cell>
          <table:table-cell office:value-type="float" office:value="13804" table:style-name="ce5">
            <text:p>13,804</text:p>
          </table:table-cell>
          <table:table-cell office:value-type="float" office:value="6618" table:style-name="ce5">
            <text:p>6,618</text:p>
          </table:table-cell>
          <table:table-cell office:value-type="float" office:value="27116" table:style-name="ce5">
            <text:p>27,116</text:p>
          </table:table-cell>
          <table:table-cell office:value-type="float" office:value="48694" table:style-name="ce5">
            <text:p>48,694</text:p>
          </table:table-cell>
          <table:table-cell office:value-type="float" office:value="22183" table:style-name="ce5">
            <text:p>22,183</text:p>
          </table:table-cell>
          <table:table-cell office:value-type="float" office:value="6158" table:style-name="ce5">
            <text:p>6,158</text:p>
          </table:table-cell>
          <table:table-cell office:value-type="float" office:value="16128" table:style-name="ce5">
            <text:p>16,128</text:p>
          </table:table-cell>
          <table:table-cell office:value-type="float" office:value="1635" table:style-name="ce5">
            <text:p>1,635</text:p>
          </table:table-cell>
          <table:table-cell office:value-type="float" office:value="962106" table:style-name="ce5">
            <text:p>962,106</text:p>
          </table:table-cell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524986" table:style-name="ce5">
            <text:p>524,986</text:p>
          </table:table-cell>
          <table:table-cell office:value-type="float" office:value="244681" table:style-name="ce5">
            <text:p>244,681</text:p>
          </table:table-cell>
          <table:table-cell office:value-type="float" office:value="769667" table:style-name="ce5">
            <text:p>769,667</text:p>
          </table:table-cell>
          <table:table-cell office:value-type="float" office:value="370305" table:style-name="ce5">
            <text:p>370,305</text:p>
          </table:table-cell>
          <table:table-cell office:value-type="float" office:value="98452" table:style-name="ce5">
            <text:p>98,452</text:p>
          </table:table-cell>
          <table:table-cell office:value-type="float" office:value="117976" table:style-name="ce5">
            <text:p>117,976</text:p>
          </table:table-cell>
          <table:table-cell office:value-type="float" office:value="42417" table:style-name="ce5">
            <text:p>42,417</text:p>
          </table:table-cell>
          <table:table-cell office:value-type="float" office:value="26298" table:style-name="ce5">
            <text:p>26,298</text:p>
          </table:table-cell>
          <table:table-cell office:value-type="float" office:value="10897" table:style-name="ce5">
            <text:p>10,897</text:p>
          </table:table-cell>
          <table:table-cell office:value-type="float" office:value="4308" table:style-name="ce5">
            <text:p>4,308</text:p>
          </table:table-cell>
          <table:table-cell office:value-type="float" office:value="20726" table:style-name="ce5">
            <text:p>20,726</text:p>
          </table:table-cell>
          <table:table-cell office:value-type="float" office:value="42240" table:style-name="ce5">
            <text:p>42,240</text:p>
          </table:table-cell>
          <table:table-cell office:value-type="float" office:value="18130" table:style-name="ce5">
            <text:p>18,130</text:p>
          </table:table-cell>
          <table:table-cell office:value-type="float" office:value="4503" table:style-name="ce5">
            <text:p>4,503</text:p>
          </table:table-cell>
          <table:table-cell office:value-type="float" office:value="11832" table:style-name="ce5">
            <text:p>11,832</text:p>
          </table:table-cell>
          <table:table-cell office:value-type="float" office:value="1583" table:style-name="ce5">
            <text:p>1,583</text:p>
          </table:table-cell>
          <table:table-cell office:value-type="float" office:value="769667" table:style-name="ce5">
            <text:p>769,667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130250" table:style-name="ce5">
            <text:p>130,250</text:p>
          </table:table-cell>
          <table:table-cell office:value-type="float" office:value="62189" table:style-name="ce5">
            <text:p>62,189</text:p>
          </table:table-cell>
          <table:table-cell office:value-type="float" office:value="192439" table:style-name="ce5">
            <text:p>192,439</text:p>
          </table:table-cell>
          <table:table-cell office:value-type="float" office:value="74202" table:style-name="ce5">
            <text:p>74,202</text:p>
          </table:table-cell>
          <table:table-cell office:value-type="float" office:value="30985" table:style-name="ce5">
            <text:p>30,985</text:p>
          </table:table-cell>
          <table:table-cell office:value-type="float" office:value="31590" table:style-name="ce5">
            <text:p>31,590</text:p>
          </table:table-cell>
          <table:table-cell office:value-type="float" office:value="17240" table:style-name="ce5">
            <text:p>17,240</text:p>
          </table:table-cell>
          <table:table-cell office:value-type="float" office:value="10305" table:style-name="ce5">
            <text:p>10,305</text:p>
          </table:table-cell>
          <table:table-cell office:value-type="float" office:value="2907" table:style-name="ce5">
            <text:p>2,907</text:p>
          </table:table-cell>
          <table:table-cell office:value-type="float" office:value="2310" table:style-name="ce5">
            <text:p>2,310</text:p>
          </table:table-cell>
          <table:table-cell office:value-type="float" office:value="6390" table:style-name="ce5">
            <text:p>6,390</text:p>
          </table:table-cell>
          <table:table-cell office:value-type="float" office:value="6454" table:style-name="ce5">
            <text:p>6,454</text:p>
          </table:table-cell>
          <table:table-cell office:value-type="float" office:value="4053" table:style-name="ce5">
            <text:p>4,053</text:p>
          </table:table-cell>
          <table:table-cell office:value-type="float" office:value="1655" table:style-name="ce5">
            <text:p>1,655</text:p>
          </table:table-cell>
          <table:table-cell office:value-type="float" office:value="4296" table:style-name="ce5">
            <text:p>4,296</text:p>
          </table:table-cell>
          <table:table-cell office:value-type="float" office:value="52" table:style-name="ce2">
            <text:p>52</text:p>
          </table:table-cell>
          <table:table-cell office:value-type="float" office:value="192439" table:style-name="ce5">
            <text:p>192,439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655236" table:style-name="ce5">
            <text:p>655,236</text:p>
          </table:table-cell>
          <table:table-cell office:value-type="float" office:value="306870" table:style-name="ce5">
            <text:p>306,870</text:p>
          </table:table-cell>
          <table:table-cell office:value-type="float" office:value="962106" table:style-name="ce5">
            <text:p>962,106</text:p>
          </table:table-cell>
          <table:table-cell office:value-type="float" office:value="444507" table:style-name="ce5">
            <text:p>444,507</text:p>
          </table:table-cell>
          <table:table-cell office:value-type="float" office:value="129437" table:style-name="ce5">
            <text:p>129,437</text:p>
          </table:table-cell>
          <table:table-cell office:value-type="float" office:value="149566" table:style-name="ce5">
            <text:p>149,566</text:p>
          </table:table-cell>
          <table:table-cell office:value-type="float" office:value="59657" table:style-name="ce5">
            <text:p>59,657</text:p>
          </table:table-cell>
          <table:table-cell office:value-type="float" office:value="36603" table:style-name="ce5">
            <text:p>36,603</text:p>
          </table:table-cell>
          <table:table-cell office:value-type="float" office:value="13804" table:style-name="ce5">
            <text:p>13,804</text:p>
          </table:table-cell>
          <table:table-cell office:value-type="float" office:value="6618" table:style-name="ce5">
            <text:p>6,618</text:p>
          </table:table-cell>
          <table:table-cell office:value-type="float" office:value="27116" table:style-name="ce5">
            <text:p>27,116</text:p>
          </table:table-cell>
          <table:table-cell office:value-type="float" office:value="48694" table:style-name="ce5">
            <text:p>48,694</text:p>
          </table:table-cell>
          <table:table-cell office:value-type="float" office:value="22183" table:style-name="ce5">
            <text:p>22,183</text:p>
          </table:table-cell>
          <table:table-cell office:value-type="float" office:value="6158" table:style-name="ce5">
            <text:p>6,158</text:p>
          </table:table-cell>
          <table:table-cell office:value-type="float" office:value="16128" table:style-name="ce5">
            <text:p>16,128</text:p>
          </table:table-cell>
          <table:table-cell office:value-type="float" office:value="1635" table:style-name="ce5">
            <text:p>1,635</text:p>
          </table:table-cell>
          <table:table-cell office:value-type="float" office:value="962106" table:style-name="ce5">
            <text:p>962,106</text:p>
          </table:table-cell>
          <table:table-cell table:number-columns-repeated="16366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3-31T00:00:00" table:style-name="ce4">
            <text:p>2017/3/31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月至2017年1月(Data for 2017/1～2017/1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11963" table:number-columns-spanned="1" table:number-rows-spanned="2" table:style-name="ce9">
            <text:p>11,963</text:p>
          </table:table-cell>
          <table:table-cell office:value-type="float" office:value="7082" table:number-columns-spanned="1" table:number-rows-spanned="2" table:style-name="ce9">
            <text:p>7,082</text:p>
          </table:table-cell>
          <table:table-cell office:value-type="float" office:value="19045" table:number-columns-spanned="1" table:number-rows-spanned="2" table:style-name="ce9">
            <text:p>19,045</text:p>
          </table:table-cell>
          <table:table-cell office:value-type="float" office:value="3251" table:number-columns-spanned="1" table:number-rows-spanned="2" table:style-name="ce9">
            <text:p>3,251</text:p>
          </table:table-cell>
          <table:table-cell office:value-type="float" office:value="7769" table:number-columns-spanned="1" table:number-rows-spanned="2" table:style-name="ce9">
            <text:p>7,769</text:p>
          </table:table-cell>
          <table:table-cell office:value-type="float" office:value="5153" table:number-columns-spanned="1" table:number-rows-spanned="2" table:style-name="ce9">
            <text:p>5,153</text:p>
          </table:table-cell>
          <table:table-cell office:value-type="float" office:value="1443" table:number-columns-spanned="1" table:number-rows-spanned="2" table:style-name="ce9">
            <text:p>1,443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482" table:number-columns-spanned="1" table:number-rows-spanned="2" table:style-name="ce8">
            <text:p>482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045" table:number-columns-spanned="1" table:number-rows-spanned="2" table:style-name="ce9">
            <text:p>19,04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11667" table:number-columns-spanned="1" table:number-rows-spanned="2" table:style-name="ce9">
            <text:p>11,667</text:p>
          </table:table-cell>
          <table:table-cell office:value-type="float" office:value="2861" table:number-columns-spanned="1" table:number-rows-spanned="2" table:style-name="ce9">
            <text:p>2,861</text:p>
          </table:table-cell>
          <table:table-cell office:value-type="float" office:value="14528" table:number-columns-spanned="1" table:number-rows-spanned="2" table:style-name="ce9">
            <text:p>14,528</text:p>
          </table:table-cell>
          <table:table-cell office:value-type="float" office:value="1349" table:number-columns-spanned="1" table:number-rows-spanned="2" table:style-name="ce9">
            <text:p>1,349</text:p>
          </table:table-cell>
          <table:table-cell office:value-type="float" office:value="995" table:number-columns-spanned="1" table:number-rows-spanned="2" table:style-name="ce8">
            <text:p>995</text:p>
          </table:table-cell>
          <table:table-cell office:value-type="float" office:value="9881" table:number-columns-spanned="1" table:number-rows-spanned="2" table:style-name="ce9">
            <text:p>9,881</text:p>
          </table:table-cell>
          <table:table-cell office:value-type="float" office:value="519" table:number-columns-spanned="1" table:number-rows-spanned="2" table:style-name="ce8">
            <text:p>519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664" table:number-columns-spanned="1" table:number-rows-spanned="2" table:style-name="ce8">
            <text:p>664</text:p>
          </table:table-cell>
          <table:table-cell office:value-type="float" office:value="14528" table:number-columns-spanned="1" table:number-rows-spanned="2" table:style-name="ce9">
            <text:p>14,52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7715" table:number-columns-spanned="1" table:number-rows-spanned="2" table:style-name="ce9">
            <text:p>7,715</text:p>
          </table:table-cell>
          <table:table-cell office:value-type="float" office:value="4160" table:number-columns-spanned="1" table:number-rows-spanned="2" table:style-name="ce9">
            <text:p>4,160</text:p>
          </table:table-cell>
          <table:table-cell office:value-type="float" office:value="11875" table:number-columns-spanned="1" table:number-rows-spanned="2" table:style-name="ce9">
            <text:p>11,875</text:p>
          </table:table-cell>
          <table:table-cell office:value-type="float" office:value="728" table:number-columns-spanned="1" table:number-rows-spanned="2" table:style-name="ce8">
            <text:p>728</text:p>
          </table:table-cell>
          <table:table-cell office:value-type="float" office:value="476" table:number-columns-spanned="1" table:number-rows-spanned="2" table:style-name="ce8">
            <text:p>476</text:p>
          </table:table-cell>
          <table:table-cell office:value-type="float" office:value="4510" table:number-columns-spanned="1" table:number-rows-spanned="2" table:style-name="ce9">
            <text:p>4,510</text:p>
          </table:table-cell>
          <table:table-cell office:value-type="float" office:value="731" table:number-columns-spanned="1" table:number-rows-spanned="2" table:style-name="ce8">
            <text:p>731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3475" table:number-columns-spanned="1" table:number-rows-spanned="2" table:style-name="ce9">
            <text:p>3,475</text:p>
          </table:table-cell>
          <table:table-cell office:value-type="float" office:value="1629" table:number-columns-spanned="1" table:number-rows-spanned="2" table:style-name="ce9">
            <text:p>1,629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875" table:number-columns-spanned="1" table:number-rows-spanned="2" table:style-name="ce9">
            <text:p>11,87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1969" table:number-columns-spanned="1" table:number-rows-spanned="2" table:style-name="ce9">
            <text:p>1,969</text:p>
          </table:table-cell>
          <table:table-cell office:value-type="float" office:value="1313" table:number-columns-spanned="1" table:number-rows-spanned="2" table:style-name="ce9">
            <text:p>1,313</text:p>
          </table:table-cell>
          <table:table-cell office:value-type="float" office:value="3282" table:number-columns-spanned="1" table:number-rows-spanned="2" table:style-name="ce9">
            <text:p>3,282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office:value-type="float" office:value="376" table:number-columns-spanned="1" table:number-rows-spanned="2" table:style-name="ce8">
            <text:p>376</text:p>
          </table:table-cell>
          <table:table-cell office:value-type="float" office:value="2345" table:number-columns-spanned="1" table:number-rows-spanned="2" table:style-name="ce9">
            <text:p>2,345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282" table:number-columns-spanned="1" table:number-rows-spanned="2" table:style-name="ce9">
            <text:p>3,28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loria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503" table:number-columns-spanned="1" table:number-rows-spanned="2" table:style-name="ce8">
            <text:p>503</text:p>
          </table:table-cell>
          <table:table-cell office:value-type="float" office:value="1172" table:number-columns-spanned="1" table:number-rows-spanned="2" table:style-name="ce9">
            <text:p>1,172</text:p>
          </table:table-cell>
          <table:table-cell office:value-type="float" office:value="1675" table:number-columns-spanned="1" table:number-rows-spanned="2" table:style-name="ce9">
            <text:p>1,675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1371" table:number-columns-spanned="1" table:number-rows-spanned="2" table:style-name="ce9">
            <text:p>1,371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75" table:number-columns-spanned="1" table:number-rows-spanned="2" table:style-name="ce9">
            <text:p>1,67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4322" table:number-columns-spanned="1" table:number-rows-spanned="2" table:style-name="ce9">
            <text:p>4,322</text:p>
          </table:table-cell>
          <table:table-cell office:value-type="float" office:value="6005" table:number-columns-spanned="1" table:number-rows-spanned="2" table:style-name="ce9">
            <text:p>6,005</text:p>
          </table:table-cell>
          <table:table-cell office:value-type="float" office:value="10327" table:number-columns-spanned="1" table:number-rows-spanned="2" table:style-name="ce9">
            <text:p>10,327</text:p>
          </table:table-cell>
          <table:table-cell office:value-type="float" office:value="560" table:number-columns-spanned="1" table:number-rows-spanned="2" table:style-name="ce8">
            <text:p>560</text:p>
          </table:table-cell>
          <table:table-cell office:value-type="float" office:value="4568" table:number-columns-spanned="1" table:number-rows-spanned="2" table:style-name="ce9">
            <text:p>4,568</text:p>
          </table:table-cell>
          <table:table-cell office:value-type="float" office:value="726" table:number-columns-spanned="1" table:number-rows-spanned="2" table:style-name="ce8">
            <text:p>726</text:p>
          </table:table-cell>
          <table:table-cell office:value-type="float" office:value="2606" table:number-columns-spanned="1" table:number-rows-spanned="2" table:style-name="ce9">
            <text:p>2,606</text:p>
          </table:table-cell>
          <table:table-cell office:value-type="float" office:value="669" table:number-columns-spanned="1" table:number-rows-spanned="2" table:style-name="ce8">
            <text:p>669</text:p>
          </table:table-cell>
          <table:table-cell office:value-type="float" office:value="399" table:number-columns-spanned="1" table:number-rows-spanned="2" table:style-name="ce8">
            <text:p>399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553" table:number-columns-spanned="1" table:number-rows-spanned="2" table:style-name="ce8">
            <text:p>553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327" table:number-columns-spanned="1" table:number-rows-spanned="2" table:style-name="ce9">
            <text:p>10,3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24171" table:number-columns-spanned="1" table:number-rows-spanned="2" table:style-name="ce9">
            <text:p>24,171</text:p>
          </table:table-cell>
          <table:table-cell office:value-type="float" office:value="1550" table:number-columns-spanned="1" table:number-rows-spanned="2" table:style-name="ce9">
            <text:p>1,550</text:p>
          </table:table-cell>
          <table:table-cell office:value-type="float" office:value="25721" table:number-columns-spanned="1" table:number-rows-spanned="2" table:style-name="ce9">
            <text:p>25,721</text:p>
          </table:table-cell>
          <table:table-cell office:value-type="float" office:value="2981" table:number-columns-spanned="1" table:number-rows-spanned="2" table:style-name="ce9">
            <text:p>2,981</text:p>
          </table:table-cell>
          <table:table-cell office:value-type="float" office:value="2753" table:number-columns-spanned="1" table:number-rows-spanned="2" table:style-name="ce9">
            <text:p>2,753</text:p>
          </table:table-cell>
          <table:table-cell office:value-type="float" office:value="10809" table:number-columns-spanned="1" table:number-rows-spanned="2" table:style-name="ce9">
            <text:p>10,809</text:p>
          </table:table-cell>
          <table:table-cell office:value-type="float" office:value="3432" table:number-columns-spanned="1" table:number-rows-spanned="2" table:style-name="ce9">
            <text:p>3,432</text:p>
          </table:table-cell>
          <table:table-cell office:value-type="float" office:value="3203" table:number-columns-spanned="1" table:number-rows-spanned="2" table:style-name="ce9">
            <text:p>3,203</text:p>
          </table:table-cell>
          <table:table-cell office:value-type="float" office:value="816" table:number-columns-spanned="1" table:number-rows-spanned="2" table:style-name="ce8">
            <text:p>816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507" table:number-columns-spanned="1" table:number-rows-spanned="2" table:style-name="ce8">
            <text:p>507</text:p>
          </table:table-cell>
          <table:table-cell office:value-type="float" office:value="480" table:number-columns-spanned="1" table:number-rows-spanned="2" table:style-name="ce8">
            <text:p>480</text:p>
          </table:table-cell>
          <table:table-cell office:value-type="float" office:value="289" table:number-columns-spanned="1" table:number-rows-spanned="2" table:style-name="ce8">
            <text:p>289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721" table:number-columns-spanned="1" table:number-rows-spanned="2" table:style-name="ce9">
            <text:p>25,7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2139" table:number-columns-spanned="1" table:number-rows-spanned="2" table:style-name="ce9">
            <text:p>2,139</text:p>
          </table:table-cell>
          <table:table-cell office:value-type="float" office:value="4090" table:number-columns-spanned="1" table:number-rows-spanned="2" table:style-name="ce9">
            <text:p>4,090</text:p>
          </table:table-cell>
          <table:table-cell office:value-type="float" office:value="6229" table:number-columns-spanned="1" table:number-rows-spanned="2" table:style-name="ce9">
            <text:p>6,229</text:p>
          </table:table-cell>
          <table:table-cell office:value-type="float" office:value="776" table:number-columns-spanned="1" table:number-rows-spanned="2" table:style-name="ce8">
            <text:p>776</text:p>
          </table:table-cell>
          <table:table-cell office:value-type="float" office:value="865" table:number-columns-spanned="1" table:number-rows-spanned="2" table:style-name="ce8">
            <text:p>865</text:p>
          </table:table-cell>
          <table:table-cell office:value-type="float" office:value="2974" table:number-columns-spanned="1" table:number-rows-spanned="2" table:style-name="ce9">
            <text:p>2,974</text:p>
          </table:table-cell>
          <table:table-cell office:value-type="float" office:value="612" table:number-columns-spanned="1" table:number-rows-spanned="2" table:style-name="ce8">
            <text:p>612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29" table:number-columns-spanned="1" table:number-rows-spanned="2" table:style-name="ce9">
            <text:p>6,22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13881" table:number-columns-spanned="1" table:number-rows-spanned="2" table:style-name="ce9">
            <text:p>13,881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14152" table:number-columns-spanned="1" table:number-rows-spanned="2" table:style-name="ce9">
            <text:p>14,152</text:p>
          </table:table-cell>
          <table:table-cell office:value-type="float" office:value="2535" table:number-columns-spanned="1" table:number-rows-spanned="2" table:style-name="ce9">
            <text:p>2,535</text:p>
          </table:table-cell>
          <table:table-cell office:value-type="float" office:value="5739" table:number-columns-spanned="1" table:number-rows-spanned="2" table:style-name="ce9">
            <text:p>5,739</text:p>
          </table:table-cell>
          <table:table-cell office:value-type="float" office:value="2122" table:number-columns-spanned="1" table:number-rows-spanned="2" table:style-name="ce9">
            <text:p>2,1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88" table:number-columns-spanned="1" table:number-rows-spanned="2" table:style-name="ce9">
            <text:p>2,388</text:p>
          </table:table-cell>
          <table:table-cell office:value-type="float" office:value="842" table:number-columns-spanned="1" table:number-rows-spanned="2" table:style-name="ce8">
            <text:p>842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office:value-type="float" office:value="261" table:number-columns-spanned="1" table:number-rows-spanned="2" table:style-name="ce8">
            <text:p>261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152" table:number-columns-spanned="1" table:number-rows-spanned="2" table:style-name="ce9">
            <text:p>14,15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2494" table:number-columns-spanned="1" table:number-rows-spanned="2" table:style-name="ce9">
            <text:p>2,494</text:p>
          </table:table-cell>
          <table:table-cell office:value-type="float" office:value="1377" table:number-columns-spanned="1" table:number-rows-spanned="2" table:style-name="ce9">
            <text:p>1,377</text:p>
          </table:table-cell>
          <table:table-cell office:value-type="float" office:value="3871" table:number-columns-spanned="1" table:number-rows-spanned="2" table:style-name="ce9">
            <text:p>3,871</text:p>
          </table:table-cell>
          <table:table-cell office:value-type="float" office:value="853" table:number-columns-spanned="1" table:number-rows-spanned="2" table:style-name="ce8">
            <text:p>853</text:p>
          </table:table-cell>
          <table:table-cell office:value-type="float" office:value="639" table:number-columns-spanned="1" table:number-rows-spanned="2" table:style-name="ce8">
            <text:p>639</text:p>
          </table:table-cell>
          <table:table-cell office:value-type="float" office:value="1363" table:number-columns-spanned="1" table:number-rows-spanned="2" table:style-name="ce9">
            <text:p>1,363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71" table:number-columns-spanned="1" table:number-rows-spanned="2" table:style-name="ce9">
            <text:p>3,87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3054" table:number-columns-spanned="1" table:number-rows-spanned="2" table:style-name="ce9">
            <text:p>3,054</text:p>
          </table:table-cell>
          <table:table-cell office:value-type="float" office:value="8156" table:number-columns-spanned="1" table:number-rows-spanned="2" table:style-name="ce9">
            <text:p>8,156</text:p>
          </table:table-cell>
          <table:table-cell office:value-type="float" office:value="11210" table:number-columns-spanned="1" table:number-rows-spanned="2" table:style-name="ce9">
            <text:p>11,210</text:p>
          </table:table-cell>
          <table:table-cell office:value-type="float" office:value="587" table:number-columns-spanned="1" table:number-rows-spanned="2" table:style-name="ce8">
            <text:p>587</text:p>
          </table:table-cell>
          <table:table-cell office:value-type="float" office:value="2814" table:number-columns-spanned="1" table:number-rows-spanned="2" table:style-name="ce9">
            <text:p>2,814</text:p>
          </table:table-cell>
          <table:table-cell office:value-type="float" office:value="6467" table:number-columns-spanned="1" table:number-rows-spanned="2" table:style-name="ce9">
            <text:p>6,467</text:p>
          </table:table-cell>
          <table:table-cell office:value-type="float" office:value="619" table:number-columns-spanned="1" table:number-rows-spanned="2" table:style-name="ce8">
            <text:p>619</text:p>
          </table:table-cell>
          <table:table-cell office:value-type="float" office:value="293" table:number-columns-spanned="1" table:number-rows-spanned="2" table:style-name="ce8">
            <text:p>293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210" table:number-columns-spanned="1" table:number-rows-spanned="2" table:style-name="ce9">
            <text:p>11,21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6937" table:number-columns-spanned="1" table:number-rows-spanned="2" table:style-name="ce9">
            <text:p>6,937</text:p>
          </table:table-cell>
          <table:table-cell office:value-type="float" office:value="734" table:number-columns-spanned="1" table:number-rows-spanned="2" table:style-name="ce8">
            <text:p>734</text:p>
          </table:table-cell>
          <table:table-cell office:value-type="float" office:value="7671" table:number-columns-spanned="1" table:number-rows-spanned="2" table:style-name="ce9">
            <text:p>7,671</text:p>
          </table:table-cell>
          <table:table-cell office:value-type="float" office:value="2123" table:number-columns-spanned="1" table:number-rows-spanned="2" table:style-name="ce9">
            <text:p>2,123</text:p>
          </table:table-cell>
          <table:table-cell office:value-type="float" office:value="734" table:number-columns-spanned="1" table:number-rows-spanned="2" table:style-name="ce8">
            <text:p>734</text:p>
          </table:table-cell>
          <table:table-cell office:value-type="float" office:value="2622" table:number-columns-spanned="1" table:number-rows-spanned="2" table:style-name="ce9">
            <text:p>2,622</text:p>
          </table:table-cell>
          <table:table-cell office:value-type="float" office:value="239" table:number-columns-spanned="1" table:number-rows-spanned="2" table:style-name="ce8">
            <text:p>239</text:p>
          </table:table-cell>
          <table:table-cell office:value-type="float" office:value="379" table:number-columns-spanned="1" table:number-rows-spanned="2" table:style-name="ce8">
            <text:p>379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549" table:number-columns-spanned="1" table:number-rows-spanned="2" table:style-name="ce8">
            <text:p>549</text:p>
          </table:table-cell>
          <table:table-cell office:value-type="float" office:value="415" table:number-columns-spanned="1" table:number-rows-spanned="2" table:style-name="ce8">
            <text:p>415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71" table:number-columns-spanned="1" table:number-rows-spanned="2" table:style-name="ce9">
            <text:p>7,67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5327" table:number-columns-spanned="1" table:number-rows-spanned="2" table:style-name="ce9">
            <text:p>5,327</text:p>
          </table:table-cell>
          <table:table-cell office:value-type="float" office:value="3492" table:number-columns-spanned="1" table:number-rows-spanned="2" table:style-name="ce9">
            <text:p>3,492</text:p>
          </table:table-cell>
          <table:table-cell office:value-type="float" office:value="8819" table:number-columns-spanned="1" table:number-rows-spanned="2" table:style-name="ce9">
            <text:p>8,819</text:p>
          </table:table-cell>
          <table:table-cell office:value-type="float" office:value="3552" table:number-columns-spanned="1" table:number-rows-spanned="2" table:style-name="ce9">
            <text:p>3,552</text:p>
          </table:table-cell>
          <table:table-cell office:value-type="float" office:value="1562" table:number-columns-spanned="1" table:number-rows-spanned="2" table:style-name="ce9">
            <text:p>1,562</text:p>
          </table:table-cell>
          <table:table-cell office:value-type="float" office:value="705" table:number-columns-spanned="1" table:number-rows-spanned="2" table:style-name="ce8">
            <text:p>705</text:p>
          </table:table-cell>
          <table:table-cell office:value-type="float" office:value="652" table:number-columns-spanned="1" table:number-rows-spanned="2" table:style-name="ce8">
            <text:p>652</text:p>
          </table:table-cell>
          <table:table-cell office:value-type="float" office:value="889" table:number-columns-spanned="1" table:number-rows-spanned="2" table:style-name="ce8">
            <text:p>889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477" table:number-columns-spanned="1" table:number-rows-spanned="2" table:style-name="ce8">
            <text:p>477</text:p>
          </table:table-cell>
          <table:table-cell office:value-type="float" office:value="256" table:number-columns-spanned="1" table:number-rows-spanned="2" table:style-name="ce8">
            <text:p>256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19" table:number-columns-spanned="1" table:number-rows-spanned="2" table:style-name="ce9">
            <text:p>8,81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14624" table:number-columns-spanned="1" table:number-rows-spanned="2" table:style-name="ce9">
            <text:p>14,624</text:p>
          </table:table-cell>
          <table:table-cell office:value-type="float" office:value="6493" table:number-columns-spanned="1" table:number-rows-spanned="2" table:style-name="ce9">
            <text:p>6,493</text:p>
          </table:table-cell>
          <table:table-cell office:value-type="float" office:value="21117" table:number-columns-spanned="1" table:number-rows-spanned="2" table:style-name="ce9">
            <text:p>21,117</text:p>
          </table:table-cell>
          <table:table-cell office:value-type="float" office:value="2354" table:number-columns-spanned="1" table:number-rows-spanned="2" table:style-name="ce9">
            <text:p>2,354</text:p>
          </table:table-cell>
          <table:table-cell office:value-type="float" office:value="4232" table:number-columns-spanned="1" table:number-rows-spanned="2" table:style-name="ce9">
            <text:p>4,232</text:p>
          </table:table-cell>
          <table:table-cell office:value-type="float" office:value="5519" table:number-columns-spanned="1" table:number-rows-spanned="2" table:style-name="ce9">
            <text:p>5,519</text:p>
          </table:table-cell>
          <table:table-cell office:value-type="float" office:value="872" table:number-columns-spanned="1" table:number-rows-spanned="2" table:style-name="ce8">
            <text:p>872</text:p>
          </table:table-cell>
          <table:table-cell office:value-type="float" office:value="1733" table:number-columns-spanned="1" table:number-rows-spanned="2" table:style-name="ce9">
            <text:p>1,733</text:p>
          </table:table-cell>
          <table:table-cell office:value-type="float" office:value="1483" table:number-columns-spanned="1" table:number-rows-spanned="2" table:style-name="ce9">
            <text:p>1,483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1127" table:number-columns-spanned="1" table:number-rows-spanned="2" table:style-name="ce9">
            <text:p>1,127</text:p>
          </table:table-cell>
          <table:table-cell office:value-type="float" office:value="2567" table:number-columns-spanned="1" table:number-rows-spanned="2" table:style-name="ce9">
            <text:p>2,567</text:p>
          </table:table-cell>
          <table:table-cell office:value-type="float" office:value="544" table:number-columns-spanned="1" table:number-rows-spanned="2" table:style-name="ce8">
            <text:p>544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292" table:number-columns-spanned="1" table:number-rows-spanned="2" table:style-name="ce8">
            <text:p>29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117" table:number-columns-spanned="1" table:number-rows-spanned="2" table:style-name="ce9">
            <text:p>21,11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4417" table:number-columns-spanned="1" table:number-rows-spanned="2" table:style-name="ce9">
            <text:p>4,417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4444" table:number-columns-spanned="1" table:number-rows-spanned="2" table:style-name="ce9">
            <text:p>4,444</text:p>
          </table:table-cell>
          <table:table-cell office:value-type="float" office:value="538" table:number-columns-spanned="1" table:number-rows-spanned="2" table:style-name="ce8">
            <text:p>538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3340" table:number-columns-spanned="1" table:number-rows-spanned="2" table:style-name="ce9">
            <text:p>3,340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44" table:number-columns-spanned="1" table:number-rows-spanned="2" table:style-name="ce9">
            <text:p>4,44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15378" table:number-columns-spanned="1" table:number-rows-spanned="2" table:style-name="ce9">
            <text:p>15,378</text:p>
          </table:table-cell>
          <table:table-cell office:value-type="float" office:value="2199" table:number-columns-spanned="1" table:number-rows-spanned="2" table:style-name="ce9">
            <text:p>2,199</text:p>
          </table:table-cell>
          <table:table-cell office:value-type="float" office:value="17577" table:number-columns-spanned="1" table:number-rows-spanned="2" table:style-name="ce9">
            <text:p>17,577</text:p>
          </table:table-cell>
          <table:table-cell office:value-type="float" office:value="3816" table:number-columns-spanned="1" table:number-rows-spanned="2" table:style-name="ce9">
            <text:p>3,816</text:p>
          </table:table-cell>
          <table:table-cell office:value-type="float" office:value="2614" table:number-columns-spanned="1" table:number-rows-spanned="2" table:style-name="ce9">
            <text:p>2,614</text:p>
          </table:table-cell>
          <table:table-cell office:value-type="float" office:value="2720" table:number-columns-spanned="1" table:number-rows-spanned="2" table:style-name="ce9">
            <text:p>2,720</text:p>
          </table:table-cell>
          <table:table-cell office:value-type="float" office:value="1992" table:number-columns-spanned="1" table:number-rows-spanned="2" table:style-name="ce9">
            <text:p>1,992</text:p>
          </table:table-cell>
          <table:table-cell office:value-type="float" office:value="612" table:number-columns-spanned="1" table:number-rows-spanned="2" table:style-name="ce8">
            <text:p>612</text:p>
          </table:table-cell>
          <table:table-cell office:value-type="float" office:value="398" table:number-columns-spanned="1" table:number-rows-spanned="2" table:style-name="ce8">
            <text:p>398</text:p>
          </table:table-cell>
          <table:table-cell office:value-type="float" office:value="259" table:number-columns-spanned="1" table:number-rows-spanned="2" table:style-name="ce8">
            <text:p>259</text:p>
          </table:table-cell>
          <table:table-cell office:value-type="float" office:value="657" table:number-columns-spanned="1" table:number-rows-spanned="2" table:style-name="ce8">
            <text:p>657</text:p>
          </table:table-cell>
          <table:table-cell office:value-type="float" office:value="2266" table:number-columns-spanned="1" table:number-rows-spanned="2" table:style-name="ce9">
            <text:p>2,266</text:p>
          </table:table-cell>
          <table:table-cell office:value-type="float" office:value="1478" table:number-columns-spanned="1" table:number-rows-spanned="2" table:style-name="ce9">
            <text:p>1,478</text:p>
          </table:table-cell>
          <table:table-cell office:value-type="float" office:value="544" table:number-columns-spanned="1" table:number-rows-spanned="2" table:style-name="ce8">
            <text:p>544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577" table:number-columns-spanned="1" table:number-rows-spanned="2" table:style-name="ce9">
            <text:p>17,57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7724" table:number-columns-spanned="1" table:number-rows-spanned="2" table:style-name="ce9">
            <text:p>7,724</text:p>
          </table:table-cell>
          <table:table-cell office:value-type="float" office:value="18144" table:number-columns-spanned="1" table:number-rows-spanned="2" table:style-name="ce9">
            <text:p>18,144</text:p>
          </table:table-cell>
          <table:table-cell office:value-type="float" office:value="25868" table:number-columns-spanned="1" table:number-rows-spanned="2" table:style-name="ce9">
            <text:p>25,868</text:p>
          </table:table-cell>
          <table:table-cell office:value-type="float" office:value="3239" table:number-columns-spanned="1" table:number-rows-spanned="2" table:style-name="ce9">
            <text:p>3,239</text:p>
          </table:table-cell>
          <table:table-cell office:value-type="float" office:value="4553" table:number-columns-spanned="1" table:number-rows-spanned="2" table:style-name="ce9">
            <text:p>4,553</text:p>
          </table:table-cell>
          <table:table-cell office:value-type="float" office:value="1765" table:number-columns-spanned="1" table:number-rows-spanned="2" table:style-name="ce9">
            <text:p>1,765</text:p>
          </table:table-cell>
          <table:table-cell office:value-type="float" office:value="4890" table:number-columns-spanned="1" table:number-rows-spanned="2" table:style-name="ce9">
            <text:p>4,890</text:p>
          </table:table-cell>
          <table:table-cell office:value-type="float" office:value="2179" table:number-columns-spanned="1" table:number-rows-spanned="2" table:style-name="ce9">
            <text:p>2,179</text:p>
          </table:table-cell>
          <table:table-cell office:value-type="float" office:value="911" table:number-columns-spanned="1" table:number-rows-spanned="2" table:style-name="ce8">
            <text:p>911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office:value-type="float" office:value="1082" table:number-columns-spanned="1" table:number-rows-spanned="2" table:style-name="ce9">
            <text:p>1,082</text:p>
          </table:table-cell>
          <table:table-cell office:value-type="float" office:value="5385" table:number-columns-spanned="1" table:number-rows-spanned="2" table:style-name="ce9">
            <text:p>5,385</text:p>
          </table:table-cell>
          <table:table-cell office:value-type="float" office:value="1145" table:number-columns-spanned="1" table:number-rows-spanned="2" table:style-name="ce9">
            <text:p>1,145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868" table:number-columns-spanned="1" table:number-rows-spanned="2" table:style-name="ce9">
            <text:p>25,8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20219" table:number-columns-spanned="1" table:number-rows-spanned="2" table:style-name="ce9">
            <text:p>20,219</text:p>
          </table:table-cell>
          <table:table-cell office:value-type="float" office:value="3095" table:number-columns-spanned="1" table:number-rows-spanned="2" table:style-name="ce9">
            <text:p>3,095</text:p>
          </table:table-cell>
          <table:table-cell office:value-type="float" office:value="23314" table:number-columns-spanned="1" table:number-rows-spanned="2" table:style-name="ce9">
            <text:p>23,314</text:p>
          </table:table-cell>
          <table:table-cell office:value-type="float" office:value="5567" table:number-columns-spanned="1" table:number-rows-spanned="2" table:style-name="ce9">
            <text:p>5,567</text:p>
          </table:table-cell>
          <table:table-cell office:value-type="float" office:value="2005" table:number-columns-spanned="1" table:number-rows-spanned="2" table:style-name="ce9">
            <text:p>2,005</text:p>
          </table:table-cell>
          <table:table-cell office:value-type="float" office:value="9680" table:number-columns-spanned="1" table:number-rows-spanned="2" table:style-name="ce9">
            <text:p>9,680</text:p>
          </table:table-cell>
          <table:table-cell office:value-type="float" office:value="1259" table:number-columns-spanned="1" table:number-rows-spanned="2" table:style-name="ce9">
            <text:p>1,259</text:p>
          </table:table-cell>
          <table:table-cell office:value-type="float" office:value="1665" table:number-columns-spanned="1" table:number-rows-spanned="2" table:style-name="ce9">
            <text:p>1,665</text:p>
          </table:table-cell>
          <table:table-cell office:value-type="float" office:value="346" table:number-columns-spanned="1" table:number-rows-spanned="2" table:style-name="ce8">
            <text:p>346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521" table:number-columns-spanned="1" table:number-rows-spanned="2" table:style-name="ce8">
            <text:p>521</text:p>
          </table:table-cell>
          <table:table-cell office:value-type="float" office:value="1110" table:number-columns-spanned="1" table:number-rows-spanned="2" table:style-name="ce9">
            <text:p>1,110</text:p>
          </table:table-cell>
          <table:table-cell office:value-type="float" office:value="744" table:number-columns-spanned="1" table:number-rows-spanned="2" table:style-name="ce8">
            <text:p>744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314" table:number-columns-spanned="1" table:number-rows-spanned="2" table:style-name="ce9">
            <text:p>23,31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9911" table:number-columns-spanned="1" table:number-rows-spanned="2" table:style-name="ce9">
            <text:p>9,911</text:p>
          </table:table-cell>
          <table:table-cell office:value-type="float" office:value="1338" table:number-columns-spanned="1" table:number-rows-spanned="2" table:style-name="ce9">
            <text:p>1,338</text:p>
          </table:table-cell>
          <table:table-cell office:value-type="float" office:value="11249" table:number-columns-spanned="1" table:number-rows-spanned="2" table:style-name="ce9">
            <text:p>11,249</text:p>
          </table:table-cell>
          <table:table-cell office:value-type="float" office:value="2578" table:number-columns-spanned="1" table:number-rows-spanned="2" table:style-name="ce9">
            <text:p>2,578</text:p>
          </table:table-cell>
          <table:table-cell office:value-type="float" office:value="1338" table:number-columns-spanned="1" table:number-rows-spanned="2" table:style-name="ce9">
            <text:p>1,338</text:p>
          </table:table-cell>
          <table:table-cell office:value-type="float" office:value="2857" table:number-columns-spanned="1" table:number-rows-spanned="2" table:style-name="ce9">
            <text:p>2,857</text:p>
          </table:table-cell>
          <table:table-cell office:value-type="float" office:value="402" table:number-columns-spanned="1" table:number-rows-spanned="2" table:style-name="ce8">
            <text:p>402</text:p>
          </table:table-cell>
          <table:table-cell office:value-type="float" office:value="1329" table:number-columns-spanned="1" table:number-rows-spanned="2" table:style-name="ce9">
            <text:p>1,329</text:p>
          </table:table-cell>
          <table:table-cell office:value-type="float" office:value="504" table:number-columns-spanned="1" table:number-rows-spanned="2" table:style-name="ce8">
            <text:p>504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248" table:number-columns-spanned="1" table:number-rows-spanned="2" table:style-name="ce8">
            <text:p>248</text:p>
          </table:table-cell>
          <table:table-cell office:value-type="float" office:value="1075" table:number-columns-spanned="1" table:number-rows-spanned="2" table:style-name="ce9">
            <text:p>1,075</text:p>
          </table:table-cell>
          <table:table-cell office:value-type="float" office:value="550" table:number-columns-spanned="1" table:number-rows-spanned="2" table:style-name="ce8">
            <text:p>550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249" table:number-columns-spanned="1" table:number-rows-spanned="2" table:style-name="ce9">
            <text:p>11,24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5486" table:number-columns-spanned="1" table:number-rows-spanned="2" table:style-name="ce9">
            <text:p>5,486</text:p>
          </table:table-cell>
          <table:table-cell office:value-type="float" office:value="3086" table:number-columns-spanned="1" table:number-rows-spanned="2" table:style-name="ce9">
            <text:p>3,086</text:p>
          </table:table-cell>
          <table:table-cell office:value-type="float" office:value="8572" table:number-columns-spanned="1" table:number-rows-spanned="2" table:style-name="ce9">
            <text:p>8,572</text:p>
          </table:table-cell>
          <table:table-cell office:value-type="float" office:value="1790" table:number-columns-spanned="1" table:number-rows-spanned="2" table:style-name="ce9">
            <text:p>1,790</text:p>
          </table:table-cell>
          <table:table-cell office:value-type="float" office:value="1880" table:number-columns-spanned="1" table:number-rows-spanned="2" table:style-name="ce9">
            <text:p>1,880</text:p>
          </table:table-cell>
          <table:table-cell office:value-type="float" office:value="651" table:number-columns-spanned="1" table:number-rows-spanned="2" table:style-name="ce8">
            <text:p>651</text:p>
          </table:table-cell>
          <table:table-cell office:value-type="float" office:value="547" table:number-columns-spanned="1" table:number-rows-spanned="2" table:style-name="ce8">
            <text:p>547</text:p>
          </table:table-cell>
          <table:table-cell office:value-type="float" office:value="713" table:number-columns-spanned="1" table:number-rows-spanned="2" table:style-name="ce8">
            <text:p>713</text:p>
          </table:table-cell>
          <table:table-cell office:value-type="float" office:value="364" table:number-columns-spanned="1" table:number-rows-spanned="2" table:style-name="ce8">
            <text:p>364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256" table:number-columns-spanned="1" table:number-rows-spanned="2" table:style-name="ce8">
            <text:p>256</text:p>
          </table:table-cell>
          <table:table-cell office:value-type="float" office:value="1651" table:number-columns-spanned="1" table:number-rows-spanned="2" table:style-name="ce9">
            <text:p>1,651</text:p>
          </table:table-cell>
          <table:table-cell office:value-type="float" office:value="356" table:number-columns-spanned="1" table:number-rows-spanned="2" table:style-name="ce8">
            <text:p>356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572" table:number-columns-spanned="1" table:number-rows-spanned="2" table:style-name="ce9">
            <text:p>8,5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1288" table:number-columns-spanned="1" table:number-rows-spanned="2" table:style-name="ce9">
            <text:p>1,288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1668" table:number-columns-spanned="1" table:number-rows-spanned="2" table:style-name="ce9">
            <text:p>1,668</text:p>
          </table:table-cell>
          <table:table-cell office:value-type="float" office:value="841" table:number-columns-spanned="1" table:number-rows-spanned="2" table:style-name="ce8">
            <text:p>841</text:p>
          </table:table-cell>
          <table:table-cell office:value-type="float" office:value="306" table:number-columns-spanned="1" table:number-rows-spanned="2" table:style-name="ce8">
            <text:p>306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68" table:number-columns-spanned="1" table:number-rows-spanned="2" table:style-name="ce9">
            <text:p>1,6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6654" table:number-columns-spanned="1" table:number-rows-spanned="2" table:style-name="ce9">
            <text:p>6,654</text:p>
          </table:table-cell>
          <table:table-cell office:value-type="float" office:value="2851" table:number-columns-spanned="1" table:number-rows-spanned="2" table:style-name="ce9">
            <text:p>2,851</text:p>
          </table:table-cell>
          <table:table-cell office:value-type="float" office:value="9505" table:number-columns-spanned="1" table:number-rows-spanned="2" table:style-name="ce9">
            <text:p>9,505</text:p>
          </table:table-cell>
          <table:table-cell office:value-type="float" office:value="1061" table:number-columns-spanned="1" table:number-rows-spanned="2" table:style-name="ce9">
            <text:p>1,061</text:p>
          </table:table-cell>
          <table:table-cell office:value-type="float" office:value="1761" table:number-columns-spanned="1" table:number-rows-spanned="2" table:style-name="ce9">
            <text:p>1,761</text:p>
          </table:table-cell>
          <table:table-cell office:value-type="float" office:value="946" table:number-columns-spanned="1" table:number-rows-spanned="2" table:style-name="ce8">
            <text:p>946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1936" table:number-columns-spanned="1" table:number-rows-spanned="2" table:style-name="ce9">
            <text:p>1,936</text:p>
          </table:table-cell>
          <table:table-cell office:value-type="float" office:value="682" table:number-columns-spanned="1" table:number-rows-spanned="2" table:style-name="ce8">
            <text:p>682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580" table:number-columns-spanned="1" table:number-rows-spanned="2" table:style-name="ce9">
            <text:p>1,580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219" table:number-columns-spanned="1" table:number-rows-spanned="2" table:style-name="ce8">
            <text:p>219</text:p>
          </table:table-cell>
          <table:table-cell office:value-type="float" office:value="363" table:number-columns-spanned="1" table:number-rows-spanned="2" table:style-name="ce8">
            <text:p>36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505" table:number-columns-spanned="1" table:number-rows-spanned="2" table:style-name="ce9">
            <text:p>9,50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8118" table:number-columns-spanned="1" table:number-rows-spanned="2" table:style-name="ce9">
            <text:p>8,118</text:p>
          </table:table-cell>
          <table:table-cell office:value-type="float" office:value="1028" table:number-columns-spanned="1" table:number-rows-spanned="2" table:style-name="ce9">
            <text:p>1,028</text:p>
          </table:table-cell>
          <table:table-cell office:value-type="float" office:value="9146" table:number-columns-spanned="1" table:number-rows-spanned="2" table:style-name="ce9">
            <text:p>9,146</text:p>
          </table:table-cell>
          <table:table-cell office:value-type="float" office:value="599" table:number-columns-spanned="1" table:number-rows-spanned="2" table:style-name="ce8">
            <text:p>599</text:p>
          </table:table-cell>
          <table:table-cell office:value-type="float" office:value="3374" table:number-columns-spanned="1" table:number-rows-spanned="2" table:style-name="ce9">
            <text:p>3,374</text:p>
          </table:table-cell>
          <table:table-cell office:value-type="float" office:value="1224" table:number-columns-spanned="1" table:number-rows-spanned="2" table:style-name="ce9">
            <text:p>1,224</text:p>
          </table:table-cell>
          <table:table-cell office:value-type="float" office:value="471" table:number-columns-spanned="1" table:number-rows-spanned="2" table:style-name="ce8">
            <text:p>471</text:p>
          </table:table-cell>
          <table:table-cell office:value-type="float" office:value="725" table:number-columns-spanned="1" table:number-rows-spanned="2" table:style-name="ce8">
            <text:p>725</text:p>
          </table:table-cell>
          <table:table-cell office:value-type="float" office:value="609" table:number-columns-spanned="1" table:number-rows-spanned="2" table:style-name="ce8">
            <text:p>609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1351" table:number-columns-spanned="1" table:number-rows-spanned="2" table:style-name="ce9">
            <text:p>1,351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146" table:number-columns-spanned="1" table:number-rows-spanned="2" table:style-name="ce9">
            <text:p>9,14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4992" table:number-columns-spanned="1" table:number-rows-spanned="2" table:style-name="ce9">
            <text:p>4,992</text:p>
          </table:table-cell>
          <table:table-cell office:value-type="float" office:value="4092" table:number-columns-spanned="1" table:number-rows-spanned="2" table:style-name="ce9">
            <text:p>4,092</text:p>
          </table:table-cell>
          <table:table-cell office:value-type="float" office:value="9084" table:number-columns-spanned="1" table:number-rows-spanned="2" table:style-name="ce9">
            <text:p>9,084</text:p>
          </table:table-cell>
          <table:table-cell office:value-type="float" office:value="2391" table:number-columns-spanned="1" table:number-rows-spanned="2" table:style-name="ce9">
            <text:p>2,391</text:p>
          </table:table-cell>
          <table:table-cell office:value-type="float" office:value="1538" table:number-columns-spanned="1" table:number-rows-spanned="2" table:style-name="ce9">
            <text:p>1,538</text:p>
          </table:table-cell>
          <table:table-cell office:value-type="float" office:value="3284" table:number-columns-spanned="1" table:number-rows-spanned="2" table:style-name="ce9">
            <text:p>3,284</text:p>
          </table:table-cell>
          <table:table-cell office:value-type="float" office:value="486" table:number-columns-spanned="1" table:number-rows-spanned="2" table:style-name="ce8">
            <text:p>486</text:p>
          </table:table-cell>
          <table:table-cell office:value-type="float" office:value="317" table:number-columns-spanned="1" table:number-rows-spanned="2" table:style-name="ce8">
            <text:p>317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242" table:number-columns-spanned="1" table:number-rows-spanned="2" table:style-name="ce8">
            <text:p>242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084" table:number-columns-spanned="1" table:number-rows-spanned="2" table:style-name="ce9">
            <text:p>9,08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5262" table:number-columns-spanned="1" table:number-rows-spanned="2" table:style-name="ce9">
            <text:p>5,262</text:p>
          </table:table-cell>
          <table:table-cell office:value-type="float" office:value="805" table:number-columns-spanned="1" table:number-rows-spanned="2" table:style-name="ce8">
            <text:p>805</text:p>
          </table:table-cell>
          <table:table-cell office:value-type="float" office:value="6067" table:number-columns-spanned="1" table:number-rows-spanned="2" table:style-name="ce9">
            <text:p>6,067</text:p>
          </table:table-cell>
          <table:table-cell office:value-type="float" office:value="1606" table:number-columns-spanned="1" table:number-rows-spanned="2" table:style-name="ce9">
            <text:p>1,606</text:p>
          </table:table-cell>
          <table:table-cell office:value-type="float" office:value="1433" table:number-columns-spanned="1" table:number-rows-spanned="2" table:style-name="ce9">
            <text:p>1,433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092" table:number-columns-spanned="1" table:number-rows-spanned="2" table:style-name="ce9">
            <text:p>1,092</text:p>
          </table:table-cell>
          <table:table-cell office:value-type="float" office:value="324" table:number-columns-spanned="1" table:number-rows-spanned="2" table:style-name="ce8">
            <text:p>324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820" table:number-columns-spanned="1" table:number-rows-spanned="2" table:style-name="ce8">
            <text:p>820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067" table:number-columns-spanned="1" table:number-rows-spanned="2" table:style-name="ce9">
            <text:p>6,0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12170" table:number-columns-spanned="1" table:number-rows-spanned="2" table:style-name="ce9">
            <text:p>12,170</text:p>
          </table:table-cell>
          <table:table-cell office:value-type="float" office:value="1570" table:number-columns-spanned="1" table:number-rows-spanned="2" table:style-name="ce9">
            <text:p>1,570</text:p>
          </table:table-cell>
          <table:table-cell office:value-type="float" office:value="13740" table:number-columns-spanned="1" table:number-rows-spanned="2" table:style-name="ce9">
            <text:p>13,740</text:p>
          </table:table-cell>
          <table:table-cell office:value-type="float" office:value="1543" table:number-columns-spanned="1" table:number-rows-spanned="2" table:style-name="ce9">
            <text:p>1,543</text:p>
          </table:table-cell>
          <table:table-cell office:value-type="float" office:value="3934" table:number-columns-spanned="1" table:number-rows-spanned="2" table:style-name="ce9">
            <text:p>3,934</text:p>
          </table:table-cell>
          <table:table-cell office:value-type="float" office:value="551" table:number-columns-spanned="1" table:number-rows-spanned="2" table:style-name="ce8">
            <text:p>551</text:p>
          </table:table-cell>
          <table:table-cell office:value-type="float" office:value="460" table:number-columns-spanned="1" table:number-rows-spanned="2" table:style-name="ce8">
            <text:p>460</text:p>
          </table:table-cell>
          <table:table-cell office:value-type="float" office:value="2075" table:number-columns-spanned="1" table:number-rows-spanned="2" table:style-name="ce9">
            <text:p>2,075</text:p>
          </table:table-cell>
          <table:table-cell office:value-type="float" office:value="819" table:number-columns-spanned="1" table:number-rows-spanned="2" table:style-name="ce8">
            <text:p>819</text:p>
          </table:table-cell>
          <table:table-cell office:value-type="float" office:value="345" table:number-columns-spanned="1" table:number-rows-spanned="2" table:style-name="ce8">
            <text:p>345</text:p>
          </table:table-cell>
          <table:table-cell office:value-type="float" office:value="553" table:number-columns-spanned="1" table:number-rows-spanned="2" table:style-name="ce8">
            <text:p>553</text:p>
          </table:table-cell>
          <table:table-cell office:value-type="float" office:value="2228" table:number-columns-spanned="1" table:number-rows-spanned="2" table:style-name="ce9">
            <text:p>2,228</text:p>
          </table:table-cell>
          <table:table-cell office:value-type="float" office:value="631" table:number-columns-spanned="1" table:number-rows-spanned="2" table:style-name="ce8">
            <text:p>631</text:p>
          </table:table-cell>
          <table:table-cell office:value-type="float" office:value="341" table:number-columns-spanned="1" table:number-rows-spanned="2" table:style-name="ce8">
            <text:p>341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740" table:number-columns-spanned="1" table:number-rows-spanned="2" table:style-name="ce9">
            <text:p>13,74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426" table:number-columns-spanned="1" table:number-rows-spanned="2" table:style-name="ce8">
            <text:p>426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office:value-type="float" office:value="609" table:number-columns-spanned="1" table:number-rows-spanned="2" table:style-name="ce8">
            <text:p>609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92" table:number-columns-spanned="1" table:number-rows-spanned="2" table:style-name="ce8">
            <text:p>29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09" table:number-columns-spanned="1" table:number-rows-spanned="2" table:style-name="ce8">
            <text:p>60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408" table:number-columns-spanned="1" table:number-rows-spanned="2" table:style-name="ce8">
            <text:p>408</text:p>
          </table:table-cell>
          <table:table-cell office:value-type="float" office:value="6999" table:number-columns-spanned="1" table:number-rows-spanned="2" table:style-name="ce9">
            <text:p>6,999</text:p>
          </table:table-cell>
          <table:table-cell office:value-type="float" office:value="7407" table:number-columns-spanned="1" table:number-rows-spanned="2" table:style-name="ce9">
            <text:p>7,407</text:p>
          </table:table-cell>
          <table:table-cell office:value-type="float" office:value="362" table:number-columns-spanned="1" table:number-rows-spanned="2" table:style-name="ce8">
            <text:p>362</text:p>
          </table:table-cell>
          <table:table-cell office:value-type="float" office:value="2460" table:number-columns-spanned="1" table:number-rows-spanned="2" table:style-name="ce9">
            <text:p>2,460</text:p>
          </table:table-cell>
          <table:table-cell office:value-type="float" office:value="2797" table:number-columns-spanned="1" table:number-rows-spanned="2" table:style-name="ce9">
            <text:p>2,797</text:p>
          </table:table-cell>
          <table:table-cell office:value-type="float" office:value="685" table:number-columns-spanned="1" table:number-rows-spanned="2" table:style-name="ce8">
            <text:p>685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407" table:number-columns-spanned="1" table:number-rows-spanned="2" table:style-name="ce9">
            <text:p>7,40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6692" table:number-columns-spanned="1" table:number-rows-spanned="2" table:style-name="ce9">
            <text:p>6,692</text:p>
          </table:table-cell>
          <table:table-cell office:value-type="float" office:value="1932" table:number-columns-spanned="1" table:number-rows-spanned="2" table:style-name="ce9">
            <text:p>1,932</text:p>
          </table:table-cell>
          <table:table-cell office:value-type="float" office:value="8624" table:number-columns-spanned="1" table:number-rows-spanned="2" table:style-name="ce9">
            <text:p>8,624</text:p>
          </table:table-cell>
          <table:table-cell office:value-type="float" office:value="1430" table:number-columns-spanned="1" table:number-rows-spanned="2" table:style-name="ce9">
            <text:p>1,430</text:p>
          </table:table-cell>
          <table:table-cell office:value-type="float" office:value="1476" table:number-columns-spanned="1" table:number-rows-spanned="2" table:style-name="ce9">
            <text:p>1,476</text:p>
          </table:table-cell>
          <table:table-cell office:value-type="float" office:value="4839" table:number-columns-spanned="1" table:number-rows-spanned="2" table:style-name="ce9">
            <text:p>4,839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624" table:number-columns-spanned="1" table:number-rows-spanned="2" table:style-name="ce9">
            <text:p>8,62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帝后大飯店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966" table:number-columns-spanned="1" table:number-rows-spanned="2" table:style-name="ce8">
            <text:p>966</text:p>
          </table:table-cell>
          <table:table-cell office:value-type="float" office:value="1165" table:number-columns-spanned="1" table:number-rows-spanned="2" table:style-name="ce9">
            <text:p>1,165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888" table:number-columns-spanned="1" table:number-rows-spanned="2" table:style-name="ce8">
            <text:p>88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65" table:number-columns-spanned="1" table:number-rows-spanned="2" table:style-name="ce9">
            <text:p>1,16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mpres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423" table:number-columns-spanned="1" table:number-rows-spanned="2" table:style-name="ce8">
            <text:p>423</text:p>
          </table:table-cell>
          <table:table-cell office:value-type="float" office:value="3985" table:number-columns-spanned="1" table:number-rows-spanned="2" table:style-name="ce9">
            <text:p>3,985</text:p>
          </table:table-cell>
          <table:table-cell office:value-type="float" office:value="4408" table:number-columns-spanned="1" table:number-rows-spanned="2" table:style-name="ce9">
            <text:p>4,408</text:p>
          </table:table-cell>
          <table:table-cell office:value-type="float" office:value="498" table:number-columns-spanned="1" table:number-rows-spanned="2" table:style-name="ce8">
            <text:p>498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2878" table:number-columns-spanned="1" table:number-rows-spanned="2" table:style-name="ce9">
            <text:p>2,87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67" table:number-columns-spanned="1" table:number-rows-spanned="2" table:style-name="ce8">
            <text:p>867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4408" table:number-columns-spanned="1" table:number-rows-spanned="2" table:style-name="ce9">
            <text:p>4,40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1613" table:number-columns-spanned="1" table:number-rows-spanned="2" table:style-name="ce9">
            <text:p>1,613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1827" table:number-columns-spanned="1" table:number-rows-spanned="2" table:style-name="ce9">
            <text:p>1,827</text:p>
          </table:table-cell>
          <table:table-cell office:value-type="float" office:value="1050" table:number-columns-spanned="1" table:number-rows-spanned="2" table:style-name="ce9">
            <text:p>1,050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5" table:number-columns-spanned="1" table:number-rows-spanned="2" table:style-name="ce8">
            <text:p>30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27" table:number-columns-spanned="1" table:number-rows-spanned="2" table:style-name="ce9">
            <text:p>1,8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946" table:number-columns-spanned="1" table:number-rows-spanned="2" table:style-name="ce8">
            <text:p>946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1017" table:number-columns-spanned="1" table:number-rows-spanned="2" table:style-name="ce9">
            <text:p>1,017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412" table:number-columns-spanned="1" table:number-rows-spanned="2" table:style-name="ce8">
            <text:p>412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17" table:number-columns-spanned="1" table:number-rows-spanned="2" table:style-name="ce9">
            <text:p>1,01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3389" table:number-columns-spanned="1" table:number-rows-spanned="2" table:style-name="ce9">
            <text:p>3,38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89" table:number-columns-spanned="1" table:number-rows-spanned="2" table:style-name="ce9">
            <text:p>3,389</text:p>
          </table:table-cell>
          <table:table-cell office:value-type="float" office:value="489" table:number-columns-spanned="1" table:number-rows-spanned="2" table:style-name="ce8">
            <text:p>489</text:p>
          </table:table-cell>
          <table:table-cell office:value-type="float" office:value="284" table:number-columns-spanned="1" table:number-rows-spanned="2" table:style-name="ce8">
            <text:p>284</text:p>
          </table:table-cell>
          <table:table-cell office:value-type="float" office:value="1678" table:number-columns-spanned="1" table:number-rows-spanned="2" table:style-name="ce9">
            <text:p>1,678</text:p>
          </table:table-cell>
          <table:table-cell office:value-type="float" office:value="308" table:number-columns-spanned="1" table:number-rows-spanned="2" table:style-name="ce8">
            <text:p>308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89" table:number-columns-spanned="1" table:number-rows-spanned="2" table:style-name="ce9">
            <text:p>3,38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643" table:number-columns-spanned="1" table:number-rows-spanned="2" table:style-name="ce8">
            <text:p>643</text:p>
          </table:table-cell>
          <table:table-cell office:value-type="float" office:value="2240" table:number-columns-spanned="1" table:number-rows-spanned="2" table:style-name="ce9">
            <text:p>2,240</text:p>
          </table:table-cell>
          <table:table-cell office:value-type="float" office:value="2883" table:number-columns-spanned="1" table:number-rows-spanned="2" table:style-name="ce9">
            <text:p>2,883</text:p>
          </table:table-cell>
          <table:table-cell office:value-type="float" office:value="367" table:number-columns-spanned="1" table:number-rows-spanned="2" table:style-name="ce8">
            <text:p>367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1908" table:number-columns-spanned="1" table:number-rows-spanned="2" table:style-name="ce9">
            <text:p>1,90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0" table:number-columns-spanned="1" table:number-rows-spanned="2" table:style-name="ce8">
            <text:p>3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83" table:number-columns-spanned="1" table:number-rows-spanned="2" table:style-name="ce9">
            <text:p>2,88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13616" table:number-columns-spanned="1" table:number-rows-spanned="2" table:style-name="ce9">
            <text:p>13,616</text:p>
          </table:table-cell>
          <table:table-cell office:value-type="float" office:value="328" table:number-columns-spanned="1" table:number-rows-spanned="2" table:style-name="ce8">
            <text:p>328</text:p>
          </table:table-cell>
          <table:table-cell office:value-type="float" office:value="13944" table:number-columns-spanned="1" table:number-rows-spanned="2" table:style-name="ce9">
            <text:p>13,944</text:p>
          </table:table-cell>
          <table:table-cell office:value-type="float" office:value="783" table:number-columns-spanned="1" table:number-rows-spanned="2" table:style-name="ce8">
            <text:p>783</text:p>
          </table:table-cell>
          <table:table-cell office:value-type="float" office:value="1498" table:number-columns-spanned="1" table:number-rows-spanned="2" table:style-name="ce9">
            <text:p>1,498</text:p>
          </table:table-cell>
          <table:table-cell office:value-type="float" office:value="3921" table:number-columns-spanned="1" table:number-rows-spanned="2" table:style-name="ce9">
            <text:p>3,921</text:p>
          </table:table-cell>
          <table:table-cell office:value-type="float" office:value="4226" table:number-columns-spanned="1" table:number-rows-spanned="2" table:style-name="ce9">
            <text:p>4,226</text:p>
          </table:table-cell>
          <table:table-cell office:value-type="float" office:value="1218" table:number-columns-spanned="1" table:number-rows-spanned="2" table:style-name="ce9">
            <text:p>1,218</text:p>
          </table:table-cell>
          <table:table-cell office:value-type="float" office:value="553" table:number-columns-spanned="1" table:number-rows-spanned="2" table:style-name="ce8">
            <text:p>553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549" table:number-columns-spanned="1" table:number-rows-spanned="2" table:style-name="ce8">
            <text:p>549</text:p>
          </table:table-cell>
          <table:table-cell office:value-type="float" office:value="430" table:number-columns-spanned="1" table:number-rows-spanned="2" table:style-name="ce8">
            <text:p>430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419" table:number-columns-spanned="1" table:number-rows-spanned="2" table:style-name="ce8">
            <text:p>419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944" table:number-columns-spanned="1" table:number-rows-spanned="2" table:style-name="ce9">
            <text:p>13,94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585" table:number-columns-spanned="1" table:number-rows-spanned="2" table:style-name="ce9">
            <text:p>1,585</text:p>
          </table:table-cell>
          <table:table-cell office:value-type="float" office:value="670" table:number-columns-spanned="1" table:number-rows-spanned="2" table:style-name="ce8">
            <text:p>670</text:p>
          </table:table-cell>
          <table:table-cell office:value-type="float" office:value="2255" table:number-columns-spanned="1" table:number-rows-spanned="2" table:style-name="ce9">
            <text:p>2,255</text:p>
          </table:table-cell>
          <table:table-cell office:value-type="float" office:value="854" table:number-columns-spanned="1" table:number-rows-spanned="2" table:style-name="ce8">
            <text:p>854</text:p>
          </table:table-cell>
          <table:table-cell office:value-type="float" office:value="629" table:number-columns-spanned="1" table:number-rows-spanned="2" table:style-name="ce8">
            <text:p>629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55" table:number-columns-spanned="1" table:number-rows-spanned="2" table:style-name="ce9">
            <text:p>2,2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4830" table:number-columns-spanned="1" table:number-rows-spanned="2" table:style-name="ce9">
            <text:p>4,8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30" table:number-columns-spanned="1" table:number-rows-spanned="2" table:style-name="ce9">
            <text:p>4,830</text:p>
          </table:table-cell>
          <table:table-cell office:value-type="float" office:value="537" table:number-columns-spanned="1" table:number-rows-spanned="2" table:style-name="ce8">
            <text:p>537</text:p>
          </table:table-cell>
          <table:table-cell office:value-type="float" office:value="1342" table:number-columns-spanned="1" table:number-rows-spanned="2" table:style-name="ce9">
            <text:p>1,342</text:p>
          </table:table-cell>
          <table:table-cell office:value-type="float" office:value="1423" table:number-columns-spanned="1" table:number-rows-spanned="2" table:style-name="ce9">
            <text:p>1,423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567" table:number-columns-spanned="1" table:number-rows-spanned="2" table:style-name="ce8">
            <text:p>567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30" table:number-columns-spanned="1" table:number-rows-spanned="2" table:style-name="ce9">
            <text:p>4,83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12134" table:number-columns-spanned="1" table:number-rows-spanned="2" table:style-name="ce9">
            <text:p>12,134</text:p>
          </table:table-cell>
          <table:table-cell office:value-type="float" office:value="1428" table:number-columns-spanned="1" table:number-rows-spanned="2" table:style-name="ce9">
            <text:p>1,428</text:p>
          </table:table-cell>
          <table:table-cell office:value-type="float" office:value="13562" table:number-columns-spanned="1" table:number-rows-spanned="2" table:style-name="ce9">
            <text:p>13,562</text:p>
          </table:table-cell>
          <table:table-cell office:value-type="float" office:value="2191" table:number-columns-spanned="1" table:number-rows-spanned="2" table:style-name="ce9">
            <text:p>2,191</text:p>
          </table:table-cell>
          <table:table-cell office:value-type="float" office:value="2017" table:number-columns-spanned="1" table:number-rows-spanned="2" table:style-name="ce9">
            <text:p>2,017</text:p>
          </table:table-cell>
          <table:table-cell office:value-type="float" office:value="2804" table:number-columns-spanned="1" table:number-rows-spanned="2" table:style-name="ce9">
            <text:p>2,804</text:p>
          </table:table-cell>
          <table:table-cell office:value-type="float" office:value="1689" table:number-columns-spanned="1" table:number-rows-spanned="2" table:style-name="ce9">
            <text:p>1,689</text:p>
          </table:table-cell>
          <table:table-cell office:value-type="float" office:value="2348" table:number-columns-spanned="1" table:number-rows-spanned="2" table:style-name="ce9">
            <text:p>2,348</text:p>
          </table:table-cell>
          <table:table-cell office:value-type="float" office:value="392" table:number-columns-spanned="1" table:number-rows-spanned="2" table:style-name="ce8">
            <text:p>392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661" table:number-columns-spanned="1" table:number-rows-spanned="2" table:style-name="ce8">
            <text:p>661</text:p>
          </table:table-cell>
          <table:table-cell office:value-type="float" office:value="533" table:number-columns-spanned="1" table:number-rows-spanned="2" table:style-name="ce8">
            <text:p>533</text:p>
          </table:table-cell>
          <table:table-cell office:value-type="float" office:value="287" table:number-columns-spanned="1" table:number-rows-spanned="2" table:style-name="ce8">
            <text:p>287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562" table:number-columns-spanned="1" table:number-rows-spanned="2" table:style-name="ce9">
            <text:p>13,56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10559" table:number-columns-spanned="1" table:number-rows-spanned="2" table:style-name="ce9">
            <text:p>10,559</text:p>
          </table:table-cell>
          <table:table-cell office:value-type="float" office:value="2568" table:number-columns-spanned="1" table:number-rows-spanned="2" table:style-name="ce9">
            <text:p>2,568</text:p>
          </table:table-cell>
          <table:table-cell office:value-type="float" office:value="13127" table:number-columns-spanned="1" table:number-rows-spanned="2" table:style-name="ce9">
            <text:p>13,127</text:p>
          </table:table-cell>
          <table:table-cell office:value-type="float" office:value="1448" table:number-columns-spanned="1" table:number-rows-spanned="2" table:style-name="ce9">
            <text:p>1,448</text:p>
          </table:table-cell>
          <table:table-cell office:value-type="float" office:value="3881" table:number-columns-spanned="1" table:number-rows-spanned="2" table:style-name="ce9">
            <text:p>3,881</text:p>
          </table:table-cell>
          <table:table-cell office:value-type="float" office:value="3169" table:number-columns-spanned="1" table:number-rows-spanned="2" table:style-name="ce9">
            <text:p>3,169</text:p>
          </table:table-cell>
          <table:table-cell office:value-type="float" office:value="1724" table:number-columns-spanned="1" table:number-rows-spanned="2" table:style-name="ce9">
            <text:p>1,724</text:p>
          </table:table-cell>
          <table:table-cell office:value-type="float" office:value="869" table:number-columns-spanned="1" table:number-rows-spanned="2" table:style-name="ce8">
            <text:p>869</text:p>
          </table:table-cell>
          <table:table-cell office:value-type="float" office:value="298" table:number-columns-spanned="1" table:number-rows-spanned="2" table:style-name="ce8">
            <text:p>298</text:p>
          </table:table-cell>
          <table:table-cell office:value-type="float" office:value="777" table:number-columns-spanned="1" table:number-rows-spanned="2" table:style-name="ce8">
            <text:p>777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127" table:number-columns-spanned="1" table:number-rows-spanned="2" table:style-name="ce9">
            <text:p>13,1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3280" table:number-columns-spanned="1" table:number-rows-spanned="2" table:style-name="ce9">
            <text:p>3,280</text:p>
          </table:table-cell>
          <table:table-cell office:value-type="float" office:value="492" table:number-columns-spanned="1" table:number-rows-spanned="2" table:style-name="ce8">
            <text:p>492</text:p>
          </table:table-cell>
          <table:table-cell office:value-type="float" office:value="3772" table:number-columns-spanned="1" table:number-rows-spanned="2" table:style-name="ce9">
            <text:p>3,772</text:p>
          </table:table-cell>
          <table:table-cell office:value-type="float" office:value="1854" table:number-columns-spanned="1" table:number-rows-spanned="2" table:style-name="ce9">
            <text:p>1,854</text:p>
          </table:table-cell>
          <table:table-cell office:value-type="float" office:value="752" table:number-columns-spanned="1" table:number-rows-spanned="2" table:style-name="ce8">
            <text:p>752</text:p>
          </table:table-cell>
          <table:table-cell office:value-type="float" office:value="429" table:number-columns-spanned="1" table:number-rows-spanned="2" table:style-name="ce8">
            <text:p>429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447" table:number-columns-spanned="1" table:number-rows-spanned="2" table:style-name="ce8">
            <text:p>447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72" table:number-columns-spanned="1" table:number-rows-spanned="2" table:style-name="ce9">
            <text:p>3,7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3172" table:number-columns-spanned="1" table:number-rows-spanned="2" table:style-name="ce9">
            <text:p>3,172</text:p>
          </table:table-cell>
          <table:table-cell office:value-type="float" office:value="717" table:number-columns-spanned="1" table:number-rows-spanned="2" table:style-name="ce8">
            <text:p>717</text:p>
          </table:table-cell>
          <table:table-cell office:value-type="float" office:value="3889" table:number-columns-spanned="1" table:number-rows-spanned="2" table:style-name="ce9">
            <text:p>3,889</text:p>
          </table:table-cell>
          <table:table-cell office:value-type="float" office:value="2088" table:number-columns-spanned="1" table:number-rows-spanned="2" table:style-name="ce9">
            <text:p>2,088</text:p>
          </table:table-cell>
          <table:table-cell office:value-type="float" office:value="695" table:number-columns-spanned="1" table:number-rows-spanned="2" table:style-name="ce8">
            <text:p>695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office:value-type="float" office:value="414" table:number-columns-spanned="1" table:number-rows-spanned="2" table:style-name="ce8">
            <text:p>414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89" table:number-columns-spanned="1" table:number-rows-spanned="2" table:style-name="ce9">
            <text:p>3,88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7544" table:number-columns-spanned="1" table:number-rows-spanned="2" table:style-name="ce9">
            <text:p>7,544</text:p>
          </table:table-cell>
          <table:table-cell office:value-type="float" office:value="1413" table:number-columns-spanned="1" table:number-rows-spanned="2" table:style-name="ce9">
            <text:p>1,413</text:p>
          </table:table-cell>
          <table:table-cell office:value-type="float" office:value="8957" table:number-columns-spanned="1" table:number-rows-spanned="2" table:style-name="ce9">
            <text:p>8,957</text:p>
          </table:table-cell>
          <table:table-cell office:value-type="float" office:value="1297" table:number-columns-spanned="1" table:number-rows-spanned="2" table:style-name="ce9">
            <text:p>1,297</text:p>
          </table:table-cell>
          <table:table-cell office:value-type="float" office:value="3093" table:number-columns-spanned="1" table:number-rows-spanned="2" table:style-name="ce9">
            <text:p>3,093</text:p>
          </table:table-cell>
          <table:table-cell office:value-type="float" office:value="503" table:number-columns-spanned="1" table:number-rows-spanned="2" table:style-name="ce8">
            <text:p>503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office:value-type="float" office:value="1109" table:number-columns-spanned="1" table:number-rows-spanned="2" table:style-name="ce9">
            <text:p>1,109</text:p>
          </table:table-cell>
          <table:table-cell office:value-type="float" office:value="576" table:number-columns-spanned="1" table:number-rows-spanned="2" table:style-name="ce8">
            <text:p>576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429" table:number-columns-spanned="1" table:number-rows-spanned="2" table:style-name="ce8">
            <text:p>429</text:p>
          </table:table-cell>
          <table:table-cell office:value-type="float" office:value="812" table:number-columns-spanned="1" table:number-rows-spanned="2" table:style-name="ce8">
            <text:p>812</text:p>
          </table:table-cell>
          <table:table-cell office:value-type="float" office:value="528" table:number-columns-spanned="1" table:number-rows-spanned="2" table:style-name="ce8">
            <text:p>528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957" table:number-columns-spanned="1" table:number-rows-spanned="2" table:style-name="ce9">
            <text:p>8,9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83844" table:number-columns-spanned="1" table:number-rows-spanned="2" table:style-name="ce9">
            <text:p>283,844</text:p>
          </table:table-cell>
          <table:table-cell office:value-type="float" office:value="111577" table:number-columns-spanned="1" table:number-rows-spanned="2" table:style-name="ce9">
            <text:p>111,577</text:p>
          </table:table-cell>
          <table:table-cell office:value-type="float" office:value="395421" table:number-columns-spanned="1" table:number-rows-spanned="2" table:style-name="ce9">
            <text:p>395,421</text:p>
          </table:table-cell>
          <table:table-cell office:value-type="float" office:value="63411" table:number-columns-spanned="1" table:number-rows-spanned="2" table:style-name="ce9">
            <text:p>63,411</text:p>
          </table:table-cell>
          <table:table-cell office:value-type="float" office:value="77632" table:number-columns-spanned="1" table:number-rows-spanned="2" table:style-name="ce9">
            <text:p>77,632</text:p>
          </table:table-cell>
          <table:table-cell office:value-type="float" office:value="111906" table:number-columns-spanned="1" table:number-rows-spanned="2" table:style-name="ce9">
            <text:p>111,906</text:p>
          </table:table-cell>
          <table:table-cell office:value-type="float" office:value="32579" table:number-columns-spanned="1" table:number-rows-spanned="2" table:style-name="ce9">
            <text:p>32,579</text:p>
          </table:table-cell>
          <table:table-cell office:value-type="float" office:value="29443" table:number-columns-spanned="1" table:number-rows-spanned="2" table:style-name="ce9">
            <text:p>29,443</text:p>
          </table:table-cell>
          <table:table-cell office:value-type="float" office:value="10962" table:number-columns-spanned="1" table:number-rows-spanned="2" table:style-name="ce9">
            <text:p>10,962</text:p>
          </table:table-cell>
          <table:table-cell office:value-type="float" office:value="4453" table:number-columns-spanned="1" table:number-rows-spanned="2" table:style-name="ce9">
            <text:p>4,453</text:p>
          </table:table-cell>
          <table:table-cell office:value-type="float" office:value="12367" table:number-columns-spanned="1" table:number-rows-spanned="2" table:style-name="ce9">
            <text:p>12,367</text:p>
          </table:table-cell>
          <table:table-cell office:value-type="float" office:value="31405" table:number-columns-spanned="1" table:number-rows-spanned="2" table:style-name="ce9">
            <text:p>31,405</text:p>
          </table:table-cell>
          <table:table-cell office:value-type="float" office:value="12255" table:number-columns-spanned="1" table:number-rows-spanned="2" table:style-name="ce9">
            <text:p>12,255</text:p>
          </table:table-cell>
          <table:table-cell office:value-type="float" office:value="4502" table:number-columns-spanned="1" table:number-rows-spanned="2" table:style-name="ce9">
            <text:p>4,502</text:p>
          </table:table-cell>
          <table:table-cell office:value-type="float" office:value="3823" table:number-columns-spanned="1" table:number-rows-spanned="2" table:style-name="ce9">
            <text:p>3,823</text:p>
          </table:table-cell>
          <table:table-cell office:value-type="float" office:value="683" table:number-columns-spanned="1" table:number-rows-spanned="2" table:style-name="ce8">
            <text:p>683</text:p>
          </table:table-cell>
          <table:table-cell office:value-type="float" office:value="395421" table:number-columns-spanned="1" table:number-rows-spanned="2" table:style-name="ce9">
            <text:p>395,421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3-31T00:00:00" table:style-name="ce4">
            <text:p>2017/3/31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月至2017年1月(Data for 2017/1～2017/1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3135" table:number-columns-spanned="1" table:number-rows-spanned="2" table:style-name="ce9">
            <text:p>3,135</text:p>
          </table:table-cell>
          <table:table-cell office:value-type="float" office:value="1822" table:number-columns-spanned="1" table:number-rows-spanned="2" table:style-name="ce9">
            <text:p>1,822</text:p>
          </table:table-cell>
          <table:table-cell office:value-type="float" office:value="4957" table:number-columns-spanned="1" table:number-rows-spanned="2" table:style-name="ce9">
            <text:p>4,957</text:p>
          </table:table-cell>
          <table:table-cell office:value-type="float" office:value="2857" table:number-columns-spanned="1" table:number-rows-spanned="2" table:style-name="ce9">
            <text:p>2,857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1291" table:number-columns-spanned="1" table:number-rows-spanned="2" table:style-name="ce9">
            <text:p>1,291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957" table:number-columns-spanned="1" table:number-rows-spanned="2" table:style-name="ce9">
            <text:p>4,9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1820" table:number-columns-spanned="1" table:number-rows-spanned="2" table:style-name="ce9">
            <text:p>1,820</text:p>
          </table:table-cell>
          <table:table-cell office:value-type="float" office:value="3896" table:number-columns-spanned="1" table:number-rows-spanned="2" table:style-name="ce9">
            <text:p>3,896</text:p>
          </table:table-cell>
          <table:table-cell office:value-type="float" office:value="5716" table:number-columns-spanned="1" table:number-rows-spanned="2" table:style-name="ce9">
            <text:p>5,716</text:p>
          </table:table-cell>
          <table:table-cell office:value-type="float" office:value="2848" table:number-columns-spanned="1" table:number-rows-spanned="2" table:style-name="ce9">
            <text:p>2,848</text:p>
          </table:table-cell>
          <table:table-cell office:value-type="float" office:value="1304" table:number-columns-spanned="1" table:number-rows-spanned="2" table:style-name="ce9">
            <text:p>1,304</text:p>
          </table:table-cell>
          <table:table-cell office:value-type="float" office:value="953" table:number-columns-spanned="1" table:number-rows-spanned="2" table:style-name="ce8">
            <text:p>953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716" table:number-columns-spanned="1" table:number-rows-spanned="2" table:style-name="ce9">
            <text:p>5,71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7360" table:number-columns-spanned="1" table:number-rows-spanned="2" table:style-name="ce9">
            <text:p>7,360</text:p>
          </table:table-cell>
          <table:table-cell office:value-type="float" office:value="7039" table:number-columns-spanned="1" table:number-rows-spanned="2" table:style-name="ce9">
            <text:p>7,039</text:p>
          </table:table-cell>
          <table:table-cell office:value-type="float" office:value="14399" table:number-columns-spanned="1" table:number-rows-spanned="2" table:style-name="ce9">
            <text:p>14,399</text:p>
          </table:table-cell>
          <table:table-cell office:value-type="float" office:value="7233" table:number-columns-spanned="1" table:number-rows-spanned="2" table:style-name="ce9">
            <text:p>7,233</text:p>
          </table:table-cell>
          <table:table-cell office:value-type="float" office:value="3361" table:number-columns-spanned="1" table:number-rows-spanned="2" table:style-name="ce9">
            <text:p>3,361</text:p>
          </table:table-cell>
          <table:table-cell office:value-type="float" office:value="2359" table:number-columns-spanned="1" table:number-rows-spanned="2" table:style-name="ce9">
            <text:p>2,359</text:p>
          </table:table-cell>
          <table:table-cell office:value-type="float" office:value="553" table:number-columns-spanned="1" table:number-rows-spanned="2" table:style-name="ce8">
            <text:p>553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439" table:number-columns-spanned="1" table:number-rows-spanned="2" table:style-name="ce8">
            <text:p>439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399" table:number-columns-spanned="1" table:number-rows-spanned="2" table:style-name="ce9">
            <text:p>14,39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13239" table:number-columns-spanned="1" table:number-rows-spanned="2" table:style-name="ce9">
            <text:p>13,239</text:p>
          </table:table-cell>
          <table:table-cell office:value-type="float" office:value="2960" table:number-columns-spanned="1" table:number-rows-spanned="2" table:style-name="ce9">
            <text:p>2,960</text:p>
          </table:table-cell>
          <table:table-cell office:value-type="float" office:value="16199" table:number-columns-spanned="1" table:number-rows-spanned="2" table:style-name="ce9">
            <text:p>16,199</text:p>
          </table:table-cell>
          <table:table-cell office:value-type="float" office:value="7821" table:number-columns-spanned="1" table:number-rows-spanned="2" table:style-name="ce9">
            <text:p>7,821</text:p>
          </table:table-cell>
          <table:table-cell office:value-type="float" office:value="1715" table:number-columns-spanned="1" table:number-rows-spanned="2" table:style-name="ce9">
            <text:p>1,715</text:p>
          </table:table-cell>
          <table:table-cell office:value-type="float" office:value="1853" table:number-columns-spanned="1" table:number-rows-spanned="2" table:style-name="ce9">
            <text:p>1,8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48" table:number-columns-spanned="1" table:number-rows-spanned="2" table:style-name="ce8">
            <text:p>548</text:p>
          </table:table-cell>
          <table:table-cell office:value-type="float" office:value="963" table:number-columns-spanned="1" table:number-rows-spanned="2" table:style-name="ce8">
            <text:p>963</text:p>
          </table:table-cell>
          <table:table-cell office:value-type="float" office:value="814" table:number-columns-spanned="1" table:number-rows-spanned="2" table:style-name="ce8">
            <text:p>814</text:p>
          </table:table-cell>
          <table:table-cell office:value-type="float" office:value="294" table:number-columns-spanned="1" table:number-rows-spanned="2" table:style-name="ce8">
            <text:p>294</text:p>
          </table:table-cell>
          <table:table-cell office:value-type="float" office:value="1369" table:number-columns-spanned="1" table:number-rows-spanned="2" table:style-name="ce9">
            <text:p>1,369</text:p>
          </table:table-cell>
          <table:table-cell office:value-type="float" office:value="822" table:number-columns-spanned="1" table:number-rows-spanned="2" table:style-name="ce8">
            <text:p>822</text:p>
          </table:table-cell>
          <table:table-cell office:value-type="float" office:value="16199" table:number-columns-spanned="1" table:number-rows-spanned="2" table:style-name="ce9">
            <text:p>16,19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9738" table:number-columns-spanned="1" table:number-rows-spanned="2" table:style-name="ce9">
            <text:p>9,738</text:p>
          </table:table-cell>
          <table:table-cell office:value-type="float" office:value="1759" table:number-columns-spanned="1" table:number-rows-spanned="2" table:style-name="ce9">
            <text:p>1,759</text:p>
          </table:table-cell>
          <table:table-cell office:value-type="float" office:value="11497" table:number-columns-spanned="1" table:number-rows-spanned="2" table:style-name="ce9">
            <text:p>11,497</text:p>
          </table:table-cell>
          <table:table-cell office:value-type="float" office:value="4571" table:number-columns-spanned="1" table:number-rows-spanned="2" table:style-name="ce9">
            <text:p>4,571</text:p>
          </table:table-cell>
          <table:table-cell office:value-type="float" office:value="1038" table:number-columns-spanned="1" table:number-rows-spanned="2" table:style-name="ce9">
            <text:p>1,038</text:p>
          </table:table-cell>
          <table:table-cell office:value-type="float" office:value="4127" table:number-columns-spanned="1" table:number-rows-spanned="2" table:style-name="ce9">
            <text:p>4,127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229" table:number-columns-spanned="1" table:number-rows-spanned="2" table:style-name="ce8">
            <text:p>229</text:p>
          </table:table-cell>
          <table:table-cell office:value-type="float" office:value="428" table:number-columns-spanned="1" table:number-rows-spanned="2" table:style-name="ce8">
            <text:p>428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497" table:number-columns-spanned="1" table:number-rows-spanned="2" table:style-name="ce9">
            <text:p>11,49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8430" table:number-columns-spanned="1" table:number-rows-spanned="2" table:style-name="ce9">
            <text:p>8,430</text:p>
          </table:table-cell>
          <table:table-cell office:value-type="float" office:value="10874" table:number-columns-spanned="1" table:number-rows-spanned="2" table:style-name="ce9">
            <text:p>10,874</text:p>
          </table:table-cell>
          <table:table-cell office:value-type="float" office:value="19304" table:number-columns-spanned="1" table:number-rows-spanned="2" table:style-name="ce9">
            <text:p>19,304</text:p>
          </table:table-cell>
          <table:table-cell office:value-type="float" office:value="9503" table:number-columns-spanned="1" table:number-rows-spanned="2" table:style-name="ce9">
            <text:p>9,503</text:p>
          </table:table-cell>
          <table:table-cell office:value-type="float" office:value="3615" table:number-columns-spanned="1" table:number-rows-spanned="2" table:style-name="ce9">
            <text:p>3,615</text:p>
          </table:table-cell>
          <table:table-cell office:value-type="float" office:value="1128" table:number-columns-spanned="1" table:number-rows-spanned="2" table:style-name="ce9">
            <text:p>1,128</text:p>
          </table:table-cell>
          <table:table-cell office:value-type="float" office:value="3027" table:number-columns-spanned="1" table:number-rows-spanned="2" table:style-name="ce9">
            <text:p>3,027</text:p>
          </table:table-cell>
          <table:table-cell office:value-type="float" office:value="646" table:number-columns-spanned="1" table:number-rows-spanned="2" table:style-name="ce8">
            <text:p>646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387" table:number-columns-spanned="1" table:number-rows-spanned="2" table:style-name="ce8">
            <text:p>387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304" table:number-columns-spanned="1" table:number-rows-spanned="2" table:style-name="ce9">
            <text:p>19,30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6842" table:number-columns-spanned="1" table:number-rows-spanned="2" table:style-name="ce9">
            <text:p>6,842</text:p>
          </table:table-cell>
          <table:table-cell office:value-type="float" office:value="3748" table:number-columns-spanned="1" table:number-rows-spanned="2" table:style-name="ce9">
            <text:p>3,748</text:p>
          </table:table-cell>
          <table:table-cell office:value-type="float" office:value="10590" table:number-columns-spanned="1" table:number-rows-spanned="2" table:style-name="ce9">
            <text:p>10,590</text:p>
          </table:table-cell>
          <table:table-cell office:value-type="float" office:value="6327" table:number-columns-spanned="1" table:number-rows-spanned="2" table:style-name="ce9">
            <text:p>6,327</text:p>
          </table:table-cell>
          <table:table-cell office:value-type="float" office:value="1952" table:number-columns-spanned="1" table:number-rows-spanned="2" table:style-name="ce9">
            <text:p>1,952</text:p>
          </table:table-cell>
          <table:table-cell office:value-type="float" office:value="1431" table:number-columns-spanned="1" table:number-rows-spanned="2" table:style-name="ce9">
            <text:p>1,431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244" table:number-columns-spanned="1" table:number-rows-spanned="2" table:style-name="ce8">
            <text:p>244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590" table:number-columns-spanned="1" table:number-rows-spanned="2" table:style-name="ce9">
            <text:p>10,59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6655" table:number-columns-spanned="1" table:number-rows-spanned="2" table:style-name="ce9">
            <text:p>6,655</text:p>
          </table:table-cell>
          <table:table-cell office:value-type="float" office:value="2450" table:number-columns-spanned="1" table:number-rows-spanned="2" table:style-name="ce9">
            <text:p>2,450</text:p>
          </table:table-cell>
          <table:table-cell office:value-type="float" office:value="9105" table:number-columns-spanned="1" table:number-rows-spanned="2" table:style-name="ce9">
            <text:p>9,105</text:p>
          </table:table-cell>
          <table:table-cell office:value-type="float" office:value="4652" table:number-columns-spanned="1" table:number-rows-spanned="2" table:style-name="ce9">
            <text:p>4,652</text:p>
          </table:table-cell>
          <table:table-cell office:value-type="float" office:value="1702" table:number-columns-spanned="1" table:number-rows-spanned="2" table:style-name="ce9">
            <text:p>1,702</text:p>
          </table:table-cell>
          <table:table-cell office:value-type="float" office:value="808" table:number-columns-spanned="1" table:number-rows-spanned="2" table:style-name="ce8">
            <text:p>808</text:p>
          </table:table-cell>
          <table:table-cell office:value-type="float" office:value="728" table:number-columns-spanned="1" table:number-rows-spanned="2" table:style-name="ce8">
            <text:p>728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248" table:number-columns-spanned="1" table:number-rows-spanned="2" table:style-name="ce8">
            <text:p>248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105" table:number-columns-spanned="1" table:number-rows-spanned="2" table:style-name="ce9">
            <text:p>9,10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3726" table:number-columns-spanned="1" table:number-rows-spanned="2" table:style-name="ce9">
            <text:p>3,726</text:p>
          </table:table-cell>
          <table:table-cell office:value-type="float" office:value="2100" table:number-columns-spanned="1" table:number-rows-spanned="2" table:style-name="ce9">
            <text:p>2,100</text:p>
          </table:table-cell>
          <table:table-cell office:value-type="float" office:value="5826" table:number-columns-spanned="1" table:number-rows-spanned="2" table:style-name="ce9">
            <text:p>5,826</text:p>
          </table:table-cell>
          <table:table-cell office:value-type="float" office:value="4007" table:number-columns-spanned="1" table:number-rows-spanned="2" table:style-name="ce9">
            <text:p>4,007</text:p>
          </table:table-cell>
          <table:table-cell office:value-type="float" office:value="817" table:number-columns-spanned="1" table:number-rows-spanned="2" table:style-name="ce8">
            <text:p>817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609" table:number-columns-spanned="1" table:number-rows-spanned="2" table:style-name="ce8">
            <text:p>609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826" table:number-columns-spanned="1" table:number-rows-spanned="2" table:style-name="ce9">
            <text:p>5,82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60945" table:number-columns-spanned="1" table:number-rows-spanned="2" table:style-name="ce9">
            <text:p>60,945</text:p>
          </table:table-cell>
          <table:table-cell office:value-type="float" office:value="36648" table:number-columns-spanned="1" table:number-rows-spanned="2" table:style-name="ce9">
            <text:p>36,648</text:p>
          </table:table-cell>
          <table:table-cell office:value-type="float" office:value="97593" table:number-columns-spanned="1" table:number-rows-spanned="2" table:style-name="ce9">
            <text:p>97,593</text:p>
          </table:table-cell>
          <table:table-cell office:value-type="float" office:value="49819" table:number-columns-spanned="1" table:number-rows-spanned="2" table:style-name="ce9">
            <text:p>49,819</text:p>
          </table:table-cell>
          <table:table-cell office:value-type="float" office:value="15713" table:number-columns-spanned="1" table:number-rows-spanned="2" table:style-name="ce9">
            <text:p>15,713</text:p>
          </table:table-cell>
          <table:table-cell office:value-type="float" office:value="14084" table:number-columns-spanned="1" table:number-rows-spanned="2" table:style-name="ce9">
            <text:p>14,084</text:p>
          </table:table-cell>
          <table:table-cell office:value-type="float" office:value="4823" table:number-columns-spanned="1" table:number-rows-spanned="2" table:style-name="ce9">
            <text:p>4,823</text:p>
          </table:table-cell>
          <table:table-cell office:value-type="float" office:value="1521" table:number-columns-spanned="1" table:number-rows-spanned="2" table:style-name="ce9">
            <text:p>1,521</text:p>
          </table:table-cell>
          <table:table-cell office:value-type="float" office:value="525" table:number-columns-spanned="1" table:number-rows-spanned="2" table:style-name="ce8">
            <text:p>525</text:p>
          </table:table-cell>
          <table:table-cell office:value-type="float" office:value="505" table:number-columns-spanned="1" table:number-rows-spanned="2" table:style-name="ce8">
            <text:p>505</text:p>
          </table:table-cell>
          <table:table-cell office:value-type="float" office:value="2469" table:number-columns-spanned="1" table:number-rows-spanned="2" table:style-name="ce9">
            <text:p>2,469</text:p>
          </table:table-cell>
          <table:table-cell office:value-type="float" office:value="2076" table:number-columns-spanned="1" table:number-rows-spanned="2" table:style-name="ce9">
            <text:p>2,076</text:p>
          </table:table-cell>
          <table:table-cell office:value-type="float" office:value="2499" table:number-columns-spanned="1" table:number-rows-spanned="2" table:style-name="ce9">
            <text:p>2,499</text:p>
          </table:table-cell>
          <table:table-cell office:value-type="float" office:value="509" table:number-columns-spanned="1" table:number-rows-spanned="2" table:style-name="ce8">
            <text:p>509</text:p>
          </table:table-cell>
          <table:table-cell office:value-type="float" office:value="2228" table:number-columns-spanned="1" table:number-rows-spanned="2" table:style-name="ce9">
            <text:p>2,228</text:p>
          </table:table-cell>
          <table:table-cell office:value-type="float" office:value="822" table:number-columns-spanned="1" table:number-rows-spanned="2" table:style-name="ce8">
            <text:p>822</text:p>
          </table:table-cell>
          <table:table-cell office:value-type="float" office:value="97593" table:number-columns-spanned="1" table:number-rows-spanned="2" table:style-name="ce9">
            <text:p>97,593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3-31T00:00:00" table:style-name="ce4">
            <text:p>2017/3/31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月至2017年1月(Data for 2017/1～2017/1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4858" table:number-columns-spanned="1" table:number-rows-spanned="2" table:style-name="ce9">
            <text:p>4,858</text:p>
          </table:table-cell>
          <table:table-cell office:value-type="float" office:value="1016" table:number-columns-spanned="1" table:number-rows-spanned="2" table:style-name="ce9">
            <text:p>1,016</text:p>
          </table:table-cell>
          <table:table-cell office:value-type="float" office:value="5874" table:number-columns-spanned="1" table:number-rows-spanned="2" table:style-name="ce9">
            <text:p>5,874</text:p>
          </table:table-cell>
          <table:table-cell office:value-type="float" office:value="1996" table:number-columns-spanned="1" table:number-rows-spanned="2" table:style-name="ce9">
            <text:p>1,996</text:p>
          </table:table-cell>
          <table:table-cell office:value-type="float" office:value="332" table:number-columns-spanned="1" table:number-rows-spanned="2" table:style-name="ce8">
            <text:p>332</text:p>
          </table:table-cell>
          <table:table-cell office:value-type="float" office:value="3066" table:number-columns-spanned="1" table:number-rows-spanned="2" table:style-name="ce9">
            <text:p>3,066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874" table:number-columns-spanned="1" table:number-rows-spanned="2" table:style-name="ce9">
            <text:p>5,87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1881" table:number-columns-spanned="1" table:number-rows-spanned="2" table:style-name="ce9">
            <text:p>1,881</text:p>
          </table:table-cell>
          <table:table-cell office:value-type="float" office:value="2814" table:number-columns-spanned="1" table:number-rows-spanned="2" table:style-name="ce9">
            <text:p>2,814</text:p>
          </table:table-cell>
          <table:table-cell office:value-type="float" office:value="4695" table:number-columns-spanned="1" table:number-rows-spanned="2" table:style-name="ce9">
            <text:p>4,695</text:p>
          </table:table-cell>
          <table:table-cell office:value-type="float" office:value="2935" table:number-columns-spanned="1" table:number-rows-spanned="2" table:style-name="ce9">
            <text:p>2,935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1418" table:number-columns-spanned="1" table:number-rows-spanned="2" table:style-name="ce9">
            <text:p>1,418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95" table:number-columns-spanned="1" table:number-rows-spanned="2" table:style-name="ce9">
            <text:p>4,69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5927" table:number-columns-spanned="1" table:number-rows-spanned="2" table:style-name="ce9">
            <text:p>5,927</text:p>
          </table:table-cell>
          <table:table-cell office:value-type="float" office:value="1410" table:number-columns-spanned="1" table:number-rows-spanned="2" table:style-name="ce9">
            <text:p>1,410</text:p>
          </table:table-cell>
          <table:table-cell office:value-type="float" office:value="7337" table:number-columns-spanned="1" table:number-rows-spanned="2" table:style-name="ce9">
            <text:p>7,337</text:p>
          </table:table-cell>
          <table:table-cell office:value-type="float" office:value="4481" table:number-columns-spanned="1" table:number-rows-spanned="2" table:style-name="ce9">
            <text:p>4,481</text:p>
          </table:table-cell>
          <table:table-cell office:value-type="float" office:value="548" table:number-columns-spanned="1" table:number-rows-spanned="2" table:style-name="ce8">
            <text:p>548</text:p>
          </table:table-cell>
          <table:table-cell office:value-type="float" office:value="941" table:number-columns-spanned="1" table:number-rows-spanned="2" table:style-name="ce8">
            <text:p>941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360" table:number-columns-spanned="1" table:number-rows-spanned="2" table:style-name="ce8">
            <text:p>360</text:p>
          </table:table-cell>
          <table:table-cell office:value-type="float" office:value="398" table:number-columns-spanned="1" table:number-rows-spanned="2" table:style-name="ce8">
            <text:p>398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337" table:number-columns-spanned="1" table:number-rows-spanned="2" table:style-name="ce9">
            <text:p>7,33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4992" table:number-columns-spanned="1" table:number-rows-spanned="2" table:style-name="ce9">
            <text:p>4,992</text:p>
          </table:table-cell>
          <table:table-cell office:value-type="float" office:value="1031" table:number-columns-spanned="1" table:number-rows-spanned="2" table:style-name="ce9">
            <text:p>1,031</text:p>
          </table:table-cell>
          <table:table-cell office:value-type="float" office:value="6023" table:number-columns-spanned="1" table:number-rows-spanned="2" table:style-name="ce9">
            <text:p>6,023</text:p>
          </table:table-cell>
          <table:table-cell office:value-type="float" office:value="3637" table:number-columns-spanned="1" table:number-rows-spanned="2" table:style-name="ce9">
            <text:p>3,637</text:p>
          </table:table-cell>
          <table:table-cell office:value-type="float" office:value="338" table:number-columns-spanned="1" table:number-rows-spanned="2" table:style-name="ce8">
            <text:p>338</text:p>
          </table:table-cell>
          <table:table-cell office:value-type="float" office:value="971" table:number-columns-spanned="1" table:number-rows-spanned="2" table:style-name="ce8">
            <text:p>971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7" table:number-columns-spanned="1" table:number-rows-spanned="2" table:style-name="ce8">
            <text:p>437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023" table:number-columns-spanned="1" table:number-rows-spanned="2" table:style-name="ce9">
            <text:p>6,0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7712" table:number-columns-spanned="1" table:number-rows-spanned="2" table:style-name="ce9">
            <text:p>7,712</text:p>
          </table:table-cell>
          <table:table-cell office:value-type="float" office:value="1884" table:number-columns-spanned="1" table:number-rows-spanned="2" table:style-name="ce9">
            <text:p>1,884</text:p>
          </table:table-cell>
          <table:table-cell office:value-type="float" office:value="9596" table:number-columns-spanned="1" table:number-rows-spanned="2" table:style-name="ce9">
            <text:p>9,596</text:p>
          </table:table-cell>
          <table:table-cell office:value-type="float" office:value="6150" table:number-columns-spanned="1" table:number-rows-spanned="2" table:style-name="ce9">
            <text:p>6,150</text:p>
          </table:table-cell>
          <table:table-cell office:value-type="float" office:value="779" table:number-columns-spanned="1" table:number-rows-spanned="2" table:style-name="ce8">
            <text:p>779</text:p>
          </table:table-cell>
          <table:table-cell office:value-type="float" office:value="661" table:number-columns-spanned="1" table:number-rows-spanned="2" table:style-name="ce8">
            <text:p>661</text:p>
          </table:table-cell>
          <table:table-cell office:value-type="float" office:value="580" table:number-columns-spanned="1" table:number-rows-spanned="2" table:style-name="ce8">
            <text:p>580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433" table:number-columns-spanned="1" table:number-rows-spanned="2" table:style-name="ce8">
            <text:p>433</text:p>
          </table:table-cell>
          <table:table-cell office:value-type="float" office:value="355" table:number-columns-spanned="1" table:number-rows-spanned="2" table:style-name="ce8">
            <text:p>355</text:p>
          </table:table-cell>
          <table:table-cell office:value-type="float" office:value="311" table:number-columns-spanned="1" table:number-rows-spanned="2" table:style-name="ce8">
            <text:p>311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596" table:number-columns-spanned="1" table:number-rows-spanned="2" table:style-name="ce9">
            <text:p>9,59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4932" table:number-columns-spanned="1" table:number-rows-spanned="2" table:style-name="ce9">
            <text:p>4,932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5106" table:number-columns-spanned="1" table:number-rows-spanned="2" table:style-name="ce9">
            <text:p>5,106</text:p>
          </table:table-cell>
          <table:table-cell office:value-type="float" office:value="3331" table:number-columns-spanned="1" table:number-rows-spanned="2" table:style-name="ce9">
            <text:p>3,331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548" table:number-columns-spanned="1" table:number-rows-spanned="2" table:style-name="ce8">
            <text:p>548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5106" table:number-columns-spanned="1" table:number-rows-spanned="2" table:style-name="ce9">
            <text:p>5,10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3423" table:number-columns-spanned="1" table:number-rows-spanned="2" table:style-name="ce9">
            <text:p>3,423</text:p>
          </table:table-cell>
          <table:table-cell office:value-type="float" office:value="3260" table:number-columns-spanned="1" table:number-rows-spanned="2" table:style-name="ce9">
            <text:p>3,260</text:p>
          </table:table-cell>
          <table:table-cell office:value-type="float" office:value="6683" table:number-columns-spanned="1" table:number-rows-spanned="2" table:style-name="ce9">
            <text:p>6,683</text:p>
          </table:table-cell>
          <table:table-cell office:value-type="float" office:value="3565" table:number-columns-spanned="1" table:number-rows-spanned="2" table:style-name="ce9">
            <text:p>3,565</text:p>
          </table:table-cell>
          <table:table-cell office:value-type="float" office:value="2390" table:number-columns-spanned="1" table:number-rows-spanned="2" table:style-name="ce9">
            <text:p>2,390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683" table:number-columns-spanned="1" table:number-rows-spanned="2" table:style-name="ce9">
            <text:p>6,68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3725" table:number-columns-spanned="1" table:number-rows-spanned="2" table:style-name="ce9">
            <text:p>33,725</text:p>
          </table:table-cell>
          <table:table-cell office:value-type="float" office:value="11589" table:number-columns-spanned="1" table:number-rows-spanned="2" table:style-name="ce9">
            <text:p>11,589</text:p>
          </table:table-cell>
          <table:table-cell office:value-type="float" office:value="45314" table:number-columns-spanned="1" table:number-rows-spanned="2" table:style-name="ce9">
            <text:p>45,314</text:p>
          </table:table-cell>
          <table:table-cell office:value-type="float" office:value="26095" table:number-columns-spanned="1" table:number-rows-spanned="2" table:style-name="ce9">
            <text:p>26,095</text:p>
          </table:table-cell>
          <table:table-cell office:value-type="float" office:value="4754" table:number-columns-spanned="1" table:number-rows-spanned="2" table:style-name="ce9">
            <text:p>4,754</text:p>
          </table:table-cell>
          <table:table-cell office:value-type="float" office:value="7351" table:number-columns-spanned="1" table:number-rows-spanned="2" table:style-name="ce9">
            <text:p>7,351</text:p>
          </table:table-cell>
          <table:table-cell office:value-type="float" office:value="1067" table:number-columns-spanned="1" table:number-rows-spanned="2" table:style-name="ce9">
            <text:p>1,067</text:p>
          </table:table-cell>
          <table:table-cell office:value-type="float" office:value="511" table:number-columns-spanned="1" table:number-rows-spanned="2" table:style-name="ce8">
            <text:p>511</text:p>
          </table:table-cell>
          <table:table-cell office:value-type="float" office:value="355" table:number-columns-spanned="1" table:number-rows-spanned="2" table:style-name="ce8">
            <text:p>355</text:p>
          </table:table-cell>
          <table:table-cell office:value-type="float" office:value="403" table:number-columns-spanned="1" table:number-rows-spanned="2" table:style-name="ce8">
            <text:p>403</text:p>
          </table:table-cell>
          <table:table-cell office:value-type="float" office:value="884" table:number-columns-spanned="1" table:number-rows-spanned="2" table:style-name="ce8">
            <text:p>884</text:p>
          </table:table-cell>
          <table:table-cell office:value-type="float" office:value="1894" table:number-columns-spanned="1" table:number-rows-spanned="2" table:style-name="ce9">
            <text:p>1,894</text:p>
          </table:table-cell>
          <table:table-cell office:value-type="float" office:value="1599" table:number-columns-spanned="1" table:number-rows-spanned="2" table:style-name="ce9">
            <text:p>1,599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45314" table:number-columns-spanned="1" table:number-rows-spanned="2" table:style-name="ce9">
            <text:p>45,314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3-31T00:00:00" table:style-name="ce4">
            <text:p>2017/3/31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月至2017年1月(Data for 2017/1～2017/1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1836" table:number-columns-spanned="1" table:number-rows-spanned="2" table:style-name="ce9">
            <text:p>1,836</text:p>
          </table:table-cell>
          <table:table-cell office:value-type="float" office:value="3415" table:number-columns-spanned="1" table:number-rows-spanned="2" table:style-name="ce9">
            <text:p>3,415</text:p>
          </table:table-cell>
          <table:table-cell office:value-type="float" office:value="5251" table:number-columns-spanned="1" table:number-rows-spanned="2" table:style-name="ce9">
            <text:p>5,251</text:p>
          </table:table-cell>
          <table:table-cell office:value-type="float" office:value="3597" table:number-columns-spanned="1" table:number-rows-spanned="2" table:style-name="ce9">
            <text:p>3,597</text:p>
          </table:table-cell>
          <table:table-cell office:value-type="float" office:value="1107" table:number-columns-spanned="1" table:number-rows-spanned="2" table:style-name="ce9">
            <text:p>1,107</text:p>
          </table:table-cell>
          <table:table-cell office:value-type="float" office:value="486" table:number-columns-spanned="1" table:number-rows-spanned="2" table:style-name="ce8">
            <text:p>48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251" table:number-columns-spanned="1" table:number-rows-spanned="2" table:style-name="ce9">
            <text:p>5,25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統帥大飯店</text:p>
          </table:table-cell>
          <table:table-cell office:value-type="float" office:value="4308" table:number-columns-spanned="1" table:number-rows-spanned="2" table:style-name="ce9">
            <text:p>4,308</text:p>
          </table:table-cell>
          <table:table-cell office:value-type="float" office:value="2204" table:number-columns-spanned="1" table:number-rows-spanned="2" table:style-name="ce9">
            <text:p>2,204</text:p>
          </table:table-cell>
          <table:table-cell office:value-type="float" office:value="6512" table:number-columns-spanned="1" table:number-rows-spanned="2" table:style-name="ce9">
            <text:p>6,512</text:p>
          </table:table-cell>
          <table:table-cell office:value-type="float" office:value="5080" table:number-columns-spanned="1" table:number-rows-spanned="2" table:style-name="ce9">
            <text:p>5,080</text:p>
          </table:table-cell>
          <table:table-cell office:value-type="float" office:value="379" table:number-columns-spanned="1" table:number-rows-spanned="2" table:style-name="ce8">
            <text:p>379</text:p>
          </table:table-cell>
          <table:table-cell office:value-type="float" office:value="984" table:number-columns-spanned="1" table:number-rows-spanned="2" table:style-name="ce8">
            <text:p>98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12" table:number-columns-spanned="1" table:number-rows-spanned="2" table:style-name="ce9">
            <text:p>6,51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arsh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5094" table:number-columns-spanned="1" table:number-rows-spanned="2" table:style-name="ce9">
            <text:p>5,094</text:p>
          </table:table-cell>
          <table:table-cell office:value-type="float" office:value="2397" table:number-columns-spanned="1" table:number-rows-spanned="2" table:style-name="ce9">
            <text:p>2,397</text:p>
          </table:table-cell>
          <table:table-cell office:value-type="float" office:value="7491" table:number-columns-spanned="1" table:number-rows-spanned="2" table:style-name="ce9">
            <text:p>7,491</text:p>
          </table:table-cell>
          <table:table-cell office:value-type="float" office:value="6958" table:number-columns-spanned="1" table:number-rows-spanned="2" table:style-name="ce9">
            <text:p>6,958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491" table:number-columns-spanned="1" table:number-rows-spanned="2" table:style-name="ce9">
            <text:p>7,49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6391" table:number-columns-spanned="1" table:number-rows-spanned="2" table:style-name="ce9">
            <text:p>6,391</text:p>
          </table:table-cell>
          <table:table-cell office:value-type="float" office:value="4902" table:number-columns-spanned="1" table:number-rows-spanned="2" table:style-name="ce9">
            <text:p>4,902</text:p>
          </table:table-cell>
          <table:table-cell office:value-type="float" office:value="11293" table:number-columns-spanned="1" table:number-rows-spanned="2" table:style-name="ce9">
            <text:p>11,293</text:p>
          </table:table-cell>
          <table:table-cell office:value-type="float" office:value="6941" table:number-columns-spanned="1" table:number-rows-spanned="2" table:style-name="ce9">
            <text:p>6,941</text:p>
          </table:table-cell>
          <table:table-cell office:value-type="float" office:value="3480" table:number-columns-spanned="1" table:number-rows-spanned="2" table:style-name="ce9">
            <text:p>3,480</text:p>
          </table:table-cell>
          <table:table-cell office:value-type="float" office:value="591" table:number-columns-spanned="1" table:number-rows-spanned="2" table:style-name="ce8">
            <text:p>59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2" table:number-columns-spanned="1" table:number-rows-spanned="2" table:style-name="ce8">
            <text:p>242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1293" table:number-columns-spanned="1" table:number-rows-spanned="2" table:style-name="ce9">
            <text:p>11,29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8305" table:number-columns-spanned="1" table:number-rows-spanned="2" table:style-name="ce9">
            <text:p>8,305</text:p>
          </table:table-cell>
          <table:table-cell office:value-type="float" office:value="2058" table:number-columns-spanned="1" table:number-rows-spanned="2" table:style-name="ce9">
            <text:p>2,058</text:p>
          </table:table-cell>
          <table:table-cell office:value-type="float" office:value="10363" table:number-columns-spanned="1" table:number-rows-spanned="2" table:style-name="ce9">
            <text:p>10,363</text:p>
          </table:table-cell>
          <table:table-cell office:value-type="float" office:value="9904" table:number-columns-spanned="1" table:number-rows-spanned="2" table:style-name="ce9">
            <text:p>9,904</text:p>
          </table:table-cell>
          <table:table-cell office:value-type="float" office:value="291" table:number-columns-spanned="1" table:number-rows-spanned="2" table:style-name="ce8">
            <text:p>291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363" table:number-columns-spanned="1" table:number-rows-spanned="2" table:style-name="ce9">
            <text:p>10,36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5934" table:number-columns-spanned="1" table:number-rows-spanned="2" table:style-name="ce9">
            <text:p>25,934</text:p>
          </table:table-cell>
          <table:table-cell office:value-type="float" office:value="14976" table:number-columns-spanned="1" table:number-rows-spanned="2" table:style-name="ce9">
            <text:p>14,976</text:p>
          </table:table-cell>
          <table:table-cell office:value-type="float" office:value="40910" table:number-columns-spanned="1" table:number-rows-spanned="2" table:style-name="ce9">
            <text:p>40,910</text:p>
          </table:table-cell>
          <table:table-cell office:value-type="float" office:value="32480" table:number-columns-spanned="1" table:number-rows-spanned="2" table:style-name="ce9">
            <text:p>32,480</text:p>
          </table:table-cell>
          <table:table-cell office:value-type="float" office:value="5471" table:number-columns-spanned="1" table:number-rows-spanned="2" table:style-name="ce9">
            <text:p>5,471</text:p>
          </table:table-cell>
          <table:table-cell office:value-type="float" office:value="2236" table:number-columns-spanned="1" table:number-rows-spanned="2" table:style-name="ce9">
            <text:p>2,23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309" table:number-columns-spanned="1" table:number-rows-spanned="2" table:style-name="ce8">
            <text:p>309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0910" table:number-columns-spanned="1" table:number-rows-spanned="2" table:style-name="ce9">
            <text:p>40,910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3-31T00:00:00" table:style-name="ce4">
            <text:p>2017/3/31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月至2017年1月(Data for 2017/1～2017/1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1232" table:number-columns-spanned="1" table:number-rows-spanned="2" table:style-name="ce9">
            <text:p>1,232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1318" table:number-columns-spanned="1" table:number-rows-spanned="2" table:style-name="ce9">
            <text:p>1,318</text:p>
          </table:table-cell>
          <table:table-cell office:value-type="float" office:value="738" table:number-columns-spanned="1" table:number-rows-spanned="2" table:style-name="ce8">
            <text:p>738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99" table:number-columns-spanned="1" table:number-rows-spanned="2" table:style-name="ce8">
            <text:p>299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318" table:number-columns-spanned="1" table:number-rows-spanned="2" table:style-name="ce9">
            <text:p>1,31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7725" table:number-columns-spanned="1" table:number-rows-spanned="2" table:style-name="ce9">
            <text:p>7,725</text:p>
          </table:table-cell>
          <table:table-cell office:value-type="float" office:value="867" table:number-columns-spanned="1" table:number-rows-spanned="2" table:style-name="ce8">
            <text:p>867</text:p>
          </table:table-cell>
          <table:table-cell office:value-type="float" office:value="8592" table:number-columns-spanned="1" table:number-rows-spanned="2" table:style-name="ce9">
            <text:p>8,592</text:p>
          </table:table-cell>
          <table:table-cell office:value-type="float" office:value="8547" table:number-columns-spanned="1" table:number-rows-spanned="2" table:style-name="ce9">
            <text:p>8,54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592" table:number-columns-spanned="1" table:number-rows-spanned="2" table:style-name="ce9">
            <text:p>8,59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224" table:number-columns-spanned="1" table:number-rows-spanned="2" table:style-name="ce9">
            <text:p>1,224</text:p>
          </table:table-cell>
          <table:table-cell office:value-type="float" office:value="2574" table:number-columns-spanned="1" table:number-rows-spanned="2" table:style-name="ce9">
            <text:p>2,574</text:p>
          </table:table-cell>
          <table:table-cell office:value-type="float" office:value="3798" table:number-columns-spanned="1" table:number-rows-spanned="2" table:style-name="ce9">
            <text:p>3,798</text:p>
          </table:table-cell>
          <table:table-cell office:value-type="float" office:value="1626" table:number-columns-spanned="1" table:number-rows-spanned="2" table:style-name="ce9">
            <text:p>1,626</text:p>
          </table:table-cell>
          <table:table-cell office:value-type="float" office:value="981" table:number-columns-spanned="1" table:number-rows-spanned="2" table:style-name="ce8">
            <text:p>981</text:p>
          </table:table-cell>
          <table:table-cell office:value-type="float" office:value="1038" table:number-columns-spanned="1" table:number-rows-spanned="2" table:style-name="ce9">
            <text:p>1,038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98" table:number-columns-spanned="1" table:number-rows-spanned="2" table:style-name="ce9">
            <text:p>3,79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9350" table:number-columns-spanned="1" table:number-rows-spanned="2" table:style-name="ce9">
            <text:p>9,350</text:p>
          </table:table-cell>
          <table:table-cell office:value-type="float" office:value="3228" table:number-columns-spanned="1" table:number-rows-spanned="2" table:style-name="ce9">
            <text:p>3,228</text:p>
          </table:table-cell>
          <table:table-cell office:value-type="float" office:value="12578" table:number-columns-spanned="1" table:number-rows-spanned="2" table:style-name="ce9">
            <text:p>12,578</text:p>
          </table:table-cell>
          <table:table-cell office:value-type="float" office:value="11568" table:number-columns-spanned="1" table:number-rows-spanned="2" table:style-name="ce9">
            <text:p>11,568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348" table:number-columns-spanned="1" table:number-rows-spanned="2" table:style-name="ce8">
            <text:p>348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578" table:number-columns-spanned="1" table:number-rows-spanned="2" table:style-name="ce9">
            <text:p>12,57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4273" table:number-columns-spanned="1" table:number-rows-spanned="2" table:style-name="ce9">
            <text:p>4,273</text:p>
          </table:table-cell>
          <table:table-cell office:value-type="float" office:value="493" table:number-columns-spanned="1" table:number-rows-spanned="2" table:style-name="ce8">
            <text:p>493</text:p>
          </table:table-cell>
          <table:table-cell office:value-type="float" office:value="4766" table:number-columns-spanned="1" table:number-rows-spanned="2" table:style-name="ce9">
            <text:p>4,766</text:p>
          </table:table-cell>
          <table:table-cell office:value-type="float" office:value="3563" table:number-columns-spanned="1" table:number-rows-spanned="2" table:style-name="ce9">
            <text:p>3,563</text:p>
          </table:table-cell>
          <table:table-cell office:value-type="float" office:value="219" table:number-columns-spanned="1" table:number-rows-spanned="2" table:style-name="ce8">
            <text:p>219</text:p>
          </table:table-cell>
          <table:table-cell office:value-type="float" office:value="311" table:number-columns-spanned="1" table:number-rows-spanned="2" table:style-name="ce8">
            <text:p>311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66" table:number-columns-spanned="1" table:number-rows-spanned="2" table:style-name="ce9">
            <text:p>4,76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7372" table:number-columns-spanned="1" table:number-rows-spanned="2" table:style-name="ce9">
            <text:p>7,372</text:p>
          </table:table-cell>
          <table:table-cell office:value-type="float" office:value="6187" table:number-columns-spanned="1" table:number-rows-spanned="2" table:style-name="ce9">
            <text:p>6,187</text:p>
          </table:table-cell>
          <table:table-cell office:value-type="float" office:value="13559" table:number-columns-spanned="1" table:number-rows-spanned="2" table:style-name="ce9">
            <text:p>13,559</text:p>
          </table:table-cell>
          <table:table-cell office:value-type="float" office:value="12031" table:number-columns-spanned="1" table:number-rows-spanned="2" table:style-name="ce9">
            <text:p>12,031</text:p>
          </table:table-cell>
          <table:table-cell office:value-type="float" office:value="274" table:number-columns-spanned="1" table:number-rows-spanned="2" table:style-name="ce8">
            <text:p>274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509" table:number-columns-spanned="1" table:number-rows-spanned="2" table:style-name="ce8">
            <text:p>509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559" table:number-columns-spanned="1" table:number-rows-spanned="2" table:style-name="ce9">
            <text:p>13,55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2455" table:number-columns-spanned="1" table:number-rows-spanned="2" table:style-name="ce9">
            <text:p>2,455</text:p>
          </table:table-cell>
          <table:table-cell office:value-type="float" office:value="1166" table:number-columns-spanned="1" table:number-rows-spanned="2" table:style-name="ce9">
            <text:p>1,166</text:p>
          </table:table-cell>
          <table:table-cell office:value-type="float" office:value="3621" table:number-columns-spanned="1" table:number-rows-spanned="2" table:style-name="ce9">
            <text:p>3,621</text:p>
          </table:table-cell>
          <table:table-cell office:value-type="float" office:value="3416" table:number-columns-spanned="1" table:number-rows-spanned="2" table:style-name="ce9">
            <text:p>3,416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21" table:number-columns-spanned="1" table:number-rows-spanned="2" table:style-name="ce9">
            <text:p>3,6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15872" table:number-columns-spanned="1" table:number-rows-spanned="2" table:style-name="ce9">
            <text:p>15,872</text:p>
          </table:table-cell>
          <table:table-cell office:value-type="float" office:value="3856" table:number-columns-spanned="1" table:number-rows-spanned="2" table:style-name="ce9">
            <text:p>3,856</text:p>
          </table:table-cell>
          <table:table-cell office:value-type="float" office:value="19728" table:number-columns-spanned="1" table:number-rows-spanned="2" table:style-name="ce9">
            <text:p>19,728</text:p>
          </table:table-cell>
          <table:table-cell office:value-type="float" office:value="16660" table:number-columns-spanned="1" table:number-rows-spanned="2" table:style-name="ce9">
            <text:p>16,660</text:p>
          </table:table-cell>
          <table:table-cell office:value-type="float" office:value="1990" table:number-columns-spanned="1" table:number-rows-spanned="2" table:style-name="ce9">
            <text:p>1,990</text:p>
          </table:table-cell>
          <table:table-cell office:value-type="float" office:value="348" table:number-columns-spanned="1" table:number-rows-spanned="2" table:style-name="ce8">
            <text:p>348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728" table:number-columns-spanned="1" table:number-rows-spanned="2" table:style-name="ce9">
            <text:p>19,72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12830" table:number-columns-spanned="1" table:number-rows-spanned="2" table:style-name="ce9">
            <text:p>12,830</text:p>
          </table:table-cell>
          <table:table-cell office:value-type="float" office:value="11775" table:number-columns-spanned="1" table:number-rows-spanned="2" table:style-name="ce9">
            <text:p>11,775</text:p>
          </table:table-cell>
          <table:table-cell office:value-type="float" office:value="24605" table:number-columns-spanned="1" table:number-rows-spanned="2" table:style-name="ce9">
            <text:p>24,605</text:p>
          </table:table-cell>
          <table:table-cell office:value-type="float" office:value="21495" table:number-columns-spanned="1" table:number-rows-spanned="2" table:style-name="ce9">
            <text:p>21,495</text:p>
          </table:table-cell>
          <table:table-cell office:value-type="float" office:value="1760" table:number-columns-spanned="1" table:number-rows-spanned="2" table:style-name="ce9">
            <text:p>1,760</text:p>
          </table:table-cell>
          <table:table-cell office:value-type="float" office:value="224" table:number-columns-spanned="1" table:number-rows-spanned="2" table:style-name="ce8">
            <text:p>224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532" table:number-columns-spanned="1" table:number-rows-spanned="2" table:style-name="ce8">
            <text:p>532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605" table:number-columns-spanned="1" table:number-rows-spanned="2" table:style-name="ce9">
            <text:p>24,60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272" table:number-columns-spanned="1" table:number-rows-spanned="2" table:style-name="ce9">
            <text:p>1,272</text:p>
          </table:table-cell>
          <table:table-cell office:value-type="float" office:value="446" table:number-columns-spanned="1" table:number-rows-spanned="2" table:style-name="ce8">
            <text:p>446</text:p>
          </table:table-cell>
          <table:table-cell office:value-type="float" office:value="1718" table:number-columns-spanned="1" table:number-rows-spanned="2" table:style-name="ce9">
            <text:p>1,718</text:p>
          </table:table-cell>
          <table:table-cell office:value-type="float" office:value="1680" table:number-columns-spanned="1" table:number-rows-spanned="2" table:style-name="ce9">
            <text:p>1,68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18" table:number-columns-spanned="1" table:number-rows-spanned="2" table:style-name="ce9">
            <text:p>1,71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8335" table:number-columns-spanned="1" table:number-rows-spanned="2" table:style-name="ce9">
            <text:p>8,335</text:p>
          </table:table-cell>
          <table:table-cell office:value-type="float" office:value="1525" table:number-columns-spanned="1" table:number-rows-spanned="2" table:style-name="ce9">
            <text:p>1,525</text:p>
          </table:table-cell>
          <table:table-cell office:value-type="float" office:value="9860" table:number-columns-spanned="1" table:number-rows-spanned="2" table:style-name="ce9">
            <text:p>9,860</text:p>
          </table:table-cell>
          <table:table-cell office:value-type="float" office:value="9282" table:number-columns-spanned="1" table:number-rows-spanned="2" table:style-name="ce9">
            <text:p>9,282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860" table:number-columns-spanned="1" table:number-rows-spanned="2" table:style-name="ce9">
            <text:p>9,86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5174" table:number-columns-spanned="1" table:number-rows-spanned="2" table:style-name="ce9">
            <text:p>5,174</text:p>
          </table:table-cell>
          <table:table-cell office:value-type="float" office:value="988" table:number-columns-spanned="1" table:number-rows-spanned="2" table:style-name="ce8">
            <text:p>988</text:p>
          </table:table-cell>
          <table:table-cell office:value-type="float" office:value="6162" table:number-columns-spanned="1" table:number-rows-spanned="2" table:style-name="ce9">
            <text:p>6,162</text:p>
          </table:table-cell>
          <table:table-cell office:value-type="float" office:value="5029" table:number-columns-spanned="1" table:number-rows-spanned="2" table:style-name="ce9">
            <text:p>5,029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162" table:number-columns-spanned="1" table:number-rows-spanned="2" table:style-name="ce9">
            <text:p>6,16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1278" table:number-columns-spanned="1" table:number-rows-spanned="2" table:style-name="ce9">
            <text:p>1,278</text:p>
          </table:table-cell>
          <table:table-cell office:value-type="float" office:value="1198" table:number-columns-spanned="1" table:number-rows-spanned="2" table:style-name="ce9">
            <text:p>1,198</text:p>
          </table:table-cell>
          <table:table-cell office:value-type="float" office:value="2476" table:number-columns-spanned="1" table:number-rows-spanned="2" table:style-name="ce9">
            <text:p>2,476</text:p>
          </table:table-cell>
          <table:table-cell office:value-type="float" office:value="2369" table:number-columns-spanned="1" table:number-rows-spanned="2" table:style-name="ce9">
            <text:p>2,36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76" table:number-columns-spanned="1" table:number-rows-spanned="2" table:style-name="ce9">
            <text:p>2,47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2792" table:number-columns-spanned="1" table:number-rows-spanned="2" table:style-name="ce9">
            <text:p>2,792</text:p>
          </table:table-cell>
          <table:table-cell office:value-type="float" office:value="2310" table:number-columns-spanned="1" table:number-rows-spanned="2" table:style-name="ce9">
            <text:p>2,310</text:p>
          </table:table-cell>
          <table:table-cell office:value-type="float" office:value="5102" table:number-columns-spanned="1" table:number-rows-spanned="2" table:style-name="ce9">
            <text:p>5,102</text:p>
          </table:table-cell>
          <table:table-cell office:value-type="float" office:value="5084" table:number-columns-spanned="1" table:number-rows-spanned="2" table:style-name="ce9">
            <text:p>5,08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102" table:number-columns-spanned="1" table:number-rows-spanned="2" table:style-name="ce9">
            <text:p>5,10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606" table:number-columns-spanned="1" table:number-rows-spanned="2" table:style-name="ce8">
            <text:p>606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866" table:number-columns-spanned="1" table:number-rows-spanned="2" table:style-name="ce8">
            <text:p>866</text:p>
          </table:table-cell>
          <table:table-cell office:value-type="float" office:value="756" table:number-columns-spanned="1" table:number-rows-spanned="2" table:style-name="ce8">
            <text:p>756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66" table:number-columns-spanned="1" table:number-rows-spanned="2" table:style-name="ce8">
            <text:p>86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236" table:number-columns-spanned="1" table:number-rows-spanned="2" table:style-name="ce8">
            <text:p>236</text:p>
          </table:table-cell>
          <table:table-cell office:value-type="float" office:value="1007" table:number-columns-spanned="1" table:number-rows-spanned="2" table:style-name="ce9">
            <text:p>1,007</text:p>
          </table:table-cell>
          <table:table-cell office:value-type="float" office:value="1243" table:number-columns-spanned="1" table:number-rows-spanned="2" table:style-name="ce9">
            <text:p>1,243</text:p>
          </table:table-cell>
          <table:table-cell office:value-type="float" office:value="409" table:number-columns-spanned="1" table:number-rows-spanned="2" table:style-name="ce8">
            <text:p>409</text:p>
          </table:table-cell>
          <table:table-cell office:value-type="float" office:value="834" table:number-columns-spanned="1" table:number-rows-spanned="2" table:style-name="ce8">
            <text:p>8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43" table:number-columns-spanned="1" table:number-rows-spanned="2" table:style-name="ce9">
            <text:p>1,24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2961" table:number-columns-spanned="1" table:number-rows-spanned="2" table:style-name="ce9">
            <text:p>2,961</text:p>
          </table:table-cell>
          <table:table-cell office:value-type="float" office:value="1269" table:number-columns-spanned="1" table:number-rows-spanned="2" table:style-name="ce9">
            <text:p>1,269</text:p>
          </table:table-cell>
          <table:table-cell office:value-type="float" office:value="4230" table:number-columns-spanned="1" table:number-rows-spanned="2" table:style-name="ce9">
            <text:p>4,230</text:p>
          </table:table-cell>
          <table:table-cell office:value-type="float" office:value="3693" table:number-columns-spanned="1" table:number-rows-spanned="2" table:style-name="ce9">
            <text:p>3,693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230" table:number-columns-spanned="1" table:number-rows-spanned="2" table:style-name="ce9">
            <text:p>4,23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84987" table:number-columns-spanned="1" table:number-rows-spanned="2" table:style-name="ce9">
            <text:p>84,987</text:p>
          </table:table-cell>
          <table:table-cell office:value-type="float" office:value="39235" table:number-columns-spanned="1" table:number-rows-spanned="2" table:style-name="ce9">
            <text:p>39,235</text:p>
          </table:table-cell>
          <table:table-cell office:value-type="float" office:value="124222" table:number-columns-spanned="1" table:number-rows-spanned="2" table:style-name="ce9">
            <text:p>124,222</text:p>
          </table:table-cell>
          <table:table-cell office:value-type="float" office:value="107946" table:number-columns-spanned="1" table:number-rows-spanned="2" table:style-name="ce9">
            <text:p>107,946</text:p>
          </table:table-cell>
          <table:table-cell office:value-type="float" office:value="7138" table:number-columns-spanned="1" table:number-rows-spanned="2" table:style-name="ce9">
            <text:p>7,138</text:p>
          </table:table-cell>
          <table:table-cell office:value-type="float" office:value="2608" table:number-columns-spanned="1" table:number-rows-spanned="2" table:style-name="ce9">
            <text:p>2,608</text:p>
          </table:table-cell>
          <table:table-cell office:value-type="float" office:value="487" table:number-columns-spanned="1" table:number-rows-spanned="2" table:style-name="ce8">
            <text:p>487</text:p>
          </table:table-cell>
          <table:table-cell office:value-type="float" office:value="1452" table:number-columns-spanned="1" table:number-rows-spanned="2" table:style-name="ce9">
            <text:p>1,452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1292" table:number-columns-spanned="1" table:number-rows-spanned="2" table:style-name="ce9">
            <text:p>1,292</text:p>
          </table:table-cell>
          <table:table-cell office:value-type="float" office:value="1188" table:number-columns-spanned="1" table:number-rows-spanned="2" table:style-name="ce9">
            <text:p>1,188</text:p>
          </table:table-cell>
          <table:table-cell office:value-type="float" office:value="787" table:number-columns-spanned="1" table:number-rows-spanned="2" table:style-name="ce8">
            <text:p>787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788" table:number-columns-spanned="1" table:number-rows-spanned="2" table:style-name="ce8">
            <text:p>788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24222" table:number-columns-spanned="1" table:number-rows-spanned="2" table:style-name="ce9">
            <text:p>124,222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3-31T00:00:00" table:style-name="ce4">
            <text:p>2017/3/31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月至2017年1月(Data for 2017/1～2017/1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1062" table:number-columns-spanned="1" table:number-rows-spanned="2" table:style-name="ce9">
            <text:p>1,062</text:p>
          </table:table-cell>
          <table:table-cell office:value-type="float" office:value="7684" table:number-columns-spanned="1" table:number-rows-spanned="2" table:style-name="ce9">
            <text:p>7,684</text:p>
          </table:table-cell>
          <table:table-cell office:value-type="float" office:value="8746" table:number-columns-spanned="1" table:number-rows-spanned="2" table:style-name="ce9">
            <text:p>8,746</text:p>
          </table:table-cell>
          <table:table-cell office:value-type="float" office:value="469" table:number-columns-spanned="1" table:number-rows-spanned="2" table:style-name="ce8">
            <text:p>469</text:p>
          </table:table-cell>
          <table:table-cell office:value-type="float" office:value="2134" table:number-columns-spanned="1" table:number-rows-spanned="2" table:style-name="ce9">
            <text:p>2,134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3343" table:number-columns-spanned="1" table:number-rows-spanned="2" table:style-name="ce9">
            <text:p>3,3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560" table:number-columns-spanned="1" table:number-rows-spanned="2" table:style-name="ce9">
            <text:p>2,56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8746" table:number-columns-spanned="1" table:number-rows-spanned="2" table:style-name="ce9">
            <text:p>8,74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3137" table:number-columns-spanned="1" table:number-rows-spanned="2" table:style-name="ce9">
            <text:p>3,137</text:p>
          </table:table-cell>
          <table:table-cell office:value-type="float" office:value="6734" table:number-columns-spanned="1" table:number-rows-spanned="2" table:style-name="ce9">
            <text:p>6,734</text:p>
          </table:table-cell>
          <table:table-cell office:value-type="float" office:value="9871" table:number-columns-spanned="1" table:number-rows-spanned="2" table:style-name="ce9">
            <text:p>9,871</text:p>
          </table:table-cell>
          <table:table-cell office:value-type="float" office:value="469" table:number-columns-spanned="1" table:number-rows-spanned="2" table:style-name="ce8">
            <text:p>469</text:p>
          </table:table-cell>
          <table:table-cell office:value-type="float" office:value="767" table:number-columns-spanned="1" table:number-rows-spanned="2" table:style-name="ce8">
            <text:p>767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5766" table:number-columns-spanned="1" table:number-rows-spanned="2" table:style-name="ce9">
            <text:p>5,7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284" table:number-columns-spanned="1" table:number-rows-spanned="2" table:style-name="ce8">
            <text:p>284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128" table:number-columns-spanned="1" table:number-rows-spanned="2" table:style-name="ce9">
            <text:p>2,1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871" table:number-columns-spanned="1" table:number-rows-spanned="2" table:style-name="ce9">
            <text:p>9,87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南方莊園</text:p>
          </table:table-cell>
          <table:table-cell office:value-type="float" office:value="3200" table:number-columns-spanned="1" table:number-rows-spanned="2" table:style-name="ce9">
            <text:p>3,200</text:p>
          </table:table-cell>
          <table:table-cell office:value-type="float" office:value="2175" table:number-columns-spanned="1" table:number-rows-spanned="2" table:style-name="ce9">
            <text:p>2,175</text:p>
          </table:table-cell>
          <table:table-cell office:value-type="float" office:value="5375" table:number-columns-spanned="1" table:number-rows-spanned="2" table:style-name="ce9">
            <text:p>5,375</text:p>
          </table:table-cell>
          <table:table-cell office:value-type="float" office:value="4492" table:number-columns-spanned="1" table:number-rows-spanned="2" table:style-name="ce9">
            <text:p>4,492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78" table:number-columns-spanned="1" table:number-rows-spanned="2" table:style-name="ce8">
            <text:p>778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5375" table:number-columns-spanned="1" table:number-rows-spanned="2" table:style-name="ce9">
            <text:p>5,37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13452" table:number-columns-spanned="1" table:number-rows-spanned="2" table:style-name="ce9">
            <text:p>13,452</text:p>
          </table:table-cell>
          <table:table-cell office:value-type="float" office:value="1831" table:number-columns-spanned="1" table:number-rows-spanned="2" table:style-name="ce9">
            <text:p>1,831</text:p>
          </table:table-cell>
          <table:table-cell office:value-type="float" office:value="15283" table:number-columns-spanned="1" table:number-rows-spanned="2" table:style-name="ce9">
            <text:p>15,283</text:p>
          </table:table-cell>
          <table:table-cell office:value-type="float" office:value="4966" table:number-columns-spanned="1" table:number-rows-spanned="2" table:style-name="ce9">
            <text:p>4,966</text:p>
          </table:table-cell>
          <table:table-cell office:value-type="float" office:value="246" table:number-columns-spanned="1" table:number-rows-spanned="2" table:style-name="ce8">
            <text:p>246</text:p>
          </table:table-cell>
          <table:table-cell office:value-type="float" office:value="2617" table:number-columns-spanned="1" table:number-rows-spanned="2" table:style-name="ce9">
            <text:p>2,617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4084" table:number-columns-spanned="1" table:number-rows-spanned="2" table:style-name="ce9">
            <text:p>4,084</text:p>
          </table:table-cell>
          <table:table-cell office:value-type="float" office:value="1856" table:number-columns-spanned="1" table:number-rows-spanned="2" table:style-name="ce9">
            <text:p>1,856</text:p>
          </table:table-cell>
          <table:table-cell office:value-type="float" office:value="854" table:number-columns-spanned="1" table:number-rows-spanned="2" table:style-name="ce8">
            <text:p>854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283" table:number-columns-spanned="1" table:number-rows-spanned="2" table:style-name="ce9">
            <text:p>15,28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12929" table:number-columns-spanned="1" table:number-rows-spanned="2" table:style-name="ce9">
            <text:p>12,929</text:p>
          </table:table-cell>
          <table:table-cell office:value-type="float" office:value="1553" table:number-columns-spanned="1" table:number-rows-spanned="2" table:style-name="ce9">
            <text:p>1,553</text:p>
          </table:table-cell>
          <table:table-cell office:value-type="float" office:value="14482" table:number-columns-spanned="1" table:number-rows-spanned="2" table:style-name="ce9">
            <text:p>14,482</text:p>
          </table:table-cell>
          <table:table-cell office:value-type="float" office:value="7191" table:number-columns-spanned="1" table:number-rows-spanned="2" table:style-name="ce9">
            <text:p>7,191</text:p>
          </table:table-cell>
          <table:table-cell office:value-type="float" office:value="711" table:number-columns-spanned="1" table:number-rows-spanned="2" table:style-name="ce8">
            <text:p>711</text:p>
          </table:table-cell>
          <table:table-cell office:value-type="float" office:value="498" table:number-columns-spanned="1" table:number-rows-spanned="2" table:style-name="ce8">
            <text:p>498</text:p>
          </table:table-cell>
          <table:table-cell office:value-type="float" office:value="356" table:number-columns-spanned="1" table:number-rows-spanned="2" table:style-name="ce8">
            <text:p>356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626" table:number-columns-spanned="1" table:number-rows-spanned="2" table:style-name="ce8">
            <text:p>626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3620" table:number-columns-spanned="1" table:number-rows-spanned="2" table:style-name="ce9">
            <text:p>3,620</text:p>
          </table:table-cell>
          <table:table-cell office:value-type="float" office:value="523" table:number-columns-spanned="1" table:number-rows-spanned="2" table:style-name="ce8">
            <text:p>523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482" table:number-columns-spanned="1" table:number-rows-spanned="2" table:style-name="ce9">
            <text:p>14,48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5200" table:number-columns-spanned="1" table:number-rows-spanned="2" table:style-name="ce9">
            <text:p>5,200</text:p>
          </table:table-cell>
          <table:table-cell office:value-type="float" office:value="1043" table:number-columns-spanned="1" table:number-rows-spanned="2" table:style-name="ce9">
            <text:p>1,043</text:p>
          </table:table-cell>
          <table:table-cell office:value-type="float" office:value="6243" table:number-columns-spanned="1" table:number-rows-spanned="2" table:style-name="ce9">
            <text:p>6,243</text:p>
          </table:table-cell>
          <table:table-cell office:value-type="float" office:value="3549" table:number-columns-spanned="1" table:number-rows-spanned="2" table:style-name="ce9">
            <text:p>3,549</text:p>
          </table:table-cell>
          <table:table-cell office:value-type="float" office:value="432" table:number-columns-spanned="1" table:number-rows-spanned="2" table:style-name="ce8">
            <text:p>432</text:p>
          </table:table-cell>
          <table:table-cell office:value-type="float" office:value="397" table:number-columns-spanned="1" table:number-rows-spanned="2" table:style-name="ce8">
            <text:p>397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826" table:number-columns-spanned="1" table:number-rows-spanned="2" table:style-name="ce8">
            <text:p>826</text:p>
          </table:table-cell>
          <table:table-cell office:value-type="float" office:value="320" table:number-columns-spanned="1" table:number-rows-spanned="2" table:style-name="ce8">
            <text:p>32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43" table:number-columns-spanned="1" table:number-rows-spanned="2" table:style-name="ce9">
            <text:p>6,24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6470" table:number-columns-spanned="1" table:number-rows-spanned="2" table:style-name="ce9">
            <text:p>6,470</text:p>
          </table:table-cell>
          <table:table-cell office:value-type="float" office:value="1770" table:number-columns-spanned="1" table:number-rows-spanned="2" table:style-name="ce9">
            <text:p>1,770</text:p>
          </table:table-cell>
          <table:table-cell office:value-type="float" office:value="8240" table:number-columns-spanned="1" table:number-rows-spanned="2" table:style-name="ce9">
            <text:p>8,240</text:p>
          </table:table-cell>
          <table:table-cell office:value-type="float" office:value="4391" table:number-columns-spanned="1" table:number-rows-spanned="2" table:style-name="ce9">
            <text:p>4,391</text:p>
          </table:table-cell>
          <table:table-cell office:value-type="float" office:value="561" table:number-columns-spanned="1" table:number-rows-spanned="2" table:style-name="ce8">
            <text:p>561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372" table:number-columns-spanned="1" table:number-rows-spanned="2" table:style-name="ce8">
            <text:p>372</text:p>
          </table:table-cell>
          <table:table-cell office:value-type="float" office:value="1046" table:number-columns-spanned="1" table:number-rows-spanned="2" table:style-name="ce9">
            <text:p>1,046</text:p>
          </table:table-cell>
          <table:table-cell office:value-type="float" office:value="911" table:number-columns-spanned="1" table:number-rows-spanned="2" table:style-name="ce8">
            <text:p>911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240" table:number-columns-spanned="1" table:number-rows-spanned="2" table:style-name="ce9">
            <text:p>8,24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1510" table:number-columns-spanned="1" table:number-rows-spanned="2" table:style-name="ce9">
            <text:p>1,510</text:p>
          </table:table-cell>
          <table:table-cell office:value-type="float" office:value="4833" table:number-columns-spanned="1" table:number-rows-spanned="2" table:style-name="ce9">
            <text:p>4,833</text:p>
          </table:table-cell>
          <table:table-cell office:value-type="float" office:value="6343" table:number-columns-spanned="1" table:number-rows-spanned="2" table:style-name="ce9">
            <text:p>6,343</text:p>
          </table:table-cell>
          <table:table-cell office:value-type="float" office:value="443" table:number-columns-spanned="1" table:number-rows-spanned="2" table:style-name="ce8">
            <text:p>443</text:p>
          </table:table-cell>
          <table:table-cell office:value-type="float" office:value="588" table:number-columns-spanned="1" table:number-rows-spanned="2" table:style-name="ce8">
            <text:p>588</text:p>
          </table:table-cell>
          <table:table-cell office:value-type="float" office:value="1007" table:number-columns-spanned="1" table:number-rows-spanned="2" table:style-name="ce9">
            <text:p>1,007</text:p>
          </table:table-cell>
          <table:table-cell office:value-type="float" office:value="2599" table:number-columns-spanned="1" table:number-rows-spanned="2" table:style-name="ce9">
            <text:p>2,599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986" table:number-columns-spanned="1" table:number-rows-spanned="2" table:style-name="ce8">
            <text:p>986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343" table:number-columns-spanned="1" table:number-rows-spanned="2" table:style-name="ce9">
            <text:p>6,34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8314" table:number-columns-spanned="1" table:number-rows-spanned="2" table:style-name="ce9">
            <text:p>8,314</text:p>
          </table:table-cell>
          <table:table-cell office:value-type="float" office:value="2120" table:number-columns-spanned="1" table:number-rows-spanned="2" table:style-name="ce9">
            <text:p>2,120</text:p>
          </table:table-cell>
          <table:table-cell office:value-type="float" office:value="10434" table:number-columns-spanned="1" table:number-rows-spanned="2" table:style-name="ce9">
            <text:p>10,434</text:p>
          </table:table-cell>
          <table:table-cell office:value-type="float" office:value="3975" table:number-columns-spanned="1" table:number-rows-spanned="2" table:style-name="ce9">
            <text:p>3,975</text:p>
          </table:table-cell>
          <table:table-cell office:value-type="float" office:value="1053" table:number-columns-spanned="1" table:number-rows-spanned="2" table:style-name="ce9">
            <text:p>1,053</text:p>
          </table:table-cell>
          <table:table-cell office:value-type="float" office:value="632" table:number-columns-spanned="1" table:number-rows-spanned="2" table:style-name="ce8">
            <text:p>632</text:p>
          </table:table-cell>
          <table:table-cell office:value-type="float" office:value="1004" table:number-columns-spanned="1" table:number-rows-spanned="2" table:style-name="ce9">
            <text:p>1,004</text:p>
          </table:table-cell>
          <table:table-cell office:value-type="float" office:value="266" table:number-columns-spanned="1" table:number-rows-spanned="2" table:style-name="ce8">
            <text:p>266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office:value-type="float" office:value="485" table:number-columns-spanned="1" table:number-rows-spanned="2" table:style-name="ce8">
            <text:p>485</text:p>
          </table:table-cell>
          <table:table-cell office:value-type="float" office:value="385" table:number-columns-spanned="1" table:number-rows-spanned="2" table:style-name="ce8">
            <text:p>385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1926" table:number-columns-spanned="1" table:number-rows-spanned="2" table:style-name="ce9">
            <text:p>1,9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434" table:number-columns-spanned="1" table:number-rows-spanned="2" table:style-name="ce9">
            <text:p>10,43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3510" table:number-columns-spanned="1" table:number-rows-spanned="2" table:style-name="ce9">
            <text:p>3,510</text:p>
          </table:table-cell>
          <table:table-cell office:value-type="float" office:value="1767" table:number-columns-spanned="1" table:number-rows-spanned="2" table:style-name="ce9">
            <text:p>1,767</text:p>
          </table:table-cell>
          <table:table-cell office:value-type="float" office:value="5277" table:number-columns-spanned="1" table:number-rows-spanned="2" table:style-name="ce9">
            <text:p>5,277</text:p>
          </table:table-cell>
          <table:table-cell office:value-type="float" office:value="1143" table:number-columns-spanned="1" table:number-rows-spanned="2" table:style-name="ce9">
            <text:p>1,143</text:p>
          </table:table-cell>
          <table:table-cell office:value-type="float" office:value="918" table:number-columns-spanned="1" table:number-rows-spanned="2" table:style-name="ce8">
            <text:p>918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1324" table:number-columns-spanned="1" table:number-rows-spanned="2" table:style-name="ce9">
            <text:p>1,324</text:p>
          </table:table-cell>
          <table:table-cell office:value-type="float" office:value="869" table:number-columns-spanned="1" table:number-rows-spanned="2" table:style-name="ce8">
            <text:p>869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277" table:number-columns-spanned="1" table:number-rows-spanned="2" table:style-name="ce9">
            <text:p>5,27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3039" table:number-columns-spanned="1" table:number-rows-spanned="2" table:style-name="ce9">
            <text:p>3,039</text:p>
          </table:table-cell>
          <table:table-cell office:value-type="float" office:value="2052" table:number-columns-spanned="1" table:number-rows-spanned="2" table:style-name="ce9">
            <text:p>2,052</text:p>
          </table:table-cell>
          <table:table-cell office:value-type="float" office:value="5091" table:number-columns-spanned="1" table:number-rows-spanned="2" table:style-name="ce9">
            <text:p>5,091</text:p>
          </table:table-cell>
          <table:table-cell office:value-type="float" office:value="1418" table:number-columns-spanned="1" table:number-rows-spanned="2" table:style-name="ce9">
            <text:p>1,418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825" table:number-columns-spanned="1" table:number-rows-spanned="2" table:style-name="ce8">
            <text:p>825</text:p>
          </table:table-cell>
          <table:table-cell office:value-type="float" office:value="1773" table:number-columns-spanned="1" table:number-rows-spanned="2" table:style-name="ce9">
            <text:p>1,773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265" table:number-columns-spanned="1" table:number-rows-spanned="2" table:style-name="ce8">
            <text:p>265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091" table:number-columns-spanned="1" table:number-rows-spanned="2" table:style-name="ce9">
            <text:p>5,09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1436" table:number-columns-spanned="1" table:number-rows-spanned="2" table:style-name="ce9">
            <text:p>1,436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1609" table:number-columns-spanned="1" table:number-rows-spanned="2" table:style-name="ce9">
            <text:p>1,609</text:p>
          </table:table-cell>
          <table:table-cell office:value-type="float" office:value="799" table:number-columns-spanned="1" table:number-rows-spanned="2" table:style-name="ce8">
            <text:p>799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403" table:number-columns-spanned="1" table:number-rows-spanned="2" table:style-name="ce8">
            <text:p>403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09" table:number-columns-spanned="1" table:number-rows-spanned="2" table:style-name="ce9">
            <text:p>1,60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lor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4974" table:number-columns-spanned="1" table:number-rows-spanned="2" table:style-name="ce9">
            <text:p>4,974</text:p>
          </table:table-cell>
          <table:table-cell office:value-type="float" office:value="2268" table:number-columns-spanned="1" table:number-rows-spanned="2" table:style-name="ce9">
            <text:p>2,268</text:p>
          </table:table-cell>
          <table:table-cell office:value-type="float" office:value="7242" table:number-columns-spanned="1" table:number-rows-spanned="2" table:style-name="ce9">
            <text:p>7,242</text:p>
          </table:table-cell>
          <table:table-cell office:value-type="float" office:value="5535" table:number-columns-spanned="1" table:number-rows-spanned="2" table:style-name="ce9">
            <text:p>5,535</text:p>
          </table:table-cell>
          <table:table-cell office:value-type="float" office:value="895" table:number-columns-spanned="1" table:number-rows-spanned="2" table:style-name="ce8">
            <text:p>895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574" table:number-columns-spanned="1" table:number-rows-spanned="2" table:style-name="ce8">
            <text:p>574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42" table:number-columns-spanned="1" table:number-rows-spanned="2" table:style-name="ce9">
            <text:p>7,24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68233" table:number-columns-spanned="1" table:number-rows-spanned="2" table:style-name="ce9">
            <text:p>68,233</text:p>
          </table:table-cell>
          <table:table-cell office:value-type="float" office:value="36003" table:number-columns-spanned="1" table:number-rows-spanned="2" table:style-name="ce9">
            <text:p>36,003</text:p>
          </table:table-cell>
          <table:table-cell office:value-type="float" office:value="104236" table:number-columns-spanned="1" table:number-rows-spanned="2" table:style-name="ce9">
            <text:p>104,236</text:p>
          </table:table-cell>
          <table:table-cell office:value-type="float" office:value="38840" table:number-columns-spanned="1" table:number-rows-spanned="2" table:style-name="ce9">
            <text:p>38,840</text:p>
          </table:table-cell>
          <table:table-cell office:value-type="float" office:value="8668" table:number-columns-spanned="1" table:number-rows-spanned="2" table:style-name="ce9">
            <text:p>8,668</text:p>
          </table:table-cell>
          <table:table-cell office:value-type="float" office:value="6917" table:number-columns-spanned="1" table:number-rows-spanned="2" table:style-name="ce9">
            <text:p>6,917</text:p>
          </table:table-cell>
          <table:table-cell office:value-type="float" office:value="17323" table:number-columns-spanned="1" table:number-rows-spanned="2" table:style-name="ce9">
            <text:p>17,323</text:p>
          </table:table-cell>
          <table:table-cell office:value-type="float" office:value="1711" table:number-columns-spanned="1" table:number-rows-spanned="2" table:style-name="ce9">
            <text:p>1,711</text:p>
          </table:table-cell>
          <table:table-cell office:value-type="float" office:value="1312" table:number-columns-spanned="1" table:number-rows-spanned="2" table:style-name="ce9">
            <text:p>1,312</text:p>
          </table:table-cell>
          <table:table-cell office:value-type="float" office:value="951" table:number-columns-spanned="1" table:number-rows-spanned="2" table:style-name="ce8">
            <text:p>951</text:p>
          </table:table-cell>
          <table:table-cell office:value-type="float" office:value="6968" table:number-columns-spanned="1" table:number-rows-spanned="2" table:style-name="ce9">
            <text:p>6,968</text:p>
          </table:table-cell>
          <table:table-cell office:value-type="float" office:value="9033" table:number-columns-spanned="1" table:number-rows-spanned="2" table:style-name="ce9">
            <text:p>9,033</text:p>
          </table:table-cell>
          <table:table-cell office:value-type="float" office:value="3711" table:number-columns-spanned="1" table:number-rows-spanned="2" table:style-name="ce9">
            <text:p>3,711</text:p>
          </table:table-cell>
          <table:table-cell office:value-type="float" office:value="439" table:number-columns-spanned="1" table:number-rows-spanned="2" table:style-name="ce8">
            <text:p>439</text:p>
          </table:table-cell>
          <table:table-cell office:value-type="float" office:value="8330" table:number-columns-spanned="1" table:number-rows-spanned="2" table:style-name="ce9">
            <text:p>8,330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04236" table:number-columns-spanned="1" table:number-rows-spanned="2" table:style-name="ce9">
            <text:p>104,236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03-31T00:00:00" table:style-name="ce4">
            <text:p>2017/3/31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月至2017年1月(Data for 2017/1～2017/1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2172" table:number-columns-spanned="1" table:number-rows-spanned="2" table:style-name="ce9">
            <text:p>2,172</text:p>
          </table:table-cell>
          <table:table-cell office:value-type="float" office:value="2067" table:number-columns-spanned="1" table:number-rows-spanned="2" table:style-name="ce9">
            <text:p>2,067</text:p>
          </table:table-cell>
          <table:table-cell office:value-type="float" office:value="4239" table:number-columns-spanned="1" table:number-rows-spanned="2" table:style-name="ce9">
            <text:p>4,239</text:p>
          </table:table-cell>
          <table:table-cell office:value-type="float" office:value="3916" table:number-columns-spanned="1" table:number-rows-spanned="2" table:style-name="ce9">
            <text:p>3,916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239" table:number-columns-spanned="1" table:number-rows-spanned="2" table:style-name="ce9">
            <text:p>4,23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2373" table:number-columns-spanned="1" table:number-rows-spanned="2" table:style-name="ce9">
            <text:p>2,373</text:p>
          </table:table-cell>
          <table:table-cell office:value-type="float" office:value="5538" table:number-columns-spanned="1" table:number-rows-spanned="2" table:style-name="ce9">
            <text:p>5,538</text:p>
          </table:table-cell>
          <table:table-cell office:value-type="float" office:value="7911" table:number-columns-spanned="1" table:number-rows-spanned="2" table:style-name="ce9">
            <text:p>7,911</text:p>
          </table:table-cell>
          <table:table-cell office:value-type="float" office:value="7858" table:number-columns-spanned="1" table:number-rows-spanned="2" table:style-name="ce9">
            <text:p>7,858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911" table:number-columns-spanned="1" table:number-rows-spanned="2" table:style-name="ce9">
            <text:p>7,9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2796" table:number-columns-spanned="1" table:number-rows-spanned="2" table:style-name="ce9">
            <text:p>2,796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892" table:number-columns-spanned="1" table:number-rows-spanned="2" table:style-name="ce9">
            <text:p>2,892</text:p>
          </table:table-cell>
          <table:table-cell office:value-type="float" office:value="1484" table:number-columns-spanned="1" table:number-rows-spanned="2" table:style-name="ce9">
            <text:p>1,484</text:p>
          </table:table-cell>
          <table:table-cell office:value-type="float" office:value="319" table:number-columns-spanned="1" table:number-rows-spanned="2" table:style-name="ce8">
            <text:p>319</text:p>
          </table:table-cell>
          <table:table-cell office:value-type="float" office:value="799" table:number-columns-spanned="1" table:number-rows-spanned="2" table:style-name="ce8">
            <text:p>79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92" table:number-columns-spanned="1" table:number-rows-spanned="2" table:style-name="ce9">
            <text:p>2,89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9118" table:number-columns-spanned="1" table:number-rows-spanned="2" table:style-name="ce9">
            <text:p>9,118</text:p>
          </table:table-cell>
          <table:table-cell office:value-type="float" office:value="2820" table:number-columns-spanned="1" table:number-rows-spanned="2" table:style-name="ce9">
            <text:p>2,820</text:p>
          </table:table-cell>
          <table:table-cell office:value-type="float" office:value="11938" table:number-columns-spanned="1" table:number-rows-spanned="2" table:style-name="ce9">
            <text:p>11,938</text:p>
          </table:table-cell>
          <table:table-cell office:value-type="float" office:value="8979" table:number-columns-spanned="1" table:number-rows-spanned="2" table:style-name="ce9">
            <text:p>8,979</text:p>
          </table:table-cell>
          <table:table-cell office:value-type="float" office:value="368" table:number-columns-spanned="1" table:number-rows-spanned="2" table:style-name="ce8">
            <text:p>368</text:p>
          </table:table-cell>
          <table:table-cell office:value-type="float" office:value="909" table:number-columns-spanned="1" table:number-rows-spanned="2" table:style-name="ce8">
            <text:p>909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797" table:number-columns-spanned="1" table:number-rows-spanned="2" table:style-name="ce8">
            <text:p>797</text:p>
          </table:table-cell>
          <table:table-cell office:value-type="float" office:value="294" table:number-columns-spanned="1" table:number-rows-spanned="2" table:style-name="ce8">
            <text:p>294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938" table:number-columns-spanned="1" table:number-rows-spanned="2" table:style-name="ce9">
            <text:p>11,93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8889" table:number-columns-spanned="1" table:number-rows-spanned="2" table:style-name="ce9">
            <text:p>8,889</text:p>
          </table:table-cell>
          <table:table-cell office:value-type="float" office:value="1344" table:number-columns-spanned="1" table:number-rows-spanned="2" table:style-name="ce9">
            <text:p>1,344</text:p>
          </table:table-cell>
          <table:table-cell office:value-type="float" office:value="10233" table:number-columns-spanned="1" table:number-rows-spanned="2" table:style-name="ce9">
            <text:p>10,233</text:p>
          </table:table-cell>
          <table:table-cell office:value-type="float" office:value="8839" table:number-columns-spanned="1" table:number-rows-spanned="2" table:style-name="ce9">
            <text:p>8,839</text:p>
          </table:table-cell>
          <table:table-cell office:value-type="float" office:value="365" table:number-columns-spanned="1" table:number-rows-spanned="2" table:style-name="ce8">
            <text:p>365</text:p>
          </table:table-cell>
          <table:table-cell office:value-type="float" office:value="371" table:number-columns-spanned="1" table:number-rows-spanned="2" table:style-name="ce8">
            <text:p>3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9" table:number-columns-spanned="1" table:number-rows-spanned="2" table:style-name="ce8">
            <text:p>239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233" table:number-columns-spanned="1" table:number-rows-spanned="2" table:style-name="ce9">
            <text:p>10,23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10977" table:number-columns-spanned="1" table:number-rows-spanned="2" table:style-name="ce9">
            <text:p>10,977</text:p>
          </table:table-cell>
          <table:table-cell office:value-type="float" office:value="1496" table:number-columns-spanned="1" table:number-rows-spanned="2" table:style-name="ce9">
            <text:p>1,496</text:p>
          </table:table-cell>
          <table:table-cell office:value-type="float" office:value="12473" table:number-columns-spanned="1" table:number-rows-spanned="2" table:style-name="ce9">
            <text:p>12,473</text:p>
          </table:table-cell>
          <table:table-cell office:value-type="float" office:value="8204" table:number-columns-spanned="1" table:number-rows-spanned="2" table:style-name="ce9">
            <text:p>8,204</text:p>
          </table:table-cell>
          <table:table-cell office:value-type="float" office:value="1257" table:number-columns-spanned="1" table:number-rows-spanned="2" table:style-name="ce9">
            <text:p>1,257</text:p>
          </table:table-cell>
          <table:table-cell office:value-type="float" office:value="1014" table:number-columns-spanned="1" table:number-rows-spanned="2" table:style-name="ce9">
            <text:p>1,0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4" table:number-columns-spanned="1" table:number-rows-spanned="2" table:style-name="ce8">
            <text:p>654</text:p>
          </table:table-cell>
          <table:table-cell office:value-type="float" office:value="902" table:number-columns-spanned="1" table:number-rows-spanned="2" table:style-name="ce8">
            <text:p>902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473" table:number-columns-spanned="1" table:number-rows-spanned="2" table:style-name="ce9">
            <text:p>12,47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11006" table:number-columns-spanned="1" table:number-rows-spanned="2" table:style-name="ce9">
            <text:p>11,006</text:p>
          </table:table-cell>
          <table:table-cell office:value-type="float" office:value="16591" table:number-columns-spanned="1" table:number-rows-spanned="2" table:style-name="ce9">
            <text:p>16,591</text:p>
          </table:table-cell>
          <table:table-cell office:value-type="float" office:value="27597" table:number-columns-spanned="1" table:number-rows-spanned="2" table:style-name="ce9">
            <text:p>27,597</text:p>
          </table:table-cell>
          <table:table-cell office:value-type="float" office:value="22717" table:number-columns-spanned="1" table:number-rows-spanned="2" table:style-name="ce9">
            <text:p>22,717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833" table:number-columns-spanned="1" table:number-rows-spanned="2" table:style-name="ce8">
            <text:p>833</text:p>
          </table:table-cell>
          <table:table-cell office:value-type="float" office:value="2936" table:number-columns-spanned="1" table:number-rows-spanned="2" table:style-name="ce9">
            <text:p>2,936</text:p>
          </table:table-cell>
          <table:table-cell office:value-type="float" office:value="433" table:number-columns-spanned="1" table:number-rows-spanned="2" table:style-name="ce8">
            <text:p>433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597" table:number-columns-spanned="1" table:number-rows-spanned="2" table:style-name="ce9">
            <text:p>27,59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0980" table:number-columns-spanned="1" table:number-rows-spanned="2" table:style-name="ce9">
            <text:p>10,980</text:p>
          </table:table-cell>
          <table:table-cell office:value-type="float" office:value="1931" table:number-columns-spanned="1" table:number-rows-spanned="2" table:style-name="ce9">
            <text:p>1,931</text:p>
          </table:table-cell>
          <table:table-cell office:value-type="float" office:value="12911" table:number-columns-spanned="1" table:number-rows-spanned="2" table:style-name="ce9">
            <text:p>12,911</text:p>
          </table:table-cell>
          <table:table-cell office:value-type="float" office:value="11964" table:number-columns-spanned="1" table:number-rows-spanned="2" table:style-name="ce9">
            <text:p>11,964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628" table:number-columns-spanned="1" table:number-rows-spanned="2" table:style-name="ce8">
            <text:p>628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911" table:number-columns-spanned="1" table:number-rows-spanned="2" table:style-name="ce9">
            <text:p>12,9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8422" table:number-columns-spanned="1" table:number-rows-spanned="2" table:style-name="ce9">
            <text:p>8,422</text:p>
          </table:table-cell>
          <table:table-cell office:value-type="float" office:value="4695" table:number-columns-spanned="1" table:number-rows-spanned="2" table:style-name="ce9">
            <text:p>4,695</text:p>
          </table:table-cell>
          <table:table-cell office:value-type="float" office:value="13117" table:number-columns-spanned="1" table:number-rows-spanned="2" table:style-name="ce9">
            <text:p>13,117</text:p>
          </table:table-cell>
          <table:table-cell office:value-type="float" office:value="12478" table:number-columns-spanned="1" table:number-rows-spanned="2" table:style-name="ce9">
            <text:p>12,478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24" table:number-columns-spanned="1" table:number-rows-spanned="2" table:style-name="ce8">
            <text:p>224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117" table:number-columns-spanned="1" table:number-rows-spanned="2" table:style-name="ce9">
            <text:p>13,11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8212" table:number-columns-spanned="1" table:number-rows-spanned="2" table:style-name="ce9">
            <text:p>8,212</text:p>
          </table:table-cell>
          <table:table-cell office:value-type="float" office:value="3815" table:number-columns-spanned="1" table:number-rows-spanned="2" table:style-name="ce9">
            <text:p>3,815</text:p>
          </table:table-cell>
          <table:table-cell office:value-type="float" office:value="12027" table:number-columns-spanned="1" table:number-rows-spanned="2" table:style-name="ce9">
            <text:p>12,027</text:p>
          </table:table-cell>
          <table:table-cell office:value-type="float" office:value="9683" table:number-columns-spanned="1" table:number-rows-spanned="2" table:style-name="ce9">
            <text:p>9,683</text:p>
          </table:table-cell>
          <table:table-cell office:value-type="float" office:value="1965" table:number-columns-spanned="1" table:number-rows-spanned="2" table:style-name="ce9">
            <text:p>1,96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027" table:number-columns-spanned="1" table:number-rows-spanned="2" table:style-name="ce9">
            <text:p>12,0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1855" table:number-columns-spanned="1" table:number-rows-spanned="2" table:style-name="ce9">
            <text:p>1,855</text:p>
          </table:table-cell>
          <table:table-cell office:value-type="float" office:value="377" table:number-columns-spanned="1" table:number-rows-spanned="2" table:style-name="ce8">
            <text:p>377</text:p>
          </table:table-cell>
          <table:table-cell office:value-type="float" office:value="2232" table:number-columns-spanned="1" table:number-rows-spanned="2" table:style-name="ce9">
            <text:p>2,232</text:p>
          </table:table-cell>
          <table:table-cell office:value-type="float" office:value="2153" table:number-columns-spanned="1" table:number-rows-spanned="2" table:style-name="ce9">
            <text:p>2,153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32" table:number-columns-spanned="1" table:number-rows-spanned="2" table:style-name="ce9">
            <text:p>2,23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4714" table:number-columns-spanned="1" table:number-rows-spanned="2" table:style-name="ce9">
            <text:p>4,714</text:p>
          </table:table-cell>
          <table:table-cell office:value-type="float" office:value="2880" table:number-columns-spanned="1" table:number-rows-spanned="2" table:style-name="ce9">
            <text:p>2,880</text:p>
          </table:table-cell>
          <table:table-cell office:value-type="float" office:value="7594" table:number-columns-spanned="1" table:number-rows-spanned="2" table:style-name="ce9">
            <text:p>7,594</text:p>
          </table:table-cell>
          <table:table-cell office:value-type="float" office:value="5822" table:number-columns-spanned="1" table:number-rows-spanned="2" table:style-name="ce9">
            <text:p>5,822</text:p>
          </table:table-cell>
          <table:table-cell office:value-type="float" office:value="1283" table:number-columns-spanned="1" table:number-rows-spanned="2" table:style-name="ce9">
            <text:p>1,283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94" table:number-columns-spanned="1" table:number-rows-spanned="2" table:style-name="ce9">
            <text:p>7,59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1344" table:number-columns-spanned="1" table:number-rows-spanned="2" table:style-name="ce9">
            <text:p>1,3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44" table:number-columns-spanned="1" table:number-rows-spanned="2" table:style-name="ce9">
            <text:p>1,344</text:p>
          </table:table-cell>
          <table:table-cell office:value-type="float" office:value="1182" table:number-columns-spanned="1" table:number-rows-spanned="2" table:style-name="ce9">
            <text:p>1,18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44" table:number-columns-spanned="1" table:number-rows-spanned="2" table:style-name="ce9">
            <text:p>1,34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3278" table:number-columns-spanned="1" table:number-rows-spanned="2" table:style-name="ce9">
            <text:p>3,278</text:p>
          </table:table-cell>
          <table:table-cell office:value-type="float" office:value="3305" table:number-columns-spanned="1" table:number-rows-spanned="2" table:style-name="ce9">
            <text:p>3,305</text:p>
          </table:table-cell>
          <table:table-cell office:value-type="float" office:value="1146" table:number-columns-spanned="1" table:number-rows-spanned="2" table:style-name="ce9">
            <text:p>1,146</text:p>
          </table:table-cell>
          <table:table-cell office:value-type="float" office:value="452" table:number-columns-spanned="1" table:number-rows-spanned="2" table:style-name="ce8">
            <text:p>452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550" table:number-columns-spanned="1" table:number-rows-spanned="2" table:style-name="ce8">
            <text:p>550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05" table:number-columns-spanned="1" table:number-rows-spanned="2" table:style-name="ce9">
            <text:p>3,30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608" table:number-columns-spanned="1" table:number-rows-spanned="2" table:style-name="ce8">
            <text:p>608</text:p>
          </table:table-cell>
          <table:table-cell office:value-type="float" office:value="515" table:number-columns-spanned="1" table:number-rows-spanned="2" table:style-name="ce8">
            <text:p>515</text:p>
          </table:table-cell>
          <table:table-cell office:value-type="float" office:value="1123" table:number-columns-spanned="1" table:number-rows-spanned="2" table:style-name="ce9">
            <text:p>1,123</text:p>
          </table:table-cell>
          <table:table-cell office:value-type="float" office:value="687" table:number-columns-spanned="1" table:number-rows-spanned="2" table:style-name="ce8">
            <text:p>687</text:p>
          </table:table-cell>
          <table:table-cell office:value-type="float" office:value="369" table:number-columns-spanned="1" table:number-rows-spanned="2" table:style-name="ce8">
            <text:p>36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123" table:number-columns-spanned="1" table:number-rows-spanned="2" table:style-name="ce9">
            <text:p>1,1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486" table:number-columns-spanned="1" table:number-rows-spanned="2" table:style-name="ce8">
            <text:p>486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714" table:number-columns-spanned="1" table:number-rows-spanned="2" table:style-name="ce8">
            <text:p>714</text:p>
          </table:table-cell>
          <table:table-cell office:value-type="float" office:value="497" table:number-columns-spanned="1" table:number-rows-spanned="2" table:style-name="ce8">
            <text:p>497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714" table:number-columns-spanned="1" table:number-rows-spanned="2" table:style-name="ce8">
            <text:p>71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1281" table:number-columns-spanned="1" table:number-rows-spanned="2" table:style-name="ce9">
            <text:p>1,281</text:p>
          </table:table-cell>
          <table:table-cell office:value-type="float" office:value="4012" table:number-columns-spanned="1" table:number-rows-spanned="2" table:style-name="ce9">
            <text:p>4,012</text:p>
          </table:table-cell>
          <table:table-cell office:value-type="float" office:value="5293" table:number-columns-spanned="1" table:number-rows-spanned="2" table:style-name="ce9">
            <text:p>5,293</text:p>
          </table:table-cell>
          <table:table-cell office:value-type="float" office:value="3165" table:number-columns-spanned="1" table:number-rows-spanned="2" table:style-name="ce9">
            <text:p>3,165</text:p>
          </table:table-cell>
          <table:table-cell office:value-type="float" office:value="1401" table:number-columns-spanned="1" table:number-rows-spanned="2" table:style-name="ce9">
            <text:p>1,40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5" table:number-columns-spanned="1" table:number-rows-spanned="2" table:style-name="ce8">
            <text:p>7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293" table:number-columns-spanned="1" table:number-rows-spanned="2" table:style-name="ce9">
            <text:p>5,29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2134" table:number-columns-spanned="1" table:number-rows-spanned="2" table:style-name="ce9">
            <text:p>2,134</text:p>
          </table:table-cell>
          <table:table-cell office:value-type="float" office:value="350" table:number-columns-spanned="1" table:number-rows-spanned="2" table:style-name="ce8">
            <text:p>350</text:p>
          </table:table-cell>
          <table:table-cell office:value-type="float" office:value="2484" table:number-columns-spanned="1" table:number-rows-spanned="2" table:style-name="ce9">
            <text:p>2,484</text:p>
          </table:table-cell>
          <table:table-cell office:value-type="float" office:value="2410" table:number-columns-spanned="1" table:number-rows-spanned="2" table:style-name="ce9">
            <text:p>2,410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84" table:number-columns-spanned="1" table:number-rows-spanned="2" table:style-name="ce9">
            <text:p>2,48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東桂田喜來登</text:p>
          </table:table-cell>
          <table:table-cell office:value-type="float" office:value="3684" table:number-columns-spanned="1" table:number-rows-spanned="2" table:style-name="ce9">
            <text:p>3,684</text:p>
          </table:table-cell>
          <table:table-cell office:value-type="float" office:value="2000" table:number-columns-spanned="1" table:number-rows-spanned="2" table:style-name="ce9">
            <text:p>2,000</text:p>
          </table:table-cell>
          <table:table-cell office:value-type="float" office:value="5684" table:number-columns-spanned="1" table:number-rows-spanned="2" table:style-name="ce9">
            <text:p>5,684</text:p>
          </table:table-cell>
          <table:table-cell office:value-type="float" office:value="5488" table:number-columns-spanned="1" table:number-rows-spanned="2" table:style-name="ce9">
            <text:p>5,488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84" table:number-columns-spanned="1" table:number-rows-spanned="2" table:style-name="ce9">
            <text:p>5,68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4441" table:number-columns-spanned="1" table:number-rows-spanned="2" table:style-name="ce9">
            <text:p>4,441</text:p>
          </table:table-cell>
          <table:table-cell office:value-type="float" office:value="1407" table:number-columns-spanned="1" table:number-rows-spanned="2" table:style-name="ce9">
            <text:p>1,407</text:p>
          </table:table-cell>
          <table:table-cell office:value-type="float" office:value="5848" table:number-columns-spanned="1" table:number-rows-spanned="2" table:style-name="ce9">
            <text:p>5,848</text:p>
          </table:table-cell>
          <table:table-cell office:value-type="float" office:value="5037" table:number-columns-spanned="1" table:number-rows-spanned="2" table:style-name="ce9">
            <text:p>5,037</text:p>
          </table:table-cell>
          <table:table-cell office:value-type="float" office:value="338" table:number-columns-spanned="1" table:number-rows-spanned="2" table:style-name="ce8">
            <text:p>338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8" table:number-columns-spanned="1" table:number-rows-spanned="2" table:style-name="ce8">
            <text:p>308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5848" table:number-columns-spanned="1" table:number-rows-spanned="2" table:style-name="ce9">
            <text:p>5,84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1297" table:number-columns-spanned="1" table:number-rows-spanned="2" table:style-name="ce9">
            <text:p>1,297</text:p>
          </table:table-cell>
          <table:table-cell office:value-type="float" office:value="598" table:number-columns-spanned="1" table:number-rows-spanned="2" table:style-name="ce8">
            <text:p>598</text:p>
          </table:table-cell>
          <table:table-cell office:value-type="float" office:value="1895" table:number-columns-spanned="1" table:number-rows-spanned="2" table:style-name="ce9">
            <text:p>1,895</text:p>
          </table:table-cell>
          <table:table-cell office:value-type="float" office:value="1214" table:number-columns-spanned="1" table:number-rows-spanned="2" table:style-name="ce9">
            <text:p>1,214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4" table:number-columns-spanned="1" table:number-rows-spanned="2" table:style-name="ce8">
            <text:p>26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95" table:number-columns-spanned="1" table:number-rows-spanned="2" table:style-name="ce9">
            <text:p>1,89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438" table:number-columns-spanned="1" table:number-rows-spanned="2" table:style-name="ce8">
            <text:p>438</text:p>
          </table:table-cell>
          <table:table-cell office:value-type="float" office:value="720" table:number-columns-spanned="1" table:number-rows-spanned="2" table:style-name="ce8">
            <text:p>720</text:p>
          </table:table-cell>
          <table:table-cell office:value-type="float" office:value="1158" table:number-columns-spanned="1" table:number-rows-spanned="2" table:style-name="ce9">
            <text:p>1,158</text:p>
          </table:table-cell>
          <table:table-cell office:value-type="float" office:value="601" table:number-columns-spanned="1" table:number-rows-spanned="2" table:style-name="ce8">
            <text:p>601</text:p>
          </table:table-cell>
          <table:table-cell office:value-type="float" office:value="538" table:number-columns-spanned="1" table:number-rows-spanned="2" table:style-name="ce8">
            <text:p>5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58" table:number-columns-spanned="1" table:number-rows-spanned="2" table:style-name="ce9">
            <text:p>1,15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97568" table:number-columns-spanned="1" table:number-rows-spanned="2" table:style-name="ce9">
            <text:p>97,568</text:p>
          </table:table-cell>
          <table:table-cell office:value-type="float" office:value="56842" table:number-columns-spanned="1" table:number-rows-spanned="2" table:style-name="ce9">
            <text:p>56,842</text:p>
          </table:table-cell>
          <table:table-cell office:value-type="float" office:value="154410" table:number-columns-spanned="1" table:number-rows-spanned="2" table:style-name="ce9">
            <text:p>154,410</text:p>
          </table:table-cell>
          <table:table-cell office:value-type="float" office:value="125916" table:number-columns-spanned="1" table:number-rows-spanned="2" table:style-name="ce9">
            <text:p>125,916</text:p>
          </table:table-cell>
          <table:table-cell office:value-type="float" office:value="10061" table:number-columns-spanned="1" table:number-rows-spanned="2" table:style-name="ce9">
            <text:p>10,061</text:p>
          </table:table-cell>
          <table:table-cell office:value-type="float" office:value="4464" table:number-columns-spanned="1" table:number-rows-spanned="2" table:style-name="ce9">
            <text:p>4,464</text:p>
          </table:table-cell>
          <table:table-cell office:value-type="float" office:value="3369" table:number-columns-spanned="1" table:number-rows-spanned="2" table:style-name="ce9">
            <text:p>3,369</text:p>
          </table:table-cell>
          <table:table-cell office:value-type="float" office:value="1846" table:number-columns-spanned="1" table:number-rows-spanned="2" table:style-name="ce9">
            <text:p>1,846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219" table:number-columns-spanned="1" table:number-rows-spanned="2" table:style-name="ce8">
            <text:p>219</text:p>
          </table:table-cell>
          <table:table-cell office:value-type="float" office:value="2827" table:number-columns-spanned="1" table:number-rows-spanned="2" table:style-name="ce9">
            <text:p>2,827</text:p>
          </table:table-cell>
          <table:table-cell office:value-type="float" office:value="3036" table:number-columns-spanned="1" table:number-rows-spanned="2" table:style-name="ce9">
            <text:p>3,036</text:p>
          </table:table-cell>
          <table:table-cell office:value-type="float" office:value="1306" table:number-columns-spanned="1" table:number-rows-spanned="2" table:style-name="ce9">
            <text:p>1,306</text:p>
          </table:table-cell>
          <table:table-cell office:value-type="float" office:value="259" table:number-columns-spanned="1" table:number-rows-spanned="2" table:style-name="ce8">
            <text:p>259</text:p>
          </table:table-cell>
          <table:table-cell office:value-type="float" office:value="680" table:number-columns-spanned="1" table:number-rows-spanned="2" table:style-name="ce8">
            <text:p>68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54410" table:number-columns-spanned="1" table:number-rows-spanned="2" table:style-name="ce9">
            <text:p>154,410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number-rows-repeated="104790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4</meta:generator>
    <meta:initial-creator>Microsoft Office User</meta:initial-creator>
    <dc:creator>Microsoft Office User</dc:creator>
    <meta:creation-date>2020-08-28T08:23:12Z</meta:creation-date>
    <dc:date>2020-08-28T08:23:44Z</dc:date>
  </office:meta>
</office:document-meta>
</file>